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111.4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ntilever_plastic_out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train_xx</text:p>
          </table:table-cell>
          <table:table-cell office:value-type="string" calcext:value-type="string">
            <text:p>strain_xy</text:p>
          </table:table-cell>
          <table:table-cell office:value-type="string" calcext:value-type="string">
            <text:p>strain_xz</text:p>
          </table:table-cell>
          <table:table-cell office:value-type="string" calcext:value-type="string">
            <text:p>strain_yy</text:p>
          </table:table-cell>
          <table:table-cell office:value-type="string" calcext:value-type="string">
            <text:p>strain_yz</text:p>
          </table:table-cell>
          <table:table-cell office:value-type="string" calcext:value-type="string">
            <text:p>strain_zz</text:p>
          </table:table-cell>
          <table:table-cell office:value-type="string" calcext:value-type="string">
            <text:p>stress_xx</text:p>
          </table:table-cell>
          <table:table-cell office:value-type="string" calcext:value-type="string">
            <text:p>stress_xy</text:p>
          </table:table-cell>
          <table:table-cell office:value-type="string" calcext:value-type="string">
            <text:p>stress_xz</text:p>
          </table:table-cell>
          <table:table-cell office:value-type="string" calcext:value-type="string">
            <text:p>stress_yy</text:p>
          </table:table-cell>
          <table:table-cell office:value-type="string" calcext:value-type="string">
            <text:p>stress_yz</text:p>
          </table:table-cell>
          <table:table-cell office:value-type="string" calcext:value-type="string">
            <text:p>stress_zz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0066553697738477" calcext:value-type="float">
            <text:p>6.6553697738477E-05</text:p>
          </table:table-cell>
          <table:table-cell office:value-type="float" office:value="0.0000046508725052433" calcext:value-type="float">
            <text:p>4.6508725052433E-06</text:p>
          </table:table-cell>
          <table:table-cell office:value-type="float" office:value="0.0000012972032160971" calcext:value-type="float">
            <text:p>1.2972032160971E-06</text:p>
          </table:table-cell>
          <table:table-cell office:value-type="float" office:value="-0.000012077747244673" calcext:value-type="float">
            <text:p>-1.2077747244673E-05</text:p>
          </table:table-cell>
          <table:table-cell office:value-type="float" office:value="-0.000000042062561607857" calcext:value-type="float">
            <text:p>-4.2062561607857E-08</text:p>
          </table:table-cell>
          <table:table-cell office:value-type="float" office:value="-0.00001386962758268" calcext:value-type="float">
            <text:p>-1.386962758268E-05</text:p>
          </table:table-cell>
          <table:table-cell office:value-type="float" office:value="0.015670594141217" calcext:value-type="float">
            <text:p>0.015670594141217</text:p>
          </table:table-cell>
          <table:table-cell office:value-type="float" office:value="0.00075129478930853" calcext:value-type="float">
            <text:p>0.000751294789309</text:p>
          </table:table-cell>
          <table:table-cell office:value-type="float" office:value="0.00020954821183107" calcext:value-type="float">
            <text:p>0.000209548211831</text:p>
          </table:table-cell>
          <table:table-cell office:value-type="float" office:value="0.0029685914900927" calcext:value-type="float">
            <text:p>0.002968591490093</text:p>
          </table:table-cell>
          <table:table-cell office:value-type="float" office:value="-0.0000067947214905" calcext:value-type="float">
            <text:p>-6.7947214905E-06</text:p>
          </table:table-cell>
          <table:table-cell office:value-type="float" office:value="0.0026791338970301" calcext:value-type="float">
            <text:p>0.0026791338970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01331073954767" calcext:value-type="float">
            <text:p>0.000133107395477</text:p>
          </table:table-cell>
          <table:table-cell office:value-type="float" office:value="0.0000093017450104686" calcext:value-type="float">
            <text:p>9.3017450104686E-06</text:p>
          </table:table-cell>
          <table:table-cell office:value-type="float" office:value="0.0000025944064321892" calcext:value-type="float">
            <text:p>2.5944064321892E-06</text:p>
          </table:table-cell>
          <table:table-cell office:value-type="float" office:value="-0.0000241554944893" calcext:value-type="float">
            <text:p>-2.41554944893E-05</text:p>
          </table:table-cell>
          <table:table-cell office:value-type="float" office:value="-0.000000084125123215537" calcext:value-type="float">
            <text:p>-8.4125123215537E-08</text:p>
          </table:table-cell>
          <table:table-cell office:value-type="float" office:value="-0.000027739255165307" calcext:value-type="float">
            <text:p>-2.7739255165307E-05</text:p>
          </table:table-cell>
          <table:table-cell office:value-type="float" office:value="0.031341188282373" calcext:value-type="float">
            <text:p>0.031341188282373</text:p>
          </table:table-cell>
          <table:table-cell office:value-type="float" office:value="0.0015025895786142" calcext:value-type="float">
            <text:p>0.001502589578614</text:p>
          </table:table-cell>
          <table:table-cell office:value-type="float" office:value="0.00041909642366133" calcext:value-type="float">
            <text:p>0.000419096423661</text:p>
          </table:table-cell>
          <table:table-cell office:value-type="float" office:value="0.005937182980174" calcext:value-type="float">
            <text:p>0.005937182980174</text:p>
          </table:table-cell>
          <table:table-cell office:value-type="float" office:value="-0.000013589442980971" calcext:value-type="float">
            <text:p>-1.3589442980971E-05</text:p>
          </table:table-cell>
          <table:table-cell office:value-type="float" office:value="0.0053582677940498" calcext:value-type="float">
            <text:p>0.0053582677940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019966109321256" calcext:value-type="float">
            <text:p>0.000199661093213</text:p>
          </table:table-cell>
          <table:table-cell office:value-type="float" office:value="0.000013952617515529" calcext:value-type="float">
            <text:p>1.3952617515529E-05</text:p>
          </table:table-cell>
          <table:table-cell office:value-type="float" office:value="0.0000038916096482354" calcext:value-type="float">
            <text:p>3.8916096482354E-06</text:p>
          </table:table-cell>
          <table:table-cell office:value-type="float" office:value="-0.000036233241733498" calcext:value-type="float">
            <text:p>-3.6233241733498E-05</text:p>
          </table:table-cell>
          <table:table-cell office:value-type="float" office:value="-0.00000012618768482179" calcext:value-type="float">
            <text:p>-1.2618768482179E-07</text:p>
          </table:table-cell>
          <table:table-cell office:value-type="float" office:value="-0.000041608882747442" calcext:value-type="float">
            <text:p>-4.1608882747442E-05</text:p>
          </table:table-cell>
          <table:table-cell office:value-type="float" office:value="0.047011782422975" calcext:value-type="float">
            <text:p>0.047011782422975</text:p>
          </table:table-cell>
          <table:table-cell office:value-type="float" office:value="0.0022538843678932" calcext:value-type="float">
            <text:p>0.002253884367893</text:p>
          </table:table-cell>
          <table:table-cell office:value-type="float" office:value="0.00062864463548417" calcext:value-type="float">
            <text:p>0.000628644635484</text:p>
          </table:table-cell>
          <table:table-cell office:value-type="float" office:value="0.0089057744701501" calcext:value-type="float">
            <text:p>0.00890577447015</text:p>
          </table:table-cell>
          <table:table-cell office:value-type="float" office:value="-0.000020384164471212" calcext:value-type="float">
            <text:p>-2.0384164471212E-05</text:p>
          </table:table-cell>
          <table:table-cell office:value-type="float" office:value="0.0080374016909747" calcext:value-type="float">
            <text:p>0.00803740169097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026621479095253" calcext:value-type="float">
            <text:p>0.000266214790953</text:p>
          </table:table-cell>
          <table:table-cell office:value-type="float" office:value="0.000018603490020877" calcext:value-type="float">
            <text:p>1.8603490020877E-05</text:p>
          </table:table-cell>
          <table:table-cell office:value-type="float" office:value="0.0000051888128643616" calcext:value-type="float">
            <text:p>5.1888128643616E-06</text:p>
          </table:table-cell>
          <table:table-cell office:value-type="float" office:value="-0.000048310988978443" calcext:value-type="float">
            <text:p>-4.8310988978443E-05</text:p>
          </table:table-cell>
          <table:table-cell office:value-type="float" office:value="-0.00000016825024643054" calcext:value-type="float">
            <text:p>-1.6825024643054E-07</text:p>
          </table:table-cell>
          <table:table-cell office:value-type="float" office:value="-0.000055478510330433" calcext:value-type="float">
            <text:p>-5.5478510330433E-05</text:p>
          </table:table-cell>
          <table:table-cell office:value-type="float" office:value="0.062682376564544" calcext:value-type="float">
            <text:p>0.062682376564544</text:p>
          </table:table-cell>
          <table:table-cell office:value-type="float" office:value="0.0030051791572186" calcext:value-type="float">
            <text:p>0.003005179157219</text:p>
          </table:table-cell>
          <table:table-cell office:value-type="float" office:value="0.00083819284731995" calcext:value-type="float">
            <text:p>0.00083819284732</text:p>
          </table:table-cell>
          <table:table-cell office:value-type="float" office:value="0.01187436596031" calcext:value-type="float">
            <text:p>0.01187436596031</text:p>
          </table:table-cell>
          <table:table-cell office:value-type="float" office:value="-0.000027178885961857" calcext:value-type="float">
            <text:p>-2.7178885961857E-05</text:p>
          </table:table-cell>
          <table:table-cell office:value-type="float" office:value="0.010716535588065" calcext:value-type="float">
            <text:p>0.01071653558806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33276848869006" calcext:value-type="float">
            <text:p>0.00033276848869</text:p>
          </table:table-cell>
          <table:table-cell office:value-type="float" office:value="0.000023254362526054" calcext:value-type="float">
            <text:p>2.3254362526054E-05</text:p>
          </table:table-cell>
          <table:table-cell office:value-type="float" office:value="0.0000064860160804403" calcext:value-type="float">
            <text:p>6.4860160804403E-06</text:p>
          </table:table-cell>
          <table:table-cell office:value-type="float" office:value="-0.000060388736222945" calcext:value-type="float">
            <text:p>-6.0388736222945E-05</text:p>
          </table:table-cell>
          <table:table-cell office:value-type="float" office:value="-0.00000021031280803797" calcext:value-type="float">
            <text:p>-2.1031280803797E-07</text:p>
          </table:table-cell>
          <table:table-cell office:value-type="float" office:value="-0.000069348137912917" calcext:value-type="float">
            <text:p>-6.9348137912917E-05</text:p>
          </table:table-cell>
          <table:table-cell office:value-type="float" office:value="0.078352970705538" calcext:value-type="float">
            <text:p>0.078352970705538</text:p>
          </table:table-cell>
          <table:table-cell office:value-type="float" office:value="0.0037564739465165" calcext:value-type="float">
            <text:p>0.003756473946517</text:p>
          </table:table-cell>
          <table:table-cell office:value-type="float" office:value="0.001047741059148" calcext:value-type="float">
            <text:p>0.001047741059148</text:p>
          </table:table-cell>
          <table:table-cell office:value-type="float" office:value="0.01484295745036" calcext:value-type="float">
            <text:p>0.01484295745036</text:p>
          </table:table-cell>
          <table:table-cell office:value-type="float" office:value="-0.000033973607452288" calcext:value-type="float">
            <text:p>-3.3973607452288E-05</text:p>
          </table:table-cell>
          <table:table-cell office:value-type="float" office:value="0.013395669485057" calcext:value-type="float">
            <text:p>0.01339566948505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39932218642739" calcext:value-type="float">
            <text:p>0.000399322186427</text:p>
          </table:table-cell>
          <table:table-cell office:value-type="float" office:value="0.000027905235031217" calcext:value-type="float">
            <text:p>2.7905235031217E-05</text:p>
          </table:table-cell>
          <table:table-cell office:value-type="float" office:value="0.0000077832192965149" calcext:value-type="float">
            <text:p>7.7832192965149E-06</text:p>
          </table:table-cell>
          <table:table-cell office:value-type="float" office:value="-0.000072466483467408" calcext:value-type="float">
            <text:p>-7.2466483467408E-05</text:p>
          </table:table-cell>
          <table:table-cell office:value-type="float" office:value="-0.00000025237536964496" calcext:value-type="float">
            <text:p>-2.5237536964496E-07</text:p>
          </table:table-cell>
          <table:table-cell office:value-type="float" office:value="-0.000083217765495356" calcext:value-type="float">
            <text:p>-8.3217765495356E-05</text:p>
          </table:table-cell>
          <table:table-cell office:value-type="float" office:value="0.094023564846483" calcext:value-type="float">
            <text:p>0.094023564846483</text:p>
          </table:table-cell>
          <table:table-cell office:value-type="float" office:value="0.004507768735812" calcext:value-type="float">
            <text:p>0.004507768735812</text:p>
          </table:table-cell>
          <table:table-cell office:value-type="float" office:value="0.0012572892709755" calcext:value-type="float">
            <text:p>0.001257289270976</text:p>
          </table:table-cell>
          <table:table-cell office:value-type="float" office:value="0.017811548940401" calcext:value-type="float">
            <text:p>0.017811548940401</text:p>
          </table:table-cell>
          <table:table-cell office:value-type="float" office:value="-0.000040768328942648" calcext:value-type="float">
            <text:p>-4.0768328942648E-05</text:p>
          </table:table-cell>
          <table:table-cell office:value-type="float" office:value="0.016074803382041" calcext:value-type="float">
            <text:p>0.01607480338204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46587588416302" calcext:value-type="float">
            <text:p>0.000465875884163</text:p>
          </table:table-cell>
          <table:table-cell office:value-type="float" office:value="0.000032556107536262" calcext:value-type="float">
            <text:p>3.2556107536262E-05</text:p>
          </table:table-cell>
          <table:table-cell office:value-type="float" office:value="0.0000090804225125568" calcext:value-type="float">
            <text:p>9.0804225125568E-06</text:p>
          </table:table-cell>
          <table:table-cell office:value-type="float" office:value="-0.000084544230711567" calcext:value-type="float">
            <text:p>-8.4544230711567E-05</text:p>
          </table:table-cell>
          <table:table-cell office:value-type="float" office:value="-0.00000029443793125092" calcext:value-type="float">
            <text:p>-2.9443793125092E-07</text:p>
          </table:table-cell>
          <table:table-cell office:value-type="float" office:value="-0.000097087393077445" calcext:value-type="float">
            <text:p>-9.7087393077445E-05</text:p>
          </table:table-cell>
          <table:table-cell office:value-type="float" office:value="0.10969415898703" calcext:value-type="float">
            <text:p>0.10969415898703</text:p>
          </table:table-cell>
          <table:table-cell office:value-type="float" office:value="0.0052590635250884" calcext:value-type="float">
            <text:p>0.005259063525088</text:p>
          </table:table-cell>
          <table:table-cell office:value-type="float" office:value="0.0014668374827976" calcext:value-type="float">
            <text:p>0.001466837482798</text:p>
          </table:table-cell>
          <table:table-cell office:value-type="float" office:value="0.020780140430368" calcext:value-type="float">
            <text:p>0.020780140430368</text:p>
          </table:table-cell>
          <table:table-cell office:value-type="float" office:value="-0.00004756305043284" calcext:value-type="float">
            <text:p>-4.756305043284E-05</text:p>
          </table:table-cell>
          <table:table-cell office:value-type="float" office:value="0.018753937278956" calcext:value-type="float">
            <text:p>0.01875393727895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53242958187551" calcext:value-type="float">
            <text:p>0.000532429581876</text:p>
          </table:table-cell>
          <table:table-cell office:value-type="float" office:value="0.000037206980039689" calcext:value-type="float">
            <text:p>3.7206980039689E-05</text:p>
          </table:table-cell>
          <table:table-cell office:value-type="float" office:value="0.000010377625728147" calcext:value-type="float">
            <text:p>1.0377625728147E-05</text:p>
          </table:table-cell>
          <table:table-cell office:value-type="float" office:value="-0.000096621977951523" calcext:value-type="float">
            <text:p>-9.6621977951523E-05</text:p>
          </table:table-cell>
          <table:table-cell office:value-type="float" office:value="-0.0000003365004928424" calcext:value-type="float">
            <text:p>-3.365004928424E-07</text:p>
          </table:table-cell>
          <table:table-cell office:value-type="float" office:value="-0.00011095702065471" calcext:value-type="float">
            <text:p>-0.000110957020655</text:p>
          </table:table-cell>
          <table:table-cell office:value-type="float" office:value="0.12536475312213" calcext:value-type="float">
            <text:p>0.12536475312213</text:p>
          </table:table-cell>
          <table:table-cell office:value-type="float" office:value="0.0060103583141036" calcext:value-type="float">
            <text:p>0.006010358314104</text:p>
          </table:table-cell>
          <table:table-cell office:value-type="float" office:value="0.0016763856945469" calcext:value-type="float">
            <text:p>0.001676385694547</text:p>
          </table:table-cell>
          <table:table-cell office:value-type="float" office:value="0.023748731919301" calcext:value-type="float">
            <text:p>0.023748731919301</text:p>
          </table:table-cell>
          <table:table-cell office:value-type="float" office:value="-0.000054357771920696" calcext:value-type="float">
            <text:p>-5.4357771920696E-05</text:p>
          </table:table-cell>
          <table:table-cell office:value-type="float" office:value="0.02143307117494" calcext:value-type="float">
            <text:p>0.0214330711749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0059898327962943" calcext:value-type="float">
            <text:p>0.000598983279629</text:p>
          </table:table-cell>
          <table:table-cell office:value-type="float" office:value="0.000041857852546011" calcext:value-type="float">
            <text:p>4.1857852546011E-05</text:p>
          </table:table-cell>
          <table:table-cell office:value-type="float" office:value="0.000011674828944545" calcext:value-type="float">
            <text:p>1.1674828944545E-05</text:p>
          </table:table-cell>
          <table:table-cell office:value-type="float" office:value="-0.000108699725199" calcext:value-type="float">
            <text:p>-0.000108699725199</text:p>
          </table:table-cell>
          <table:table-cell office:value-type="float" office:value="-0.00000037856305445982" calcext:value-type="float">
            <text:p>-3.7856305445982E-07</text:p>
          </table:table-cell>
          <table:table-cell office:value-type="float" office:value="-0.00012482664824061" calcext:value-type="float">
            <text:p>-0.000124826648241</text:p>
          </table:table-cell>
          <table:table-cell office:value-type="float" office:value="0.14103534726698" calcext:value-type="float">
            <text:p>0.14103534726698</text:p>
          </table:table-cell>
          <table:table-cell office:value-type="float" office:value="0.0067616531035864" calcext:value-type="float">
            <text:p>0.006761653103586</text:p>
          </table:table-cell>
          <table:table-cell office:value-type="float" office:value="0.0018859339064266" calcext:value-type="float">
            <text:p>0.001885933906427</text:p>
          </table:table-cell>
          <table:table-cell office:value-type="float" office:value="0.026717323410083" calcext:value-type="float">
            <text:p>0.026717323410083</text:p>
          </table:table-cell>
          <table:table-cell office:value-type="float" office:value="-0.00006115249341274" calcext:value-type="float">
            <text:p>-6.115249341274E-05</text:p>
          </table:table-cell>
          <table:table-cell office:value-type="float" office:value="0.024112205072592" calcext:value-type="float">
            <text:p>0.0241122050725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66553697736918" calcext:value-type="float">
            <text:p>0.000665536977369</text:p>
          </table:table-cell>
          <table:table-cell office:value-type="float" office:value="0.000046508725051344" calcext:value-type="float">
            <text:p>4.6508725051344E-05</text:p>
          </table:table-cell>
          <table:table-cell office:value-type="float" office:value="0.000012972032160667" calcext:value-type="float">
            <text:p>1.2972032160667E-05</text:p>
          </table:table-cell>
          <table:table-cell office:value-type="float" office:value="-0.0001207774724439" calcext:value-type="float">
            <text:p>-0.000120777472444</text:p>
          </table:table-cell>
          <table:table-cell office:value-type="float" office:value="-0.00000042062561606895" calcext:value-type="float">
            <text:p>-4.2062561606895E-07</text:p>
          </table:table-cell>
          <table:table-cell office:value-type="float" office:value="-0.00013869627582355" calcext:value-type="float">
            <text:p>-0.000138696275824</text:p>
          </table:table-cell>
          <table:table-cell office:value-type="float" office:value="0.1567059414085" calcext:value-type="float">
            <text:p>0.1567059414085</text:p>
          </table:table-cell>
          <table:table-cell office:value-type="float" office:value="0.0075129478929094" calcext:value-type="float">
            <text:p>0.007512947892909</text:p>
          </table:table-cell>
          <table:table-cell office:value-type="float" office:value="0.0020954821182616" calcext:value-type="float">
            <text:p>0.002095482118262</text:p>
          </table:table-cell>
          <table:table-cell office:value-type="float" office:value="0.029685914900232" calcext:value-type="float">
            <text:p>0.029685914900232</text:p>
          </table:table-cell>
          <table:table-cell office:value-type="float" office:value="-0.000067947214903446" calcext:value-type="float">
            <text:p>-6.7947214903446E-05</text:p>
          </table:table-cell>
          <table:table-cell office:value-type="float" office:value="0.026791338969674" calcext:value-type="float">
            <text:p>0.026791338969674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0006971127149581" calcext:value-type="float">
            <text:p>0.000697112714958</text:p>
          </table:table-cell>
          <table:table-cell office:value-type="float" office:value="0.000048580044819014" calcext:value-type="float">
            <text:p>4.8580044819014E-05</text:p>
          </table:table-cell>
          <table:table-cell office:value-type="float" office:value="0.000013829147983457" calcext:value-type="float">
            <text:p>1.3829147983457E-05</text:p>
          </table:table-cell>
          <table:table-cell office:value-type="float" office:value="-0.00012733388979974" calcext:value-type="float">
            <text:p>-0.0001273338898</text:p>
          </table:table-cell>
          <table:table-cell office:value-type="float" office:value="-0.00000046868972260524" calcext:value-type="float">
            <text:p>-4.6868972260524E-07</text:p>
          </table:table-cell>
          <table:table-cell office:value-type="float" office:value="-0.00014979602440196" calcext:value-type="float">
            <text:p>-0.000149796024402</text:p>
          </table:table-cell>
          <table:table-cell office:value-type="float" office:value="0.16349304712333" calcext:value-type="float">
            <text:p>0.16349304712333</text:p>
          </table:table-cell>
          <table:table-cell office:value-type="float" office:value="0.007847545701533" calcext:value-type="float">
            <text:p>0.007847545701533</text:p>
          </table:table-cell>
          <table:table-cell office:value-type="float" office:value="0.0022339392896353" calcext:value-type="float">
            <text:p>0.002233939289635</text:p>
          </table:table-cell>
          <table:table-cell office:value-type="float" office:value="0.030313210970144" calcext:value-type="float">
            <text:p>0.030313210970144</text:p>
          </table:table-cell>
          <table:table-cell office:value-type="float" office:value="-0.000075711416728539" calcext:value-type="float">
            <text:p>-7.5711416728539E-05</text:p>
          </table:table-cell>
          <table:table-cell office:value-type="float" office:value="0.026684712303631" calcext:value-type="float">
            <text:p>0.026684712303631</text:p>
          </table:table-cell>
        </table:table-row>
        <table:table-row table:style-name="ro1">
          <table:table-cell office:value-type="float" office:value="1.0625" calcext:value-type="float">
            <text:p>1.0625</text:p>
          </table:table-cell>
          <table:table-cell office:value-type="float" office:value="0.00070498578645427" calcext:value-type="float">
            <text:p>0.000704985786454</text:p>
          </table:table-cell>
          <table:table-cell office:value-type="float" office:value="0.000049094751768928" calcext:value-type="float">
            <text:p>4.9094751768928E-05</text:p>
          </table:table-cell>
          <table:table-cell office:value-type="float" office:value="0.000014059073072097" calcext:value-type="float">
            <text:p>1.4059073072097E-05</text:p>
          </table:table-cell>
          <table:table-cell office:value-type="float" office:value="-0.00012897655993196" calcext:value-type="float">
            <text:p>-0.000128976559932</text:p>
          </table:table-cell>
          <table:table-cell office:value-type="float" office:value="-0.000000479991529485" calcext:value-type="float">
            <text:p>-4.79991529485E-07</text:p>
          </table:table-cell>
          <table:table-cell office:value-type="float" office:value="-0.0001526243721943" calcext:value-type="float">
            <text:p>-0.000152624372194</text:p>
          </table:table-cell>
          <table:table-cell office:value-type="float" office:value="0.16517702285543" calcext:value-type="float">
            <text:p>0.16517702285543</text:p>
          </table:table-cell>
          <table:table-cell office:value-type="float" office:value="0.0079306906703653" calcext:value-type="float">
            <text:p>0.007930690670365</text:p>
          </table:table-cell>
          <table:table-cell office:value-type="float" office:value="0.0022710810347233" calcext:value-type="float">
            <text:p>0.002271081034723</text:p>
          </table:table-cell>
          <table:table-cell office:value-type="float" office:value="0.030460028439192" calcext:value-type="float">
            <text:p>0.030460028439192</text:p>
          </table:table-cell>
          <table:table-cell office:value-type="float" office:value="-0.0000775370932245" calcext:value-type="float">
            <text:p>-7.75370932245E-05</text:p>
          </table:table-cell>
          <table:table-cell office:value-type="float" office:value="0.026639997227583" calcext:value-type="float">
            <text:p>0.026639997227583</text:p>
          </table:table-cell>
        </table:table-row>
        <table:table-row table:style-name="ro1">
          <table:table-cell office:value-type="float" office:value="1.065625" calcext:value-type="float">
            <text:p>1.065625</text:p>
          </table:table-cell>
          <table:table-cell office:value-type="float" office:value="0.00070695402530273" calcext:value-type="float">
            <text:p>0.000706954025303</text:p>
          </table:table-cell>
          <table:table-cell office:value-type="float" office:value="0.000049223425578184" calcext:value-type="float">
            <text:p>4.9223425578184E-05</text:p>
          </table:table-cell>
          <table:table-cell office:value-type="float" office:value="0.000014116534537751" calcext:value-type="float">
            <text:p>1.4116534537751E-05</text:p>
          </table:table-cell>
          <table:table-cell office:value-type="float" office:value="-0.000129387078751" calcext:value-type="float">
            <text:p>-0.000129387078751</text:p>
          </table:table-cell>
          <table:table-cell office:value-type="float" office:value="-0.00000048281814205905" calcext:value-type="float">
            <text:p>-4.8281814205905E-07</text:p>
          </table:table-cell>
          <table:table-cell office:value-type="float" office:value="-0.00015333159487409" calcext:value-type="float">
            <text:p>-0.000153331594874</text:p>
          </table:table-cell>
          <table:table-cell office:value-type="float" office:value="0.165598010156" calcext:value-type="float">
            <text:p>0.165598010156</text:p>
          </table:table-cell>
          <table:table-cell office:value-type="float" office:value="0.0079514764395529" calcext:value-type="float">
            <text:p>0.007951476439553</text:p>
          </table:table-cell>
          <table:table-cell office:value-type="float" office:value="0.0022803632714828" calcext:value-type="float">
            <text:p>0.002280363271483</text:p>
          </table:table-cell>
          <table:table-cell office:value-type="float" office:value="0.030496754885783" calcext:value-type="float">
            <text:p>0.030496754885783</text:p>
          </table:table-cell>
          <table:table-cell office:value-type="float" office:value="-0.000077993699871077" calcext:value-type="float">
            <text:p>-7.7993699871077E-05</text:p>
          </table:table-cell>
          <table:table-cell office:value-type="float" office:value="0.026628794588976" calcext:value-type="float">
            <text:p>0.026628794588976</text:p>
          </table:table-cell>
        </table:table-row>
        <table:table-row table:style-name="ro1">
          <table:table-cell office:value-type="float" office:value="1.071875" calcext:value-type="float">
            <text:p>1.071875</text:p>
          </table:table-cell>
          <table:table-cell office:value-type="float" office:value="0.00071106663285878" calcext:value-type="float">
            <text:p>0.000711066632859</text:p>
          </table:table-cell>
          <table:table-cell office:value-type="float" office:value="0.000049289279368391" calcext:value-type="float">
            <text:p>4.9289279368391E-05</text:p>
          </table:table-cell>
          <table:table-cell office:value-type="float" office:value="0.000014171366088039" calcext:value-type="float">
            <text:p>1.4171366088039E-05</text:p>
          </table:table-cell>
          <table:table-cell office:value-type="float" office:value="-0.00013028280385671" calcext:value-type="float">
            <text:p>-0.000130282803857</text:p>
          </table:table-cell>
          <table:table-cell office:value-type="float" office:value="-0.00000047686832364268" calcext:value-type="float">
            <text:p>-4.7686832364268E-07</text:p>
          </table:table-cell>
          <table:table-cell office:value-type="float" office:value="-0.00015496204570369" calcext:value-type="float">
            <text:p>-0.000154962045704</text:p>
          </table:table-cell>
          <table:table-cell office:value-type="float" office:value="0.16637884674611" calcext:value-type="float">
            <text:p>0.16637884674611</text:p>
          </table:table-cell>
          <table:table-cell office:value-type="float" office:value="0.0079901434254908" calcext:value-type="float">
            <text:p>0.007990143425491</text:p>
          </table:table-cell>
          <table:table-cell office:value-type="float" office:value="0.0022863997603195" calcext:value-type="float">
            <text:p>0.00228639976032</text:p>
          </table:table-cell>
          <table:table-cell office:value-type="float" office:value="0.030574912664493" calcext:value-type="float">
            <text:p>0.030574912664493</text:p>
          </table:table-cell>
          <table:table-cell office:value-type="float" office:value="-0.000074155675867481" calcext:value-type="float">
            <text:p>-7.4155675867481E-05</text:p>
          </table:table-cell>
          <table:table-cell office:value-type="float" office:value="0.026602676821043" calcext:value-type="float">
            <text:p>0.026602676821043</text:p>
          </table:table-cell>
        </table:table-row>
        <table:table-row table:style-name="ro1">
          <table:table-cell office:value-type="float" office:value="1.084375" calcext:value-type="float">
            <text:p>1.084375</text:p>
          </table:table-cell>
          <table:table-cell office:value-type="float" office:value="0.0007196907249071" calcext:value-type="float">
            <text:p>0.000719690724907</text:p>
          </table:table-cell>
          <table:table-cell office:value-type="float" office:value="0.000048712742883689" calcext:value-type="float">
            <text:p>4.8712742883689E-05</text:p>
          </table:table-cell>
          <table:table-cell office:value-type="float" office:value="0.000014424506596369" calcext:value-type="float">
            <text:p>1.4424506596369E-05</text:p>
          </table:table-cell>
          <table:table-cell office:value-type="float" office:value="-0.00013245223800507" calcext:value-type="float">
            <text:p>-0.000132452238005</text:p>
          </table:table-cell>
          <table:table-cell office:value-type="float" office:value="-0.00000048448457779163" calcext:value-type="float">
            <text:p>-4.8448457779163E-07</text:p>
          </table:table-cell>
          <table:table-cell office:value-type="float" office:value="-0.0001590843341819" calcext:value-type="float">
            <text:p>-0.000159084334182</text:p>
          </table:table-cell>
          <table:table-cell office:value-type="float" office:value="0.16762667705018" calcext:value-type="float">
            <text:p>0.16762667705018</text:p>
          </table:table-cell>
          <table:table-cell office:value-type="float" office:value="0.0080531802089161" calcext:value-type="float">
            <text:p>0.008053180208916</text:p>
          </table:table-cell>
          <table:table-cell office:value-type="float" office:value="0.0023170901785161" calcext:value-type="float">
            <text:p>0.002317090178516</text:p>
          </table:table-cell>
          <table:table-cell office:value-type="float" office:value="0.030679275366816" calcext:value-type="float">
            <text:p>0.030679275366816</text:p>
          </table:table-cell>
          <table:table-cell office:value-type="float" office:value="-0.000070512110793795" calcext:value-type="float">
            <text:p>-7.0512110793795E-05</text:p>
          </table:table-cell>
          <table:table-cell office:value-type="float" office:value="0.026474977761071" calcext:value-type="float">
            <text:p>0.026474977761071</text:p>
          </table:table-cell>
        </table:table-row>
        <table:table-row table:style-name="ro1">
          <table:table-cell office:value-type="float" office:value="1.109375" calcext:value-type="float">
            <text:p>1.109375</text:p>
          </table:table-cell>
          <table:table-cell office:value-type="float" office:value="0.00073791401776051" calcext:value-type="float">
            <text:p>0.000737914017761</text:p>
          </table:table-cell>
          <table:table-cell office:value-type="float" office:value="0.000046819064727781" calcext:value-type="float">
            <text:p>4.6819064727781E-05</text:p>
          </table:table-cell>
          <table:table-cell office:value-type="float" office:value="0.000015209595308029" calcext:value-type="float">
            <text:p>1.5209595308029E-05</text:p>
          </table:table-cell>
          <table:table-cell office:value-type="float" office:value="-0.00013696750154144" calcext:value-type="float">
            <text:p>-0.000136967501541</text:p>
          </table:table-cell>
          <table:table-cell office:value-type="float" office:value="-0.00000051468128664482" calcext:value-type="float">
            <text:p>-5.1468128664482E-07</text:p>
          </table:table-cell>
          <table:table-cell office:value-type="float" office:value="-0.00016806799330412" calcext:value-type="float">
            <text:p>-0.000168067993304</text:p>
          </table:table-cell>
          <table:table-cell office:value-type="float" office:value="0.16997712128408" calcext:value-type="float">
            <text:p>0.16997712128408</text:p>
          </table:table-cell>
          <table:table-cell office:value-type="float" office:value="0.0081717127756084" calcext:value-type="float">
            <text:p>0.008171712775608</text:p>
          </table:table-cell>
          <table:table-cell office:value-type="float" office:value="0.0024217007898233" calcext:value-type="float">
            <text:p>0.002421700789823</text:p>
          </table:table-cell>
          <table:table-cell office:value-type="float" office:value="0.030985721521379" calcext:value-type="float">
            <text:p>0.030985721521379</text:p>
          </table:table-cell>
          <table:table-cell office:value-type="float" office:value="-0.000074212507295091" calcext:value-type="float">
            <text:p>-7.4212507295091E-05</text:p>
          </table:table-cell>
          <table:table-cell office:value-type="float" office:value="0.026298381724894" calcext:value-type="float">
            <text:p>0.026298381724894</text:p>
          </table:table-cell>
        </table:table-row>
        <table:table-row table:style-name="ro1">
          <table:table-cell office:value-type="float" office:value="1.159375" calcext:value-type="float">
            <text:p>1.159375</text:p>
          </table:table-cell>
          <table:table-cell office:value-type="float" office:value="0.00077965843916956" calcext:value-type="float">
            <text:p>0.00077965843917</text:p>
          </table:table-cell>
          <table:table-cell office:value-type="float" office:value="0.000046564387783122" calcext:value-type="float">
            <text:p>4.6564387783122E-05</text:p>
          </table:table-cell>
          <table:table-cell office:value-type="float" office:value="0.000017048031166848" calcext:value-type="float">
            <text:p>1.7048031166848E-05</text:p>
          </table:table-cell>
          <table:table-cell office:value-type="float" office:value="-0.00014674829409501" calcext:value-type="float">
            <text:p>-0.000146748294095</text:p>
          </table:table-cell>
          <table:table-cell office:value-type="float" office:value="-0.00000056414748529692" calcext:value-type="float">
            <text:p>-5.6414748529692E-07</text:p>
          </table:table-cell>
          <table:table-cell office:value-type="float" office:value="-0.00018740253014914" calcext:value-type="float">
            <text:p>-0.000187402530149</text:p>
          </table:table-cell>
          <table:table-cell office:value-type="float" office:value="0.17454691832202" calcext:value-type="float">
            <text:p>0.17454691832202</text:p>
          </table:table-cell>
          <table:table-cell office:value-type="float" office:value="0.0083882825344173" calcext:value-type="float">
            <text:p>0.008388282534417</text:p>
          </table:table-cell>
          <table:table-cell office:value-type="float" office:value="0.0026264455015398" calcext:value-type="float">
            <text:p>0.00262644550154</text:p>
          </table:table-cell>
          <table:table-cell office:value-type="float" office:value="0.032460134176242" calcext:value-type="float">
            <text:p>0.032460134176242</text:p>
          </table:table-cell>
          <table:table-cell office:value-type="float" office:value="-0.000080470281197092" calcext:value-type="float">
            <text:p>-8.0470281197092E-05</text:p>
          </table:table-cell>
          <table:table-cell office:value-type="float" office:value="0.026884445337577" calcext:value-type="float">
            <text:p>0.026884445337577</text:p>
          </table:table-cell>
        </table:table-row>
        <table:table-row table:style-name="ro1">
          <table:table-cell office:value-type="float" office:value="1.209375" calcext:value-type="float">
            <text:p>1.209375</text:p>
          </table:table-cell>
          <table:table-cell office:value-type="float" office:value="0.00082582719804658" calcext:value-type="float">
            <text:p>0.000825827198047</text:p>
          </table:table-cell>
          <table:table-cell office:value-type="float" office:value="0.000049273000668716" calcext:value-type="float">
            <text:p>4.9273000668716E-05</text:p>
          </table:table-cell>
          <table:table-cell office:value-type="float" office:value="0.000019094041889527" calcext:value-type="float">
            <text:p>1.9094041889527E-05</text:p>
          </table:table-cell>
          <table:table-cell office:value-type="float" office:value="-0.00015711163280576" calcext:value-type="float">
            <text:p>-0.000157111632806</text:p>
          </table:table-cell>
          <table:table-cell office:value-type="float" office:value="-0.00000063414320571797" calcext:value-type="float">
            <text:p>-6.3414320571797E-07</text:p>
          </table:table-cell>
          <table:table-cell office:value-type="float" office:value="-0.00020794935344037" calcext:value-type="float">
            <text:p>-0.00020794935344</text:p>
          </table:table-cell>
          <table:table-cell office:value-type="float" office:value="0.17899779931387" calcext:value-type="float">
            <text:p>0.17899779931387</text:p>
          </table:table-cell>
          <table:table-cell office:value-type="float" office:value="0.0085875983589004" calcext:value-type="float">
            <text:p>0.0085875983589</text:p>
          </table:table-cell>
          <table:table-cell office:value-type="float" office:value="0.0028161889281711" calcext:value-type="float">
            <text:p>0.002816188928171</text:p>
          </table:table-cell>
          <table:table-cell office:value-type="float" office:value="0.034647181416009" calcext:value-type="float">
            <text:p>0.034647181416009</text:p>
          </table:table-cell>
          <table:table-cell office:value-type="float" office:value="-0.0000886847532149" calcext:value-type="float">
            <text:p>-8.86847532149E-05</text:p>
          </table:table-cell>
          <table:table-cell office:value-type="float" office:value="0.028257280465356" calcext:value-type="float">
            <text:p>0.028257280465356</text:p>
          </table:table-cell>
        </table:table-row>
        <table:table-row table:style-name="ro1">
          <table:table-cell office:value-type="float" office:value="1.309375" calcext:value-type="float">
            <text:p>1.309375</text:p>
          </table:table-cell>
          <table:table-cell office:value-type="float" office:value="0.00091185199283881" calcext:value-type="float">
            <text:p>0.000911851992839</text:p>
          </table:table-cell>
          <table:table-cell office:value-type="float" office:value="0.000054402466003338" calcext:value-type="float">
            <text:p>5.4402466003338E-05</text:p>
          </table:table-cell>
          <table:table-cell office:value-type="float" office:value="0.000022620209660144" calcext:value-type="float">
            <text:p>2.2620209660144E-05</text:p>
          </table:table-cell>
          <table:table-cell office:value-type="float" office:value="-0.0001760631457813" calcext:value-type="float">
            <text:p>-0.000176063145781</text:p>
          </table:table-cell>
          <table:table-cell office:value-type="float" office:value="-0.00000074860700424905" calcext:value-type="float">
            <text:p>-7.4860700424905E-07</text:p>
          </table:table-cell>
          <table:table-cell office:value-type="float" office:value="-0.00024686758101861" calcext:value-type="float">
            <text:p>-0.000246867581019</text:p>
          </table:table-cell>
          <table:table-cell office:value-type="float" office:value="0.18722490686087" calcext:value-type="float">
            <text:p>0.18722490686087</text:p>
          </table:table-cell>
          <table:table-cell office:value-type="float" office:value="0.0089567872996845" calcext:value-type="float">
            <text:p>0.008956787299685</text:p>
          </table:table-cell>
          <table:table-cell office:value-type="float" office:value="0.0031037312425911" calcext:value-type="float">
            <text:p>0.003103731242591</text:p>
          </table:table-cell>
          <table:table-cell office:value-type="float" office:value="0.03865572720306" calcext:value-type="float">
            <text:p>0.03865572720306</text:p>
          </table:table-cell>
          <table:table-cell office:value-type="float" office:value="-0.00010111209461187" calcext:value-type="float">
            <text:p>-0.000101112094612</text:p>
          </table:table-cell>
          <table:table-cell office:value-type="float" office:value="0.030803030606489" calcext:value-type="float">
            <text:p>0.030803030606489</text:p>
          </table:table-cell>
        </table:table-row>
        <table:table-row table:style-name="ro1">
          <table:table-cell office:value-type="float" office:value="1.409375" calcext:value-type="float">
            <text:p>1.409375</text:p>
          </table:table-cell>
          <table:table-cell office:value-type="float" office:value="0.00098988811933028" calcext:value-type="float">
            <text:p>0.00098988811933</text:p>
          </table:table-cell>
          <table:table-cell office:value-type="float" office:value="0.000059100572507648" calcext:value-type="float">
            <text:p>5.9100572507648E-05</text:p>
          </table:table-cell>
          <table:table-cell office:value-type="float" office:value="0.000025664187536939" calcext:value-type="float">
            <text:p>2.5664187536939E-05</text:p>
          </table:table-cell>
          <table:table-cell office:value-type="float" office:value="-0.00019275640959782" calcext:value-type="float">
            <text:p>-0.000192756409598</text:p>
          </table:table-cell>
          <table:table-cell office:value-type="float" office:value="-0.00000083458606241245" calcext:value-type="float">
            <text:p>-8.3458606241245E-07</text:p>
          </table:table-cell>
          <table:table-cell office:value-type="float" office:value="-0.0002828292251692" calcext:value-type="float">
            <text:p>-0.000282829225169</text:p>
          </table:table-cell>
          <table:table-cell office:value-type="float" office:value="0.19463878807078" calcext:value-type="float">
            <text:p>0.19463878807078</text:p>
          </table:table-cell>
          <table:table-cell office:value-type="float" office:value="0.0092897309233871" calcext:value-type="float">
            <text:p>0.009289730923387</text:p>
          </table:table-cell>
          <table:table-cell office:value-type="float" office:value="0.0033269596521284" calcext:value-type="float">
            <text:p>0.003326959652128</text:p>
          </table:table-cell>
          <table:table-cell office:value-type="float" office:value="0.042281742289677" calcext:value-type="float">
            <text:p>0.042281742289677</text:p>
          </table:table-cell>
          <table:table-cell office:value-type="float" office:value="-0.00010927672480939" calcext:value-type="float">
            <text:p>-0.000109276724809</text:p>
          </table:table-cell>
          <table:table-cell office:value-type="float" office:value="0.03308827403526" calcext:value-type="float">
            <text:p>0.03308827403526</text:p>
          </table:table-cell>
        </table:table-row>
        <table:table-row table:style-name="ro1">
          <table:table-cell office:value-type="float" office:value="1.509375" calcext:value-type="float">
            <text:p>1.509375</text:p>
          </table:table-cell>
          <table:table-cell office:value-type="float" office:value="0.00106359108899" calcext:value-type="float">
            <text:p>0.00106359108899</text:p>
          </table:table-cell>
          <table:table-cell office:value-type="float" office:value="0.000063460205395778" calcext:value-type="float">
            <text:p>6.3460205395778E-05</text:p>
          </table:table-cell>
          <table:table-cell office:value-type="float" office:value="0.000028502486717878" calcext:value-type="float">
            <text:p>2.8502486717878E-05</text:p>
          </table:table-cell>
          <table:table-cell office:value-type="float" office:value="-0.00020951895947662" calcext:value-type="float">
            <text:p>-0.000209518959477</text:p>
          </table:table-cell>
          <table:table-cell office:value-type="float" office:value="-0.00000091985337587088" calcext:value-type="float">
            <text:p>-9.1985337587088E-07</text:p>
          </table:table-cell>
          <table:table-cell office:value-type="float" office:value="-0.00031823627846571" calcext:value-type="float">
            <text:p>-0.000318236278466</text:p>
          </table:table-cell>
          <table:table-cell office:value-type="float" office:value="0.2012604716215" calcext:value-type="float">
            <text:p>0.2012604716215</text:p>
          </table:table-cell>
          <table:table-cell office:value-type="float" office:value="0.0095911135126569" calcext:value-type="float">
            <text:p>0.009591113512657</text:p>
          </table:table-cell>
          <table:table-cell office:value-type="float" office:value="0.0035207520370282" calcext:value-type="float">
            <text:p>0.003520752037028</text:p>
          </table:table-cell>
          <table:table-cell office:value-type="float" office:value="0.045210474217579" calcext:value-type="float">
            <text:p>0.045210474217579</text:p>
          </table:table-cell>
          <table:table-cell office:value-type="float" office:value="-0.00011747995545298" calcext:value-type="float">
            <text:p>-0.000117479955453</text:p>
          </table:table-cell>
          <table:table-cell office:value-type="float" office:value="0.034842875960929" calcext:value-type="float">
            <text:p>0.034842875960929</text:p>
          </table:table-cell>
        </table:table-row>
        <table:table-row table:style-name="ro1">
          <table:table-cell office:value-type="float" office:value="1.609375" calcext:value-type="float">
            <text:p>1.609375</text:p>
          </table:table-cell>
          <table:table-cell office:value-type="float" office:value="0.0011352524264035" calcext:value-type="float">
            <text:p>0.001135252426404</text:p>
          </table:table-cell>
          <table:table-cell office:value-type="float" office:value="0.000067310952595345" calcext:value-type="float">
            <text:p>6.7310952595345E-05</text:p>
          </table:table-cell>
          <table:table-cell office:value-type="float" office:value="0.000031418535676852" calcext:value-type="float">
            <text:p>3.1418535676852E-05</text:p>
          </table:table-cell>
          <table:table-cell office:value-type="float" office:value="-0.00023093656505877" calcext:value-type="float">
            <text:p>-0.000230936565059</text:p>
          </table:table-cell>
          <table:table-cell office:value-type="float" office:value="-0.0000010399669837364" calcext:value-type="float">
            <text:p>-1.0399669837364E-06</text:p>
          </table:table-cell>
          <table:table-cell office:value-type="float" office:value="-0.00035654367494591" calcext:value-type="float">
            <text:p>-0.000356543674946</text:p>
          </table:table-cell>
          <table:table-cell office:value-type="float" office:value="0.20635170709388" calcext:value-type="float">
            <text:p>0.20635170709388</text:p>
          </table:table-cell>
          <table:table-cell office:value-type="float" office:value="0.0098386639564854" calcext:value-type="float">
            <text:p>0.009838663956485</text:p>
          </table:table-cell>
          <table:table-cell office:value-type="float" office:value="0.0037185466138045" calcext:value-type="float">
            <text:p>0.003718546613805</text:p>
          </table:table-cell>
          <table:table-cell office:value-type="float" office:value="0.046170923676399" calcext:value-type="float">
            <text:p>0.046170923676399</text:p>
          </table:table-cell>
          <table:table-cell office:value-type="float" office:value="-0.00013093561994987" calcext:value-type="float">
            <text:p>-0.00013093561995</text:p>
          </table:table-cell>
          <table:table-cell office:value-type="float" office:value="0.035057767089101" calcext:value-type="float">
            <text:p>0.035057767089101</text:p>
          </table:table-cell>
        </table:table-row>
        <table:table-row table:style-name="ro1">
          <table:table-cell office:value-type="float" office:value="1.709375" calcext:value-type="float">
            <text:p>1.709375</text:p>
          </table:table-cell>
          <table:table-cell office:value-type="float" office:value="0.0012046356775367" calcext:value-type="float">
            <text:p>0.001204635677537</text:p>
          </table:table-cell>
          <table:table-cell office:value-type="float" office:value="0.000071111872223494" calcext:value-type="float">
            <text:p>7.1111872223494E-05</text:p>
          </table:table-cell>
          <table:table-cell office:value-type="float" office:value="0.000034308291524619" calcext:value-type="float">
            <text:p>3.4308291524619E-05</text:p>
          </table:table-cell>
          <table:table-cell office:value-type="float" office:value="-0.00025133061121585" calcext:value-type="float">
            <text:p>-0.000251330611216</text:p>
          </table:table-cell>
          <table:table-cell office:value-type="float" office:value="-0.0000011607747302407" calcext:value-type="float">
            <text:p>-1.1607747302407E-06</text:p>
          </table:table-cell>
          <table:table-cell office:value-type="float" office:value="-0.00039420947494749" calcext:value-type="float">
            <text:p>-0.000394209474947</text:p>
          </table:table-cell>
          <table:table-cell office:value-type="float" office:value="0.21122370606879" calcext:value-type="float">
            <text:p>0.21122370606879</text:p>
          </table:table-cell>
          <table:table-cell office:value-type="float" office:value="0.010076356512931" calcext:value-type="float">
            <text:p>0.010076356512931</text:p>
          </table:table-cell>
          <table:table-cell office:value-type="float" office:value="0.0039119976930961" calcext:value-type="float">
            <text:p>0.003911997693096</text:p>
          </table:table-cell>
          <table:table-cell office:value-type="float" office:value="0.047081022903707" calcext:value-type="float">
            <text:p>0.047081022903707</text:p>
          </table:table-cell>
          <table:table-cell office:value-type="float" office:value="-0.00014452073500879" calcext:value-type="float">
            <text:p>-0.000144520735009</text:p>
          </table:table-cell>
          <table:table-cell office:value-type="float" office:value="0.035220456498543" calcext:value-type="float">
            <text:p>0.035220456498543</text:p>
          </table:table-cell>
        </table:table-row>
        <table:table-row table:style-name="ro1">
          <table:table-cell office:value-type="float" office:value="1.809375" calcext:value-type="float">
            <text:p>1.809375</text:p>
          </table:table-cell>
          <table:table-cell office:value-type="float" office:value="0.0012728647553203" calcext:value-type="float">
            <text:p>0.00127286475532</text:p>
          </table:table-cell>
          <table:table-cell office:value-type="float" office:value="0.000074386123444862" calcext:value-type="float">
            <text:p>7.4386123444862E-05</text:p>
          </table:table-cell>
          <table:table-cell office:value-type="float" office:value="0.000037128624315707" calcext:value-type="float">
            <text:p>3.7128624315707E-05</text:p>
          </table:table-cell>
          <table:table-cell office:value-type="float" office:value="-0.00027108999846865" calcext:value-type="float">
            <text:p>-0.000271089998469</text:p>
          </table:table-cell>
          <table:table-cell office:value-type="float" office:value="-0.0000012526681364024" calcext:value-type="float">
            <text:p>-1.2526681364024E-06</text:p>
          </table:table-cell>
          <table:table-cell office:value-type="float" office:value="-0.00043183869217797" calcext:value-type="float">
            <text:p>-0.000431838692178</text:p>
          </table:table-cell>
          <table:table-cell office:value-type="float" office:value="0.21589580699887" calcext:value-type="float">
            <text:p>0.21589580699887</text:p>
          </table:table-cell>
          <table:table-cell office:value-type="float" office:value="0.010305293529912" calcext:value-type="float">
            <text:p>0.010305293529912</text:p>
          </table:table-cell>
          <table:table-cell office:value-type="float" office:value="0.004089207600298" calcext:value-type="float">
            <text:p>0.004089207600298</text:p>
          </table:table-cell>
          <table:table-cell office:value-type="float" office:value="0.047976836126076" calcext:value-type="float">
            <text:p>0.047976836126076</text:p>
          </table:table-cell>
          <table:table-cell office:value-type="float" office:value="-0.00014330621963247" calcext:value-type="float">
            <text:p>-0.000143306219632</text:p>
          </table:table-cell>
          <table:table-cell office:value-type="float" office:value="0.035343790828762" calcext:value-type="float">
            <text:p>0.035343790828762</text:p>
          </table:table-cell>
        </table:table-row>
        <table:table-row table:style-name="ro1">
          <table:table-cell office:value-type="float" office:value="1.859375" calcext:value-type="float">
            <text:p>1.859375</text:p>
          </table:table-cell>
          <table:table-cell office:value-type="float" office:value="0.0013078883698997" calcext:value-type="float">
            <text:p>0.0013078883699</text:p>
          </table:table-cell>
          <table:table-cell office:value-type="float" office:value="0.000072809129636623" calcext:value-type="float">
            <text:p>7.2809129636623E-05</text:p>
          </table:table-cell>
          <table:table-cell office:value-type="float" office:value="0.000038242032251556" calcext:value-type="float">
            <text:p>3.8242032251556E-05</text:p>
          </table:table-cell>
          <table:table-cell office:value-type="float" office:value="-0.00028141594706608" calcext:value-type="float">
            <text:p>-0.000281415947066</text:p>
          </table:table-cell>
          <table:table-cell office:value-type="float" office:value="-0.0000013574845647363" calcext:value-type="float">
            <text:p>-1.3574845647363E-06</text:p>
          </table:table-cell>
          <table:table-cell office:value-type="float" office:value="-0.0004518284379189" calcext:value-type="float">
            <text:p>-0.000451828437919</text:p>
          </table:table-cell>
          <table:table-cell office:value-type="float" office:value="0.2178128813073" calcext:value-type="float">
            <text:p>0.2178128813073</text:p>
          </table:table-cell>
          <table:table-cell office:value-type="float" office:value="0.010401841488613" calcext:value-type="float">
            <text:p>0.010401841488613</text:p>
          </table:table-cell>
          <table:table-cell office:value-type="float" office:value="0.0041129146841032" calcext:value-type="float">
            <text:p>0.004112914684103</text:p>
          </table:table-cell>
          <table:table-cell office:value-type="float" office:value="0.048508460149471" calcext:value-type="float">
            <text:p>0.048508460149471</text:p>
          </table:table-cell>
          <table:table-cell office:value-type="float" office:value="-0.000088250724982786" calcext:value-type="float">
            <text:p>-8.8250724982786E-05</text:p>
          </table:table-cell>
          <table:table-cell office:value-type="float" office:value="0.035366750623468" calcext:value-type="float">
            <text:p>0.035366750623468</text:p>
          </table:table-cell>
        </table:table-row>
        <table:table-row table:style-name="ro1">
          <table:table-cell office:value-type="float" office:value="1.909375" calcext:value-type="float">
            <text:p>1.909375</text:p>
          </table:table-cell>
          <table:table-cell office:value-type="float" office:value="0.0013460812050317" calcext:value-type="float">
            <text:p>0.001346081205032</text:p>
          </table:table-cell>
          <table:table-cell office:value-type="float" office:value="0.000070509914173246" calcext:value-type="float">
            <text:p>7.0509914173246E-05</text:p>
          </table:table-cell>
          <table:table-cell office:value-type="float" office:value="0.000039757466818124" calcext:value-type="float">
            <text:p>3.9757466818124E-05</text:p>
          </table:table-cell>
          <table:table-cell office:value-type="float" office:value="-0.00029254563302426" calcext:value-type="float">
            <text:p>-0.000292545633024</text:p>
          </table:table-cell>
          <table:table-cell office:value-type="float" office:value="-0.0000013249126742176" calcext:value-type="float">
            <text:p>-1.3249126742176E-06</text:p>
          </table:table-cell>
          <table:table-cell office:value-type="float" office:value="-0.00047273472376945" calcext:value-type="float">
            <text:p>-0.000472734723769</text:p>
          </table:table-cell>
          <table:table-cell office:value-type="float" office:value="0.21956240992845" calcext:value-type="float">
            <text:p>0.21956240992845</text:p>
          </table:table-cell>
          <table:table-cell office:value-type="float" office:value="0.010486854601861" calcext:value-type="float">
            <text:p>0.010486854601861</text:p>
          </table:table-cell>
          <table:table-cell office:value-type="float" office:value="0.0041860502258812" calcext:value-type="float">
            <text:p>0.004186050225881</text:p>
          </table:table-cell>
          <table:table-cell office:value-type="float" office:value="0.049503577992058" calcext:value-type="float">
            <text:p>0.049503577992058</text:p>
          </table:table-cell>
          <table:table-cell office:value-type="float" office:value="-0.000070778647679303" calcext:value-type="float">
            <text:p>-7.0778647679303E-05</text:p>
          </table:table-cell>
          <table:table-cell office:value-type="float" office:value="0.035854457404462" calcext:value-type="float">
            <text:p>0.035854457404462</text:p>
          </table:table-cell>
        </table:table-row>
        <table:table-row table:style-name="ro1">
          <table:table-cell office:value-type="float" office:value="1.959375" calcext:value-type="float">
            <text:p>1.959375</text:p>
          </table:table-cell>
          <table:table-cell office:value-type="float" office:value="0.0013830709434629" calcext:value-type="float">
            <text:p>0.001383070943463</text:p>
          </table:table-cell>
          <table:table-cell office:value-type="float" office:value="0.000069006478845717" calcext:value-type="float">
            <text:p>6.9006478845717E-05</text:p>
          </table:table-cell>
          <table:table-cell office:value-type="float" office:value="0.000041233446614629" calcext:value-type="float">
            <text:p>4.1233446614629E-05</text:p>
          </table:table-cell>
          <table:table-cell office:value-type="float" office:value="-0.00030308807637781" calcext:value-type="float">
            <text:p>-0.000303088076378</text:p>
          </table:table-cell>
          <table:table-cell office:value-type="float" office:value="-0.0000012825948921648" calcext:value-type="float">
            <text:p>-1.2825948921648E-06</text:p>
          </table:table-cell>
          <table:table-cell office:value-type="float" office:value="-0.00049277765008243" calcext:value-type="float">
            <text:p>-0.000492777650082</text:p>
          </table:table-cell>
          <table:table-cell office:value-type="float" office:value="0.22114655223246" calcext:value-type="float">
            <text:p>0.22114655223246</text:p>
          </table:table-cell>
          <table:table-cell office:value-type="float" office:value="0.010561380435754" calcext:value-type="float">
            <text:p>0.010561380435754</text:p>
          </table:table-cell>
          <table:table-cell office:value-type="float" office:value="0.0042513863770461" calcext:value-type="float">
            <text:p>0.004251386377046</text:p>
          </table:table-cell>
          <table:table-cell office:value-type="float" office:value="0.050642771651972" calcext:value-type="float">
            <text:p>0.050642771651972</text:p>
          </table:table-cell>
          <table:table-cell office:value-type="float" office:value="-0.000065518489847319" calcext:value-type="float">
            <text:p>-6.5518489847319E-05</text:p>
          </table:table-cell>
          <table:table-cell office:value-type="float" office:value="0.036493415041949" calcext:value-type="float">
            <text:p>0.036493415041949</text:p>
          </table:table-cell>
        </table:table-row>
        <table:table-row table:style-name="ro1">
          <table:table-cell office:value-type="float" office:value="2.059375" calcext:value-type="float">
            <text:p>2.059375</text:p>
          </table:table-cell>
          <table:table-cell office:value-type="float" office:value="0.0014528669594596" calcext:value-type="float">
            <text:p>0.00145286695946</text:p>
          </table:table-cell>
          <table:table-cell office:value-type="float" office:value="0.000071571637911147" calcext:value-type="float">
            <text:p>7.1571637911147E-05</text:p>
          </table:table-cell>
          <table:table-cell office:value-type="float" office:value="0.000044052588278661" calcext:value-type="float">
            <text:p>4.4052588278661E-05</text:p>
          </table:table-cell>
          <table:table-cell office:value-type="float" office:value="-0.00032177414816963" calcext:value-type="float">
            <text:p>-0.00032177414817</text:p>
          </table:table-cell>
          <table:table-cell office:value-type="float" office:value="-0.0000013763512204212" calcext:value-type="float">
            <text:p>-1.3763512204212E-06</text:p>
          </table:table-cell>
          <table:table-cell office:value-type="float" office:value="-0.00053089606578487" calcext:value-type="float">
            <text:p>-0.000530896065785</text:p>
          </table:table-cell>
          <table:table-cell office:value-type="float" office:value="0.22396395194964" calcext:value-type="float">
            <text:p>0.22396395194964</text:p>
          </table:table-cell>
          <table:table-cell office:value-type="float" office:value="0.010685098225251" calcext:value-type="float">
            <text:p>0.010685098225251</text:p>
          </table:table-cell>
          <table:table-cell office:value-type="float" office:value="0.004345219796612" calcext:value-type="float">
            <text:p>0.004345219796612</text:p>
          </table:table-cell>
          <table:table-cell office:value-type="float" office:value="0.053195675442288" calcext:value-type="float">
            <text:p>0.053195675442288</text:p>
          </table:table-cell>
          <table:table-cell office:value-type="float" office:value="-0.000065438569794872" calcext:value-type="float">
            <text:p>-6.5438569794872E-05</text:p>
          </table:table-cell>
          <table:table-cell office:value-type="float" office:value="0.037943663998262" calcext:value-type="float">
            <text:p>0.037943663998262</text:p>
          </table:table-cell>
        </table:table-row>
        <table:table-row table:style-name="ro1">
          <table:table-cell office:value-type="float" office:value="2.159375" calcext:value-type="float">
            <text:p>2.159375</text:p>
          </table:table-cell>
          <table:table-cell office:value-type="float" office:value="0.001521932251073" calcext:value-type="float">
            <text:p>0.001521932251073</text:p>
          </table:table-cell>
          <table:table-cell office:value-type="float" office:value="0.000074215330717757" calcext:value-type="float">
            <text:p>7.4215330717757E-05</text:p>
          </table:table-cell>
          <table:table-cell office:value-type="float" office:value="0.000046876534047374" calcext:value-type="float">
            <text:p>4.6876534047374E-05</text:p>
          </table:table-cell>
          <table:table-cell office:value-type="float" office:value="-0.00034000042858281" calcext:value-type="float">
            <text:p>-0.000340000428583</text:p>
          </table:table-cell>
          <table:table-cell office:value-type="float" office:value="-0.0000014695724456734" calcext:value-type="float">
            <text:p>-1.4695724456734E-06</text:p>
          </table:table-cell>
          <table:table-cell office:value-type="float" office:value="-0.00056900110469468" calcext:value-type="float">
            <text:p>-0.000569001104695</text:p>
          </table:table-cell>
          <table:table-cell office:value-type="float" office:value="0.22671564600821" calcext:value-type="float">
            <text:p>0.22671564600821</text:p>
          </table:table-cell>
          <table:table-cell office:value-type="float" office:value="0.010806487663485" calcext:value-type="float">
            <text:p>0.010806487663485</text:p>
          </table:table-cell>
          <table:table-cell office:value-type="float" office:value="0.0044368077422358" calcext:value-type="float">
            <text:p>0.004436807742236</text:p>
          </table:table-cell>
          <table:table-cell office:value-type="float" office:value="0.055706997909881" calcext:value-type="float">
            <text:p>0.055706997909881</text:p>
          </table:table-cell>
          <table:table-cell office:value-type="float" office:value="-0.000065197449335828" calcext:value-type="float">
            <text:p>-6.5197449335828E-05</text:p>
          </table:table-cell>
          <table:table-cell office:value-type="float" office:value="0.039365982924581" calcext:value-type="float">
            <text:p>0.039365982924581</text:p>
          </table:table-cell>
        </table:table-row>
        <table:table-row table:style-name="ro1">
          <table:table-cell office:value-type="float" office:value="2.259375" calcext:value-type="float">
            <text:p>2.259375</text:p>
          </table:table-cell>
          <table:table-cell office:value-type="float" office:value="0.0015913464351315" calcext:value-type="float">
            <text:p>0.001591346435132</text:p>
          </table:table-cell>
          <table:table-cell office:value-type="float" office:value="0.00007625655988983" calcext:value-type="float">
            <text:p>7.625655988983E-05</text:p>
          </table:table-cell>
          <table:table-cell office:value-type="float" office:value="0.000049916917445767" calcext:value-type="float">
            <text:p>4.9916917445767E-05</text:p>
          </table:table-cell>
          <table:table-cell office:value-type="float" office:value="-0.00035852787093212" calcext:value-type="float">
            <text:p>-0.000358527870932</text:p>
          </table:table-cell>
          <table:table-cell office:value-type="float" office:value="-0.0000015813530672778" calcext:value-type="float">
            <text:p>-1.5813530672778E-06</text:p>
          </table:table-cell>
          <table:table-cell office:value-type="float" office:value="-0.00061070765585411" calcext:value-type="float">
            <text:p>-0.000610707655854</text:p>
          </table:table-cell>
          <table:table-cell office:value-type="float" office:value="0.22886027342829" calcext:value-type="float">
            <text:p>0.22886027342829</text:p>
          </table:table-cell>
          <table:table-cell office:value-type="float" office:value="0.010905197333159" calcext:value-type="float">
            <text:p>0.010905197333159</text:p>
          </table:table-cell>
          <table:table-cell office:value-type="float" office:value="0.0045491112070619" calcext:value-type="float">
            <text:p>0.004549111207062</text:p>
          </table:table-cell>
          <table:table-cell office:value-type="float" office:value="0.057751504802772" calcext:value-type="float">
            <text:p>0.057751504802772</text:p>
          </table:table-cell>
          <table:table-cell office:value-type="float" office:value="-0.000066448273104806" calcext:value-type="float">
            <text:p>-6.6448273104806E-05</text:p>
          </table:table-cell>
          <table:table-cell office:value-type="float" office:value="0.03999644865022" calcext:value-type="float">
            <text:p>0.03999644865022</text:p>
          </table:table-cell>
        </table:table-row>
        <table:table-row table:style-name="ro1">
          <table:table-cell office:value-type="float" office:value="2.359375" calcext:value-type="float">
            <text:p>2.359375</text:p>
          </table:table-cell>
          <table:table-cell office:value-type="float" office:value="0.001659806190391" calcext:value-type="float">
            <text:p>0.001659806190391</text:p>
          </table:table-cell>
          <table:table-cell office:value-type="float" office:value="0.000078064168453722" calcext:value-type="float">
            <text:p>7.8064168453722E-05</text:p>
          </table:table-cell>
          <table:table-cell office:value-type="float" office:value="0.00005276974718306" calcext:value-type="float">
            <text:p>5.276974718306E-05</text:p>
          </table:table-cell>
          <table:table-cell office:value-type="float" office:value="-0.0003768653168019" calcext:value-type="float">
            <text:p>-0.000376865316802</text:p>
          </table:table-cell>
          <table:table-cell office:value-type="float" office:value="-0.000001647228381611" calcext:value-type="float">
            <text:p>-1.647228381611E-06</text:p>
          </table:table-cell>
          <table:table-cell office:value-type="float" office:value="-0.00065330134456894" calcext:value-type="float">
            <text:p>-0.000653301344569</text:p>
          </table:table-cell>
          <table:table-cell office:value-type="float" office:value="0.2307078867291" calcext:value-type="float">
            <text:p>0.2307078867291</text:p>
          </table:table-cell>
          <table:table-cell office:value-type="float" office:value="0.010993013571196" calcext:value-type="float">
            <text:p>0.010993013571196</text:p>
          </table:table-cell>
          <table:table-cell office:value-type="float" office:value="0.0046295888313281" calcext:value-type="float">
            <text:p>0.004629588831328</text:p>
          </table:table-cell>
          <table:table-cell office:value-type="float" office:value="0.059531075447622" calcext:value-type="float">
            <text:p>0.059531075447622</text:p>
          </table:table-cell>
          <table:table-cell office:value-type="float" office:value="-0.000059998872526001" calcext:value-type="float">
            <text:p>-5.9998872526001E-05</text:p>
          </table:table-cell>
          <table:table-cell office:value-type="float" office:value="0.040321790558855" calcext:value-type="float">
            <text:p>0.040321790558855</text:p>
          </table:table-cell>
        </table:table-row>
        <table:table-row table:style-name="ro1">
          <table:table-cell office:value-type="float" office:value="2.459375" calcext:value-type="float">
            <text:p>2.459375</text:p>
          </table:table-cell>
          <table:table-cell office:value-type="float" office:value="0.0017272188202872" calcext:value-type="float">
            <text:p>0.001727218820287</text:p>
          </table:table-cell>
          <table:table-cell office:value-type="float" office:value="0.000079614068465249" calcext:value-type="float">
            <text:p>7.9614068465249E-05</text:p>
          </table:table-cell>
          <table:table-cell office:value-type="float" office:value="0.000055748055941796" calcext:value-type="float">
            <text:p>5.5748055941796E-05</text:p>
          </table:table-cell>
          <table:table-cell office:value-type="float" office:value="-0.00039503913501815" calcext:value-type="float">
            <text:p>-0.000395039135018</text:p>
          </table:table-cell>
          <table:table-cell office:value-type="float" office:value="-0.0000017540650138586" calcext:value-type="float">
            <text:p>-1.7540650138586E-06</text:p>
          </table:table-cell>
          <table:table-cell office:value-type="float" office:value="-0.0006967279100885" calcext:value-type="float">
            <text:p>-0.000696727910089</text:p>
          </table:table-cell>
          <table:table-cell office:value-type="float" office:value="0.23224695875279" calcext:value-type="float">
            <text:p>0.23224695875279</text:p>
          </table:table-cell>
          <table:table-cell office:value-type="float" office:value="0.011069508523134" calcext:value-type="float">
            <text:p>0.011069508523134</text:p>
          </table:table-cell>
          <table:table-cell office:value-type="float" office:value="0.0047278363248847" calcext:value-type="float">
            <text:p>0.004727836324885</text:p>
          </table:table-cell>
          <table:table-cell office:value-type="float" office:value="0.061028920626881" calcext:value-type="float">
            <text:p>0.061028920626881</text:p>
          </table:table-cell>
          <table:table-cell office:value-type="float" office:value="-0.00005988785723573" calcext:value-type="float">
            <text:p>-5.988785723573E-05</text:p>
          </table:table-cell>
          <table:table-cell office:value-type="float" office:value="0.040336302590126" calcext:value-type="float">
            <text:p>0.040336302590126</text:p>
          </table:table-cell>
        </table:table-row>
        <table:table-row table:style-name="ro1">
          <table:table-cell office:value-type="float" office:value="2.559375" calcext:value-type="float">
            <text:p>2.559375</text:p>
          </table:table-cell>
          <table:table-cell office:value-type="float" office:value="0.0017943785309671" calcext:value-type="float">
            <text:p>0.001794378530967</text:p>
          </table:table-cell>
          <table:table-cell office:value-type="float" office:value="0.00008122850424995" calcext:value-type="float">
            <text:p>8.122850424995E-05</text:p>
          </table:table-cell>
          <table:table-cell office:value-type="float" office:value="0.000058743945348011" calcext:value-type="float">
            <text:p>5.8743945348011E-05</text:p>
          </table:table-cell>
          <table:table-cell office:value-type="float" office:value="-0.0004128009082181" calcext:value-type="float">
            <text:p>-0.000412800908218</text:p>
          </table:table-cell>
          <table:table-cell office:value-type="float" office:value="-0.0000018671391395757" calcext:value-type="float">
            <text:p>-1.8671391395757E-06</text:p>
          </table:table-cell>
          <table:table-cell office:value-type="float" office:value="-0.00074043065825307" calcext:value-type="float">
            <text:p>-0.000740430658253</text:p>
          </table:table-cell>
          <table:table-cell office:value-type="float" office:value="0.23374710233976" calcext:value-type="float">
            <text:p>0.23374710233976</text:p>
          </table:table-cell>
          <table:table-cell office:value-type="float" office:value="0.011144768785328" calcext:value-type="float">
            <text:p>0.011144768785328</text:p>
          </table:table-cell>
          <table:table-cell office:value-type="float" office:value="0.0048236697479397" calcext:value-type="float">
            <text:p>0.00482366974794</text:p>
          </table:table-cell>
          <table:table-cell office:value-type="float" office:value="0.06250448103503" calcext:value-type="float">
            <text:p>0.06250448103503</text:p>
          </table:table-cell>
          <table:table-cell office:value-type="float" office:value="-0.000060472624482132" calcext:value-type="float">
            <text:p>-6.0472624482132E-05</text:p>
          </table:table-cell>
          <table:table-cell office:value-type="float" office:value="0.040350572985585" calcext:value-type="float">
            <text:p>0.040350572985585</text:p>
          </table:table-cell>
        </table:table-row>
        <table:table-row table:style-name="ro1">
          <table:table-cell office:value-type="float" office:value="2.659375" calcext:value-type="float">
            <text:p>2.659375</text:p>
          </table:table-cell>
          <table:table-cell office:value-type="float" office:value="0.0018587845522513" calcext:value-type="float">
            <text:p>0.001858784552251</text:p>
          </table:table-cell>
          <table:table-cell office:value-type="float" office:value="0.000082740854047421" calcext:value-type="float">
            <text:p>8.2740854047421E-05</text:p>
          </table:table-cell>
          <table:table-cell office:value-type="float" office:value="0.000061585617112094" calcext:value-type="float">
            <text:p>6.1585617112094E-05</text:p>
          </table:table-cell>
          <table:table-cell office:value-type="float" office:value="-0.00042973303932088" calcext:value-type="float">
            <text:p>-0.000429733039321</text:p>
          </table:table-cell>
          <table:table-cell office:value-type="float" office:value="-0.0000020227161577515" calcext:value-type="float">
            <text:p>-2.0227161577515E-06</text:p>
          </table:table-cell>
          <table:table-cell office:value-type="float" office:value="-0.00078300510050979" calcext:value-type="float">
            <text:p>-0.00078300510051</text:p>
          </table:table-cell>
          <table:table-cell office:value-type="float" office:value="0.23508064580845" calcext:value-type="float">
            <text:p>0.23508064580845</text:p>
          </table:table-cell>
          <table:table-cell office:value-type="float" office:value="0.011213419983898" calcext:value-type="float">
            <text:p>0.011213419983898</text:p>
          </table:table-cell>
          <table:table-cell office:value-type="float" office:value="0.0049049383828906" calcext:value-type="float">
            <text:p>0.004904938382891</text:p>
          </table:table-cell>
          <table:table-cell office:value-type="float" office:value="0.06381827872857" calcext:value-type="float">
            <text:p>0.06381827872857</text:p>
          </table:table-cell>
          <table:table-cell office:value-type="float" office:value="-0.000067546531500713" calcext:value-type="float">
            <text:p>-6.7546531500713E-05</text:p>
          </table:table-cell>
          <table:table-cell office:value-type="float" office:value="0.040275441983786" calcext:value-type="float">
            <text:p>0.040275441983786</text:p>
          </table:table-cell>
        </table:table-row>
        <table:table-row table:style-name="ro1">
          <table:table-cell office:value-type="float" office:value="2.759375" calcext:value-type="float">
            <text:p>2.759375</text:p>
          </table:table-cell>
          <table:table-cell office:value-type="float" office:value="0.0019235451615148" calcext:value-type="float">
            <text:p>0.001923545161515</text:p>
          </table:table-cell>
          <table:table-cell office:value-type="float" office:value="0.000083496147379971" calcext:value-type="float">
            <text:p>8.3496147379971E-05</text:p>
          </table:table-cell>
          <table:table-cell office:value-type="float" office:value="0.000064408470247904" calcext:value-type="float">
            <text:p>6.4408470247904E-05</text:p>
          </table:table-cell>
          <table:table-cell office:value-type="float" office:value="-0.00044616744974645" calcext:value-type="float">
            <text:p>-0.000446167449746</text:p>
          </table:table-cell>
          <table:table-cell office:value-type="float" office:value="-0.0000021840788280952" calcext:value-type="float">
            <text:p>-2.1840788280952E-06</text:p>
          </table:table-cell>
          <table:table-cell office:value-type="float" office:value="-0.00082626254162866" calcext:value-type="float">
            <text:p>-0.000826262541629</text:p>
          </table:table-cell>
          <table:table-cell office:value-type="float" office:value="0.23623460326451" calcext:value-type="float">
            <text:p>0.23623460326451</text:p>
          </table:table-cell>
          <table:table-cell office:value-type="float" office:value="0.011272972623815" calcext:value-type="float">
            <text:p>0.011272972623815</text:p>
          </table:table-cell>
          <table:table-cell office:value-type="float" office:value="0.0049667759074266" calcext:value-type="float">
            <text:p>0.004966775907427</text:p>
          </table:table-cell>
          <table:table-cell office:value-type="float" office:value="0.065232232995174" calcext:value-type="float">
            <text:p>0.065232232995174</text:p>
          </table:table-cell>
          <table:table-cell office:value-type="float" office:value="-0.000059250661660272" calcext:value-type="float">
            <text:p>-5.9250661660272E-05</text:p>
          </table:table-cell>
          <table:table-cell office:value-type="float" office:value="0.040368628063643" calcext:value-type="float">
            <text:p>0.040368628063643</text:p>
          </table:table-cell>
        </table:table-row>
        <table:table-row table:style-name="ro1">
          <table:table-cell office:value-type="float" office:value="2.859375" calcext:value-type="float">
            <text:p>2.859375</text:p>
          </table:table-cell>
          <table:table-cell office:value-type="float" office:value="0.0019880716773815" calcext:value-type="float">
            <text:p>0.001988071677382</text:p>
          </table:table-cell>
          <table:table-cell office:value-type="float" office:value="0.000083439781493638" calcext:value-type="float">
            <text:p>8.3439781493638E-05</text:p>
          </table:table-cell>
          <table:table-cell office:value-type="float" office:value="0.000067300178433008" calcext:value-type="float">
            <text:p>6.7300178433008E-05</text:p>
          </table:table-cell>
          <table:table-cell office:value-type="float" office:value="-0.00046201798032519" calcext:value-type="float">
            <text:p>-0.000462017980325</text:p>
          </table:table-cell>
          <table:table-cell office:value-type="float" office:value="-0.000002311014610084" calcext:value-type="float">
            <text:p>-2.311014610084E-06</text:p>
          </table:table-cell>
          <table:table-cell office:value-type="float" office:value="-0.00087006409389643" calcext:value-type="float">
            <text:p>-0.000870064093896</text:p>
          </table:table-cell>
          <table:table-cell office:value-type="float" office:value="0.23714635821299" calcext:value-type="float">
            <text:p>0.23714635821299</text:p>
          </table:table-cell>
          <table:table-cell office:value-type="float" office:value="0.011321016522224" calcext:value-type="float">
            <text:p>0.011321016522224</text:p>
          </table:table-cell>
          <table:table-cell office:value-type="float" office:value="0.0050403099802027" calcext:value-type="float">
            <text:p>0.005040309980203</text:p>
          </table:table-cell>
          <table:table-cell office:value-type="float" office:value="0.06668245174003" calcext:value-type="float">
            <text:p>0.06668245174003</text:p>
          </table:table-cell>
          <table:table-cell office:value-type="float" office:value="-0.000059324295304498" calcext:value-type="float">
            <text:p>-5.9324295304498E-05</text:p>
          </table:table-cell>
          <table:table-cell office:value-type="float" office:value="0.040565731705934" calcext:value-type="float">
            <text:p>0.040565731705934</text:p>
          </table:table-cell>
        </table:table-row>
        <table:table-row table:style-name="ro1">
          <table:table-cell office:value-type="float" office:value="2.959375" calcext:value-type="float">
            <text:p>2.959375</text:p>
          </table:table-cell>
          <table:table-cell office:value-type="float" office:value="0.0020494394508095" calcext:value-type="float">
            <text:p>0.00204943945081</text:p>
          </table:table-cell>
          <table:table-cell office:value-type="float" office:value="0.000083148320965337" calcext:value-type="float">
            <text:p>8.3148320965337E-05</text:p>
          </table:table-cell>
          <table:table-cell office:value-type="float" office:value="0.000069996083569486" calcext:value-type="float">
            <text:p>6.9996083569486E-05</text:p>
          </table:table-cell>
          <table:table-cell office:value-type="float" office:value="-0.000477025582937" calcext:value-type="float">
            <text:p>-0.000477025582937</text:p>
          </table:table-cell>
          <table:table-cell office:value-type="float" office:value="-0.0000024336034648106" calcext:value-type="float">
            <text:p>-2.4336034648106E-06</text:p>
          </table:table-cell>
          <table:table-cell office:value-type="float" office:value="-0.00091265190790979" calcext:value-type="float">
            <text:p>-0.00091265190791</text:p>
          </table:table-cell>
          <table:table-cell office:value-type="float" office:value="0.23785824830974" calcext:value-type="float">
            <text:p>0.23785824830974</text:p>
          </table:table-cell>
          <table:table-cell office:value-type="float" office:value="0.011361026018361" calcext:value-type="float">
            <text:p>0.011361026018361</text:p>
          </table:table-cell>
          <table:table-cell office:value-type="float" office:value="0.0050976201025722" calcext:value-type="float">
            <text:p>0.005097620102572</text:p>
          </table:table-cell>
          <table:table-cell office:value-type="float" office:value="0.067919135582872" calcext:value-type="float">
            <text:p>0.067919135582872</text:p>
          </table:table-cell>
          <table:table-cell office:value-type="float" office:value="-0.000058771389686874" calcext:value-type="float">
            <text:p>-5.8771389686874E-05</text:p>
          </table:table-cell>
          <table:table-cell office:value-type="float" office:value="0.040597645087815" calcext:value-type="float">
            <text:p>0.040597645087815</text:p>
          </table:table-cell>
        </table:table-row>
        <table:table-row table:style-name="ro1">
          <table:table-cell office:value-type="float" office:value="3.059375" calcext:value-type="float">
            <text:p>3.059375</text:p>
          </table:table-cell>
          <table:table-cell office:value-type="float" office:value="0.0020369606324836" calcext:value-type="float">
            <text:p>0.002036960632484</text:p>
          </table:table-cell>
          <table:table-cell office:value-type="float" office:value="0.000082276282370622" calcext:value-type="float">
            <text:p>8.2276282370622E-05</text:p>
          </table:table-cell>
          <table:table-cell office:value-type="float" office:value="0.000069752857966469" calcext:value-type="float">
            <text:p>6.9752857966469E-05</text:p>
          </table:table-cell>
          <table:table-cell office:value-type="float" office:value="-0.00047476100532864" calcext:value-type="float">
            <text:p>-0.000474761005329</text:p>
          </table:table-cell>
          <table:table-cell office:value-type="float" office:value="-0.0000024257167345103" calcext:value-type="float">
            <text:p>-2.4257167345103E-06</text:p>
          </table:table-cell>
          <table:table-cell office:value-type="float" office:value="-0.00091005135273805" calcext:value-type="float">
            <text:p>-0.000910051352738</text:p>
          </table:table-cell>
          <table:table-cell office:value-type="float" office:value="0.23492001190828" calcext:value-type="float">
            <text:p>0.23492001190828</text:p>
          </table:table-cell>
          <table:table-cell office:value-type="float" office:value="0.011220158245369" calcext:value-type="float">
            <text:p>0.011220158245369</text:p>
          </table:table-cell>
          <table:table-cell office:value-type="float" office:value="0.0050583298128541" calcext:value-type="float">
            <text:p>0.005058329812854</text:p>
          </table:table-cell>
          <table:table-cell office:value-type="float" office:value="0.067362524678484" calcext:value-type="float">
            <text:p>0.067362524678484</text:p>
          </table:table-cell>
          <table:table-cell office:value-type="float" office:value="-0.000057497379407596" calcext:value-type="float">
            <text:p>-5.7497379407596E-05</text:p>
          </table:table-cell>
          <table:table-cell office:value-type="float" office:value="0.040095307482125" calcext:value-type="float">
            <text:p>0.040095307482125</text:p>
          </table:table-cell>
        </table:table-row>
        <table:table-row table:style-name="ro1">
          <table:table-cell office:value-type="float" office:value="3.159375" calcext:value-type="float">
            <text:p>3.159375</text:p>
          </table:table-cell>
          <table:table-cell office:value-type="float" office:value="0.0019704069347452" calcext:value-type="float">
            <text:p>0.001970406934745</text:p>
          </table:table-cell>
          <table:table-cell office:value-type="float" office:value="0.00007762540986538" calcext:value-type="float">
            <text:p>7.762540986538E-05</text:p>
          </table:table-cell>
          <table:table-cell office:value-type="float" office:value="0.000068455654750372" calcext:value-type="float">
            <text:p>6.8455654750372E-05</text:p>
          </table:table-cell>
          <table:table-cell office:value-type="float" office:value="-0.00046268325808397" calcext:value-type="float">
            <text:p>-0.000462683258084</text:p>
          </table:table-cell>
          <table:table-cell office:value-type="float" office:value="-0.0000023836541729023" calcext:value-type="float">
            <text:p>-2.3836541729023E-06</text:p>
          </table:table-cell>
          <table:table-cell office:value-type="float" office:value="-0.00089618172515537" calcext:value-type="float">
            <text:p>-0.000896181725155</text:p>
          </table:table-cell>
          <table:table-cell office:value-type="float" office:value="0.21924941776706" calcext:value-type="float">
            <text:p>0.21924941776706</text:p>
          </table:table-cell>
          <table:table-cell office:value-type="float" office:value="0.010468863456061" calcext:value-type="float">
            <text:p>0.010468863456061</text:p>
          </table:table-cell>
          <table:table-cell office:value-type="float" office:value="0.004848781601023" calcext:value-type="float">
            <text:p>0.004848781601023</text:p>
          </table:table-cell>
          <table:table-cell office:value-type="float" office:value="0.064393933188391" calcext:value-type="float">
            <text:p>0.064393933188391</text:p>
          </table:table-cell>
          <table:table-cell office:value-type="float" office:value="-0.000050702657917076" calcext:value-type="float">
            <text:p>-5.0702657917076E-05</text:p>
          </table:table-cell>
          <table:table-cell office:value-type="float" office:value="0.037416173585096" calcext:value-type="float">
            <text:p>0.037416173585096</text:p>
          </table:table-cell>
        </table:table-row>
        <table:table-row table:style-name="ro1">
          <table:table-cell office:value-type="float" office:value="3.259375" calcext:value-type="float">
            <text:p>3.259375</text:p>
          </table:table-cell>
          <table:table-cell office:value-type="float" office:value="0.0019038532370067" calcext:value-type="float">
            <text:p>0.001903853237007</text:p>
          </table:table-cell>
          <table:table-cell office:value-type="float" office:value="0.000072974537360137" calcext:value-type="float">
            <text:p>7.2974537360137E-05</text:p>
          </table:table-cell>
          <table:table-cell office:value-type="float" office:value="0.000067158451534276" calcext:value-type="float">
            <text:p>6.7158451534276E-05</text:p>
          </table:table-cell>
          <table:table-cell office:value-type="float" office:value="-0.0004506055108393" calcext:value-type="float">
            <text:p>-0.000450605510839</text:p>
          </table:table-cell>
          <table:table-cell office:value-type="float" office:value="-0.0000023415916112953" calcext:value-type="float">
            <text:p>-2.3415916112953E-06</text:p>
          </table:table-cell>
          <table:table-cell office:value-type="float" office:value="-0.00088231209757269" calcext:value-type="float">
            <text:p>-0.000882312097573</text:p>
          </table:table-cell>
          <table:table-cell office:value-type="float" office:value="0.20357882362585" calcext:value-type="float">
            <text:p>0.20357882362585</text:p>
          </table:table-cell>
          <table:table-cell office:value-type="float" office:value="0.0097175686667523" calcext:value-type="float">
            <text:p>0.009717568666752</text:p>
          </table:table-cell>
          <table:table-cell office:value-type="float" office:value="0.004639233389192" calcext:value-type="float">
            <text:p>0.004639233389192</text:p>
          </table:table-cell>
          <table:table-cell office:value-type="float" office:value="0.061425341698299" calcext:value-type="float">
            <text:p>0.061425341698299</text:p>
          </table:table-cell>
          <table:table-cell office:value-type="float" office:value="-0.000043907936426712" calcext:value-type="float">
            <text:p>-4.3907936426712E-05</text:p>
          </table:table-cell>
          <table:table-cell office:value-type="float" office:value="0.034737039688066" calcext:value-type="float">
            <text:p>0.034737039688066</text:p>
          </table:table-cell>
        </table:table-row>
        <table:table-row table:style-name="ro1">
          <table:table-cell office:value-type="float" office:value="3.359375" calcext:value-type="float">
            <text:p>3.359375</text:p>
          </table:table-cell>
          <table:table-cell office:value-type="float" office:value="0.0018372995392682" calcext:value-type="float">
            <text:p>0.001837299539268</text:p>
          </table:table-cell>
          <table:table-cell office:value-type="float" office:value="0.000068323664854894" calcext:value-type="float">
            <text:p>6.8323664854894E-05</text:p>
          </table:table-cell>
          <table:table-cell office:value-type="float" office:value="0.000065861248318179" calcext:value-type="float">
            <text:p>6.5861248318179E-05</text:p>
          </table:table-cell>
          <table:table-cell office:value-type="float" office:value="-0.00043852776359462" calcext:value-type="float">
            <text:p>-0.000438527763595</text:p>
          </table:table-cell>
          <table:table-cell office:value-type="float" office:value="-0.0000022995290496854" calcext:value-type="float">
            <text:p>-2.2995290496854E-06</text:p>
          </table:table-cell>
          <table:table-cell office:value-type="float" office:value="-0.00086844246999002" calcext:value-type="float">
            <text:p>-0.00086844246999</text:p>
          </table:table-cell>
          <table:table-cell office:value-type="float" office:value="0.18790822948463" calcext:value-type="float">
            <text:p>0.18790822948463</text:p>
          </table:table-cell>
          <table:table-cell office:value-type="float" office:value="0.0089662738774439" calcext:value-type="float">
            <text:p>0.008966273877444</text:p>
          </table:table-cell>
          <table:table-cell office:value-type="float" office:value="0.004429685177361" calcext:value-type="float">
            <text:p>0.004429685177361</text:p>
          </table:table-cell>
          <table:table-cell office:value-type="float" office:value="0.058456750208207" calcext:value-type="float">
            <text:p>0.058456750208207</text:p>
          </table:table-cell>
          <table:table-cell office:value-type="float" office:value="-0.000037113214935878" calcext:value-type="float">
            <text:p>-3.7113214935878E-05</text:p>
          </table:table-cell>
          <table:table-cell office:value-type="float" office:value="0.032057905791036" calcext:value-type="float">
            <text:p>0.032057905791036</text:p>
          </table:table-cell>
        </table:table-row>
        <table:table-row table:style-name="ro1">
          <table:table-cell office:value-type="float" office:value="3.459375" calcext:value-type="float">
            <text:p>3.459375</text:p>
          </table:table-cell>
          <table:table-cell office:value-type="float" office:value="0.0017707458415985" calcext:value-type="float">
            <text:p>0.001770745841599</text:p>
          </table:table-cell>
          <table:table-cell office:value-type="float" office:value="0.000063672792354454" calcext:value-type="float">
            <text:p>6.3672792354454E-05</text:p>
          </table:table-cell>
          <table:table-cell office:value-type="float" office:value="0.000064564045103421" calcext:value-type="float">
            <text:p>6.4564045103421E-05</text:p>
          </table:table-cell>
          <table:table-cell office:value-type="float" office:value="-0.00042645001636242" calcext:value-type="float">
            <text:p>-0.000426450016362</text:p>
          </table:table-cell>
          <table:table-cell office:value-type="float" office:value="-0.0000022574664881228" calcext:value-type="float">
            <text:p>-2.2574664881228E-06</text:p>
          </table:table-cell>
          <table:table-cell office:value-type="float" office:value="-0.00085457284242166" calcext:value-type="float">
            <text:p>-0.000854572842422</text:p>
          </table:table-cell>
          <table:table-cell office:value-type="float" office:value="0.1722376353596" calcext:value-type="float">
            <text:p>0.1722376353596</text:p>
          </table:table-cell>
          <table:table-cell office:value-type="float" office:value="0.0082149790889112" calcext:value-type="float">
            <text:p>0.008214979088911</text:p>
          </table:table-cell>
          <table:table-cell office:value-type="float" office:value="0.0042201369657463" calcext:value-type="float">
            <text:p>0.004220136965746</text:p>
          </table:table-cell>
          <table:table-cell office:value-type="float" office:value="0.055488158721179" calcext:value-type="float">
            <text:p>0.055488158721179</text:p>
          </table:table-cell>
          <table:table-cell office:value-type="float" office:value="-0.00003031849345269" calcext:value-type="float">
            <text:p>-3.031849345269E-05</text:p>
          </table:table-cell>
          <table:table-cell office:value-type="float" office:value="0.029378771896773" calcext:value-type="float">
            <text:p>0.029378771896773</text:p>
          </table:table-cell>
        </table:table-row>
        <table:table-row table:style-name="ro1">
          <table:table-cell office:value-type="float" office:value="3.559375" calcext:value-type="float">
            <text:p>3.559375</text:p>
          </table:table-cell>
          <table:table-cell office:value-type="float" office:value="0.0017041921437913" calcext:value-type="float">
            <text:p>0.001704192143791</text:p>
          </table:table-cell>
          <table:table-cell office:value-type="float" office:value="0.000059021919844408" calcext:value-type="float">
            <text:p>5.9021919844408E-05</text:p>
          </table:table-cell>
          <table:table-cell office:value-type="float" office:value="0.000063266841885985" calcext:value-type="float">
            <text:p>6.3266841885985E-05</text:p>
          </table:table-cell>
          <table:table-cell office:value-type="float" office:value="-0.00041437226910528" calcext:value-type="float">
            <text:p>-0.000414372269105</text:p>
          </table:table-cell>
          <table:table-cell office:value-type="float" office:value="-0.0000022154039264709" calcext:value-type="float">
            <text:p>-2.2154039264709E-06</text:p>
          </table:table-cell>
          <table:table-cell office:value-type="float" office:value="-0.00084070321482466" calcext:value-type="float">
            <text:p>-0.000840703214825</text:p>
          </table:table-cell>
          <table:table-cell office:value-type="float" office:value="0.1565670412022" calcext:value-type="float">
            <text:p>0.1565670412022</text:p>
          </table:table-cell>
          <table:table-cell office:value-type="float" office:value="0.0074636842988269" calcext:value-type="float">
            <text:p>0.007463684298827</text:p>
          </table:table-cell>
          <table:table-cell office:value-type="float" office:value="0.0040105887536989" calcext:value-type="float">
            <text:p>0.004010588753699</text:p>
          </table:table-cell>
          <table:table-cell office:value-type="float" office:value="0.052519567228022" calcext:value-type="float">
            <text:p>0.052519567228022</text:p>
          </table:table-cell>
          <table:table-cell office:value-type="float" office:value="-0.000023523771955082" calcext:value-type="float">
            <text:p>-2.3523771955082E-05</text:p>
          </table:table-cell>
          <table:table-cell office:value-type="float" office:value="0.026699637996977" calcext:value-type="float">
            <text:p>0.026699637996977</text:p>
          </table:table-cell>
        </table:table-row>
        <table:table-row table:style-name="ro1">
          <table:table-cell office:value-type="float" office:value="3.659375" calcext:value-type="float">
            <text:p>3.659375</text:p>
          </table:table-cell>
          <table:table-cell office:value-type="float" office:value="0.0016376384460528" calcext:value-type="float">
            <text:p>0.001637638446053</text:p>
          </table:table-cell>
          <table:table-cell office:value-type="float" office:value="0.000054371047339166" calcext:value-type="float">
            <text:p>5.4371047339166E-05</text:p>
          </table:table-cell>
          <table:table-cell office:value-type="float" office:value="0.000061969638669888" calcext:value-type="float">
            <text:p>6.1969638669888E-05</text:p>
          </table:table-cell>
          <table:table-cell office:value-type="float" office:value="-0.00040229452186061" calcext:value-type="float">
            <text:p>-0.000402294521861</text:p>
          </table:table-cell>
          <table:table-cell office:value-type="float" office:value="-0.0000021733413648633" calcext:value-type="float">
            <text:p>-2.1733413648633E-06</text:p>
          </table:table-cell>
          <table:table-cell office:value-type="float" office:value="-0.00082683358724198" calcext:value-type="float">
            <text:p>-0.000826833587242</text:p>
          </table:table-cell>
          <table:table-cell office:value-type="float" office:value="0.14089644706099" calcext:value-type="float">
            <text:p>0.14089644706099</text:p>
          </table:table-cell>
          <table:table-cell office:value-type="float" office:value="0.0067123895095185" calcext:value-type="float">
            <text:p>0.006712389509519</text:p>
          </table:table-cell>
          <table:table-cell office:value-type="float" office:value="0.0038010405418678" calcext:value-type="float">
            <text:p>0.003801040541868</text:p>
          </table:table-cell>
          <table:table-cell office:value-type="float" office:value="0.049550975737929" calcext:value-type="float">
            <text:p>0.049550975737929</text:p>
          </table:table-cell>
          <table:table-cell office:value-type="float" office:value="-0.000016729050464629" calcext:value-type="float">
            <text:p>-1.6729050464629E-05</text:p>
          </table:table-cell>
          <table:table-cell office:value-type="float" office:value="0.024020504099947" calcext:value-type="float">
            <text:p>0.024020504099947</text:p>
          </table:table-cell>
        </table:table-row>
        <table:table-row table:style-name="ro1">
          <table:table-cell office:value-type="float" office:value="3.759375" calcext:value-type="float">
            <text:p>3.759375</text:p>
          </table:table-cell>
          <table:table-cell office:value-type="float" office:value="0.0015710847483143" calcext:value-type="float">
            <text:p>0.001571084748314</text:p>
          </table:table-cell>
          <table:table-cell office:value-type="float" office:value="0.000049720174833923" calcext:value-type="float">
            <text:p>4.9720174833923E-05</text:p>
          </table:table-cell>
          <table:table-cell office:value-type="float" office:value="0.000060672435453791" calcext:value-type="float">
            <text:p>6.0672435453791E-05</text:p>
          </table:table-cell>
          <table:table-cell office:value-type="float" office:value="-0.00039021677461594" calcext:value-type="float">
            <text:p>-0.000390216774616</text:p>
          </table:table-cell>
          <table:table-cell office:value-type="float" office:value="-0.0000021312788032554" calcext:value-type="float">
            <text:p>-2.1312788032554E-06</text:p>
          </table:table-cell>
          <table:table-cell office:value-type="float" office:value="-0.0008129639596593" calcext:value-type="float">
            <text:p>-0.000812963959659</text:p>
          </table:table-cell>
          <table:table-cell office:value-type="float" office:value="0.12522585291977" calcext:value-type="float">
            <text:p>0.12522585291977</text:p>
          </table:table-cell>
          <table:table-cell office:value-type="float" office:value="0.00596109472021" calcext:value-type="float">
            <text:p>0.00596109472021</text:p>
          </table:table-cell>
          <table:table-cell office:value-type="float" office:value="0.0035914923300367" calcext:value-type="float">
            <text:p>0.003591492330037</text:p>
          </table:table-cell>
          <table:table-cell office:value-type="float" office:value="0.046582384247837" calcext:value-type="float">
            <text:p>0.046582384247837</text:p>
          </table:table-cell>
          <table:table-cell office:value-type="float" office:value="-0.0000099343289741063" calcext:value-type="float">
            <text:p>-9.9343289741063E-06</text:p>
          </table:table-cell>
          <table:table-cell office:value-type="float" office:value="0.021341370202917" calcext:value-type="float">
            <text:p>0.021341370202917</text:p>
          </table:table-cell>
        </table:table-row>
        <table:table-row table:style-name="ro1">
          <table:table-cell office:value-type="float" office:value="3.859375" calcext:value-type="float">
            <text:p>3.859375</text:p>
          </table:table-cell>
          <table:table-cell office:value-type="float" office:value="0.0015045310505759" calcext:value-type="float">
            <text:p>0.001504531050576</text:p>
          </table:table-cell>
          <table:table-cell office:value-type="float" office:value="0.00004506930232868" calcext:value-type="float">
            <text:p>4.506930232868E-05</text:p>
          </table:table-cell>
          <table:table-cell office:value-type="float" office:value="0.000059375232237694" calcext:value-type="float">
            <text:p>5.9375232237694E-05</text:p>
          </table:table-cell>
          <table:table-cell office:value-type="float" office:value="-0.00037813902737127" calcext:value-type="float">
            <text:p>-0.000378139027371</text:p>
          </table:table-cell>
          <table:table-cell office:value-type="float" office:value="-0.0000020892162416478" calcext:value-type="float">
            <text:p>-2.0892162416478E-06</text:p>
          </table:table-cell>
          <table:table-cell office:value-type="float" office:value="-0.00079909433207662" calcext:value-type="float">
            <text:p>-0.000799094332077</text:p>
          </table:table-cell>
          <table:table-cell office:value-type="float" office:value="0.10955525877856" calcext:value-type="float">
            <text:p>0.10955525877856</text:p>
          </table:table-cell>
          <table:table-cell office:value-type="float" office:value="0.0052097999309016" calcext:value-type="float">
            <text:p>0.005209799930902</text:p>
          </table:table-cell>
          <table:table-cell office:value-type="float" office:value="0.0033819441182058" calcext:value-type="float">
            <text:p>0.003381944118206</text:p>
          </table:table-cell>
          <table:table-cell office:value-type="float" office:value="0.043613792757745" calcext:value-type="float">
            <text:p>0.043613792757745</text:p>
          </table:table-cell>
          <table:table-cell office:value-type="float" office:value="-0.0000031396074836637" calcext:value-type="float">
            <text:p>-3.1396074836637E-06</text:p>
          </table:table-cell>
          <table:table-cell office:value-type="float" office:value="0.018662236305887" calcext:value-type="float">
            <text:p>0.018662236305887</text:p>
          </table:table-cell>
        </table:table-row>
        <table:table-row table:style-name="ro1">
          <table:table-cell office:value-type="float" office:value="3.959375" calcext:value-type="float">
            <text:p>3.959375</text:p>
          </table:table-cell>
          <table:table-cell office:value-type="float" office:value="0.0014379773528374" calcext:value-type="float">
            <text:p>0.001437977352837</text:p>
          </table:table-cell>
          <table:table-cell office:value-type="float" office:value="0.000040418429823437" calcext:value-type="float">
            <text:p>4.0418429823437E-05</text:p>
          </table:table-cell>
          <table:table-cell office:value-type="float" office:value="0.000058078029021597" calcext:value-type="float">
            <text:p>5.8078029021597E-05</text:p>
          </table:table-cell>
          <table:table-cell office:value-type="float" office:value="-0.0003660612801266" calcext:value-type="float">
            <text:p>-0.000366061280127</text:p>
          </table:table-cell>
          <table:table-cell office:value-type="float" office:value="-0.0000020471536800388" calcext:value-type="float">
            <text:p>-2.0471536800388E-06</text:p>
          </table:table-cell>
          <table:table-cell office:value-type="float" office:value="-0.00078522470449394" calcext:value-type="float">
            <text:p>-0.000785224704494</text:p>
          </table:table-cell>
          <table:table-cell office:value-type="float" office:value="0.093884664637343" calcext:value-type="float">
            <text:p>0.093884664637343</text:p>
          </table:table-cell>
          <table:table-cell office:value-type="float" office:value="0.0044585051415932" calcext:value-type="float">
            <text:p>0.004458505141593</text:p>
          </table:table-cell>
          <table:table-cell office:value-type="float" office:value="0.0031723959063747" calcext:value-type="float">
            <text:p>0.003172395906375</text:p>
          </table:table-cell>
          <table:table-cell office:value-type="float" office:value="0.040645201267652" calcext:value-type="float">
            <text:p>0.040645201267652</text:p>
          </table:table-cell>
          <table:table-cell office:value-type="float" office:value="0.0000036551140070339" calcext:value-type="float">
            <text:p>3.6551140070339E-06</text:p>
          </table:table-cell>
          <table:table-cell office:value-type="float" office:value="0.015983102408858" calcext:value-type="float">
            <text:p>0.015983102408858</text:p>
          </table:table-cell>
        </table:table-row>
        <table:table-row table:style-name="ro1">
          <table:table-cell office:value-type="float" office:value="4.059375" calcext:value-type="float">
            <text:p>4.059375</text:p>
          </table:table-cell>
          <table:table-cell office:value-type="float" office:value="0.0013714236550989" calcext:value-type="float">
            <text:p>0.001371423655099</text:p>
          </table:table-cell>
          <table:table-cell office:value-type="float" office:value="0.000035767557318195" calcext:value-type="float">
            <text:p>3.5767557318195E-05</text:p>
          </table:table-cell>
          <table:table-cell office:value-type="float" office:value="0.0000567808258055" calcext:value-type="float">
            <text:p>5.67808258055E-05</text:p>
          </table:table-cell>
          <table:table-cell office:value-type="float" office:value="-0.00035398353288192" calcext:value-type="float">
            <text:p>-0.000353983532882</text:p>
          </table:table-cell>
          <table:table-cell office:value-type="float" office:value="-0.0000020050911184315" calcext:value-type="float">
            <text:p>-2.0050911184315E-06</text:p>
          </table:table-cell>
          <table:table-cell office:value-type="float" office:value="-0.00077135507691127" calcext:value-type="float">
            <text:p>-0.000771355076911</text:p>
          </table:table-cell>
          <table:table-cell office:value-type="float" office:value="0.078214070496128" calcext:value-type="float">
            <text:p>0.078214070496128</text:p>
          </table:table-cell>
          <table:table-cell office:value-type="float" office:value="0.0037072103522847" calcext:value-type="float">
            <text:p>0.003707210352285</text:p>
          </table:table-cell>
          <table:table-cell office:value-type="float" office:value="0.0029628476945436" calcext:value-type="float">
            <text:p>0.002962847694544</text:p>
          </table:table-cell>
          <table:table-cell office:value-type="float" office:value="0.03767660977756" calcext:value-type="float">
            <text:p>0.03767660977756</text:p>
          </table:table-cell>
          <table:table-cell office:value-type="float" office:value="0.000010449835497436" calcext:value-type="float">
            <text:p>1.0449835497436E-05</text:p>
          </table:table-cell>
          <table:table-cell office:value-type="float" office:value="0.013303968511828" calcext:value-type="float">
            <text:p>0.013303968511828</text:p>
          </table:table-cell>
        </table:table-row>
        <table:table-row table:style-name="ro1">
          <table:table-cell office:value-type="float" office:value="4.159375" calcext:value-type="float">
            <text:p>4.159375</text:p>
          </table:table-cell>
          <table:table-cell office:value-type="float" office:value="0.0013048699573605" calcext:value-type="float">
            <text:p>0.001304869957361</text:p>
          </table:table-cell>
          <table:table-cell office:value-type="float" office:value="0.000031116684812952" calcext:value-type="float">
            <text:p>3.1116684812952E-05</text:p>
          </table:table-cell>
          <table:table-cell office:value-type="float" office:value="0.000055483622589403" calcext:value-type="float">
            <text:p>5.5483622589403E-05</text:p>
          </table:table-cell>
          <table:table-cell office:value-type="float" office:value="-0.00034190578563725" calcext:value-type="float">
            <text:p>-0.000341905785637</text:p>
          </table:table-cell>
          <table:table-cell office:value-type="float" office:value="-0.000001963028556824" calcext:value-type="float">
            <text:p>-1.963028556824E-06</text:p>
          </table:table-cell>
          <table:table-cell office:value-type="float" office:value="-0.00075748544932859" calcext:value-type="float">
            <text:p>-0.000757485449329</text:p>
          </table:table-cell>
          <table:table-cell office:value-type="float" office:value="0.062543476354913" calcext:value-type="float">
            <text:p>0.062543476354913</text:p>
          </table:table-cell>
          <table:table-cell office:value-type="float" office:value="0.0029559155629763" calcext:value-type="float">
            <text:p>0.002955915562976</text:p>
          </table:table-cell>
          <table:table-cell office:value-type="float" office:value="0.0027532994827127" calcext:value-type="float">
            <text:p>0.002753299482713</text:p>
          </table:table-cell>
          <table:table-cell office:value-type="float" office:value="0.034708018287467" calcext:value-type="float">
            <text:p>0.034708018287467</text:p>
          </table:table-cell>
          <table:table-cell office:value-type="float" office:value="0.000017244556987885" calcext:value-type="float">
            <text:p>1.7244556987885E-05</text:p>
          </table:table-cell>
          <table:table-cell office:value-type="float" office:value="0.010624834614798" calcext:value-type="float">
            <text:p>0.010624834614798</text:p>
          </table:table-cell>
        </table:table-row>
        <table:table-row table:style-name="ro1">
          <table:table-cell office:value-type="float" office:value="4.259375" calcext:value-type="float">
            <text:p>4.259375</text:p>
          </table:table-cell>
          <table:table-cell office:value-type="float" office:value="0.001238316259622" calcext:value-type="float">
            <text:p>0.001238316259622</text:p>
          </table:table-cell>
          <table:table-cell office:value-type="float" office:value="0.000026465812307709" calcext:value-type="float">
            <text:p>2.6465812307709E-05</text:p>
          </table:table-cell>
          <table:table-cell office:value-type="float" office:value="0.000054186419373306" calcext:value-type="float">
            <text:p>5.4186419373306E-05</text:p>
          </table:table-cell>
          <table:table-cell office:value-type="float" office:value="-0.00032982803839258" calcext:value-type="float">
            <text:p>-0.000329828038393</text:p>
          </table:table-cell>
          <table:table-cell office:value-type="float" office:value="-0.0000019209659952163" calcext:value-type="float">
            <text:p>-1.9209659952163E-06</text:p>
          </table:table-cell>
          <table:table-cell office:value-type="float" office:value="-0.00074361582174591" calcext:value-type="float">
            <text:p>-0.000743615821746</text:p>
          </table:table-cell>
          <table:table-cell office:value-type="float" office:value="0.046872882213698" calcext:value-type="float">
            <text:p>0.046872882213698</text:p>
          </table:table-cell>
          <table:table-cell office:value-type="float" office:value="0.0022046207736679" calcext:value-type="float">
            <text:p>0.002204620773668</text:p>
          </table:table-cell>
          <table:table-cell office:value-type="float" office:value="0.0025437512708816" calcext:value-type="float">
            <text:p>0.002543751270882</text:p>
          </table:table-cell>
          <table:table-cell office:value-type="float" office:value="0.031739426797375" calcext:value-type="float">
            <text:p>0.031739426797375</text:p>
          </table:table-cell>
          <table:table-cell office:value-type="float" office:value="0.000024039278478354" calcext:value-type="float">
            <text:p>2.4039278478354E-05</text:p>
          </table:table-cell>
          <table:table-cell office:value-type="float" office:value="0.0079457007177683" calcext:value-type="float">
            <text:p>0.007945700717768</text:p>
          </table:table-cell>
        </table:table-row>
        <table:table-row table:style-name="ro1">
          <table:table-cell office:value-type="float" office:value="4.359375" calcext:value-type="float">
            <text:p>4.359375</text:p>
          </table:table-cell>
          <table:table-cell office:value-type="float" office:value="0.0011717625619396" calcext:value-type="float">
            <text:p>0.00117176256194</text:p>
          </table:table-cell>
          <table:table-cell office:value-type="float" office:value="0.000021814939806384" calcext:value-type="float">
            <text:p>2.1814939806384E-05</text:p>
          </table:table-cell>
          <table:table-cell office:value-type="float" office:value="0.000052889216158302" calcext:value-type="float">
            <text:p>5.2889216158302E-05</text:p>
          </table:table-cell>
          <table:table-cell office:value-type="float" office:value="-0.00031775029115808" calcext:value-type="float">
            <text:p>-0.000317750291158</text:p>
          </table:table-cell>
          <table:table-cell office:value-type="float" office:value="-0.0000018789034336434" calcext:value-type="float">
            <text:p>-1.8789034336434E-06</text:p>
          </table:table-cell>
          <table:table-cell office:value-type="float" office:value="-0.00072974619417491" calcext:value-type="float">
            <text:p>-0.000729746194175</text:p>
          </table:table-cell>
          <table:table-cell office:value-type="float" office:value="0.031202288085681" calcext:value-type="float">
            <text:p>0.031202288085681</text:p>
          </table:table-cell>
          <table:table-cell office:value-type="float" office:value="0.0014533259849922" calcext:value-type="float">
            <text:p>0.001453325984992</text:p>
          </table:table-cell>
          <table:table-cell office:value-type="float" office:value="0.002334203059227" calcext:value-type="float">
            <text:p>0.002334203059227</text:p>
          </table:table-cell>
          <table:table-cell office:value-type="float" office:value="0.028770835309783" calcext:value-type="float">
            <text:p>0.028770835309783</text:p>
          </table:table-cell>
          <table:table-cell office:value-type="float" office:value="0.000030833999963212" calcext:value-type="float">
            <text:p>3.0833999963212E-05</text:p>
          </table:table-cell>
          <table:table-cell office:value-type="float" office:value="0.0052665668229951" calcext:value-type="float">
            <text:p>0.005266566822995</text:p>
          </table:table-cell>
        </table:table-row>
        <table:table-row table:style-name="ro1">
          <table:table-cell office:value-type="float" office:value="4.459375" calcext:value-type="float">
            <text:p>4.459375</text:p>
          </table:table-cell>
          <table:table-cell office:value-type="float" office:value="0.0011052088642175" calcext:value-type="float">
            <text:p>0.001105208864218</text:p>
          </table:table-cell>
          <table:table-cell office:value-type="float" office:value="0.000017164067302287" calcext:value-type="float">
            <text:p>1.7164067302287E-05</text:p>
          </table:table-cell>
          <table:table-cell office:value-type="float" office:value="0.000051592012942524" calcext:value-type="float">
            <text:p>5.1592012942524E-05</text:p>
          </table:table-cell>
          <table:table-cell office:value-type="float" office:value="-0.00030567254391639" calcext:value-type="float">
            <text:p>-0.000305672543916</text:p>
          </table:table-cell>
          <table:table-cell office:value-type="float" office:value="-0.0000018368408720454" calcext:value-type="float">
            <text:p>-1.8368408720454E-06</text:p>
          </table:table-cell>
          <table:table-cell office:value-type="float" office:value="-0.00071587656659565" calcext:value-type="float">
            <text:p>-0.000715876566596</text:p>
          </table:table-cell>
          <table:table-cell office:value-type="float" office:value="0.015531693948328" calcext:value-type="float">
            <text:p>0.015531693948328</text:p>
          </table:table-cell>
          <table:table-cell office:value-type="float" office:value="0.00070203119586893" calcext:value-type="float">
            <text:p>0.000702031195869</text:p>
          </table:table-cell>
          <table:table-cell office:value-type="float" office:value="0.0021246548474476" calcext:value-type="float">
            <text:p>0.002124654847448</text:p>
          </table:table-cell>
          <table:table-cell office:value-type="float" office:value="0.025802243820422" calcext:value-type="float">
            <text:p>0.025802243820422</text:p>
          </table:table-cell>
          <table:table-cell office:value-type="float" office:value="0.000037628721452112" calcext:value-type="float">
            <text:p>3.7628721452112E-05</text:p>
          </table:table-cell>
          <table:table-cell office:value-type="float" office:value="0.0025874329266255" calcext:value-type="float">
            <text:p>0.002587432926626</text:p>
          </table:table-cell>
        </table:table-row>
        <table:table-row table:style-name="ro1">
          <table:table-cell office:value-type="float" office:value="4.559375" calcext:value-type="float">
            <text:p>4.559375</text:p>
          </table:table-cell>
          <table:table-cell office:value-type="float" office:value="0.0010386551664066" calcext:value-type="float">
            <text:p>0.001038655166407</text:p>
          </table:table-cell>
          <table:table-cell office:value-type="float" office:value="0.000012513194791981" calcext:value-type="float">
            <text:p>1.2513194791981E-05</text:p>
          </table:table-cell>
          <table:table-cell office:value-type="float" office:value="0.000050294809725015" calcext:value-type="float">
            <text:p>5.0294809725015E-05</text:p>
          </table:table-cell>
          <table:table-cell office:value-type="float" office:value="-0.00029359479665857" calcext:value-type="float">
            <text:p>-0.000293594796659</text:p>
          </table:table-cell>
          <table:table-cell office:value-type="float" office:value="-0.0000017947783103925" calcext:value-type="float">
            <text:p>-1.7947783103925E-06</text:p>
          </table:table-cell>
          <table:table-cell office:value-type="float" office:value="-0.00070200693899787" calcext:value-type="float">
            <text:p>-0.000702006938998</text:p>
          </table:table-cell>
          <table:table-cell office:value-type="float" office:value="-0.00013890020994738" calcext:value-type="float">
            <text:p>-0.000138900209947</text:p>
          </table:table-cell>
          <table:table-cell office:value-type="float" office:value="-0.000049263594257459" calcext:value-type="float">
            <text:p>-4.9263594257459E-05</text:p>
          </table:table-cell>
          <table:table-cell office:value-type="float" office:value="0.0019151066353885" calcext:value-type="float">
            <text:p>0.001915106635389</text:p>
          </table:table-cell>
          <table:table-cell office:value-type="float" office:value="0.022833652327098" calcext:value-type="float">
            <text:p>0.022833652327098</text:p>
          </table:table-cell>
          <table:table-cell office:value-type="float" office:value="0.00004442344294989" calcext:value-type="float">
            <text:p>4.442344294989E-05</text:p>
          </table:table-cell>
          <table:table-cell office:value-type="float" office:value="-0.000091700973320925" calcext:value-type="float">
            <text:p>-9.1700973320925E-05</text:p>
          </table:table-cell>
        </table:table-row>
        <table:table-row table:style-name="ro1">
          <table:table-cell office:value-type="float" office:value="4.659375" calcext:value-type="float">
            <text:p>4.659375</text:p>
          </table:table-cell>
          <table:table-cell office:value-type="float" office:value="0.00097210146874121" calcext:value-type="float">
            <text:p>0.000972101468741</text:p>
          </table:table-cell>
          <table:table-cell office:value-type="float" office:value="0.000007862322291846" calcext:value-type="float">
            <text:p>7.862322291846E-06</text:p>
          </table:table-cell>
          <table:table-cell office:value-type="float" office:value="0.000048997606510343" calcext:value-type="float">
            <text:p>4.8997606510343E-05</text:p>
          </table:table-cell>
          <table:table-cell office:value-type="float" office:value="-0.00028151704942716" calcext:value-type="float">
            <text:p>-0.000281517049427</text:p>
          </table:table-cell>
          <table:table-cell office:value-type="float" office:value="-0.0000017527157488306" calcext:value-type="float">
            <text:p>-1.7527157488306E-06</text:p>
          </table:table-cell>
          <table:table-cell office:value-type="float" office:value="-0.00068813731143043" calcext:value-type="float">
            <text:p>-0.00068813731143</text:p>
          </table:table-cell>
          <table:table-cell office:value-type="float" office:value="-0.015809494333954" calcext:value-type="float">
            <text:p>-0.015809494333954</text:p>
          </table:table-cell>
          <table:table-cell office:value-type="float" office:value="-0.00080055838274082" calcext:value-type="float">
            <text:p>-0.000800558382741</text:p>
          </table:table-cell>
          <table:table-cell office:value-type="float" office:value="0.0017055584237875" calcext:value-type="float">
            <text:p>0.001705558423788</text:p>
          </table:table-cell>
          <table:table-cell office:value-type="float" office:value="0.019865060840266" calcext:value-type="float">
            <text:p>0.019865060840266</text:p>
          </table:table-cell>
          <table:table-cell office:value-type="float" office:value="0.000051218164432974" calcext:value-type="float">
            <text:p>5.1218164432974E-05</text:p>
          </table:table-cell>
          <table:table-cell office:value-type="float" office:value="-0.0027708348674086" calcext:value-type="float">
            <text:p>-0.002770834867409</text:p>
          </table:table-cell>
        </table:table-row>
        <table:table-row table:style-name="ro1">
          <table:table-cell office:value-type="float" office:value="4.759375" calcext:value-type="float">
            <text:p>4.759375</text:p>
          </table:table-cell>
          <table:table-cell office:value-type="float" office:value="0.00090554777098155" calcext:value-type="float">
            <text:p>0.000905547770982</text:p>
          </table:table-cell>
          <table:table-cell office:value-type="float" office:value="0.0000032114497851226" calcext:value-type="float">
            <text:p>3.2114497851226E-06</text:p>
          </table:table-cell>
          <table:table-cell office:value-type="float" office:value="0.000047700403293833" calcext:value-type="float">
            <text:p>4.7700403293833E-05</text:p>
          </table:table-cell>
          <table:table-cell office:value-type="float" office:value="-0.00026943930217864" calcext:value-type="float">
            <text:p>-0.000269439302179</text:p>
          </table:table-cell>
          <table:table-cell office:value-type="float" office:value="-0.0000017106531872095" calcext:value-type="float">
            <text:p>-1.7106531872095E-06</text:p>
          </table:table-cell>
          <table:table-cell office:value-type="float" office:value="-0.00067426768384333" calcext:value-type="float">
            <text:p>-0.000674267683843</text:p>
          </table:table-cell>
          <table:table-cell office:value-type="float" office:value="-0.031480088480158" calcext:value-type="float">
            <text:p>-0.031480088480158</text:p>
          </table:table-cell>
          <table:table-cell office:value-type="float" office:value="-0.0015518531722884" calcext:value-type="float">
            <text:p>-0.001551853172288</text:p>
          </table:table-cell>
          <table:table-cell office:value-type="float" office:value="0.0014960102118897" calcext:value-type="float">
            <text:p>0.00149601021189</text:p>
          </table:table-cell>
          <table:table-cell office:value-type="float" office:value="0.016896469349228" calcext:value-type="float">
            <text:p>0.016896469349228</text:p>
          </table:table-cell>
          <table:table-cell office:value-type="float" office:value="0.000058012885925613" calcext:value-type="float">
            <text:p>5.8012885925613E-05</text:p>
          </table:table-cell>
          <table:table-cell office:value-type="float" office:value="-0.0054499687652913" calcext:value-type="float">
            <text:p>-0.005449968765291</text:p>
          </table:table-cell>
        </table:table-row>
        <table:table-row table:style-name="ro1">
          <table:table-cell office:value-type="float" office:value="4.859375" calcext:value-type="float">
            <text:p>4.859375</text:p>
          </table:table-cell>
          <table:table-cell office:value-type="float" office:value="0.00083899407320752" calcext:value-type="float">
            <text:p>0.000838994073208</text:p>
          </table:table-cell>
          <table:table-cell office:value-type="float" office:value="-0.0000014394227226054" calcext:value-type="float">
            <text:p>-1.4394227226054E-06</text:p>
          </table:table-cell>
          <table:table-cell office:value-type="float" office:value="0.000046403200077043" calcext:value-type="float">
            <text:p>4.6403200077043E-05</text:p>
          </table:table-cell>
          <table:table-cell office:value-type="float" office:value="-0.00025736155492751" calcext:value-type="float">
            <text:p>-0.000257361554928</text:p>
          </table:table-cell>
          <table:table-cell office:value-type="float" office:value="-0.000001668590625579" calcext:value-type="float">
            <text:p>-1.668590625579E-06</text:p>
          </table:table-cell>
          <table:table-cell office:value-type="float" office:value="-0.00066039805625324" calcext:value-type="float">
            <text:p>-0.000660398056253</text:p>
          </table:table-cell>
          <table:table-cell office:value-type="float" office:value="-0.047150682629746" calcext:value-type="float">
            <text:p>-0.047150682629746</text:p>
          </table:table-cell>
          <table:table-cell office:value-type="float" office:value="-0.0023031479619984" calcext:value-type="float">
            <text:p>-0.002303147961998</text:p>
          </table:table-cell>
          <table:table-cell office:value-type="float" office:value="0.0012864619999468" calcext:value-type="float">
            <text:p>0.001286461999947</text:p>
          </table:table-cell>
          <table:table-cell office:value-type="float" office:value="0.01392787785755" calcext:value-type="float">
            <text:p>0.01392787785755</text:p>
          </table:table-cell>
          <table:table-cell office:value-type="float" office:value="0.000064807607419773" calcext:value-type="float">
            <text:p>6.4807607419773E-05</text:p>
          </table:table-cell>
          <table:table-cell office:value-type="float" office:value="-0.0081291026637526" calcext:value-type="float">
            <text:p>-0.008129102663753</text:p>
          </table:table-cell>
        </table:table-row>
        <table:table-row table:style-name="ro1">
          <table:table-cell office:value-type="float" office:value="4.959375" calcext:value-type="float">
            <text:p>4.959375</text:p>
          </table:table-cell>
          <table:table-cell office:value-type="float" office:value="0.00077541935547251" calcext:value-type="float">
            <text:p>0.000775419355473</text:p>
          </table:table-cell>
          <table:table-cell office:value-type="float" office:value="-0.0000056614016646946" calcext:value-type="float">
            <text:p>-5.6614016646946E-06</text:p>
          </table:table-cell>
          <table:table-cell office:value-type="float" office:value="0.000044860904826465" calcext:value-type="float">
            <text:p>4.4860904826465E-05</text:p>
          </table:table-cell>
          <table:table-cell office:value-type="float" office:value="-0.00024272934621032" calcext:value-type="float">
            <text:p>-0.00024272934621</text:p>
          </table:table-cell>
          <table:table-cell office:value-type="float" office:value="-0.0000015848070684469" calcext:value-type="float">
            <text:p>-1.5848070684469E-06</text:p>
          </table:table-cell>
          <table:table-cell office:value-type="float" office:value="-0.0006410832593855" calcext:value-type="float">
            <text:p>-0.000641083259386</text:p>
          </table:table-cell>
          <table:table-cell office:value-type="float" office:value="-0.061009956005122" calcext:value-type="float">
            <text:p>-0.061009956005122</text:p>
          </table:table-cell>
          <table:table-cell office:value-type="float" office:value="-0.0029851599449512" calcext:value-type="float">
            <text:p>-0.002985159944951</text:p>
          </table:table-cell>
          <table:table-cell office:value-type="float" office:value="0.0010373219979304" calcext:value-type="float">
            <text:p>0.00103732199793</text:p>
          </table:table-cell>
          <table:table-cell office:value-type="float" office:value="0.012702031062914" calcext:value-type="float">
            <text:p>0.012702031062914</text:p>
          </table:table-cell>
          <table:table-cell office:value-type="float" office:value="0.000078341874341113" calcext:value-type="float">
            <text:p>7.8341874341113E-05</text:p>
          </table:table-cell>
          <table:table-cell office:value-type="float" office:value="-0.0085985313725301" calcext:value-type="float">
            <text:p>-0.00859853137253</text:p>
          </table:table-cell>
        </table:table-row>
        <table:table-row table:style-name="ro1">
          <table:table-cell office:value-type="float" office:value="5.009375" calcext:value-type="float">
            <text:p>5.009375</text:p>
          </table:table-cell>
          <table:table-cell office:value-type="float" office:value="0.00074393847003285" calcext:value-type="float">
            <text:p>0.000743938470033</text:p>
          </table:table-cell>
          <table:table-cell office:value-type="float" office:value="-0.0000077280349767128" calcext:value-type="float">
            <text:p>-7.7280349767128E-06</text:p>
          </table:table-cell>
          <table:table-cell office:value-type="float" office:value="0.000043998506292314" calcext:value-type="float">
            <text:p>4.3998506292314E-05</text:p>
          </table:table-cell>
          <table:table-cell office:value-type="float" office:value="-0.00023523534966819" calcext:value-type="float">
            <text:p>-0.000235235349668</text:p>
          </table:table-cell>
          <table:table-cell office:value-type="float" office:value="-0.0000015485333696457" calcext:value-type="float">
            <text:p>-1.5485333696457E-06</text:p>
          </table:table-cell>
          <table:table-cell office:value-type="float" office:value="-0.00063079316632978" calcext:value-type="float">
            <text:p>-0.00063079316633</text:p>
          </table:table-cell>
          <table:table-cell office:value-type="float" office:value="-0.067754749303133" calcext:value-type="float">
            <text:p>-0.067754749303133</text:p>
          </table:table-cell>
          <table:table-cell office:value-type="float" office:value="-0.0033190007107388" calcext:value-type="float">
            <text:p>-0.003319000710739</text:p>
          </table:table-cell>
          <table:table-cell office:value-type="float" office:value="0.00089801146549056" calcext:value-type="float">
            <text:p>0.000898011465491</text:p>
          </table:table-cell>
          <table:table-cell office:value-type="float" office:value="0.012253180238885" calcext:value-type="float">
            <text:p>0.012253180238885</text:p>
          </table:table-cell>
          <table:table-cell office:value-type="float" office:value="0.000084201471839765" calcext:value-type="float">
            <text:p>8.4201471839765E-05</text:p>
          </table:table-cell>
          <table:table-cell office:value-type="float" office:value="-0.0085957050674406" calcext:value-type="float">
            <text:p>-0.008595705067441</text:p>
          </table:table-cell>
        </table:table-row>
        <table:table-row table:style-name="ro1">
          <table:table-cell office:value-type="float" office:value="5.109375" calcext:value-type="float">
            <text:p>5.109375</text:p>
          </table:table-cell>
          <table:table-cell office:value-type="float" office:value="0.00068583869183541" calcext:value-type="float">
            <text:p>0.000685838691835</text:p>
          </table:table-cell>
          <table:table-cell office:value-type="float" office:value="-0.00001053746879871" calcext:value-type="float">
            <text:p>-1.053746879871E-05</text:p>
          </table:table-cell>
          <table:table-cell office:value-type="float" office:value="0.000042769765096196" calcext:value-type="float">
            <text:p>4.2769765096196E-05</text:p>
          </table:table-cell>
          <table:table-cell office:value-type="float" office:value="-0.00021719832494174" calcext:value-type="float">
            <text:p>-0.000217198324942</text:p>
          </table:table-cell>
          <table:table-cell office:value-type="float" office:value="-0.0000016368596274569" calcext:value-type="float">
            <text:p>-1.6368596274569E-06</text:p>
          </table:table-cell>
          <table:table-cell office:value-type="float" office:value="-0.00060696405602984" calcext:value-type="float">
            <text:p>-0.00060696405603</text:p>
          </table:table-cell>
          <table:table-cell office:value-type="float" office:value="-0.078824889519427" calcext:value-type="float">
            <text:p>-0.078824889519427</text:p>
          </table:table-cell>
          <table:table-cell office:value-type="float" office:value="-0.0038860012656214" calcext:value-type="float">
            <text:p>-0.003886001265621</text:p>
          </table:table-cell>
          <table:table-cell office:value-type="float" office:value="0.00070405584170345" calcext:value-type="float">
            <text:p>0.000704055841703</text:p>
          </table:table-cell>
          <table:table-cell office:value-type="float" office:value="0.013031677973675" calcext:value-type="float">
            <text:p>0.013031677973675</text:p>
          </table:table-cell>
          <table:table-cell office:value-type="float" office:value="0.000069527988679689" calcext:value-type="float">
            <text:p>6.9527988679689E-05</text:p>
          </table:table-cell>
          <table:table-cell office:value-type="float" office:value="-0.0068267252507325" calcext:value-type="float">
            <text:p>-0.006826725250733</text:p>
          </table:table-cell>
        </table:table-row>
        <table:table-row table:style-name="ro1">
          <table:table-cell office:value-type="float" office:value="5.209375" calcext:value-type="float">
            <text:p>5.209375</text:p>
          </table:table-cell>
          <table:table-cell office:value-type="float" office:value="0.00061485249290367" calcext:value-type="float">
            <text:p>0.000614852492904</text:p>
          </table:table-cell>
          <table:table-cell office:value-type="float" office:value="-0.0000036155176130937" calcext:value-type="float">
            <text:p>-3.6155176130937E-06</text:p>
          </table:table-cell>
          <table:table-cell office:value-type="float" office:value="0.000040411795516016" calcext:value-type="float">
            <text:p>4.0411795516016E-05</text:p>
          </table:table-cell>
          <table:table-cell office:value-type="float" office:value="-0.00019498934188633" calcext:value-type="float">
            <text:p>-0.000194989341886</text:p>
          </table:table-cell>
          <table:table-cell office:value-type="float" office:value="-0.0000015628777968469" calcext:value-type="float">
            <text:p>-1.5628777968469E-06</text:p>
          </table:table-cell>
          <table:table-cell office:value-type="float" office:value="-0.00057736679392305" calcext:value-type="float">
            <text:p>-0.000577366793923</text:p>
          </table:table-cell>
          <table:table-cell office:value-type="float" office:value="-0.088628988822" calcext:value-type="float">
            <text:p>-0.088628988822</text:p>
          </table:table-cell>
          <table:table-cell office:value-type="float" office:value="-0.0043801885505263" calcext:value-type="float">
            <text:p>-0.004380188550526</text:p>
          </table:table-cell>
          <table:table-cell office:value-type="float" office:value="0.00038970074303402" calcext:value-type="float">
            <text:p>0.000389700743034</text:p>
          </table:table-cell>
          <table:table-cell office:value-type="float" office:value="0.012009776861499" calcext:value-type="float">
            <text:p>0.012009776861499</text:p>
          </table:table-cell>
          <table:table-cell office:value-type="float" office:value="0.000074909838912305" calcext:value-type="float">
            <text:p>7.4909838912305E-05</text:p>
          </table:table-cell>
          <table:table-cell office:value-type="float" office:value="-0.0060702005649994" calcext:value-type="float">
            <text:p>-0.006070200564999</text:p>
          </table:table-cell>
        </table:table-row>
        <table:table-row table:style-name="ro1">
          <table:table-cell office:value-type="float" office:value="5.309375" calcext:value-type="float">
            <text:p>5.309375</text:p>
          </table:table-cell>
          <table:table-cell office:value-type="float" office:value="0.00054135286645817" calcext:value-type="float">
            <text:p>0.000541352866458</text:p>
          </table:table-cell>
          <table:table-cell office:value-type="float" office:value="0.0000033310422708808" calcext:value-type="float">
            <text:p>3.3310422708808E-06</text:p>
          </table:table-cell>
          <table:table-cell office:value-type="float" office:value="0.000037708646237394" calcext:value-type="float">
            <text:p>3.7708646237394E-05</text:p>
          </table:table-cell>
          <table:table-cell office:value-type="float" office:value="-0.00017293075859959" calcext:value-type="float">
            <text:p>-0.0001729307586</text:p>
          </table:table-cell>
          <table:table-cell office:value-type="float" office:value="-0.000001464381325616" calcext:value-type="float">
            <text:p>-1.464381325616E-06</text:p>
          </table:table-cell>
          <table:table-cell office:value-type="float" office:value="-0.00054611854194645" calcext:value-type="float">
            <text:p>-0.000546118541946</text:p>
          </table:table-cell>
          <table:table-cell office:value-type="float" office:value="-0.098295738026607" calcext:value-type="float">
            <text:p>-0.098295738026607</text:p>
          </table:table-cell>
          <table:table-cell office:value-type="float" office:value="-0.0048622258239255" calcext:value-type="float">
            <text:p>-0.004862225823926</text:p>
          </table:table-cell>
          <table:table-cell office:value-type="float" office:value="0.000031194877926013" calcext:value-type="float">
            <text:p>3.1194877926013E-05</text:p>
          </table:table-cell>
          <table:table-cell office:value-type="float" office:value="0.010592041874637" calcext:value-type="float">
            <text:p>0.010592041874637</text:p>
          </table:table-cell>
          <table:table-cell office:value-type="float" office:value="0.000084987207408305" calcext:value-type="float">
            <text:p>8.4987207408305E-05</text:p>
          </table:table-cell>
          <table:table-cell office:value-type="float" office:value="-0.0055869317441619" calcext:value-type="float">
            <text:p>-0.005586931744162</text:p>
          </table:table-cell>
        </table:table-row>
        <table:table-row table:style-name="ro1">
          <table:table-cell office:value-type="float" office:value="5.409375" calcext:value-type="float">
            <text:p>5.409375</text:p>
          </table:table-cell>
          <table:table-cell office:value-type="float" office:value="0.00045024948359052" calcext:value-type="float">
            <text:p>0.000450249483591</text:p>
          </table:table-cell>
          <table:table-cell office:value-type="float" office:value="-0.0000023630166812145" calcext:value-type="float">
            <text:p>-2.3630166812145E-06</text:p>
          </table:table-cell>
          <table:table-cell office:value-type="float" office:value="0.000034383307534853" calcext:value-type="float">
            <text:p>3.4383307534853E-05</text:p>
          </table:table-cell>
          <table:table-cell office:value-type="float" office:value="-0.00014794817758539" calcext:value-type="float">
            <text:p>-0.000147948177585</text:p>
          </table:table-cell>
          <table:table-cell office:value-type="float" office:value="-0.0000013265770907945" calcext:value-type="float">
            <text:p>-1.3265770907945E-06</text:p>
          </table:table-cell>
          <table:table-cell office:value-type="float" office:value="-0.00051077855587828" calcext:value-type="float">
            <text:p>-0.000510778555878</text:p>
          </table:table-cell>
          <table:table-cell office:value-type="float" office:value="-0.10756131482016" calcext:value-type="float">
            <text:p>-0.10756131482016</text:p>
          </table:table-cell>
          <table:table-cell office:value-type="float" office:value="-0.0052749450634439" calcext:value-type="float">
            <text:p>-0.005274945063444</text:p>
          </table:table-cell>
          <table:table-cell office:value-type="float" office:value="-0.0003766468339262" calcext:value-type="float">
            <text:p>-0.000376646833926</text:p>
          </table:table-cell>
          <table:table-cell office:value-type="float" office:value="0.0061080766296813" calcext:value-type="float">
            <text:p>0.006108076629681</text:p>
          </table:table-cell>
          <table:table-cell office:value-type="float" office:value="0.00010021211281314" calcext:value-type="float">
            <text:p>0.000100212112813</text:p>
          </table:table-cell>
          <table:table-cell office:value-type="float" office:value="-0.0079973179929238" calcext:value-type="float">
            <text:p>-0.007997317992924</text:p>
          </table:table-cell>
        </table:table-row>
        <table:table-row table:style-name="ro1">
          <table:table-cell office:value-type="float" office:value="5.509375" calcext:value-type="float">
            <text:p>5.509375</text:p>
          </table:table-cell>
          <table:table-cell office:value-type="float" office:value="0.00036443564761514" calcext:value-type="float">
            <text:p>0.000364435647615</text:p>
          </table:table-cell>
          <table:table-cell office:value-type="float" office:value="-0.0000077724185093141" calcext:value-type="float">
            <text:p>-7.7724185093141E-06</text:p>
          </table:table-cell>
          <table:table-cell office:value-type="float" office:value="0.000031464719495665" calcext:value-type="float">
            <text:p>3.1464719495665E-05</text:p>
          </table:table-cell>
          <table:table-cell office:value-type="float" office:value="-0.00012528768176414" calcext:value-type="float">
            <text:p>-0.000125287681764</text:p>
          </table:table-cell>
          <table:table-cell office:value-type="float" office:value="-0.0000011883775830442" calcext:value-type="float">
            <text:p>-1.1883775830442E-06</text:p>
          </table:table-cell>
          <table:table-cell office:value-type="float" office:value="-0.00047644953778799" calcext:value-type="float">
            <text:p>-0.000476449537788</text:p>
          </table:table-cell>
          <table:table-cell office:value-type="float" office:value="-0.116181980033" calcext:value-type="float">
            <text:p>-0.116181980033</text:p>
          </table:table-cell>
          <table:table-cell office:value-type="float" office:value="-0.0056593872506321" calcext:value-type="float">
            <text:p>-0.005659387250632</text:p>
          </table:table-cell>
          <table:table-cell office:value-type="float" office:value="-0.00070013932073853" calcext:value-type="float">
            <text:p>-0.000700139320739</text:p>
          </table:table-cell>
          <table:table-cell office:value-type="float" office:value="0.0018822218104533" calcext:value-type="float">
            <text:p>0.001882221810453</text:p>
          </table:table-cell>
          <table:table-cell office:value-type="float" office:value="0.00011595298681325" calcext:value-type="float">
            <text:p>0.000115952986813</text:p>
          </table:table-cell>
          <table:table-cell office:value-type="float" office:value="-0.010283567044374" calcext:value-type="float">
            <text:p>-0.010283567044374</text:p>
          </table:table-cell>
        </table:table-row>
        <table:table-row table:style-name="ro1">
          <table:table-cell office:value-type="float" office:value="5.609375" calcext:value-type="float">
            <text:p>5.609375</text:p>
          </table:table-cell>
          <table:table-cell office:value-type="float" office:value="0.00027995037689138" calcext:value-type="float">
            <text:p>0.000279950376891</text:p>
          </table:table-cell>
          <table:table-cell office:value-type="float" office:value="-0.000013141668760632" calcext:value-type="float">
            <text:p>-1.3141668760632E-05</text:p>
          </table:table-cell>
          <table:table-cell office:value-type="float" office:value="0.00002848962261058" calcext:value-type="float">
            <text:p>2.848962261058E-05</text:p>
          </table:table-cell>
          <table:table-cell office:value-type="float" office:value="-0.00010369300210685" calcext:value-type="float">
            <text:p>-0.000103693002107</text:p>
          </table:table-cell>
          <table:table-cell office:value-type="float" office:value="-0.0000010796175853076" calcext:value-type="float">
            <text:p>-1.0796175853076E-06</text:p>
          </table:table-cell>
          <table:table-cell office:value-type="float" office:value="-0.00044174758488177" calcext:value-type="float">
            <text:p>-0.000441747584882</text:p>
          </table:table-cell>
          <table:table-cell office:value-type="float" office:value="-0.1245723211765" calcext:value-type="float">
            <text:p>-0.1245723211765</text:p>
          </table:table-cell>
          <table:table-cell office:value-type="float" office:value="-0.0060340879425387" calcext:value-type="float">
            <text:p>-0.006034087942539</text:p>
          </table:table-cell>
          <table:table-cell office:value-type="float" office:value="-0.0010109800303976" calcext:value-type="float">
            <text:p>-0.001010980030398</text:p>
          </table:table-cell>
          <table:table-cell office:value-type="float" office:value="-0.0022576851574714" calcext:value-type="float">
            <text:p>-0.002257685157471</text:p>
          </table:table-cell>
          <table:table-cell office:value-type="float" office:value="0.0001268727913462" calcext:value-type="float">
            <text:p>0.000126872791346</text:p>
          </table:table-cell>
          <table:table-cell office:value-type="float" office:value="-0.012552353967079" calcext:value-type="float">
            <text:p>-0.012552353967079</text:p>
          </table:table-cell>
        </table:table-row>
        <table:table-row table:style-name="ro1">
          <table:table-cell office:value-type="float" office:value="5.709375" calcext:value-type="float">
            <text:p>5.709375</text:p>
          </table:table-cell>
          <table:table-cell office:value-type="float" office:value="0.00019534511005981" calcext:value-type="float">
            <text:p>0.00019534511006</text:p>
          </table:table-cell>
          <table:table-cell office:value-type="float" office:value="-0.000018558330030186" calcext:value-type="float">
            <text:p>-1.8558330030186E-05</text:p>
          </table:table-cell>
          <table:table-cell office:value-type="float" office:value="0.000025420473301659" calcext:value-type="float">
            <text:p>2.5420473301659E-05</text:p>
          </table:table-cell>
          <table:table-cell office:value-type="float" office:value="-0.000082748443771117" calcext:value-type="float">
            <text:p>-8.2748443771117E-05</text:p>
          </table:table-cell>
          <table:table-cell office:value-type="float" office:value="-0.00000096959870595424" calcext:value-type="float">
            <text:p>-9.6959870595424E-07</text:p>
          </table:table-cell>
          <table:table-cell office:value-type="float" office:value="-0.00040611364029906" calcext:value-type="float">
            <text:p>-0.000406113640299</text:p>
          </table:table-cell>
          <table:table-cell office:value-type="float" office:value="-0.13288439008639" calcext:value-type="float">
            <text:p>-0.13288439008639</text:p>
          </table:table-cell>
          <table:table-cell office:value-type="float" office:value="-0.0064058048386127" calcext:value-type="float">
            <text:p>-0.006405804838613</text:p>
          </table:table-cell>
          <table:table-cell office:value-type="float" office:value="-0.0013139452756227" calcext:value-type="float">
            <text:p>-0.001313945275623</text:p>
          </table:table-cell>
          <table:table-cell office:value-type="float" office:value="-0.0063776323257709" calcext:value-type="float">
            <text:p>-0.006377632325771</text:p>
          </table:table-cell>
          <table:table-cell office:value-type="float" office:value="0.00013788159563573" calcext:value-type="float">
            <text:p>0.000137881595636</text:p>
          </table:table-cell>
          <table:table-cell office:value-type="float" office:value="-0.014834388943283" calcext:value-type="float">
            <text:p>-0.014834388943283</text:p>
          </table:table-cell>
        </table:table-row>
        <table:table-row table:style-name="ro1">
          <table:table-cell office:value-type="float" office:value="5.809375" calcext:value-type="float">
            <text:p>5.809375</text:p>
          </table:table-cell>
          <table:table-cell office:value-type="float" office:value="0.0001189182753129" calcext:value-type="float">
            <text:p>0.000118918275313</text:p>
          </table:table-cell>
          <table:table-cell office:value-type="float" office:value="-0.000023470943345863" calcext:value-type="float">
            <text:p>-2.3470943345863E-05</text:p>
          </table:table-cell>
          <table:table-cell office:value-type="float" office:value="0.000022751411541274" calcext:value-type="float">
            <text:p>2.2751411541274E-05</text:p>
          </table:table-cell>
          <table:table-cell office:value-type="float" office:value="-0.000064634885584955" calcext:value-type="float">
            <text:p>-6.4634885584955E-05</text:p>
          </table:table-cell>
          <table:table-cell office:value-type="float" office:value="-0.00000088786404300066" calcext:value-type="float">
            <text:p>-8.8786404300066E-07</text:p>
          </table:table-cell>
          <table:table-cell office:value-type="float" office:value="-0.00037306291245027" calcext:value-type="float">
            <text:p>-0.00037306291245</text:p>
          </table:table-cell>
          <table:table-cell office:value-type="float" office:value="-0.14033696996496" calcext:value-type="float">
            <text:p>-0.14033696996496</text:p>
          </table:table-cell>
          <table:table-cell office:value-type="float" office:value="-0.006739053043457" calcext:value-type="float">
            <text:p>-0.006739053043457</text:p>
          </table:table-cell>
          <table:table-cell office:value-type="float" office:value="-0.0015553833845666" calcext:value-type="float">
            <text:p>-0.001555383384567</text:p>
          </table:table-cell>
          <table:table-cell office:value-type="float" office:value="-0.010132035983577" calcext:value-type="float">
            <text:p>-0.010132035983577</text:p>
          </table:table-cell>
          <table:table-cell office:value-type="float" office:value="0.00014492274901074" calcext:value-type="float">
            <text:p>0.000144922749011</text:p>
          </table:table-cell>
          <table:table-cell office:value-type="float" office:value="-0.016890243480687" calcext:value-type="float">
            <text:p>-0.016890243480687</text:p>
          </table:table-cell>
        </table:table-row>
        <table:table-row table:style-name="ro1">
          <table:table-cell office:value-type="float" office:value="5.909375" calcext:value-type="float">
            <text:p>5.909375</text:p>
          </table:table-cell>
          <table:table-cell office:value-type="float" office:value="0.000043873507920396" calcext:value-type="float">
            <text:p>4.3873507920396E-05</text:p>
          </table:table-cell>
          <table:table-cell office:value-type="float" office:value="-0.00002831665221906" calcext:value-type="float">
            <text:p>-2.831665221906E-05</text:p>
          </table:table-cell>
          <table:table-cell office:value-type="float" office:value="0.000020093586808287" calcext:value-type="float">
            <text:p>2.0093586808287E-05</text:p>
          </table:table-cell>
          <table:table-cell office:value-type="float" office:value="-0.000047386700182133" calcext:value-type="float">
            <text:p>-4.7386700182133E-05</text:p>
          </table:table-cell>
          <table:table-cell office:value-type="float" office:value="-0.00000080617121826525" calcext:value-type="float">
            <text:p>-8.0617121826525E-07</text:p>
          </table:table-cell>
          <table:table-cell office:value-type="float" office:value="-0.00033993915908665" calcext:value-type="float">
            <text:p>-0.000339939159087</text:p>
          </table:table-cell>
          <table:table-cell office:value-type="float" office:value="-0.14759673099004" calcext:value-type="float">
            <text:p>-0.14759673099004</text:p>
          </table:table-cell>
          <table:table-cell office:value-type="float" office:value="-0.0070639474531959" calcext:value-type="float">
            <text:p>-0.007063947453196</text:p>
          </table:table-cell>
          <table:table-cell office:value-type="float" office:value="-0.0017845041341975" calcext:value-type="float">
            <text:p>-0.001784504134198</text:p>
          </table:table-cell>
          <table:table-cell office:value-type="float" office:value="-0.013803092450737" calcext:value-type="float">
            <text:p>-0.013803092450737</text:p>
          </table:table-cell>
          <table:table-cell office:value-type="float" office:value="0.00015205632262681" calcext:value-type="float">
            <text:p>0.000152056322627</text:p>
          </table:table-cell>
          <table:table-cell office:value-type="float" office:value="-0.018912661017129" calcext:value-type="float">
            <text:p>-0.018912661017129</text:p>
          </table:table-cell>
        </table:table-row>
        <table:table-row table:style-name="ro1">
          <table:table-cell office:value-type="float" office:value="6.009375" calcext:value-type="float">
            <text:p>6.009375</text:p>
          </table:table-cell>
          <table:table-cell office:value-type="float" office:value="-0.000029903502274682" calcext:value-type="float">
            <text:p>-2.9903502274682E-05</text:p>
          </table:table-cell>
          <table:table-cell office:value-type="float" office:value="-0.000032845642406351" calcext:value-type="float">
            <text:p>-3.2845642406351E-05</text:p>
          </table:table-cell>
          <table:table-cell office:value-type="float" office:value="0.0000174842335615" calcext:value-type="float">
            <text:p>1.74842335615E-05</text:p>
          </table:table-cell>
          <table:table-cell office:value-type="float" office:value="-0.00002628764682729" calcext:value-type="float">
            <text:p>-2.628764682729E-05</text:p>
          </table:table-cell>
          <table:table-cell office:value-type="float" office:value="-0.00000070671471506166" calcext:value-type="float">
            <text:p>-7.0671471506166E-07</text:p>
          </table:table-cell>
          <table:table-cell office:value-type="float" office:value="-0.00030518164731186" calcext:value-type="float">
            <text:p>-0.000305181647312</text:p>
          </table:table-cell>
          <table:table-cell office:value-type="float" office:value="-0.15378169646604" calcext:value-type="float">
            <text:p>-0.15378169646604</text:p>
          </table:table-cell>
          <table:table-cell office:value-type="float" office:value="-0.0073520571408262" calcext:value-type="float">
            <text:p>-0.007352057140826</text:p>
          </table:table-cell>
          <table:table-cell office:value-type="float" office:value="-0.0019939057154866" calcext:value-type="float">
            <text:p>-0.001993905715487</text:p>
          </table:table-cell>
          <table:table-cell office:value-type="float" office:value="-0.015965712888536" calcext:value-type="float">
            <text:p>-0.015965712888536</text:p>
          </table:table-cell>
          <table:table-cell office:value-type="float" office:value="0.00016227174686936" calcext:value-type="float">
            <text:p>0.000162271746869</text:p>
          </table:table-cell>
          <table:table-cell office:value-type="float" office:value="-0.019973308762689" calcext:value-type="float">
            <text:p>-0.019973308762689</text:p>
          </table:table-cell>
        </table:table-row>
        <table:table-row table:style-name="ro1">
          <table:table-cell office:value-type="float" office:value="6.109375" calcext:value-type="float">
            <text:p>6.109375</text:p>
          </table:table-cell>
          <table:table-cell office:value-type="float" office:value="-0.00010247665437344" calcext:value-type="float">
            <text:p>-0.000102476654373</text:p>
          </table:table-cell>
          <table:table-cell office:value-type="float" office:value="-0.000037150106998655" calcext:value-type="float">
            <text:p>-3.7150106998655E-05</text:p>
          </table:table-cell>
          <table:table-cell office:value-type="float" office:value="0.00001481680695416" calcext:value-type="float">
            <text:p>1.481680695416E-05</text:p>
          </table:table-cell>
          <table:table-cell office:value-type="float" office:value="-0.0000023969477073907" calcext:value-type="float">
            <text:p>-2.3969477073907E-06</text:p>
          </table:table-cell>
          <table:table-cell office:value-type="float" office:value="-0.00000060439297787252" calcext:value-type="float">
            <text:p>-6.0439297787252E-07</text:p>
          </table:table-cell>
          <table:table-cell office:value-type="float" office:value="-0.00026902774114571" calcext:value-type="float">
            <text:p>-0.000269027741146</text:p>
          </table:table-cell>
          <table:table-cell office:value-type="float" office:value="-0.15909249334963" calcext:value-type="float">
            <text:p>-0.15909249334963</text:p>
          </table:table-cell>
          <table:table-cell office:value-type="float" office:value="-0.0076100284882721" calcext:value-type="float">
            <text:p>-0.007610028488272</text:p>
          </table:table-cell>
          <table:table-cell office:value-type="float" office:value="-0.0022019728563586" calcext:value-type="float">
            <text:p>-0.002201972856359</text:p>
          </table:table-cell>
          <table:table-cell office:value-type="float" office:value="-0.016956583763741" calcext:value-type="float">
            <text:p>-0.016956583763741</text:p>
          </table:table-cell>
          <table:table-cell office:value-type="float" office:value="0.00017289685682851" calcext:value-type="float">
            <text:p>0.000172896856829</text:p>
          </table:table-cell>
          <table:table-cell office:value-type="float" office:value="-0.020249128080561" calcext:value-type="float">
            <text:p>-0.020249128080561</text:p>
          </table:table-cell>
        </table:table-row>
        <table:table-row table:style-name="ro1">
          <table:table-cell office:value-type="float" office:value="6.209375" calcext:value-type="float">
            <text:p>6.209375</text:p>
          </table:table-cell>
          <table:table-cell office:value-type="float" office:value="-0.00017465860947816" calcext:value-type="float">
            <text:p>-0.000174658609478</text:p>
          </table:table-cell>
          <table:table-cell office:value-type="float" office:value="-0.000041504294308837" calcext:value-type="float">
            <text:p>-4.1504294308837E-05</text:p>
          </table:table-cell>
          <table:table-cell office:value-type="float" office:value="0.000012130814370854" calcext:value-type="float">
            <text:p>1.2130814370854E-05</text:p>
          </table:table-cell>
          <table:table-cell office:value-type="float" office:value="0.000021018780973667" calcext:value-type="float">
            <text:p>2.1018780973667E-05</text:p>
          </table:table-cell>
          <table:table-cell office:value-type="float" office:value="-0.00000049852069533658" calcext:value-type="float">
            <text:p>-4.9852069533658E-07</text:p>
          </table:table-cell>
          <table:table-cell office:value-type="float" office:value="-0.00023241973975178" calcext:value-type="float">
            <text:p>-0.000232419739752</text:p>
          </table:table-cell>
          <table:table-cell office:value-type="float" office:value="-0.16429978389918" calcext:value-type="float">
            <text:p>-0.16429978389918</text:p>
          </table:table-cell>
          <table:table-cell office:value-type="float" office:value="-0.0078640658570736" calcext:value-type="float">
            <text:p>-0.007864065857074</text:p>
          </table:table-cell>
          <table:table-cell office:value-type="float" office:value="-0.0024036884091813" calcext:value-type="float">
            <text:p>-0.002403688409181</text:p>
          </table:table-cell>
          <table:table-cell office:value-type="float" office:value="-0.01790349644374" calcext:value-type="float">
            <text:p>-0.01790349644374</text:p>
          </table:table-cell>
          <table:table-cell office:value-type="float" office:value="0.00018413866121792" calcext:value-type="float">
            <text:p>0.000184138661218</text:p>
          </table:table-cell>
          <table:table-cell office:value-type="float" office:value="-0.020477992991623" calcext:value-type="float">
            <text:p>-0.020477992991623</text:p>
          </table:table-cell>
        </table:table-row>
        <table:table-row table:style-name="ro1">
          <table:table-cell office:value-type="float" office:value="6.309375" calcext:value-type="float">
            <text:p>6.309375</text:p>
          </table:table-cell>
          <table:table-cell office:value-type="float" office:value="-0.00024647490250039" calcext:value-type="float">
            <text:p>-0.0002464749025</text:p>
          </table:table-cell>
          <table:table-cell office:value-type="float" office:value="-0.000045902117044235" calcext:value-type="float">
            <text:p>-4.5902117044235E-05</text:p>
          </table:table-cell>
          <table:table-cell office:value-type="float" office:value="0.0000094245249572362" calcext:value-type="float">
            <text:p>9.4245249572362E-06</text:p>
          </table:table-cell>
          <table:table-cell office:value-type="float" office:value="0.000043959305746627" calcext:value-type="float">
            <text:p>4.3959305746627E-05</text:p>
          </table:table-cell>
          <table:table-cell office:value-type="float" office:value="-0.00000038914830179488" calcext:value-type="float">
            <text:p>-3.8914830179488E-07</text:p>
          </table:table-cell>
          <table:table-cell office:value-type="float" office:value="-0.00019537144558781" calcext:value-type="float">
            <text:p>-0.000195371445588</text:p>
          </table:table-cell>
          <table:table-cell office:value-type="float" office:value="-0.16941363624249" calcext:value-type="float">
            <text:p>-0.16941363624249</text:p>
          </table:table-cell>
          <table:table-cell office:value-type="float" office:value="-0.0081145033266088" calcext:value-type="float">
            <text:p>-0.008114503326609</text:p>
          </table:table-cell>
          <table:table-cell office:value-type="float" office:value="-0.0025999966033218" calcext:value-type="float">
            <text:p>-0.002599996603322</text:p>
          </table:table-cell>
          <table:table-cell office:value-type="float" office:value="-0.018813691137847" calcext:value-type="float">
            <text:p>-0.018813691137847</text:p>
          </table:table-cell>
          <table:table-cell office:value-type="float" office:value="0.00019597605372028" calcext:value-type="float">
            <text:p>0.00019597605372</text:p>
          </table:table-cell>
          <table:table-cell office:value-type="float" office:value="-0.020663369848992" calcext:value-type="float">
            <text:p>-0.020663369848992</text:p>
          </table:table-cell>
        </table:table-row>
        <table:table-row table:style-name="ro1">
          <table:table-cell office:value-type="float" office:value="6.409375" calcext:value-type="float">
            <text:p>6.409375</text:p>
          </table:table-cell>
          <table:table-cell office:value-type="float" office:value="-0.00031792310528533" calcext:value-type="float">
            <text:p>-0.000317923105285</text:p>
          </table:table-cell>
          <table:table-cell office:value-type="float" office:value="-0.000050336189715238" calcext:value-type="float">
            <text:p>-5.0336189715238E-05</text:p>
          </table:table-cell>
          <table:table-cell office:value-type="float" office:value="0.0000066963594189331" calcext:value-type="float">
            <text:p>6.6963594189331E-06</text:p>
          </table:table-cell>
          <table:table-cell office:value-type="float" office:value="0.000066417804846885" calcext:value-type="float">
            <text:p>6.6417804846885E-05</text:p>
          </table:table-cell>
          <table:table-cell office:value-type="float" office:value="-0.00000027663704105897" calcext:value-type="float">
            <text:p>-2.7663704105897E-07</text:p>
          </table:table-cell>
          <table:table-cell office:value-type="float" office:value="-0.00015791068534154" calcext:value-type="float">
            <text:p>-0.000157910685342</text:p>
          </table:table-cell>
          <table:table-cell office:value-type="float" office:value="-0.17444136942432" calcext:value-type="float">
            <text:p>-0.17444136942432</text:p>
          </table:table-cell>
          <table:table-cell office:value-type="float" office:value="-0.0083615553544259" calcext:value-type="float">
            <text:p>-0.008361555354426</text:p>
          </table:table-cell>
          <table:table-cell office:value-type="float" office:value="-0.0027918061918056" calcext:value-type="float">
            <text:p>-0.002791806191806</text:p>
          </table:table-cell>
          <table:table-cell office:value-type="float" office:value="-0.019693344051302" calcext:value-type="float">
            <text:p>-0.019693344051302</text:p>
          </table:table-cell>
          <table:table-cell office:value-type="float" office:value="0.00020833658717212" calcext:value-type="float">
            <text:p>0.000208336587172</text:p>
          </table:table-cell>
          <table:table-cell office:value-type="float" office:value="-0.020808679058872" calcext:value-type="float">
            <text:p>-0.020808679058872</text:p>
          </table:table-cell>
        </table:table-row>
        <table:table-row table:style-name="ro1">
          <table:table-cell office:value-type="float" office:value="6.509375" calcext:value-type="float">
            <text:p>6.509375</text:p>
          </table:table-cell>
          <table:table-cell office:value-type="float" office:value="-0.0003866510030647" calcext:value-type="float">
            <text:p>-0.000386651003065</text:p>
          </table:table-cell>
          <table:table-cell office:value-type="float" office:value="-0.000054650115814448" calcext:value-type="float">
            <text:p>-5.4650115814448E-05</text:p>
          </table:table-cell>
          <table:table-cell office:value-type="float" office:value="0.0000040025152824037" calcext:value-type="float">
            <text:p>4.0025152824037E-06</text:p>
          </table:table-cell>
          <table:table-cell office:value-type="float" office:value="0.000087674392700913" calcext:value-type="float">
            <text:p>8.7674392700913E-05</text:p>
          </table:table-cell>
          <table:table-cell office:value-type="float" office:value="-0.00000016861282772003" calcext:value-type="float">
            <text:p>-1.6861282772003E-07</text:p>
          </table:table-cell>
          <table:table-cell office:value-type="float" office:value="-0.0001213323272031" calcext:value-type="float">
            <text:p>-0.000121332327203</text:p>
          </table:table-cell>
          <table:table-cell office:value-type="float" office:value="-0.17922722949642" calcext:value-type="float">
            <text:p>-0.17922722949642</text:p>
          </table:table-cell>
          <table:table-cell office:value-type="float" office:value="-0.0085973933304123" calcext:value-type="float">
            <text:p>-0.008597393330412</text:p>
          </table:table-cell>
          <table:table-cell office:value-type="float" office:value="-0.0029789184818431" calcext:value-type="float">
            <text:p>-0.002978918481843</text:p>
          </table:table-cell>
          <table:table-cell office:value-type="float" office:value="-0.020520391632929" calcext:value-type="float">
            <text:p>-0.020520391632929</text:p>
          </table:table-cell>
          <table:table-cell office:value-type="float" office:value="0.00022013281032428" calcext:value-type="float">
            <text:p>0.000220132810324</text:p>
          </table:table-cell>
          <table:table-cell office:value-type="float" office:value="-0.020914571093262" calcext:value-type="float">
            <text:p>-0.020914571093262</text:p>
          </table:table-cell>
        </table:table-row>
        <table:table-row table:style-name="ro1">
          <table:table-cell office:value-type="float" office:value="6.559375" calcext:value-type="float">
            <text:p>6.559375</text:p>
          </table:table-cell>
          <table:table-cell office:value-type="float" office:value="-0.00042011265536822" calcext:value-type="float">
            <text:p>-0.000420112655368</text:p>
          </table:table-cell>
          <table:table-cell office:value-type="float" office:value="-0.000056696603921219" calcext:value-type="float">
            <text:p>-5.6696603921219E-05</text:p>
          </table:table-cell>
          <table:table-cell office:value-type="float" office:value="0.0000026931899557297" calcext:value-type="float">
            <text:p>2.6931899557297E-06</text:p>
          </table:table-cell>
          <table:table-cell office:value-type="float" office:value="0.000097860887852789" calcext:value-type="float">
            <text:p>9.7860887852789E-05</text:p>
          </table:table-cell>
          <table:table-cell office:value-type="float" office:value="-0.00000031052071604611" calcext:value-type="float">
            <text:p>-3.1052071604611E-07</text:p>
          </table:table-cell>
          <table:table-cell office:value-type="float" office:value="-0.00010272937588919" calcext:value-type="float">
            <text:p>-0.000102729375889</text:p>
          </table:table-cell>
          <table:table-cell office:value-type="float" office:value="-0.18144666511614" calcext:value-type="float">
            <text:p>-0.18144666511614</text:p>
          </table:table-cell>
          <table:table-cell office:value-type="float" office:value="-0.0087077722155181" calcext:value-type="float">
            <text:p>-0.008707772215518</text:p>
          </table:table-cell>
          <table:table-cell office:value-type="float" office:value="-0.0030670245975488" calcext:value-type="float">
            <text:p>-0.003067024597549</text:p>
          </table:table-cell>
          <table:table-cell office:value-type="float" office:value="-0.020868233504336" calcext:value-type="float">
            <text:p>-0.020868233504336</text:p>
          </table:table-cell>
          <table:table-cell office:value-type="float" office:value="0.00019472111577892" calcext:value-type="float">
            <text:p>0.000194721115779</text:p>
          </table:table-cell>
          <table:table-cell office:value-type="float" office:value="-0.020800201666954" calcext:value-type="float">
            <text:p>-0.020800201666954</text:p>
          </table:table-cell>
        </table:table-row>
        <table:table-row table:style-name="ro1">
          <table:table-cell office:value-type="float" office:value="6.659375" calcext:value-type="float">
            <text:p>6.659375</text:p>
          </table:table-cell>
          <table:table-cell office:value-type="float" office:value="-0.0004881509533829" calcext:value-type="float">
            <text:p>-0.000488150953383</text:p>
          </table:table-cell>
          <table:table-cell office:value-type="float" office:value="-0.000056250222815477" calcext:value-type="float">
            <text:p>-5.6250222815477E-05</text:p>
          </table:table-cell>
          <table:table-cell office:value-type="float" office:value="0.00000042685130131546" calcext:value-type="float">
            <text:p>4.2685130131546E-07</text:p>
          </table:table-cell>
          <table:table-cell office:value-type="float" office:value="0.00011882470891654" calcext:value-type="float">
            <text:p>0.000118824708917</text:p>
          </table:table-cell>
          <table:table-cell office:value-type="float" office:value="-0.00000019778286631167" calcext:value-type="float">
            <text:p>-1.9778286631167E-07</text:p>
          </table:table-cell>
          <table:table-cell office:value-type="float" office:value="-0.000064081838145893" calcext:value-type="float">
            <text:p>-6.4081838145893E-05</text:p>
          </table:table-cell>
          <table:table-cell office:value-type="float" office:value="-0.1853069718211" calcext:value-type="float">
            <text:p>-0.1853069718211</text:p>
          </table:table-cell>
          <table:table-cell office:value-type="float" office:value="-0.0089040171739382" calcext:value-type="float">
            <text:p>-0.008904017173938</text:p>
          </table:table-cell>
          <table:table-cell office:value-type="float" office:value="-0.0031671300681361" calcext:value-type="float">
            <text:p>-0.003167130068136</text:p>
          </table:table-cell>
          <table:table-cell office:value-type="float" office:value="-0.021715715795938" calcext:value-type="float">
            <text:p>-0.021715715795938</text:p>
          </table:table-cell>
          <table:table-cell office:value-type="float" office:value="0.00014782261404688" calcext:value-type="float">
            <text:p>0.000147822614047</text:p>
          </table:table-cell>
          <table:table-cell office:value-type="float" office:value="-0.020516555754396" calcext:value-type="float">
            <text:p>-0.020516555754396</text:p>
          </table:table-cell>
        </table:table-row>
        <table:table-row table:style-name="ro1">
          <table:table-cell office:value-type="float" office:value="6.759375" calcext:value-type="float">
            <text:p>6.759375</text:p>
          </table:table-cell>
          <table:table-cell office:value-type="float" office:value="-0.00055971993794358" calcext:value-type="float">
            <text:p>-0.000559719937944</text:p>
          </table:table-cell>
          <table:table-cell office:value-type="float" office:value="-0.000050769367846185" calcext:value-type="float">
            <text:p>-5.0769367846185E-05</text:p>
          </table:table-cell>
          <table:table-cell office:value-type="float" office:value="-0.0000019015346512596" calcext:value-type="float">
            <text:p>-1.9015346512596E-06</text:p>
          </table:table-cell>
          <table:table-cell office:value-type="float" office:value="0.00014124271824351" calcext:value-type="float">
            <text:p>0.000141242718244</text:p>
          </table:table-cell>
          <table:table-cell office:value-type="float" office:value="-0.000000038471992814726" calcext:value-type="float">
            <text:p>-3.8471992814726E-08</text:p>
          </table:table-cell>
          <table:table-cell office:value-type="float" office:value="-0.000024297409911044" calcext:value-type="float">
            <text:p>-2.4297409911044E-05</text:p>
          </table:table-cell>
          <table:table-cell office:value-type="float" office:value="-0.1889293229266" calcext:value-type="float">
            <text:p>-0.1889293229266</text:p>
          </table:table-cell>
          <table:table-cell office:value-type="float" office:value="-0.0090904865448469" calcext:value-type="float">
            <text:p>-0.009090486544847</text:p>
          </table:table-cell>
          <table:table-cell office:value-type="float" office:value="-0.0032578607176334" calcext:value-type="float">
            <text:p>-0.003257860717633</text:p>
          </table:table-cell>
          <table:table-cell office:value-type="float" office:value="-0.022931971075255" calcext:value-type="float">
            <text:p>-0.022931971075255</text:p>
          </table:table-cell>
          <table:table-cell office:value-type="float" office:value="0.000095039034578289" calcext:value-type="float">
            <text:p>9.5039034578289E-05</text:p>
          </table:table-cell>
          <table:table-cell office:value-type="float" office:value="-0.020595386543983" calcext:value-type="float">
            <text:p>-0.020595386543983</text:p>
          </table:table-cell>
        </table:table-row>
        <table:table-row table:style-name="ro1">
          <table:table-cell office:value-type="float" office:value="6.859375" calcext:value-type="float">
            <text:p>6.859375</text:p>
          </table:table-cell>
          <table:table-cell office:value-type="float" office:value="-0.00063660112547257" calcext:value-type="float">
            <text:p>-0.000636601125473</text:p>
          </table:table-cell>
          <table:table-cell office:value-type="float" office:value="-0.00004071921735392" calcext:value-type="float">
            <text:p>-4.071921735392E-05</text:p>
          </table:table-cell>
          <table:table-cell office:value-type="float" office:value="-0.0000049361626809236" calcext:value-type="float">
            <text:p>-4.9361626809236E-06</text:p>
          </table:table-cell>
          <table:table-cell office:value-type="float" office:value="0.0001655371113497" calcext:value-type="float">
            <text:p>0.00016553711135</text:p>
          </table:table-cell>
          <table:table-cell office:value-type="float" office:value="0.000000035892496108206" calcext:value-type="float">
            <text:p>3.5892496108206E-08</text:p>
          </table:table-cell>
          <table:table-cell office:value-type="float" office:value="0.000016930645170861" calcext:value-type="float">
            <text:p>1.6930645170861E-05</text:p>
          </table:table-cell>
          <table:table-cell office:value-type="float" office:value="-0.19232039275522" calcext:value-type="float">
            <text:p>-0.19232039275522</text:p>
          </table:table-cell>
          <table:table-cell office:value-type="float" office:value="-0.0092637726949855" calcext:value-type="float">
            <text:p>-0.009263772694986</text:p>
          </table:table-cell>
          <table:table-cell office:value-type="float" office:value="-0.0034345190398224" calcext:value-type="float">
            <text:p>-0.003434519039822</text:p>
          </table:table-cell>
          <table:table-cell office:value-type="float" office:value="-0.024798160578245" calcext:value-type="float">
            <text:p>-0.024798160578245</text:p>
          </table:table-cell>
          <table:table-cell office:value-type="float" office:value="0.000089301813972121" calcext:value-type="float">
            <text:p>8.9301813972121E-05</text:p>
          </table:table-cell>
          <table:table-cell office:value-type="float" office:value="-0.021301465366335" calcext:value-type="float">
            <text:p>-0.021301465366335</text:p>
          </table:table-cell>
        </table:table-row>
        <table:table-row table:style-name="ro1">
          <table:table-cell office:value-type="float" office:value="6.959375" calcext:value-type="float">
            <text:p>6.959375</text:p>
          </table:table-cell>
          <table:table-cell office:value-type="float" office:value="-0.00071383441193557" calcext:value-type="float">
            <text:p>-0.000713834411936</text:p>
          </table:table-cell>
          <table:table-cell office:value-type="float" office:value="-0.000034746349792883" calcext:value-type="float">
            <text:p>-3.4746349792883E-05</text:p>
          </table:table-cell>
          <table:table-cell office:value-type="float" office:value="-0.0000078034713167749" calcext:value-type="float">
            <text:p>-7.8034713167749E-06</text:p>
          </table:table-cell>
          <table:table-cell office:value-type="float" office:value="0.00018879373690462" calcext:value-type="float">
            <text:p>0.000188793736905</text:p>
          </table:table-cell>
          <table:table-cell office:value-type="float" office:value="-0.00000011203343103126" calcext:value-type="float">
            <text:p>-1.1203343103126E-07</text:p>
          </table:table-cell>
          <table:table-cell office:value-type="float" office:value="0.000058335015506843" calcext:value-type="float">
            <text:p>5.8335015506843E-05</text:p>
          </table:table-cell>
          <table:table-cell office:value-type="float" office:value="-0.19565324090184" calcext:value-type="float">
            <text:p>-0.19565324090184</text:p>
          </table:table-cell>
          <table:table-cell office:value-type="float" office:value="-0.0094254579176252" calcext:value-type="float">
            <text:p>-0.009425457917625</text:p>
          </table:table-cell>
          <table:table-cell office:value-type="float" office:value="-0.0035720803313412" calcext:value-type="float">
            <text:p>-0.003572080331341</text:p>
          </table:table-cell>
          <table:table-cell office:value-type="float" office:value="-0.027056154983538" calcext:value-type="float">
            <text:p>-0.027056154983538</text:p>
          </table:table-cell>
          <table:table-cell office:value-type="float" office:value="0.000065370745736666" calcext:value-type="float">
            <text:p>6.5370745736666E-05</text:p>
          </table:table-cell>
          <table:table-cell office:value-type="float" office:value="-0.022311075364774" calcext:value-type="float">
            <text:p>-0.022311075364774</text:p>
          </table:table-cell>
        </table:table-row>
        <table:table-row table:style-name="ro1">
          <table:table-cell office:value-type="float" office:value="7.059375" calcext:value-type="float">
            <text:p>7.059375</text:p>
          </table:table-cell>
          <table:table-cell office:value-type="float" office:value="-0.00078818244161055" calcext:value-type="float">
            <text:p>-0.000788182441611</text:p>
          </table:table-cell>
          <table:table-cell office:value-type="float" office:value="-0.00003455414840467" calcext:value-type="float">
            <text:p>-3.455414840467E-05</text:p>
          </table:table-cell>
          <table:table-cell office:value-type="float" office:value="-0.000010587298083351" calcext:value-type="float">
            <text:p>-1.0587298083351E-05</text:p>
          </table:table-cell>
          <table:table-cell office:value-type="float" office:value="0.00020980365069889" calcext:value-type="float">
            <text:p>0.000209803650699</text:p>
          </table:table-cell>
          <table:table-cell office:value-type="float" office:value="-0.000000085575336563678" calcext:value-type="float">
            <text:p>-8.5575336563678E-08</text:p>
          </table:table-cell>
          <table:table-cell office:value-type="float" office:value="0.000098383431679547" calcext:value-type="float">
            <text:p>9.8383431679547E-05</text:p>
          </table:table-cell>
          <table:table-cell office:value-type="float" office:value="-0.19871914445282" calcext:value-type="float">
            <text:p>-0.19871914445282</text:p>
          </table:table-cell>
          <table:table-cell office:value-type="float" office:value="-0.0095648546671316" calcext:value-type="float">
            <text:p>-0.009564854667132</text:p>
          </table:table-cell>
          <table:table-cell office:value-type="float" office:value="-0.0036807093056442" calcext:value-type="float">
            <text:p>-0.003680709305644</text:p>
          </table:table-cell>
          <table:table-cell office:value-type="float" office:value="-0.029693020959047" calcext:value-type="float">
            <text:p>-0.029693020959047</text:p>
          </table:table-cell>
          <table:table-cell office:value-type="float" office:value="0.000058894744502696" calcext:value-type="float">
            <text:p>5.8894744502696E-05</text:p>
          </table:table-cell>
          <table:table-cell office:value-type="float" office:value="-0.023585398184995" calcext:value-type="float">
            <text:p>-0.023585398184995</text:p>
          </table:table-cell>
        </table:table-row>
        <table:table-row table:style-name="ro1">
          <table:table-cell office:value-type="float" office:value="7.159375" calcext:value-type="float">
            <text:p>7.159375</text:p>
          </table:table-cell>
          <table:table-cell office:value-type="float" office:value="-0.00085845294453087" calcext:value-type="float">
            <text:p>-0.000858452944531</text:p>
          </table:table-cell>
          <table:table-cell office:value-type="float" office:value="-0.000036451541940207" calcext:value-type="float">
            <text:p>-3.6451541940207E-05</text:p>
          </table:table-cell>
          <table:table-cell office:value-type="float" office:value="-0.000013299657177985" calcext:value-type="float">
            <text:p>-1.3299657177985E-05</text:p>
          </table:table-cell>
          <table:table-cell office:value-type="float" office:value="0.00022904606834886" calcext:value-type="float">
            <text:p>0.000229046068349</text:p>
          </table:table-cell>
          <table:table-cell office:value-type="float" office:value="-0.0000000022212204046791" calcext:value-type="float">
            <text:p>-2.2212204046791E-09</text:p>
          </table:table-cell>
          <table:table-cell office:value-type="float" office:value="0.00013649882011704" calcext:value-type="float">
            <text:p>0.000136498820117</text:p>
          </table:table-cell>
          <table:table-cell office:value-type="float" office:value="-0.20154500873216" calcext:value-type="float">
            <text:p>-0.20154500873216</text:p>
          </table:table-cell>
          <table:table-cell office:value-type="float" office:value="-0.0096903591192932" calcext:value-type="float">
            <text:p>-0.009690359119293</text:p>
          </table:table-cell>
          <table:table-cell office:value-type="float" office:value="-0.0037815132173358" calcext:value-type="float">
            <text:p>-0.003781513217336</text:p>
          </table:table-cell>
          <table:table-cell office:value-type="float" office:value="-0.032332281767791" calcext:value-type="float">
            <text:p>-0.032332281767791</text:p>
          </table:table-cell>
          <table:table-cell office:value-type="float" office:value="0.00005756041634701" calcext:value-type="float">
            <text:p>5.756041634701E-05</text:p>
          </table:table-cell>
          <table:table-cell office:value-type="float" office:value="-0.024899438934156" calcext:value-type="float">
            <text:p>-0.024899438934156</text:p>
          </table:table-cell>
        </table:table-row>
        <table:table-row table:style-name="ro1">
          <table:table-cell office:value-type="float" office:value="7.259375" calcext:value-type="float">
            <text:p>7.259375</text:p>
          </table:table-cell>
          <table:table-cell office:value-type="float" office:value="-0.00092846255801861" calcext:value-type="float">
            <text:p>-0.000928462558019</text:p>
          </table:table-cell>
          <table:table-cell office:value-type="float" office:value="-0.000038467980718831" calcext:value-type="float">
            <text:p>-3.8467980718831E-05</text:p>
          </table:table-cell>
          <table:table-cell office:value-type="float" office:value="-0.000016037164076521" calcext:value-type="float">
            <text:p>-1.6037164076521E-05</text:p>
          </table:table-cell>
          <table:table-cell office:value-type="float" office:value="0.0002479661397493" calcext:value-type="float">
            <text:p>0.000247966139749</text:p>
          </table:table-cell>
          <table:table-cell office:value-type="float" office:value="0.000000082655862368353" calcext:value-type="float">
            <text:p>8.2655862368353E-08</text:p>
          </table:table-cell>
          <table:table-cell office:value-type="float" office:value="0.00017477656631515" calcext:value-type="float">
            <text:p>0.000174776566315</text:p>
          </table:table-cell>
          <table:table-cell office:value-type="float" office:value="-0.20433568189569" calcext:value-type="float">
            <text:p>-0.20433568189569</text:p>
          </table:table-cell>
          <table:table-cell office:value-type="float" office:value="-0.0098147801310142" calcext:value-type="float">
            <text:p>-0.009814780131014</text:p>
          </table:table-cell>
          <table:table-cell office:value-type="float" office:value="-0.0038805940109798" calcext:value-type="float">
            <text:p>-0.00388059401098</text:p>
          </table:table-cell>
          <table:table-cell office:value-type="float" office:value="-0.034947888761806" calcext:value-type="float">
            <text:p>-0.034947888761806</text:p>
          </table:table-cell>
          <table:table-cell office:value-type="float" office:value="0.000056412275108056" calcext:value-type="float">
            <text:p>5.6412275108056E-05</text:p>
          </table:table-cell>
          <table:table-cell office:value-type="float" office:value="-0.026219351618441" calcext:value-type="float">
            <text:p>-0.026219351618441</text:p>
          </table:table-cell>
        </table:table-row>
        <table:table-row table:style-name="ro1">
          <table:table-cell office:value-type="float" office:value="7.359375" calcext:value-type="float">
            <text:p>7.359375</text:p>
          </table:table-cell>
          <table:table-cell office:value-type="float" office:value="-0.00099822229239991" calcext:value-type="float">
            <text:p>-0.0009982222924</text:p>
          </table:table-cell>
          <table:table-cell office:value-type="float" office:value="-0.000040599299218744" calcext:value-type="float">
            <text:p>-4.0599299218744E-05</text:p>
          </table:table-cell>
          <table:table-cell office:value-type="float" office:value="-0.000018798906599367" calcext:value-type="float">
            <text:p>-1.8798906599367E-05</text:p>
          </table:table-cell>
          <table:table-cell office:value-type="float" office:value="0.00026657396059381" calcext:value-type="float">
            <text:p>0.000266573960594</text:p>
          </table:table-cell>
          <table:table-cell office:value-type="float" office:value="0.00000016897705494349" calcext:value-type="float">
            <text:p>1.6897705494349E-07</text:p>
          </table:table-cell>
          <table:table-cell office:value-type="float" office:value="0.00021321001477462" calcext:value-type="float">
            <text:p>0.000213210014775</text:p>
          </table:table-cell>
          <table:table-cell office:value-type="float" office:value="-0.20709389842076" calcext:value-type="float">
            <text:p>-0.20709389842076</text:p>
          </table:table-cell>
          <table:table-cell office:value-type="float" office:value="-0.0099381846989472" calcext:value-type="float">
            <text:p>-0.009938184698947</text:p>
          </table:table-cell>
          <table:table-cell office:value-type="float" office:value="-0.0039779205155019" calcext:value-type="float">
            <text:p>-0.003977920515502</text:p>
          </table:table-cell>
          <table:table-cell office:value-type="float" office:value="-0.037541140941813" calcext:value-type="float">
            <text:p>-0.037541140941813</text:p>
          </table:table-cell>
          <table:table-cell office:value-type="float" office:value="0.000055431116544519" calcext:value-type="float">
            <text:p>5.5431116544519E-05</text:p>
          </table:table-cell>
          <table:table-cell office:value-type="float" office:value="-0.027545077078952" calcext:value-type="float">
            <text:p>-0.027545077078952</text:p>
          </table:table-cell>
        </table:table-row>
        <table:table-row table:style-name="ro1">
          <table:table-cell office:value-type="float" office:value="7.459375" calcext:value-type="float">
            <text:p>7.459375</text:p>
          </table:table-cell>
          <table:table-cell office:value-type="float" office:value="-0.0010677428304464" calcext:value-type="float">
            <text:p>-0.001067742830446</text:p>
          </table:table-cell>
          <table:table-cell office:value-type="float" office:value="-0.000042841585743524" calcext:value-type="float">
            <text:p>-4.2841585743524E-05</text:p>
          </table:table-cell>
          <table:table-cell office:value-type="float" office:value="-0.000021584061512179" calcext:value-type="float">
            <text:p>-2.1584061512179E-05</text:p>
          </table:table-cell>
          <table:table-cell office:value-type="float" office:value="0.00028487933488361" calcext:value-type="float">
            <text:p>0.000284879334884</text:p>
          </table:table-cell>
          <table:table-cell office:value-type="float" office:value="0.00000025667110050964" calcext:value-type="float">
            <text:p>2.5667110050964E-07</text:p>
          </table:table-cell>
          <table:table-cell office:value-type="float" office:value="0.00025179312485909" calcext:value-type="float">
            <text:p>0.000251793124859</text:p>
          </table:table-cell>
          <table:table-cell office:value-type="float" office:value="-0.20982215170002" calcext:value-type="float">
            <text:p>-0.20982215170002</text:p>
          </table:table-cell>
          <table:table-cell office:value-type="float" office:value="-0.010060634077013" calcext:value-type="float">
            <text:p>-0.010060634077013</text:p>
          </table:table-cell>
          <table:table-cell office:value-type="float" office:value="-0.0040734789139265" calcext:value-type="float">
            <text:p>-0.004073478913927</text:p>
          </table:table-cell>
          <table:table-cell office:value-type="float" office:value="-0.040113236794986" calcext:value-type="float">
            <text:p>-0.040113236794986</text:p>
          </table:table-cell>
          <table:table-cell office:value-type="float" office:value="0.000054599687664966" calcext:value-type="float">
            <text:p>5.4599687664966E-05</text:p>
          </table:table-cell>
          <table:table-cell office:value-type="float" office:value="-0.02887655612443" calcext:value-type="float">
            <text:p>-0.02887655612443</text:p>
          </table:table-cell>
        </table:table-row>
        <table:table-row table:style-name="ro1">
          <table:table-cell office:value-type="float" office:value="7.559375" calcext:value-type="float">
            <text:p>7.559375</text:p>
          </table:table-cell>
          <table:table-cell office:value-type="float" office:value="-0.0011370345447817" calcext:value-type="float">
            <text:p>-0.001137034544782</text:p>
          </table:table-cell>
          <table:table-cell office:value-type="float" office:value="-0.000045191174931805" calcext:value-type="float">
            <text:p>-4.5191174931805E-05</text:p>
          </table:table-cell>
          <table:table-cell office:value-type="float" office:value="-0.000024391885110447" calcext:value-type="float">
            <text:p>-2.4391885110447E-05</text:p>
          </table:table-cell>
          <table:table-cell office:value-type="float" office:value="0.00030289176900572" calcext:value-type="float">
            <text:p>0.000302891769006</text:p>
          </table:table-cell>
          <table:table-cell office:value-type="float" office:value="0.00000034567341040738" calcext:value-type="float">
            <text:p>3.4567341040738E-07</text:p>
          </table:table-cell>
          <table:table-cell office:value-type="float" office:value="0.00029052040741003" calcext:value-type="float">
            <text:p>0.00029052040741</text:p>
          </table:table-cell>
          <table:table-cell office:value-type="float" office:value="-0.21252272268897" calcext:value-type="float">
            <text:p>-0.21252272268897</text:p>
          </table:table-cell>
          <table:table-cell office:value-type="float" office:value="-0.010182184571944" calcext:value-type="float">
            <text:p>-0.010182184571944</text:p>
          </table:table-cell>
          <table:table-cell office:value-type="float" office:value="-0.0041672695452813" calcext:value-type="float">
            <text:p>-0.004167269545281</text:p>
          </table:table-cell>
          <table:table-cell office:value-type="float" office:value="-0.042665287106596" calcext:value-type="float">
            <text:p>-0.042665287106596</text:p>
          </table:table-cell>
          <table:table-cell office:value-type="float" office:value="0.000053902473721684" calcext:value-type="float">
            <text:p>5.3902473721684E-05</text:p>
          </table:table-cell>
          <table:table-cell office:value-type="float" office:value="-0.030213733596566" calcext:value-type="float">
            <text:p>-0.030213733596566</text:p>
          </table:table-cell>
        </table:table-row>
        <table:table-row table:style-name="ro1">
          <table:table-cell office:value-type="float" office:value="7.659375" calcext:value-type="float">
            <text:p>7.659375</text:p>
          </table:table-cell>
          <table:table-cell office:value-type="float" office:value="-0.0012061075119394" calcext:value-type="float">
            <text:p>-0.001206107511939</text:p>
          </table:table-cell>
          <table:table-cell office:value-type="float" office:value="-0.000047644638297294" calcext:value-type="float">
            <text:p>-4.7644638297294E-05</text:p>
          </table:table-cell>
          <table:table-cell office:value-type="float" office:value="-0.000027221704957854" calcext:value-type="float">
            <text:p>-2.7221704957854E-05</text:p>
          </table:table-cell>
          <table:table-cell office:value-type="float" office:value="0.00032062046920339" calcext:value-type="float">
            <text:p>0.000320620469203</text:p>
          </table:table-cell>
          <table:table-cell office:value-type="float" office:value="0.00000043592525145836" calcext:value-type="float">
            <text:p>4.3592525145836E-07</text:p>
          </table:table-cell>
          <table:table-cell office:value-type="float" office:value="0.00032938687009919" calcext:value-type="float">
            <text:p>0.000329386870099</text:p>
          </table:table-cell>
          <table:table-cell office:value-type="float" office:value="-0.21519770423462" calcext:value-type="float">
            <text:p>-0.21519770423462</text:p>
          </table:table-cell>
          <table:table-cell office:value-type="float" office:value="-0.010302888196489" calcext:value-type="float">
            <text:p>-0.010302888196489</text:p>
          </table:table-cell>
          <table:table-cell office:value-type="float" office:value="-0.0042593042188252" calcext:value-type="float">
            <text:p>-0.004259304218825</text:p>
          </table:table-cell>
          <table:table-cell office:value-type="float" office:value="-0.04519832560906" calcext:value-type="float">
            <text:p>-0.04519832560906</text:p>
          </table:table-cell>
          <table:table-cell office:value-type="float" office:value="0.000053325510057267" calcext:value-type="float">
            <text:p>5.3325510057267E-05</text:p>
          </table:table-cell>
          <table:table-cell office:value-type="float" office:value="-0.03155656079066" calcext:value-type="float">
            <text:p>-0.03155656079066</text:p>
          </table:table-cell>
        </table:table-row>
        <table:table-row table:style-name="ro1">
          <table:table-cell office:value-type="float" office:value="7.759375" calcext:value-type="float">
            <text:p>7.759375</text:p>
          </table:table-cell>
          <table:table-cell office:value-type="float" office:value="-0.001274971523304" calcext:value-type="float">
            <text:p>-0.001274971523304</text:p>
          </table:table-cell>
          <table:table-cell office:value-type="float" office:value="-0.000050198773516635" calcext:value-type="float">
            <text:p>-5.0198773516635E-05</text:p>
          </table:table-cell>
          <table:table-cell office:value-type="float" office:value="-0.000030072912578485" calcext:value-type="float">
            <text:p>-3.0072912578485E-05</text:p>
          </table:table-cell>
          <table:table-cell office:value-type="float" office:value="0.00033807434149259" calcext:value-type="float">
            <text:p>0.000338074341493</text:p>
          </table:table-cell>
          <table:table-cell office:value-type="float" office:value="0.00000052737303762741" calcext:value-type="float">
            <text:p>5.2737303762741E-07</text:p>
          </table:table-cell>
          <table:table-cell office:value-type="float" office:value="0.00036838796955812" calcext:value-type="float">
            <text:p>0.000368387969558</text:p>
          </table:table-cell>
          <table:table-cell office:value-type="float" office:value="-0.21784902183417" calcext:value-type="float">
            <text:p>-0.21784902183417</text:p>
          </table:table-cell>
          <table:table-cell office:value-type="float" office:value="-0.010422793207596" calcext:value-type="float">
            <text:p>-0.010422793207596</text:p>
          </table:table-cell>
          <table:table-cell office:value-type="float" office:value="-0.0043496039589285" calcext:value-type="float">
            <text:p>-0.004349603958929</text:p>
          </table:table-cell>
          <table:table-cell office:value-type="float" office:value="-0.047713317884711" calcext:value-type="float">
            <text:p>-0.047713317884711</text:p>
          </table:table-cell>
          <table:table-cell office:value-type="float" office:value="0.000052856216049031" calcext:value-type="float">
            <text:p>5.2856216049031E-05</text:p>
          </table:table-cell>
          <table:table-cell office:value-type="float" office:value="-0.032904996714096" calcext:value-type="float">
            <text:p>-0.032904996714096</text:p>
          </table:table-cell>
        </table:table-row>
        <table:table-row table:style-name="ro1">
          <table:table-cell office:value-type="float" office:value="7.859375" calcext:value-type="float">
            <text:p>7.859375</text:p>
          </table:table-cell>
          <table:table-cell office:value-type="float" office:value="-0.0013436360932436" calcext:value-type="float">
            <text:p>-0.001343636093244</text:p>
          </table:table-cell>
          <table:table-cell office:value-type="float" office:value="-0.000052850592983462" calcext:value-type="float">
            <text:p>-5.2850592983462E-05</text:p>
          </table:table-cell>
          <table:table-cell office:value-type="float" office:value="-0.000032944956943155" calcext:value-type="float">
            <text:p>-3.2944956943155E-05</text:p>
          </table:table-cell>
          <table:table-cell office:value-type="float" office:value="0.00035526199336819" calcext:value-type="float">
            <text:p>0.000355261993368</text:p>
          </table:table-cell>
          <table:table-cell office:value-type="float" office:value="0.00000061996771252931" calcext:value-type="float">
            <text:p>6.1996771252931E-07</text:p>
          </table:table-cell>
          <table:table-cell office:value-type="float" office:value="0.00040751956882568" calcext:value-type="float">
            <text:p>0.000407519568826</text:p>
          </table:table-cell>
          <table:table-cell office:value-type="float" office:value="-0.22047845142573" calcext:value-type="float">
            <text:p>-0.22047845142573</text:p>
          </table:table-cell>
          <table:table-cell office:value-type="float" office:value="-0.010541944551361" calcext:value-type="float">
            <text:p>-0.010541944551361</text:p>
          </table:table-cell>
          <table:table-cell office:value-type="float" office:value="-0.0044381971122754" calcext:value-type="float">
            <text:p>-0.004438197112275</text:p>
          </table:table-cell>
          <table:table-cell office:value-type="float" office:value="-0.050211168843391" calcext:value-type="float">
            <text:p>-0.050211168843391</text:p>
          </table:table-cell>
          <table:table-cell office:value-type="float" office:value="0.000052483248558864" calcext:value-type="float">
            <text:p>5.2483248558864E-05</text:p>
          </table:table-cell>
          <table:table-cell office:value-type="float" office:value="-0.03425900853199" calcext:value-type="float">
            <text:p>-0.03425900853199</text:p>
          </table:table-cell>
        </table:table-row>
        <table:table-row table:style-name="ro1">
          <table:table-cell office:value-type="float" office:value="7.959375" calcext:value-type="float">
            <text:p>7.959375</text:p>
          </table:table-cell>
          <table:table-cell office:value-type="float" office:value="-0.001412110464793" calcext:value-type="float">
            <text:p>-0.001412110464793</text:p>
          </table:table-cell>
          <table:table-cell office:value-type="float" office:value="-0.000055597312002359" calcext:value-type="float">
            <text:p>-5.5597312002359E-05</text:p>
          </table:table-cell>
          <table:table-cell office:value-type="float" office:value="-0.000035837338623191" calcext:value-type="float">
            <text:p>-3.5837338623191E-05</text:p>
          </table:table-cell>
          <table:table-cell office:value-type="float" office:value="0.00037219173684586" calcext:value-type="float">
            <text:p>0.000372191736846</text:p>
          </table:table-cell>
          <table:table-cell office:value-type="float" office:value="0.00000071366421072959" calcext:value-type="float">
            <text:p>7.1366421072959E-07</text:p>
          </table:table-cell>
          <table:table-cell office:value-type="float" office:value="0.00044677789903487" calcext:value-type="float">
            <text:p>0.000446777899035</text:p>
          </table:table-cell>
          <table:table-cell office:value-type="float" office:value="-0.22308763469899" calcext:value-type="float">
            <text:p>-0.22308763469899</text:p>
          </table:table-cell>
          <table:table-cell office:value-type="float" office:value="-0.010660384232192" calcext:value-type="float">
            <text:p>-0.010660384232192</text:p>
          </table:table-cell>
          <table:table-cell office:value-type="float" office:value="-0.0045251177602852" calcext:value-type="float">
            <text:p>-0.004525117760285</text:p>
          </table:table-cell>
          <table:table-cell office:value-type="float" office:value="-0.052692729026616" calcext:value-type="float">
            <text:p>-0.052692729026616</text:p>
          </table:table-cell>
          <table:table-cell office:value-type="float" office:value="0.00005219637251252" calcext:value-type="float">
            <text:p>5.219637251252E-05</text:p>
          </table:table-cell>
          <table:table-cell office:value-type="float" office:value="-0.035618571453321" calcext:value-type="float">
            <text:p>-0.035618571453321</text:p>
          </table:table-cell>
        </table:table-row>
        <table:table-row table:style-name="ro1">
          <table:table-cell office:value-type="float" office:value="8.059375" calcext:value-type="float">
            <text:p>8.059375</text:p>
          </table:table-cell>
          <table:table-cell office:value-type="float" office:value="-0.001480403613272" calcext:value-type="float">
            <text:p>-0.001480403613272</text:p>
          </table:table-cell>
          <table:table-cell office:value-type="float" office:value="-0.00005843633689108" calcext:value-type="float">
            <text:p>-5.843633689108E-05</text:p>
          </table:table-cell>
          <table:table-cell office:value-type="float" office:value="-0.000038749604511786" calcext:value-type="float">
            <text:p>-3.8749604511786E-05</text:p>
          </table:table-cell>
          <table:table-cell office:value-type="float" office:value="0.00038887159252566" calcext:value-type="float">
            <text:p>0.000388871592526</text:p>
          </table:table-cell>
          <table:table-cell office:value-type="float" office:value="0.00000080842098724701" calcext:value-type="float">
            <text:p>8.0842098724701E-07</text:p>
          </table:table-cell>
          <table:table-cell office:value-type="float" office:value="0.00048615952454768" calcext:value-type="float">
            <text:p>0.000486159524548</text:p>
          </table:table-cell>
          <table:table-cell office:value-type="float" office:value="-0.2256780923241" calcext:value-type="float">
            <text:p>-0.2256780923241</text:p>
          </table:table-cell>
          <table:table-cell office:value-type="float" office:value="-0.010778151620148" calcext:value-type="float">
            <text:p>-0.010778151620148</text:p>
          </table:table-cell>
          <table:table-cell office:value-type="float" office:value="-0.0046104043890273" calcext:value-type="float">
            <text:p>-0.004610404389027</text:p>
          </table:table-cell>
          <table:table-cell office:value-type="float" office:value="-0.055158799938817" calcext:value-type="float">
            <text:p>-0.055158799938817</text:p>
          </table:table-cell>
          <table:table-cell office:value-type="float" office:value="0.000051986346477111" calcext:value-type="float">
            <text:p>5.1986346477111E-05</text:p>
          </table:table-cell>
          <table:table-cell office:value-type="float" office:value="-0.036983668241368" calcext:value-type="float">
            <text:p>-0.036983668241368</text:p>
          </table:table-cell>
        </table:table-row>
        <table:table-row table:style-name="ro1">
          <table:table-cell office:value-type="float" office:value="8.159375" calcext:value-type="float">
            <text:p>8.159375</text:p>
          </table:table-cell>
          <table:table-cell office:value-type="float" office:value="-0.0015469966725565" calcext:value-type="float">
            <text:p>-0.001546996672557</text:p>
          </table:table-cell>
          <table:table-cell office:value-type="float" office:value="-0.000061256773519771" calcext:value-type="float">
            <text:p>-6.1256773519771E-05</text:p>
          </table:table-cell>
          <table:table-cell office:value-type="float" office:value="-0.000041583009169003" calcext:value-type="float">
            <text:p>-4.1583009169003E-05</text:p>
          </table:table-cell>
          <table:table-cell office:value-type="float" office:value="0.00040506415399618" calcext:value-type="float">
            <text:p>0.000405064153996</text:p>
          </table:table-cell>
          <table:table-cell office:value-type="float" office:value="0.00000095216949989294" calcext:value-type="float">
            <text:p>9.5216949989294E-07</text:p>
          </table:table-cell>
          <table:table-cell office:value-type="float" office:value="0.00052484912593158" calcext:value-type="float">
            <text:p>0.000524849125932</text:p>
          </table:table-cell>
          <table:table-cell office:value-type="float" office:value="-0.22816307988289" calcext:value-type="float">
            <text:p>-0.22816307988289</text:p>
          </table:table-cell>
          <table:table-cell office:value-type="float" office:value="-0.010891639447423" calcext:value-type="float">
            <text:p>-0.010891639447423</text:p>
          </table:table-cell>
          <table:table-cell office:value-type="float" office:value="-0.0046873931036095" calcext:value-type="float">
            <text:p>-0.00468739310361</text:p>
          </table:table-cell>
          <table:table-cell office:value-type="float" office:value="-0.057514832483746" calcext:value-type="float">
            <text:p>-0.057514832483746</text:p>
          </table:table-cell>
          <table:table-cell office:value-type="float" office:value="0.00005931593031252" calcext:value-type="float">
            <text:p>5.931593031252E-05</text:p>
          </table:table-cell>
          <table:table-cell office:value-type="float" office:value="-0.038290868763466" calcext:value-type="float">
            <text:p>-0.038290868763466</text:p>
          </table:table-cell>
        </table:table-row>
        <table:table-row table:style-name="ro1">
          <table:table-cell office:value-type="float" office:value="8.259375" calcext:value-type="float">
            <text:p>8.259375</text:p>
          </table:table-cell>
          <table:table-cell office:value-type="float" office:value="-0.0016130589450441" calcext:value-type="float">
            <text:p>-0.001613058945044</text:p>
          </table:table-cell>
          <table:table-cell office:value-type="float" office:value="-0.00006341901982202" calcext:value-type="float">
            <text:p>-6.341901982202E-05</text:p>
          </table:table-cell>
          <table:table-cell office:value-type="float" office:value="-0.000044574221885585" calcext:value-type="float">
            <text:p>-4.4574221885585E-05</text:p>
          </table:table-cell>
          <table:table-cell office:value-type="float" office:value="0.00042129238720167" calcext:value-type="float">
            <text:p>0.000421292387202</text:p>
          </table:table-cell>
          <table:table-cell office:value-type="float" office:value="0.0000011148604771462" calcext:value-type="float">
            <text:p>1.1148604771462E-06</text:p>
          </table:table-cell>
          <table:table-cell office:value-type="float" office:value="0.00056669451400862" calcext:value-type="float">
            <text:p>0.000566694514009</text:p>
          </table:table-cell>
          <table:table-cell office:value-type="float" office:value="-0.23000418675103" calcext:value-type="float">
            <text:p>-0.23000418675103</text:p>
          </table:table-cell>
          <table:table-cell office:value-type="float" office:value="-0.01098031577573" calcext:value-type="float">
            <text:p>-0.01098031577573</text:p>
          </table:table-cell>
          <table:table-cell office:value-type="float" office:value="-0.0047822492900344" calcext:value-type="float">
            <text:p>-0.004782249290034</text:p>
          </table:table-cell>
          <table:table-cell office:value-type="float" office:value="-0.059382039719784" calcext:value-type="float">
            <text:p>-0.059382039719784</text:p>
          </table:table-cell>
          <table:table-cell office:value-type="float" office:value="0.000067740779739444" calcext:value-type="float">
            <text:p>6.7740779739444E-05</text:p>
          </table:table-cell>
          <table:table-cell office:value-type="float" office:value="-0.038776596541958" calcext:value-type="float">
            <text:p>-0.038776596541958</text:p>
          </table:table-cell>
        </table:table-row>
        <table:table-row table:style-name="ro1">
          <table:table-cell office:value-type="float" office:value="8.359375" calcext:value-type="float">
            <text:p>8.359375</text:p>
          </table:table-cell>
          <table:table-cell office:value-type="float" office:value="-0.0016771040550877" calcext:value-type="float">
            <text:p>-0.001677104055088</text:p>
          </table:table-cell>
          <table:table-cell office:value-type="float" office:value="-0.000065527331033432" calcext:value-type="float">
            <text:p>-6.5527331033432E-05</text:p>
          </table:table-cell>
          <table:table-cell office:value-type="float" office:value="-0.000047436466576185" calcext:value-type="float">
            <text:p>-4.7436466576185E-05</text:p>
          </table:table-cell>
          <table:table-cell office:value-type="float" office:value="0.00043685677988167" calcext:value-type="float">
            <text:p>0.000436856779882</text:p>
          </table:table-cell>
          <table:table-cell office:value-type="float" office:value="0.0000012346286280669" calcext:value-type="float">
            <text:p>1.2346286280669E-06</text:p>
          </table:table-cell>
          <table:table-cell office:value-type="float" office:value="0.00060773192191687" calcext:value-type="float">
            <text:p>0.000607731921917</text:p>
          </table:table-cell>
          <table:table-cell office:value-type="float" office:value="-0.23173063638622" calcext:value-type="float">
            <text:p>-0.23173063638622</text:p>
          </table:table-cell>
          <table:table-cell office:value-type="float" office:value="-0.01106422700544" calcext:value-type="float">
            <text:p>-0.01106422700544</text:p>
          </table:table-cell>
          <table:table-cell office:value-type="float" office:value="-0.004862836819702" calcext:value-type="float">
            <text:p>-0.004862836819702</text:p>
          </table:table-cell>
          <table:table-cell office:value-type="float" office:value="-0.061137339744672" calcext:value-type="float">
            <text:p>-0.061137339744672</text:p>
          </table:table-cell>
          <table:table-cell office:value-type="float" office:value="0.000069140172975108" calcext:value-type="float">
            <text:p>6.9140172975108E-05</text:p>
          </table:table-cell>
          <table:table-cell office:value-type="float" office:value="-0.0392025843459" calcext:value-type="float">
            <text:p>-0.0392025843459</text:p>
          </table:table-cell>
        </table:table-row>
        <table:table-row table:style-name="ro1">
          <table:table-cell office:value-type="float" office:value="8.459375" calcext:value-type="float">
            <text:p>8.459375</text:p>
          </table:table-cell>
          <table:table-cell office:value-type="float" office:value="-0.001739522222824" calcext:value-type="float">
            <text:p>-0.001739522222824</text:p>
          </table:table-cell>
          <table:table-cell office:value-type="float" office:value="-0.000067049172804522" calcext:value-type="float">
            <text:p>-6.7049172804522E-05</text:p>
          </table:table-cell>
          <table:table-cell office:value-type="float" office:value="-0.000050232935198206" calcext:value-type="float">
            <text:p>-5.0232935198206E-05</text:p>
          </table:table-cell>
          <table:table-cell office:value-type="float" office:value="0.00045257045306426" calcext:value-type="float">
            <text:p>0.000452570453064</text:p>
          </table:table-cell>
          <table:table-cell office:value-type="float" office:value="0.0000013553930595291" calcext:value-type="float">
            <text:p>1.3553930595291E-06</text:p>
          </table:table-cell>
          <table:table-cell office:value-type="float" office:value="0.0006501710756357" calcext:value-type="float">
            <text:p>0.000650171075636</text:p>
          </table:table-cell>
          <table:table-cell office:value-type="float" office:value="-0.23291015164738" calcext:value-type="float">
            <text:p>-0.23291015164738</text:p>
          </table:table-cell>
          <table:table-cell office:value-type="float" office:value="-0.011127517079076" calcext:value-type="float">
            <text:p>-0.011127517079076</text:p>
          </table:table-cell>
          <table:table-cell office:value-type="float" office:value="-0.0049354233193051" calcext:value-type="float">
            <text:p>-0.004935423319305</text:p>
          </table:table-cell>
          <table:table-cell office:value-type="float" office:value="-0.062381255033355" calcext:value-type="float">
            <text:p>-0.062381255033355</text:p>
          </table:table-cell>
          <table:table-cell office:value-type="float" office:value="0.000069649668064652" calcext:value-type="float">
            <text:p>6.9649668064652E-05</text:p>
          </table:table-cell>
          <table:table-cell office:value-type="float" office:value="-0.039018457734369" calcext:value-type="float">
            <text:p>-0.039018457734369</text:p>
          </table:table-cell>
        </table:table-row>
        <table:table-row table:style-name="ro1">
          <table:table-cell office:value-type="float" office:value="8.559375" calcext:value-type="float">
            <text:p>8.559375</text:p>
          </table:table-cell>
          <table:table-cell office:value-type="float" office:value="-0.0018018615654812" calcext:value-type="float">
            <text:p>-0.001801861565481</text:p>
          </table:table-cell>
          <table:table-cell office:value-type="float" office:value="-0.000068616693023577" calcext:value-type="float">
            <text:p>-6.8616693023577E-05</text:p>
          </table:table-cell>
          <table:table-cell office:value-type="float" office:value="-0.000053049521801764" calcext:value-type="float">
            <text:p>-5.3049521801764E-05</text:p>
          </table:table-cell>
          <table:table-cell office:value-type="float" office:value="0.00046799145710936" calcext:value-type="float">
            <text:p>0.000467991457109</text:p>
          </table:table-cell>
          <table:table-cell office:value-type="float" office:value="0.0000014791874872889" calcext:value-type="float">
            <text:p>1.4791874872889E-06</text:p>
          </table:table-cell>
          <table:table-cell office:value-type="float" office:value="0.0006928755209163" calcext:value-type="float">
            <text:p>0.000692875520916</text:p>
          </table:table-cell>
          <table:table-cell office:value-type="float" office:value="-0.2340701629936" calcext:value-type="float">
            <text:p>-0.2340701629936</text:p>
          </table:table-cell>
          <table:table-cell office:value-type="float" office:value="-0.011190174300913" calcext:value-type="float">
            <text:p>-0.011190174300913</text:p>
          </table:table-cell>
          <table:table-cell office:value-type="float" office:value="-0.0050077716403274" calcext:value-type="float">
            <text:p>-0.005007771640327</text:p>
          </table:table-cell>
          <table:table-cell office:value-type="float" office:value="-0.063610232616577" calcext:value-type="float">
            <text:p>-0.063610232616577</text:p>
          </table:table-cell>
          <table:table-cell office:value-type="float" office:value="0.000070338146664608" calcext:value-type="float">
            <text:p>7.0338146664608E-05</text:p>
          </table:table-cell>
          <table:table-cell office:value-type="float" office:value="-0.038841762803976" calcext:value-type="float">
            <text:p>-0.038841762803976</text:p>
          </table:table-cell>
        </table:table-row>
        <table:table-row table:style-name="ro1">
          <table:table-cell office:value-type="float" office:value="8.659375" calcext:value-type="float">
            <text:p>8.659375</text:p>
          </table:table-cell>
          <table:table-cell office:value-type="float" office:value="-0.001864128446705" calcext:value-type="float">
            <text:p>-0.001864128446705</text:p>
          </table:table-cell>
          <table:table-cell office:value-type="float" office:value="-0.000070228020783632" calcext:value-type="float">
            <text:p>-7.0228020783632E-05</text:p>
          </table:table-cell>
          <table:table-cell office:value-type="float" office:value="-0.000055886223595138" calcext:value-type="float">
            <text:p>-5.5886223595138E-05</text:p>
          </table:table-cell>
          <table:table-cell office:value-type="float" office:value="0.00048312337958736" calcext:value-type="float">
            <text:p>0.000483123379587</text:p>
          </table:table-cell>
          <table:table-cell office:value-type="float" office:value="0.0000016059098809292" calcext:value-type="float">
            <text:p>1.6059098809292E-06</text:p>
          </table:table-cell>
          <table:table-cell office:value-type="float" office:value="0.00073584264226789" calcext:value-type="float">
            <text:p>0.000735842642268</text:p>
          </table:table-cell>
          <table:table-cell office:value-type="float" office:value="-0.23521232042489" calcext:value-type="float">
            <text:p>-0.23521232042489</text:p>
          </table:table-cell>
          <table:table-cell office:value-type="float" office:value="-0.011252233446572" calcext:value-type="float">
            <text:p>-0.011252233446572</text:p>
          </table:table-cell>
          <table:table-cell office:value-type="float" office:value="-0.0050798281117606" calcext:value-type="float">
            <text:p>-0.005079828111761</text:p>
          </table:table-cell>
          <table:table-cell office:value-type="float" office:value="-0.064825747948921" calcext:value-type="float">
            <text:p>-0.064825747948921</text:p>
          </table:table-cell>
          <table:table-cell office:value-type="float" office:value="0.000071184353444261" calcext:value-type="float">
            <text:p>7.1184353444261E-05</text:p>
          </table:table-cell>
          <table:table-cell office:value-type="float" office:value="-0.038672204672316" calcext:value-type="float">
            <text:p>-0.038672204672316</text:p>
          </table:table-cell>
        </table:table-row>
        <table:table-row table:style-name="ro1">
          <table:table-cell office:value-type="float" office:value="8.759375" calcext:value-type="float">
            <text:p>8.759375</text:p>
          </table:table-cell>
          <table:table-cell office:value-type="float" office:value="-0.0019263285828425" calcext:value-type="float">
            <text:p>-0.001926328582843</text:p>
          </table:table-cell>
          <table:table-cell office:value-type="float" office:value="-0.000071881315518128" calcext:value-type="float">
            <text:p>-7.1881315518128E-05</text:p>
          </table:table-cell>
          <table:table-cell office:value-type="float" office:value="-0.000058743002082987" calcext:value-type="float">
            <text:p>-5.8743002082987E-05</text:p>
          </table:table-cell>
          <table:table-cell office:value-type="float" office:value="0.00049796992550382" calcext:value-type="float">
            <text:p>0.000497969925504</text:p>
          </table:table-cell>
          <table:table-cell office:value-type="float" office:value="0.0000017354660993498" calcext:value-type="float">
            <text:p>1.7354660993498E-06</text:p>
          </table:table-cell>
          <table:table-cell office:value-type="float" office:value="0.00077906953839399" calcext:value-type="float">
            <text:p>0.000779069538394</text:p>
          </table:table-cell>
          <table:table-cell office:value-type="float" office:value="-0.23633813248084" calcext:value-type="float">
            <text:p>-0.23633813248084</text:p>
          </table:table-cell>
          <table:table-cell office:value-type="float" office:value="-0.011313726155529" calcext:value-type="float">
            <text:p>-0.011313726155529</text:p>
          </table:table-cell>
          <table:table-cell office:value-type="float" office:value="-0.005151544590599" calcext:value-type="float">
            <text:p>-0.005151544590599</text:p>
          </table:table-cell>
          <table:table-cell office:value-type="float" office:value="-0.066029093398712" calcext:value-type="float">
            <text:p>-0.066029093398712</text:p>
          </table:table-cell>
          <table:table-cell office:value-type="float" office:value="0.000072169676715478" calcext:value-type="float">
            <text:p>7.2169676715478E-05</text:p>
          </table:table-cell>
          <table:table-cell office:value-type="float" office:value="-0.038509561566424" calcext:value-type="float">
            <text:p>-0.038509561566424</text:p>
          </table:table-cell>
        </table:table-row>
        <table:table-row table:style-name="ro1">
          <table:table-cell office:value-type="float" office:value="8.859375" calcext:value-type="float">
            <text:p>8.859375</text:p>
          </table:table-cell>
          <table:table-cell office:value-type="float" office:value="-0.0019935435026753" calcext:value-type="float">
            <text:p>-0.001993543502675</text:p>
          </table:table-cell>
          <table:table-cell office:value-type="float" office:value="-0.000072300630018268" calcext:value-type="float">
            <text:p>-7.2300630018268E-05</text:p>
          </table:table-cell>
          <table:table-cell office:value-type="float" office:value="-0.000062091313288114" calcext:value-type="float">
            <text:p>-6.2091313288114E-05</text:p>
          </table:table-cell>
          <table:table-cell office:value-type="float" office:value="0.00051278993926341" calcext:value-type="float">
            <text:p>0.000512789939263</text:p>
          </table:table-cell>
          <table:table-cell office:value-type="float" office:value="0.0000018819571065961" calcext:value-type="float">
            <text:p>1.8819571065961E-06</text:p>
          </table:table-cell>
          <table:table-cell office:value-type="float" office:value="0.000825818594606" calcext:value-type="float">
            <text:p>0.000825818594606</text:p>
          </table:table-cell>
          <table:table-cell office:value-type="float" office:value="-0.23732860967293" calcext:value-type="float">
            <text:p>-0.23732860967293</text:p>
          </table:table-cell>
          <table:table-cell office:value-type="float" office:value="-0.011366087658596" calcext:value-type="float">
            <text:p>-0.011366087658596</text:p>
          </table:table-cell>
          <table:table-cell office:value-type="float" office:value="-0.0052578030435833" calcext:value-type="float">
            <text:p>-0.005257803043583</text:p>
          </table:table-cell>
          <table:table-cell office:value-type="float" office:value="-0.067659720771986" calcext:value-type="float">
            <text:p>-0.067659720771986</text:p>
          </table:table-cell>
          <table:table-cell office:value-type="float" office:value="0.000073877642594897" calcext:value-type="float">
            <text:p>7.3877642594897E-05</text:p>
          </table:table-cell>
          <table:table-cell office:value-type="float" office:value="-0.038852528178194" calcext:value-type="float">
            <text:p>-0.038852528178194</text:p>
          </table:table-cell>
        </table:table-row>
        <table:table-row table:style-name="ro1">
          <table:table-cell office:value-type="float" office:value="8.959375" calcext:value-type="float">
            <text:p>8.959375</text:p>
          </table:table-cell>
          <table:table-cell office:value-type="float" office:value="-0.0020547770118415" calcext:value-type="float">
            <text:p>-0.002054777011842</text:p>
          </table:table-cell>
          <table:table-cell office:value-type="float" office:value="-0.000072281243310364" calcext:value-type="float">
            <text:p>-7.2281243310364E-05</text:p>
          </table:table-cell>
          <table:table-cell office:value-type="float" office:value="-0.000064936510231954" calcext:value-type="float">
            <text:p>-6.4936510231954E-05</text:p>
          </table:table-cell>
          <table:table-cell office:value-type="float" office:value="0.00052645797406029" calcext:value-type="float">
            <text:p>0.00052645797406</text:p>
          </table:table-cell>
          <table:table-cell office:value-type="float" office:value="0.000002013966584078" calcext:value-type="float">
            <text:p>2.013966584078E-06</text:p>
          </table:table-cell>
          <table:table-cell office:value-type="float" office:value="0.00086981263788874" calcext:value-type="float">
            <text:p>0.000869812637889</text:p>
          </table:table-cell>
          <table:table-cell office:value-type="float" office:value="-0.23796069131816" calcext:value-type="float">
            <text:p>-0.23796069131816</text:p>
          </table:table-cell>
          <table:table-cell office:value-type="float" office:value="-0.011403715192269" calcext:value-type="float">
            <text:p>-0.011403715192269</text:p>
          </table:table-cell>
          <table:table-cell office:value-type="float" office:value="-0.0053165759491849" calcext:value-type="float">
            <text:p>-0.005316575949185</text:p>
          </table:table-cell>
          <table:table-cell office:value-type="float" office:value="-0.068887635403835" calcext:value-type="float">
            <text:p>-0.068887635403835</text:p>
          </table:table-cell>
          <table:table-cell office:value-type="float" office:value="0.000073509848477152" calcext:value-type="float">
            <text:p>7.3509848477152E-05</text:p>
          </table:table-cell>
          <table:table-cell office:value-type="float" office:value="-0.038867533221562" calcext:value-type="float">
            <text:p>-0.038867533221562</text:p>
          </table:table-cell>
        </table:table-row>
        <table:table-row table:style-name="ro1">
          <table:table-cell office:value-type="float" office:value="9.059375" calcext:value-type="float">
            <text:p>9.059375</text:p>
          </table:table-cell>
          <table:table-cell office:value-type="float" office:value="-0.0020401028459062" calcext:value-type="float">
            <text:p>-0.002040102845906</text:p>
          </table:table-cell>
          <table:table-cell office:value-type="float" office:value="-0.000071255790522468" calcext:value-type="float">
            <text:p>-7.1255790522468E-05</text:p>
          </table:table-cell>
          <table:table-cell office:value-type="float" office:value="-0.000064650494940666" calcext:value-type="float">
            <text:p>-6.4650494940666E-05</text:p>
          </table:table-cell>
          <table:table-cell office:value-type="float" office:value="0.00052379499855001" calcext:value-type="float">
            <text:p>0.00052379499855</text:p>
          </table:table-cell>
          <table:table-cell office:value-type="float" office:value="0.0000020046923734858" calcext:value-type="float">
            <text:p>2.0046923734858E-06</text:p>
          </table:table-cell>
          <table:table-cell office:value-type="float" office:value="0.0008667545776528" calcext:value-type="float">
            <text:p>0.000866754577653</text:p>
          </table:table-cell>
          <table:table-cell office:value-type="float" office:value="-0.23450554297108" calcext:value-type="float">
            <text:p>-0.23450554297108</text:p>
          </table:table-cell>
          <table:table-cell office:value-type="float" office:value="-0.011238065126531" calcext:value-type="float">
            <text:p>-0.011238065126531</text:p>
          </table:table-cell>
          <table:table-cell office:value-type="float" office:value="-0.0052703734790538" calcext:value-type="float">
            <text:p>-0.005270373479054</text:p>
          </table:table-cell>
          <table:table-cell office:value-type="float" office:value="-0.068233102213353" calcext:value-type="float">
            <text:p>-0.068233102213353</text:p>
          </table:table-cell>
          <table:table-cell office:value-type="float" office:value="0.000072011706766103" calcext:value-type="float">
            <text:p>7.2011706766103E-05</text:p>
          </table:table-cell>
          <table:table-cell office:value-type="float" office:value="-0.03827682140984" calcext:value-type="float">
            <text:p>-0.03827682140984</text:p>
          </table:table-cell>
        </table:table-row>
        <table:table-row table:style-name="ro1">
          <table:table-cell office:value-type="float" office:value="9.159375" calcext:value-type="float">
            <text:p>9.159375</text:p>
          </table:table-cell>
          <table:table-cell office:value-type="float" office:value="-0.0019698517204564" calcext:value-type="float">
            <text:p>-0.001969851720456</text:p>
          </table:table-cell>
          <table:table-cell office:value-type="float" office:value="-0.000066346536207244" calcext:value-type="float">
            <text:p>-6.6346536207244E-05</text:p>
          </table:table-cell>
          <table:table-cell office:value-type="float" office:value="-0.000063281224878077" calcext:value-type="float">
            <text:p>-6.3281224878077E-05</text:p>
          </table:table-cell>
          <table:table-cell office:value-type="float" office:value="0.00051104626533657" calcext:value-type="float">
            <text:p>0.000511046265337</text:p>
          </table:table-cell>
          <table:table-cell office:value-type="float" office:value="0.0000019602930028633" calcext:value-type="float">
            <text:p>1.9602930028633E-06</text:p>
          </table:table-cell>
          <table:table-cell office:value-type="float" office:value="0.00085211441519209" calcext:value-type="float">
            <text:p>0.000852114415192</text:p>
          </table:table-cell>
          <table:table-cell office:value-type="float" office:value="-0.21796436025254" calcext:value-type="float">
            <text:p>-0.21796436025254</text:p>
          </table:table-cell>
          <table:table-cell office:value-type="float" office:value="-0.010445031737149" calcext:value-type="float">
            <text:p>-0.010445031737149</text:p>
          </table:table-cell>
          <table:table-cell office:value-type="float" office:value="-0.0050491836997125" calcext:value-type="float">
            <text:p>-0.005049183699713</text:p>
          </table:table-cell>
          <table:table-cell office:value-type="float" office:value="-0.065099588971172" calcext:value-type="float">
            <text:p>-0.065099588971172</text:p>
          </table:table-cell>
          <table:table-cell office:value-type="float" office:value="0.000064839500742476" calcext:value-type="float">
            <text:p>6.4839500742476E-05</text:p>
          </table:table-cell>
          <table:table-cell office:value-type="float" office:value="-0.035448846738371" calcext:value-type="float">
            <text:p>-0.035448846738371</text:p>
          </table:table-cell>
        </table:table-row>
        <table:table-row table:style-name="ro1">
          <table:table-cell office:value-type="float" office:value="9.259375" calcext:value-type="float">
            <text:p>9.259375</text:p>
          </table:table-cell>
          <table:table-cell office:value-type="float" office:value="-0.0018996005950658" calcext:value-type="float">
            <text:p>-0.001899600595066</text:p>
          </table:table-cell>
          <table:table-cell office:value-type="float" office:value="-0.000061437281896154" calcext:value-type="float">
            <text:p>-6.1437281896154E-05</text:p>
          </table:table-cell>
          <table:table-cell office:value-type="float" office:value="-0.000061911954816641" calcext:value-type="float">
            <text:p>-6.1911954816641E-05</text:p>
          </table:table-cell>
          <table:table-cell office:value-type="float" office:value="0.00049829753213386" calcext:value-type="float">
            <text:p>0.000498297532134</text:p>
          </table:table-cell>
          <table:table-cell office:value-type="float" office:value="0.0000019158936322766" calcext:value-type="float">
            <text:p>1.9158936322766E-06</text:p>
          </table:table-cell>
          <table:table-cell office:value-type="float" office:value="0.00083747425274371" calcext:value-type="float">
            <text:p>0.000837474252744</text:p>
          </table:table-cell>
          <table:table-cell office:value-type="float" office:value="-0.20142317754792" calcext:value-type="float">
            <text:p>-0.20142317754792</text:p>
          </table:table-cell>
          <table:table-cell office:value-type="float" office:value="-0.0096519983484346" calcext:value-type="float">
            <text:p>-0.009651998348435</text:p>
          </table:table-cell>
          <table:table-cell office:value-type="float" office:value="-0.0048279939205574" calcext:value-type="float">
            <text:p>-0.004827993920557</text:p>
          </table:table-cell>
          <table:table-cell office:value-type="float" office:value="-0.06196607573163" calcext:value-type="float">
            <text:p>-0.06196607573163</text:p>
          </table:table-cell>
          <table:table-cell office:value-type="float" office:value="0.000057667294724624" calcext:value-type="float">
            <text:p>5.7667294724624E-05</text:p>
          </table:table-cell>
          <table:table-cell office:value-type="float" office:value="-0.032620872069284" calcext:value-type="float">
            <text:p>-0.032620872069284</text:p>
          </table:table-cell>
        </table:table-row>
        <table:table-row table:style-name="ro1">
          <table:table-cell office:value-type="float" office:value="9.359375" calcext:value-type="float">
            <text:p>9.359375</text:p>
          </table:table-cell>
          <table:table-cell office:value-type="float" office:value="-0.0018293494696752" calcext:value-type="float">
            <text:p>-0.001829349469675</text:p>
          </table:table-cell>
          <table:table-cell office:value-type="float" office:value="-0.000056528027585065" calcext:value-type="float">
            <text:p>-5.6528027585065E-05</text:p>
          </table:table-cell>
          <table:table-cell office:value-type="float" office:value="-0.000060542684755205" calcext:value-type="float">
            <text:p>-6.0542684755205E-05</text:p>
          </table:table-cell>
          <table:table-cell office:value-type="float" office:value="0.00048554879893115" calcext:value-type="float">
            <text:p>0.000485548798931</text:p>
          </table:table-cell>
          <table:table-cell office:value-type="float" office:value="0.0000018714942616911" calcext:value-type="float">
            <text:p>1.8714942616911E-06</text:p>
          </table:table-cell>
          <table:table-cell office:value-type="float" office:value="0.00082283409029533" calcext:value-type="float">
            <text:p>0.000822834090295</text:p>
          </table:table-cell>
          <table:table-cell office:value-type="float" office:value="-0.1848819948433" calcext:value-type="float">
            <text:p>-0.1848819948433</text:p>
          </table:table-cell>
          <table:table-cell office:value-type="float" office:value="-0.0088589649597202" calcext:value-type="float">
            <text:p>-0.00885896495972</text:p>
          </table:table-cell>
          <table:table-cell office:value-type="float" office:value="-0.0046068041414024" calcext:value-type="float">
            <text:p>-0.004606804141402</text:p>
          </table:table-cell>
          <table:table-cell office:value-type="float" office:value="-0.058832562492088" calcext:value-type="float">
            <text:p>-0.058832562492088</text:p>
          </table:table-cell>
          <table:table-cell office:value-type="float" office:value="0.000050495088706972" calcext:value-type="float">
            <text:p>5.0495088706972E-05</text:p>
          </table:table-cell>
          <table:table-cell office:value-type="float" office:value="-0.029792897400197" calcext:value-type="float">
            <text:p>-0.029792897400197</text:p>
          </table:table-cell>
        </table:table-row>
        <table:table-row table:style-name="ro1">
          <table:table-cell office:value-type="float" office:value="9.459375" calcext:value-type="float">
            <text:p>9.459375</text:p>
          </table:table-cell>
          <table:table-cell office:value-type="float" office:value="-0.0017590983442846" calcext:value-type="float">
            <text:p>-0.001759098344285</text:p>
          </table:table-cell>
          <table:table-cell office:value-type="float" office:value="-0.000051618773273974" calcext:value-type="float">
            <text:p>-5.1618773273974E-05</text:p>
          </table:table-cell>
          <table:table-cell office:value-type="float" office:value="-0.00005917341469377" calcext:value-type="float">
            <text:p>-5.917341469377E-05</text:p>
          </table:table-cell>
          <table:table-cell office:value-type="float" office:value="0.00047280006572844" calcext:value-type="float">
            <text:p>0.000472800065728</text:p>
          </table:table-cell>
          <table:table-cell office:value-type="float" office:value="0.000001827094891105" calcext:value-type="float">
            <text:p>1.827094891105E-06</text:p>
          </table:table-cell>
          <table:table-cell office:value-type="float" office:value="0.00080819392784694" calcext:value-type="float">
            <text:p>0.000808193927847</text:p>
          </table:table-cell>
          <table:table-cell office:value-type="float" office:value="-0.16834081213869" calcext:value-type="float">
            <text:p>-0.16834081213869</text:p>
          </table:table-cell>
          <table:table-cell office:value-type="float" office:value="-0.0080659315710055" calcext:value-type="float">
            <text:p>-0.008065931571006</text:p>
          </table:table-cell>
          <table:table-cell office:value-type="float" office:value="-0.0043856143622475" calcext:value-type="float">
            <text:p>-0.004385614362248</text:p>
          </table:table-cell>
          <table:table-cell office:value-type="float" office:value="-0.055699049252546" calcext:value-type="float">
            <text:p>-0.055699049252546</text:p>
          </table:table-cell>
          <table:table-cell office:value-type="float" office:value="0.000043322882689216" calcext:value-type="float">
            <text:p>4.3322882689216E-05</text:p>
          </table:table-cell>
          <table:table-cell office:value-type="float" office:value="-0.02696492273111" calcext:value-type="float">
            <text:p>-0.02696492273111</text:p>
          </table:table-cell>
        </table:table-row>
        <table:table-row table:style-name="ro1">
          <table:table-cell office:value-type="float" office:value="9.559375" calcext:value-type="float">
            <text:p>9.559375</text:p>
          </table:table-cell>
          <table:table-cell office:value-type="float" office:value="-0.001688847218894" calcext:value-type="float">
            <text:p>-0.001688847218894</text:p>
          </table:table-cell>
          <table:table-cell office:value-type="float" office:value="-0.000046709518962885" calcext:value-type="float">
            <text:p>-4.6709518962885E-05</text:p>
          </table:table-cell>
          <table:table-cell office:value-type="float" office:value="-0.000057804144632334" calcext:value-type="float">
            <text:p>-5.7804144632334E-05</text:p>
          </table:table-cell>
          <table:table-cell office:value-type="float" office:value="0.00046005133252573" calcext:value-type="float">
            <text:p>0.000460051332526</text:p>
          </table:table-cell>
          <table:table-cell office:value-type="float" office:value="0.0000017826955205189" calcext:value-type="float">
            <text:p>1.7826955205189E-06</text:p>
          </table:table-cell>
          <table:table-cell office:value-type="float" office:value="0.00079355376539856" calcext:value-type="float">
            <text:p>0.000793553765399</text:p>
          </table:table-cell>
          <table:table-cell office:value-type="float" office:value="-0.15179962943407" calcext:value-type="float">
            <text:p>-0.15179962943407</text:p>
          </table:table-cell>
          <table:table-cell office:value-type="float" office:value="-0.0072728981822912" calcext:value-type="float">
            <text:p>-0.007272898182291</text:p>
          </table:table-cell>
          <table:table-cell office:value-type="float" office:value="-0.0041644245830925" calcext:value-type="float">
            <text:p>-0.004164424583093</text:p>
          </table:table-cell>
          <table:table-cell office:value-type="float" office:value="-0.052565536013005" calcext:value-type="float">
            <text:p>-0.052565536013005</text:p>
          </table:table-cell>
          <table:table-cell office:value-type="float" office:value="0.00003615067667145" calcext:value-type="float">
            <text:p>3.615067667145E-05</text:p>
          </table:table-cell>
          <table:table-cell office:value-type="float" office:value="-0.024136948062023" calcext:value-type="float">
            <text:p>-0.024136948062023</text:p>
          </table:table-cell>
        </table:table-row>
        <table:table-row table:style-name="ro1">
          <table:table-cell office:value-type="float" office:value="9.659375" calcext:value-type="float">
            <text:p>9.659375</text:p>
          </table:table-cell>
          <table:table-cell office:value-type="float" office:value="-0.0016185960935439" calcext:value-type="float">
            <text:p>-0.001618596093544</text:p>
          </table:table-cell>
          <table:table-cell office:value-type="float" office:value="-0.000041800264654627" calcext:value-type="float">
            <text:p>-4.1800264654627E-05</text:p>
          </table:table-cell>
          <table:table-cell office:value-type="float" office:value="-0.000056434874571688" calcext:value-type="float">
            <text:p>-5.6434874571688E-05</text:p>
          </table:table-cell>
          <table:table-cell office:value-type="float" office:value="0.00044730259933037" calcext:value-type="float">
            <text:p>0.00044730259933</text:p>
          </table:table-cell>
          <table:table-cell office:value-type="float" office:value="0.0000017382961499585" calcext:value-type="float">
            <text:p>1.7382961499585E-06</text:p>
          </table:table-cell>
          <table:table-cell office:value-type="float" office:value="0.00077891360295862" calcext:value-type="float">
            <text:p>0.000778913602959</text:p>
          </table:table-cell>
          <table:table-cell office:value-type="float" office:value="-0.13525844673899" calcext:value-type="float">
            <text:p>-0.13525844673899</text:p>
          </table:table-cell>
          <table:table-cell office:value-type="float" office:value="-0.006479864794034" calcext:value-type="float">
            <text:p>-0.006479864794034</text:p>
          </table:table-cell>
          <table:table-cell office:value-type="float" office:value="-0.003943234804065" calcext:value-type="float">
            <text:p>-0.003943234804065</text:p>
          </table:table-cell>
          <table:table-cell office:value-type="float" office:value="-0.049432022775269" calcext:value-type="float">
            <text:p>-0.049432022775269</text:p>
          </table:table-cell>
          <table:table-cell office:value-type="float" office:value="0.000028978470657849" calcext:value-type="float">
            <text:p>2.8978470657849E-05</text:p>
          </table:table-cell>
          <table:table-cell office:value-type="float" office:value="-0.021308973394567" calcext:value-type="float">
            <text:p>-0.021308973394567</text:p>
          </table:table-cell>
        </table:table-row>
        <table:table-row table:style-name="ro1">
          <table:table-cell office:value-type="float" office:value="9.759375" calcext:value-type="float">
            <text:p>9.759375</text:p>
          </table:table-cell>
          <table:table-cell office:value-type="float" office:value="-0.0015483449681128" calcext:value-type="float">
            <text:p>-0.001548344968113</text:p>
          </table:table-cell>
          <table:table-cell office:value-type="float" office:value="-0.000036891010340706" calcext:value-type="float">
            <text:p>-3.6891010340706E-05</text:p>
          </table:table-cell>
          <table:table-cell office:value-type="float" office:value="-0.000055065604509463" calcext:value-type="float">
            <text:p>-5.5065604509463E-05</text:p>
          </table:table-cell>
          <table:table-cell office:value-type="float" office:value="0.00043455386612031" calcext:value-type="float">
            <text:p>0.00043455386612</text:p>
          </table:table-cell>
          <table:table-cell office:value-type="float" office:value="0.000001693896779347" calcext:value-type="float">
            <text:p>1.693896779347E-06</text:p>
          </table:table-cell>
          <table:table-cell office:value-type="float" office:value="0.00076427344050179" calcext:value-type="float">
            <text:p>0.000764273440502</text:p>
          </table:table-cell>
          <table:table-cell office:value-type="float" office:value="-0.11871726402484" calcext:value-type="float">
            <text:p>-0.11871726402484</text:p>
          </table:table-cell>
          <table:table-cell office:value-type="float" office:value="-0.0056868314048623" calcext:value-type="float">
            <text:p>-0.005686831404862</text:p>
          </table:table-cell>
          <table:table-cell office:value-type="float" office:value="-0.0037220450247825" calcext:value-type="float">
            <text:p>-0.003722045024783</text:p>
          </table:table-cell>
          <table:table-cell office:value-type="float" office:value="-0.046298509533921" calcext:value-type="float">
            <text:p>-0.046298509533921</text:p>
          </table:table-cell>
          <table:table-cell office:value-type="float" office:value="0.000021806264635998" calcext:value-type="float">
            <text:p>2.1806264635998E-05</text:p>
          </table:table-cell>
          <table:table-cell office:value-type="float" office:value="-0.018480998723849" calcext:value-type="float">
            <text:p>-0.018480998723849</text:p>
          </table:table-cell>
        </table:table-row>
        <table:table-row table:style-name="ro1">
          <table:table-cell office:value-type="float" office:value="9.859375" calcext:value-type="float">
            <text:p>9.859375</text:p>
          </table:table-cell>
          <table:table-cell office:value-type="float" office:value="-0.0014780938427636" calcext:value-type="float">
            <text:p>-0.001478093842764</text:p>
          </table:table-cell>
          <table:table-cell office:value-type="float" office:value="-0.000031981756032513" calcext:value-type="float">
            <text:p>-3.1981756032513E-05</text:p>
          </table:table-cell>
          <table:table-cell office:value-type="float" office:value="-0.000053696334448835" calcext:value-type="float">
            <text:p>-5.3696334448835E-05</text:p>
          </table:table-cell>
          <table:table-cell office:value-type="float" office:value="0.00042180513292512" calcext:value-type="float">
            <text:p>0.000421805132925</text:p>
          </table:table-cell>
          <table:table-cell office:value-type="float" office:value="0.0000016494974087867" calcext:value-type="float">
            <text:p>1.6494974087867E-06</text:p>
          </table:table-cell>
          <table:table-cell office:value-type="float" office:value="0.00074963327806205" calcext:value-type="float">
            <text:p>0.000749633278062</text:p>
          </table:table-cell>
          <table:table-cell office:value-type="float" office:value="-0.10217608132998" calcext:value-type="float">
            <text:p>-0.10217608132998</text:p>
          </table:table-cell>
          <table:table-cell office:value-type="float" office:value="-0.0048937980166156" calcext:value-type="float">
            <text:p>-0.004893798016616</text:p>
          </table:table-cell>
          <table:table-cell office:value-type="float" office:value="-0.003500855245758" calcext:value-type="float">
            <text:p>-0.003500855245758</text:p>
          </table:table-cell>
          <table:table-cell office:value-type="float" office:value="-0.043164996296227" calcext:value-type="float">
            <text:p>-0.043164996296227</text:p>
          </table:table-cell>
          <table:table-cell office:value-type="float" office:value="0.0000146340586224" calcext:value-type="float">
            <text:p>1.46340586224E-05</text:p>
          </table:table-cell>
          <table:table-cell office:value-type="float" office:value="-0.015653024056431" calcext:value-type="float">
            <text:p>-0.015653024056431</text:p>
          </table:table-cell>
        </table:table-row>
        <table:table-row table:style-name="ro1">
          <table:table-cell office:value-type="float" office:value="9.959375" calcext:value-type="float">
            <text:p>9.959375</text:p>
          </table:table-cell>
          <table:table-cell office:value-type="float" office:value="-0.0014078427173316" calcext:value-type="float">
            <text:p>-0.001407842717332</text:p>
          </table:table-cell>
          <table:table-cell office:value-type="float" office:value="-0.000027072501718527" calcext:value-type="float">
            <text:p>-2.7072501718527E-05</text:p>
          </table:table-cell>
          <table:table-cell office:value-type="float" office:value="-0.000052327064386592" calcext:value-type="float">
            <text:p>-5.2327064386592E-05</text:p>
          </table:table-cell>
          <table:table-cell office:value-type="float" office:value="0.00040905639971489" calcext:value-type="float">
            <text:p>0.000409056399715</text:p>
          </table:table-cell>
          <table:table-cell office:value-type="float" office:value="0.0000016050980381745" calcext:value-type="float">
            <text:p>1.6050980381745E-06</text:p>
          </table:table-cell>
          <table:table-cell office:value-type="float" office:value="0.00073499311560503" calcext:value-type="float">
            <text:p>0.000734993115605</text:p>
          </table:table-cell>
          <table:table-cell office:value-type="float" office:value="-0.085634898615609" calcext:value-type="float">
            <text:p>-0.085634898615609</text:p>
          </table:table-cell>
          <table:table-cell office:value-type="float" office:value="-0.0041007646274333" calcext:value-type="float">
            <text:p>-0.004100764627433</text:p>
          </table:table-cell>
          <table:table-cell office:value-type="float" office:value="-0.0032796654664725" calcext:value-type="float">
            <text:p>-0.003279665466473</text:p>
          </table:table-cell>
          <table:table-cell office:value-type="float" office:value="-0.040031483054837" calcext:value-type="float">
            <text:p>-0.040031483054837</text:p>
          </table:table-cell>
          <table:table-cell office:value-type="float" office:value="0.0000074618526004374" calcext:value-type="float">
            <text:p>7.4618526004374E-06</text:p>
          </table:table-cell>
          <table:table-cell office:value-type="float" office:value="-0.012825049385675" calcext:value-type="float">
            <text:p>-0.012825049385675</text:p>
          </table:table-cell>
        </table:table-row>
        <table:table-row table:style-name="ro1">
          <table:table-cell office:value-type="float" office:value="10.059375" calcext:value-type="float">
            <text:p>10.059375</text:p>
          </table:table-cell>
          <table:table-cell office:value-type="float" office:value="-0.001337591591941" calcext:value-type="float">
            <text:p>-0.001337591591941</text:p>
          </table:table-cell>
          <table:table-cell office:value-type="float" office:value="-0.000022163247407438" calcext:value-type="float">
            <text:p>-2.2163247407438E-05</text:p>
          </table:table-cell>
          <table:table-cell office:value-type="float" office:value="-0.000050957794325156" calcext:value-type="float">
            <text:p>-5.0957794325156E-05</text:p>
          </table:table-cell>
          <table:table-cell office:value-type="float" office:value="0.00039630766651219" calcext:value-type="float">
            <text:p>0.000396307666512</text:p>
          </table:table-cell>
          <table:table-cell office:value-type="float" office:value="0.0000015606986675883" calcext:value-type="float">
            <text:p>1.5606986675883E-06</text:p>
          </table:table-cell>
          <table:table-cell office:value-type="float" office:value="0.00072035295315665" calcext:value-type="float">
            <text:p>0.000720352953157</text:p>
          </table:table-cell>
          <table:table-cell office:value-type="float" office:value="-0.069093715910993" calcext:value-type="float">
            <text:p>-0.069093715910993</text:p>
          </table:table-cell>
          <table:table-cell office:value-type="float" office:value="-0.0033077312387189" calcext:value-type="float">
            <text:p>-0.003307731238719</text:p>
          </table:table-cell>
          <table:table-cell office:value-type="float" office:value="-0.0030584756873175" calcext:value-type="float">
            <text:p>-0.003058475687318</text:p>
          </table:table-cell>
          <table:table-cell office:value-type="float" office:value="-0.036897969815295" calcext:value-type="float">
            <text:p>-0.036897969815295</text:p>
          </table:table-cell>
          <table:table-cell office:value-type="float" office:value="0.00000028964658266988" calcext:value-type="float">
            <text:p>2.8964658266988E-07</text:p>
          </table:table-cell>
          <table:table-cell office:value-type="float" office:value="-0.0099970747165882" calcext:value-type="float">
            <text:p>-0.009997074716588</text:p>
          </table:table-cell>
        </table:table-row>
        <table:table-row table:style-name="ro1">
          <table:table-cell office:value-type="float" office:value="10.159375" calcext:value-type="float">
            <text:p>10.159375</text:p>
          </table:table-cell>
          <table:table-cell office:value-type="float" office:value="-0.0012673404666233" calcext:value-type="float">
            <text:p>-0.001267340466623</text:p>
          </table:table-cell>
          <table:table-cell office:value-type="float" office:value="-0.000017253993101447" calcext:value-type="float">
            <text:p>-1.7253993101447E-05</text:p>
          </table:table-cell>
          <table:table-cell office:value-type="float" office:value="-0.000049588524265142" calcext:value-type="float">
            <text:p>-4.9588524265142E-05</text:p>
          </table:table-cell>
          <table:table-cell office:value-type="float" office:value="0.00038355893332272" calcext:value-type="float">
            <text:p>0.000383558933323</text:p>
          </table:table-cell>
          <table:table-cell office:value-type="float" office:value="0.000001516299297049" calcext:value-type="float">
            <text:p>1.516299297049E-06</text:p>
          </table:table-cell>
          <table:table-cell office:value-type="float" office:value="0.00070571279072347" calcext:value-type="float">
            <text:p>0.000705712790723</text:p>
          </table:table-cell>
          <table:table-cell office:value-type="float" office:value="-0.052552533223557" calcext:value-type="float">
            <text:p>-0.052552533223557</text:p>
          </table:table-cell>
          <table:table-cell office:value-type="float" office:value="-0.0025146978508281" calcext:value-type="float">
            <text:p>-0.002514697850828</text:p>
          </table:table-cell>
          <table:table-cell office:value-type="float" office:value="-0.0028372859083923" calcext:value-type="float">
            <text:p>-0.002837285908392</text:p>
          </table:table-cell>
          <table:table-cell office:value-type="float" office:value="-0.033764456579007" calcext:value-type="float">
            <text:p>-0.033764456579007</text:p>
          </table:table-cell>
          <table:table-cell office:value-type="float" office:value="-0.0000068825594275294" calcext:value-type="float">
            <text:p>-6.8825594275294E-06</text:p>
          </table:table-cell>
          <table:table-cell office:value-type="float" office:value="-0.0071691000504384" calcext:value-type="float">
            <text:p>-0.007169100050438</text:p>
          </table:table-cell>
        </table:table-row>
        <table:table-row table:style-name="ro1">
          <table:table-cell office:value-type="float" office:value="10.259375" calcext:value-type="float">
            <text:p>10.259375</text:p>
          </table:table-cell>
          <table:table-cell office:value-type="float" office:value="-0.0011970893411598" calcext:value-type="float">
            <text:p>-0.00119708934116</text:p>
          </table:table-cell>
          <table:table-cell office:value-type="float" office:value="-0.000012344738785259" calcext:value-type="float">
            <text:p>-1.2344738785259E-05</text:p>
          </table:table-cell>
          <table:table-cell office:value-type="float" office:value="-0.000048219254202284" calcext:value-type="float">
            <text:p>-4.8219254202284E-05</text:p>
          </table:table-cell>
          <table:table-cell office:value-type="float" office:value="0.00037081020010677" calcext:value-type="float">
            <text:p>0.000370810200107</text:p>
          </table:table-cell>
          <table:table-cell office:value-type="float" office:value="0.0000014718999264162" calcext:value-type="float">
            <text:p>1.4718999264162E-06</text:p>
          </table:table-cell>
          <table:table-cell office:value-type="float" office:value="0.00069107262825988" calcext:value-type="float">
            <text:p>0.00069107262826</text:p>
          </table:table-cell>
          <table:table-cell office:value-type="float" office:value="-0.036011350501762" calcext:value-type="float">
            <text:p>-0.036011350501762</text:p>
          </table:table-cell>
          <table:table-cell office:value-type="float" office:value="-0.00172166446129" calcext:value-type="float">
            <text:p>-0.00172166446129</text:p>
          </table:table-cell>
          <table:table-cell office:value-type="float" office:value="-0.0026160961290075" calcext:value-type="float">
            <text:p>-0.002616096129008</text:p>
          </table:table-cell>
          <table:table-cell office:value-type="float" office:value="-0.030630943336211" calcext:value-type="float">
            <text:p>-0.030630943336211</text:p>
          </table:table-cell>
          <table:table-cell office:value-type="float" office:value="-0.000014054765452831" calcext:value-type="float">
            <text:p>-1.4054765452831E-05</text:p>
          </table:table-cell>
          <table:table-cell office:value-type="float" office:value="-0.0043411253784143" calcext:value-type="float">
            <text:p>-0.004341125378414</text:p>
          </table:table-cell>
        </table:table-row>
        <table:table-row table:style-name="ro1">
          <table:table-cell office:value-type="float" office:value="10.359375" calcext:value-type="float">
            <text:p>10.359375</text:p>
          </table:table-cell>
          <table:table-cell office:value-type="float" office:value="-0.0011268382157692" calcext:value-type="float">
            <text:p>-0.001126838215769</text:p>
          </table:table-cell>
          <table:table-cell office:value-type="float" office:value="-0.0000074354844741695" calcext:value-type="float">
            <text:p>-7.4354844741695E-06</text:p>
          </table:table-cell>
          <table:table-cell office:value-type="float" office:value="-0.000046849984140849" calcext:value-type="float">
            <text:p>-4.6849984140849E-05</text:p>
          </table:table-cell>
          <table:table-cell office:value-type="float" office:value="0.00035806146690406" calcext:value-type="float">
            <text:p>0.000358061466904</text:p>
          </table:table-cell>
          <table:table-cell office:value-type="float" office:value="0.0000014275005558303" calcext:value-type="float">
            <text:p>1.4275005558303E-06</text:p>
          </table:table-cell>
          <table:table-cell office:value-type="float" office:value="0.0006764324658115" calcext:value-type="float">
            <text:p>0.000676432465812</text:p>
          </table:table-cell>
          <table:table-cell office:value-type="float" office:value="-0.019470167797146" calcext:value-type="float">
            <text:p>-0.019470167797146</text:p>
          </table:table-cell>
          <table:table-cell office:value-type="float" office:value="-0.00092863107257556" calcext:value-type="float">
            <text:p>-0.000928631072576</text:p>
          </table:table-cell>
          <table:table-cell office:value-type="float" office:value="-0.0023949063498526" calcext:value-type="float">
            <text:p>-0.002394906349853</text:p>
          </table:table-cell>
          <table:table-cell office:value-type="float" office:value="-0.027497430096669" calcext:value-type="float">
            <text:p>-0.027497430096669</text:p>
          </table:table-cell>
          <table:table-cell office:value-type="float" office:value="-0.000021226971470542" calcext:value-type="float">
            <text:p>-2.1226971470542E-05</text:p>
          </table:table-cell>
          <table:table-cell office:value-type="float" office:value="-0.0015131507093274" calcext:value-type="float">
            <text:p>-0.001513150709327</text:p>
          </table:table-cell>
        </table:table-row>
        <table:table-row table:style-name="ro1">
          <table:table-cell office:value-type="float" office:value="10.459375" calcext:value-type="float">
            <text:p>10.459375</text:p>
          </table:table-cell>
          <table:table-cell office:value-type="float" office:value="-0.0010565870904316" calcext:value-type="float">
            <text:p>-0.001056587090432</text:p>
          </table:table-cell>
          <table:table-cell office:value-type="float" office:value="-0.0000025262301667861" calcext:value-type="float">
            <text:p>-2.5262301667861E-06</text:p>
          </table:table-cell>
          <table:table-cell office:value-type="float" office:value="-0.000045480714080447" calcext:value-type="float">
            <text:p>-4.5480714080447E-05</text:p>
          </table:table-cell>
          <table:table-cell office:value-type="float" office:value="0.00034531273371097" calcext:value-type="float">
            <text:p>0.000345312733711</text:p>
          </table:table-cell>
          <table:table-cell office:value-type="float" office:value="0.000001383101185278" calcext:value-type="float">
            <text:p>1.383101185278E-06</text:p>
          </table:table-cell>
          <table:table-cell office:value-type="float" office:value="0.00066179230337417" calcext:value-type="float">
            <text:p>0.000661792303374</text:p>
          </table:table-cell>
          <table:table-cell office:value-type="float" office:value="-0.0029289851050182" calcext:value-type="float">
            <text:p>-0.002928985105018</text:p>
          </table:table-cell>
          <table:table-cell office:value-type="float" office:value="-0.00013559768445977" calcext:value-type="float">
            <text:p>-0.00013559768446</text:p>
          </table:table-cell>
          <table:table-cell office:value-type="float" office:value="-0.0021737165708646" calcext:value-type="float">
            <text:p>-0.002173716570865</text:p>
          </table:table-cell>
          <table:table-cell office:value-type="float" office:value="-0.024363916859493" calcext:value-type="float">
            <text:p>-0.024363916859493</text:p>
          </table:table-cell>
          <table:table-cell office:value-type="float" office:value="-0.000028399177482843" calcext:value-type="float">
            <text:p>-2.8399177482843E-05</text:p>
          </table:table-cell>
          <table:table-cell office:value-type="float" office:value="0.0013148239576245" calcext:value-type="float">
            <text:p>0.001314823957625</text:p>
          </table:table-cell>
        </table:table-row>
        <table:table-row table:style-name="ro1">
          <table:table-cell office:value-type="float" office:value="10.559375" calcext:value-type="float">
            <text:p>10.559375</text:p>
          </table:table-cell>
          <table:table-cell office:value-type="float" office:value="-0.0009863359650446" calcext:value-type="float">
            <text:p>-0.000986335965045</text:p>
          </table:table-cell>
          <table:table-cell office:value-type="float" office:value="0.0000023830241440509" calcext:value-type="float">
            <text:p>2.3830241440509E-06</text:p>
          </table:table-cell>
          <table:table-cell office:value-type="float" office:value="-0.000044111444019081" calcext:value-type="float">
            <text:p>-4.4111444019081E-05</text:p>
          </table:table-cell>
          <table:table-cell office:value-type="float" office:value="0.00033256400050892" calcext:value-type="float">
            <text:p>0.000332564000509</text:p>
          </table:table-cell>
          <table:table-cell office:value-type="float" office:value="0.0000013387018146936" calcext:value-type="float">
            <text:p>1.3387018146936E-06</text:p>
          </table:table-cell>
          <table:table-cell office:value-type="float" office:value="0.00064715214092654" calcext:value-type="float">
            <text:p>0.000647152140927</text:p>
          </table:table-cell>
          <table:table-cell office:value-type="float" office:value="0.013612197598748" calcext:value-type="float">
            <text:p>0.013612197598748</text:p>
          </table:table-cell>
          <table:table-cell office:value-type="float" office:value="0.0006574357042139" calcext:value-type="float">
            <text:p>0.000657435704214</text:p>
          </table:table-cell>
          <table:table-cell office:value-type="float" office:value="-0.0019525267917209" calcext:value-type="float">
            <text:p>-0.001952526791721</text:p>
          </table:table-cell>
          <table:table-cell office:value-type="float" office:value="-0.021230403620112" calcext:value-type="float">
            <text:p>-0.021230403620112</text:p>
          </table:table-cell>
          <table:table-cell office:value-type="float" office:value="-0.000035571383500319" calcext:value-type="float">
            <text:p>-3.5571383500319E-05</text:p>
          </table:table-cell>
          <table:table-cell office:value-type="float" office:value="0.0041427986265662" calcext:value-type="float">
            <text:p>0.004142798626566</text:p>
          </table:table-cell>
        </table:table-row>
        <table:table-row table:style-name="ro1">
          <table:table-cell office:value-type="float" office:value="10.659375" calcext:value-type="float">
            <text:p>10.659375</text:p>
          </table:table-cell>
          <table:table-cell office:value-type="float" office:value="-0.00091608483961718" calcext:value-type="float">
            <text:p>-0.000916084839617</text:p>
          </table:table-cell>
          <table:table-cell office:value-type="float" office:value="0.0000072922784577132" calcext:value-type="float">
            <text:p>7.2922784577132E-06</text:p>
          </table:table-cell>
          <table:table-cell office:value-type="float" office:value="-0.000042742173956928" calcext:value-type="float">
            <text:p>-4.2742173956928E-05</text:p>
          </table:table-cell>
          <table:table-cell office:value-type="float" office:value="0.00031981526729953" calcext:value-type="float">
            <text:p>0.0003198152673</text:p>
          </table:table-cell>
          <table:table-cell office:value-type="float" office:value="0.0000012943024440842" calcext:value-type="float">
            <text:p>1.2943024440842E-06</text:p>
          </table:table-cell>
          <table:table-cell office:value-type="float" office:value="0.00063251197847048" calcext:value-type="float">
            <text:p>0.00063251197847</text:p>
          </table:table-cell>
          <table:table-cell office:value-type="float" office:value="0.030153380312032" calcext:value-type="float">
            <text:p>0.030153380312032</text:p>
          </table:table-cell>
          <table:table-cell office:value-type="float" office:value="0.001450469093344" calcext:value-type="float">
            <text:p>0.001450469093344</text:p>
          </table:table-cell>
          <table:table-cell office:value-type="float" office:value="-0.00173133701245" calcext:value-type="float">
            <text:p>-0.00173133701245</text:p>
          </table:table-cell>
          <table:table-cell office:value-type="float" office:value="-0.018096890378928" calcext:value-type="float">
            <text:p>-0.018096890378928</text:p>
          </table:table-cell>
          <table:table-cell office:value-type="float" office:value="-0.000042743589521836" calcext:value-type="float">
            <text:p>-4.2743589521836E-05</text:p>
          </table:table-cell>
          <table:table-cell office:value-type="float" office:value="0.0069707732971352" calcext:value-type="float">
            <text:p>0.006970773297135</text:p>
          </table:table-cell>
        </table:table-row>
        <table:table-row table:style-name="ro1">
          <table:table-cell office:value-type="float" office:value="10.759375" calcext:value-type="float">
            <text:p>10.759375</text:p>
          </table:table-cell>
          <table:table-cell office:value-type="float" office:value="-0.00084583371424138" calcext:value-type="float">
            <text:p>-0.000845833714241</text:p>
          </table:table-cell>
          <table:table-cell office:value-type="float" office:value="0.000012201532767768" calcext:value-type="float">
            <text:p>1.2201532767768E-05</text:p>
          </table:table-cell>
          <table:table-cell office:value-type="float" office:value="-0.000041372903895781" calcext:value-type="float">
            <text:p>-4.1372903895781E-05</text:p>
          </table:table-cell>
          <table:table-cell office:value-type="float" office:value="0.00030706653409951" calcext:value-type="float">
            <text:p>0.0003070665341</text:p>
          </table:table-cell>
          <table:table-cell office:value-type="float" office:value="0.0000012499030735083" calcext:value-type="float">
            <text:p>1.2499030735083E-06</text:p>
          </table:table-cell>
          <table:table-cell office:value-type="float" office:value="0.00061787181602519" calcext:value-type="float">
            <text:p>0.000617871816025</text:p>
          </table:table-cell>
          <table:table-cell office:value-type="float" office:value="0.046694563013161" calcext:value-type="float">
            <text:p>0.046694563013161</text:p>
          </table:table-cell>
          <table:table-cell office:value-type="float" office:value="0.0022435024818913" calcext:value-type="float">
            <text:p>0.002243502481891</text:p>
          </table:table-cell>
          <table:table-cell office:value-type="float" office:value="-0.0015101472333416" calcext:value-type="float">
            <text:p>-0.001510147233342</text:p>
          </table:table-cell>
          <table:table-cell office:value-type="float" office:value="-0.014963377140046" calcext:value-type="float">
            <text:p>-0.014963377140046</text:p>
          </table:table-cell>
          <table:table-cell office:value-type="float" office:value="-0.000049915795537941" calcext:value-type="float">
            <text:p>-4.9915795537941E-05</text:p>
          </table:table-cell>
          <table:table-cell office:value-type="float" office:value="0.0097987479656261" calcext:value-type="float">
            <text:p>0.009798747965626</text:p>
          </table:table-cell>
        </table:table-row>
        <table:table-row table:style-name="ro1">
          <table:table-cell office:value-type="float" office:value="10.859375" calcext:value-type="float">
            <text:p>10.859375</text:p>
          </table:table-cell>
          <table:table-cell office:value-type="float" office:value="-0.00077880597353684" calcext:value-type="float">
            <text:p>-0.000778805973537</text:p>
          </table:table-cell>
          <table:table-cell office:value-type="float" office:value="0.000016648882329073" calcext:value-type="float">
            <text:p>1.6648882329073E-05</text:p>
          </table:table-cell>
          <table:table-cell office:value-type="float" office:value="-0.000039756197746708" calcext:value-type="float">
            <text:p>-3.9756197746708E-05</text:p>
          </table:table-cell>
          <table:table-cell office:value-type="float" office:value="0.00029136945812629" calcext:value-type="float">
            <text:p>0.000291369458126</text:p>
          </table:table-cell>
          <table:table-cell office:value-type="float" office:value="0.0000011623225460018" calcext:value-type="float">
            <text:p>1.1623225460018E-06</text:p>
          </table:table-cell>
          <table:table-cell office:value-type="float" office:value="0.00059756068422106" calcext:value-type="float">
            <text:p>0.000597560684221</text:p>
          </table:table-cell>
          <table:table-cell office:value-type="float" office:value="0.061280256846997" calcext:value-type="float">
            <text:p>0.061280256846997</text:p>
          </table:table-cell>
          <table:table-cell office:value-type="float" office:value="0.0029619204879482" calcext:value-type="float">
            <text:p>0.002961920487948</text:p>
          </table:table-cell>
          <table:table-cell office:value-type="float" office:value="-0.0012489870092606" calcext:value-type="float">
            <text:p>-0.001248987009261</text:p>
          </table:table-cell>
          <table:table-cell office:value-type="float" office:value="-0.013740922923386" calcext:value-type="float">
            <text:p>-0.013740922923386</text:p>
          </table:table-cell>
          <table:table-cell office:value-type="float" office:value="-0.000064063419212084" calcext:value-type="float">
            <text:p>-6.4063419212084E-05</text:p>
          </table:table-cell>
          <table:table-cell office:value-type="float" office:value="0.010275854701908" calcext:value-type="float">
            <text:p>0.010275854701908</text:p>
          </table:table-cell>
        </table:table-row>
        <table:table-row table:style-name="ro1">
          <table:table-cell office:value-type="float" office:value="10.909375" calcext:value-type="float">
            <text:p>10.909375</text:p>
          </table:table-cell>
          <table:table-cell office:value-type="float" office:value="-0.00074557614425555" calcext:value-type="float">
            <text:p>-0.000745576144256</text:p>
          </table:table-cell>
          <table:table-cell office:value-type="float" office:value="0.000018831553646456" calcext:value-type="float">
            <text:p>1.8831553646456E-05</text:p>
          </table:table-cell>
          <table:table-cell office:value-type="float" office:value="-0.000038862846593669" calcext:value-type="float">
            <text:p>-3.8862846593669E-05</text:p>
          </table:table-cell>
          <table:table-cell office:value-type="float" office:value="0.00028336027795709" calcext:value-type="float">
            <text:p>0.000283360277957</text:p>
          </table:table-cell>
          <table:table-cell office:value-type="float" office:value="0.000001124431371984" calcext:value-type="float">
            <text:p>1.124431371984E-06</text:p>
          </table:table-cell>
          <table:table-cell office:value-type="float" office:value="0.00058681959156467" calcext:value-type="float">
            <text:p>0.000586819591565</text:p>
          </table:table-cell>
          <table:table-cell office:value-type="float" office:value="0.068402406301491" calcext:value-type="float">
            <text:p>0.068402406301491</text:p>
          </table:table-cell>
          <table:table-cell office:value-type="float" office:value="0.0033145058546024" calcext:value-type="float">
            <text:p>0.003314505854602</text:p>
          </table:table-cell>
          <table:table-cell office:value-type="float" office:value="-0.0011046764383851" calcext:value-type="float">
            <text:p>-0.001104676438385</text:p>
          </table:table-cell>
          <table:table-cell office:value-type="float" office:value="-0.013280459610895" calcext:value-type="float">
            <text:p>-0.013280459610895</text:p>
          </table:table-cell>
          <table:table-cell office:value-type="float" office:value="-0.000070184301168793" calcext:value-type="float">
            <text:p>-7.0184301168793E-05</text:p>
          </table:table-cell>
          <table:table-cell office:value-type="float" office:value="0.010295009074162" calcext:value-type="float">
            <text:p>0.010295009074162</text:p>
          </table:table-cell>
        </table:table-row>
        <table:table-row table:style-name="ro1">
          <table:table-cell office:value-type="float" office:value="10.959375" calcext:value-type="float">
            <text:p>10.959375</text:p>
          </table:table-cell>
          <table:table-cell office:value-type="float" office:value="-0.0007154862752868" calcext:value-type="float">
            <text:p>-0.000715486275287</text:p>
          </table:table-cell>
          <table:table-cell office:value-type="float" office:value="0.000020698338198728" calcext:value-type="float">
            <text:p>2.0698338198728E-05</text:p>
          </table:table-cell>
          <table:table-cell office:value-type="float" office:value="-0.000038127874199684" calcext:value-type="float">
            <text:p>-3.8127874199684E-05</text:p>
          </table:table-cell>
          <table:table-cell office:value-type="float" office:value="0.00027378499401855" calcext:value-type="float">
            <text:p>0.000273784994019</text:p>
          </table:table-cell>
          <table:table-cell office:value-type="float" office:value="0.0000011459618483082" calcext:value-type="float">
            <text:p>1.1459618483082E-06</text:p>
          </table:table-cell>
          <table:table-cell office:value-type="float" office:value="0.00057466926059864" calcext:value-type="float">
            <text:p>0.000574669260599</text:p>
          </table:table-cell>
          <table:table-cell office:value-type="float" office:value="0.074276438992683" calcext:value-type="float">
            <text:p>0.074276438992683</text:p>
          </table:table-cell>
          <table:table-cell office:value-type="float" office:value="0.0036160633592002" calcext:value-type="float">
            <text:p>0.0036160633592</text:p>
          </table:table-cell>
          <table:table-cell office:value-type="float" office:value="-0.0009859501285875" calcext:value-type="float">
            <text:p>-0.000985950128588</text:p>
          </table:table-cell>
          <table:table-cell office:value-type="float" office:value="-0.013813874697036" calcext:value-type="float">
            <text:p>-0.013813874697036</text:p>
          </table:table-cell>
          <table:table-cell office:value-type="float" office:value="-0.0000667063011472" calcext:value-type="float">
            <text:p>-6.67063011472E-05</text:p>
          </table:table-cell>
          <table:table-cell office:value-type="float" office:value="0.0093456248528118" calcext:value-type="float">
            <text:p>0.009345624852812</text:p>
          </table:table-cell>
        </table:table-row>
        <table:table-row table:style-name="ro1">
          <table:table-cell office:value-type="float" office:value="11.059375" calcext:value-type="float">
            <text:p>11.059375</text:p>
          </table:table-cell>
          <table:table-cell office:value-type="float" office:value="-0.00064389157775932" calcext:value-type="float">
            <text:p>-0.000643891577759</text:p>
          </table:table-cell>
          <table:table-cell office:value-type="float" office:value="0.000015670381215176" calcext:value-type="float">
            <text:p>1.5670381215176E-05</text:p>
          </table:table-cell>
          <table:table-cell office:value-type="float" office:value="-0.000035956027237246" calcext:value-type="float">
            <text:p>-3.5956027237246E-05</text:p>
          </table:table-cell>
          <table:table-cell office:value-type="float" office:value="0.00025048210645803" calcext:value-type="float">
            <text:p>0.000250482106458</text:p>
          </table:table-cell>
          <table:table-cell office:value-type="float" office:value="0.0000010999463886546" calcext:value-type="float">
            <text:p>1.0999463886546E-06</text:p>
          </table:table-cell>
          <table:table-cell office:value-type="float" office:value="0.00054571489620215" calcext:value-type="float">
            <text:p>0.000545714896202</text:p>
          </table:table-cell>
          <table:table-cell office:value-type="float" office:value="0.084901692627015" calcext:value-type="float">
            <text:p>0.084901692627015</text:p>
          </table:table-cell>
          <table:table-cell office:value-type="float" office:value="0.0041544240794466" calcext:value-type="float">
            <text:p>0.004154424079447</text:p>
          </table:table-cell>
          <table:table-cell office:value-type="float" office:value="-0.00068863149100685" calcext:value-type="float">
            <text:p>-0.000688631491007</text:p>
          </table:table-cell>
          <table:table-cell office:value-type="float" office:value="-0.013214914176296" calcext:value-type="float">
            <text:p>-0.013214914176296</text:p>
          </table:table-cell>
          <table:table-cell office:value-type="float" office:value="-0.000071137974253272" calcext:value-type="float">
            <text:p>-7.1137974253272E-05</text:p>
          </table:table-cell>
          <table:table-cell office:value-type="float" office:value="0.0082735696222371" calcext:value-type="float">
            <text:p>0.008273569622237</text:p>
          </table:table-cell>
        </table:table-row>
        <table:table-row table:style-name="ro1">
          <table:table-cell office:value-type="float" office:value="11.159375" calcext:value-type="float">
            <text:p>11.159375</text:p>
          </table:table-cell>
          <table:table-cell office:value-type="float" office:value="-0.00056789977169209" calcext:value-type="float">
            <text:p>-0.000567899771692</text:p>
          </table:table-cell>
          <table:table-cell office:value-type="float" office:value="0.0000074857431338738" calcext:value-type="float">
            <text:p>7.4857431338738E-06</text:p>
          </table:table-cell>
          <table:table-cell office:value-type="float" office:value="-0.000033264376718222" calcext:value-type="float">
            <text:p>-3.3264376718222E-05</text:p>
          </table:table-cell>
          <table:table-cell office:value-type="float" office:value="0.00022660688339475" calcext:value-type="float">
            <text:p>0.000226606883395</text:p>
          </table:table-cell>
          <table:table-cell office:value-type="float" office:value="0.00000099527361098244" calcext:value-type="float">
            <text:p>9.9527361098244E-07</text:p>
          </table:table-cell>
          <table:table-cell office:value-type="float" office:value="0.00051425583177224" calcext:value-type="float">
            <text:p>0.000514255831772</text:p>
          </table:table-cell>
          <table:table-cell office:value-type="float" office:value="0.095208905340965" calcext:value-type="float">
            <text:p>0.095208905340965</text:p>
          </table:table-cell>
          <table:table-cell office:value-type="float" office:value="0.0046721952765982" calcext:value-type="float">
            <text:p>0.004672195276598</text:p>
          </table:table-cell>
          <table:table-cell office:value-type="float" office:value="-0.00033194051051674" calcext:value-type="float">
            <text:p>-0.000331940510517</text:p>
          </table:table-cell>
          <table:table-cell office:value-type="float" office:value="-0.011961310178427" calcext:value-type="float">
            <text:p>-0.011961310178427</text:p>
          </table:table-cell>
          <table:table-cell office:value-type="float" office:value="-0.000083324549441481" calcext:value-type="float">
            <text:p>-8.3324549441481E-05</text:p>
          </table:table-cell>
          <table:table-cell office:value-type="float" office:value="0.0075579501617905" calcext:value-type="float">
            <text:p>0.007557950161791</text:p>
          </table:table-cell>
        </table:table-row>
        <table:table-row table:style-name="ro1">
          <table:table-cell office:value-type="float" office:value="11.259375" calcext:value-type="float">
            <text:p>11.259375</text:p>
          </table:table-cell>
          <table:table-cell office:value-type="float" office:value="-0.00047542424107544" calcext:value-type="float">
            <text:p>-0.000475424241075</text:p>
          </table:table-cell>
          <table:table-cell office:value-type="float" office:value="0.000011213573082247" calcext:value-type="float">
            <text:p>1.1213573082247E-05</text:p>
          </table:table-cell>
          <table:table-cell office:value-type="float" office:value="-0.000030013721635591" calcext:value-type="float">
            <text:p>-3.0013721635591E-05</text:p>
          </table:table-cell>
          <table:table-cell office:value-type="float" office:value="0.00019998049933506" calcext:value-type="float">
            <text:p>0.000199980499335</text:p>
          </table:table-cell>
          <table:table-cell office:value-type="float" office:value="0.00000086489818047743" calcext:value-type="float">
            <text:p>8.6489818047743E-07</text:p>
          </table:table-cell>
          <table:table-cell office:value-type="float" office:value="0.00047893592284694" calcext:value-type="float">
            <text:p>0.000478935922847</text:p>
          </table:table-cell>
          <table:table-cell office:value-type="float" office:value="0.10515202916449" calcext:value-type="float">
            <text:p>0.10515202916449</text:p>
          </table:table-cell>
          <table:table-cell office:value-type="float" office:value="0.005124814615581" calcext:value-type="float">
            <text:p>0.005124814615581</text:p>
          </table:table-cell>
          <table:table-cell office:value-type="float" office:value="0.000096626615773181" calcext:value-type="float">
            <text:p>9.6626615773181E-05</text:p>
          </table:table-cell>
          <table:table-cell office:value-type="float" office:value="-0.0077899227439079" calcext:value-type="float">
            <text:p>-0.007789922743908</text:p>
          </table:table-cell>
          <table:table-cell office:value-type="float" office:value="-0.000098402520413715" calcext:value-type="float">
            <text:p>-9.8402520413715E-05</text:p>
          </table:table-cell>
          <table:table-cell office:value-type="float" office:value="0.0094712886603552" calcext:value-type="float">
            <text:p>0.009471288660355</text:p>
          </table:table-cell>
        </table:table-row>
        <table:table-row table:style-name="ro1">
          <table:table-cell office:value-type="float" office:value="11.359375" calcext:value-type="float">
            <text:p>11.359375</text:p>
          </table:table-cell>
          <table:table-cell office:value-type="float" office:value="-0.00038359478820449" calcext:value-type="float">
            <text:p>-0.000383594788204</text:p>
          </table:table-cell>
          <table:table-cell office:value-type="float" office:value="0.00001712444016125" calcext:value-type="float">
            <text:p>1.712444016125E-05</text:p>
          </table:table-cell>
          <table:table-cell office:value-type="float" office:value="-0.000026898550861982" calcext:value-type="float">
            <text:p>-2.6898550861982E-05</text:p>
          </table:table-cell>
          <table:table-cell office:value-type="float" office:value="0.00017479174377698" calcext:value-type="float">
            <text:p>0.000174791743777</text:p>
          </table:table-cell>
          <table:table-cell office:value-type="float" office:value="0.0000007286096155716" calcext:value-type="float">
            <text:p>7.286096155716E-07</text:p>
          </table:table-cell>
          <table:table-cell office:value-type="float" office:value="0.00044332386965769" calcext:value-type="float">
            <text:p>0.000443323869658</text:p>
          </table:table-cell>
          <table:table-cell office:value-type="float" office:value="0.11449862633509" calcext:value-type="float">
            <text:p>0.11449862633509</text:p>
          </table:table-cell>
          <table:table-cell office:value-type="float" office:value="0.0055414929881137" calcext:value-type="float">
            <text:p>0.005541492988114</text:p>
          </table:table-cell>
          <table:table-cell office:value-type="float" office:value="0.00047187808846575" calcext:value-type="float">
            <text:p>0.000471878088466</text:p>
          </table:table-cell>
          <table:table-cell office:value-type="float" office:value="-0.0032259563007351" calcext:value-type="float">
            <text:p>-0.003225956300735</text:p>
          </table:table-cell>
          <table:table-cell office:value-type="float" office:value="-0.00011422471454011" calcext:value-type="float">
            <text:p>-0.00011422471454</text:p>
          </table:table-cell>
          <table:table-cell office:value-type="float" office:value="0.011850763211482" calcext:value-type="float">
            <text:p>0.011850763211482</text:p>
          </table:table-cell>
        </table:table-row>
        <table:table-row table:style-name="ro1">
          <table:table-cell office:value-type="float" office:value="11.459375" calcext:value-type="float">
            <text:p>11.459375</text:p>
          </table:table-cell>
          <table:table-cell office:value-type="float" office:value="-0.00029457363777459" calcext:value-type="float">
            <text:p>-0.000294573637775</text:p>
          </table:table-cell>
          <table:table-cell office:value-type="float" office:value="0.000022893601848177" calcext:value-type="float">
            <text:p>2.2893601848177E-05</text:p>
          </table:table-cell>
          <table:table-cell office:value-type="float" office:value="-0.000023867366502573" calcext:value-type="float">
            <text:p>-2.3867366502573E-05</text:p>
          </table:table-cell>
          <table:table-cell office:value-type="float" office:value="0.00015124721847519" calcext:value-type="float">
            <text:p>0.000151247218475</text:p>
          </table:table-cell>
          <table:table-cell office:value-type="float" office:value="0.00000061597504871491" calcext:value-type="float">
            <text:p>6.1597504871491E-07</text:p>
          </table:table-cell>
          <table:table-cell office:value-type="float" office:value="0.00040772711976433" calcext:value-type="float">
            <text:p>0.000407727119764</text:p>
          </table:table-cell>
          <table:table-cell office:value-type="float" office:value="0.12344103687363" calcext:value-type="float">
            <text:p>0.12344103687363</text:p>
          </table:table-cell>
          <table:table-cell office:value-type="float" office:value="0.0059406764633467" calcext:value-type="float">
            <text:p>0.005940676463347</text:p>
          </table:table-cell>
          <table:table-cell office:value-type="float" office:value="0.00080917596954911" calcext:value-type="float">
            <text:p>0.000809175969549</text:p>
          </table:table-cell>
          <table:table-cell office:value-type="float" office:value="0.0011849078659769" calcext:value-type="float">
            <text:p>0.001184907865977</text:p>
          </table:table-cell>
          <table:table-cell office:value-type="float" office:value="-0.00012607550857161" calcext:value-type="float">
            <text:p>-0.000126075508572</text:p>
          </table:table-cell>
          <table:table-cell office:value-type="float" office:value="0.014184423004477" calcext:value-type="float">
            <text:p>0.014184423004477</text:p>
          </table:table-cell>
        </table:table-row>
        <table:table-row table:style-name="ro1">
          <table:table-cell office:value-type="float" office:value="11.559375" calcext:value-type="float">
            <text:p>11.559375</text:p>
          </table:table-cell>
          <table:table-cell office:value-type="float" office:value="-0.00020538635696502" calcext:value-type="float">
            <text:p>-0.000205386356965</text:p>
          </table:table-cell>
          <table:table-cell office:value-type="float" office:value="0.000028710152747658" calcext:value-type="float">
            <text:p>2.8710152747658E-05</text:p>
          </table:table-cell>
          <table:table-cell office:value-type="float" office:value="-0.000020727594507783" calcext:value-type="float">
            <text:p>-2.0727594507783E-05</text:p>
          </table:table-cell>
          <table:table-cell office:value-type="float" office:value="0.0001284395942017" calcext:value-type="float">
            <text:p>0.000128439594202</text:p>
          </table:table-cell>
          <table:table-cell office:value-type="float" office:value="0.0000005012883940052" calcext:value-type="float">
            <text:p>5.012883940052E-07</text:p>
          </table:table-cell>
          <table:table-cell office:value-type="float" office:value="0.00037104698888295" calcext:value-type="float">
            <text:p>0.000371046988883</text:p>
          </table:table-cell>
          <table:table-cell office:value-type="float" office:value="0.13228832326952" calcext:value-type="float">
            <text:p>0.13228832326952</text:p>
          </table:table-cell>
          <table:table-cell office:value-type="float" office:value="0.0063362021538699" calcext:value-type="float">
            <text:p>0.00633620215387</text:p>
          </table:table-cell>
          <table:table-cell office:value-type="float" office:value="0.0011369712466603" calcext:value-type="float">
            <text:p>0.00113697124666</text:p>
          </table:table-cell>
          <table:table-cell office:value-type="float" office:value="0.0055726458607049" calcext:value-type="float">
            <text:p>0.005572645860705</text:p>
          </table:table-cell>
          <table:table-cell office:value-type="float" office:value="-0.00013800660753161" calcext:value-type="float">
            <text:p>-0.000138006607532</text:p>
          </table:table-cell>
          <table:table-cell office:value-type="float" office:value="0.016541649582586" calcext:value-type="float">
            <text:p>0.016541649582586</text:p>
          </table:table-cell>
        </table:table-row>
        <table:table-row table:style-name="ro1">
          <table:table-cell office:value-type="float" office:value="11.659375" calcext:value-type="float">
            <text:p>11.659375</text:p>
          </table:table-cell>
          <table:table-cell office:value-type="float" office:value="-0.0001250318871142" calcext:value-type="float">
            <text:p>-0.000125031887114</text:p>
          </table:table-cell>
          <table:table-cell office:value-type="float" office:value="0.000033967309668586" calcext:value-type="float">
            <text:p>3.3967309668586E-05</text:p>
          </table:table-cell>
          <table:table-cell office:value-type="float" office:value="-0.000018002303146902" calcext:value-type="float">
            <text:p>-1.8002303146902E-05</text:p>
          </table:table-cell>
          <table:table-cell office:value-type="float" office:value="0.000108821414825" calcext:value-type="float">
            <text:p>0.000108821414825</text:p>
          </table:table-cell>
          <table:table-cell office:value-type="float" office:value="0.00000041722796752089" calcext:value-type="float">
            <text:p>4.1722796752089E-07</text:p>
          </table:table-cell>
          <table:table-cell office:value-type="float" office:value="0.00033701329581173" calcext:value-type="float">
            <text:p>0.000337013295812</text:p>
          </table:table-cell>
          <table:table-cell office:value-type="float" office:value="0.14019156484867" calcext:value-type="float">
            <text:p>0.14019156484867</text:p>
          </table:table-cell>
          <table:table-cell office:value-type="float" office:value="0.0066894703635166" calcext:value-type="float">
            <text:p>0.006689470363517</text:p>
          </table:table-cell>
          <table:table-cell office:value-type="float" office:value="0.0013973911543332" calcext:value-type="float">
            <text:p>0.001397391154333</text:p>
          </table:table-cell>
          <table:table-cell office:value-type="float" office:value="0.0095643433096272" calcext:value-type="float">
            <text:p>0.009564343309627</text:p>
          </table:table-cell>
          <table:table-cell office:value-type="float" office:value="-0.00014553132088452" calcext:value-type="float">
            <text:p>-0.000145531320885</text:p>
          </table:table-cell>
          <table:table-cell office:value-type="float" office:value="0.018665574191034" calcext:value-type="float">
            <text:p>0.018665574191034</text:p>
          </table:table-cell>
        </table:table-row>
        <table:table-row table:style-name="ro1">
          <table:table-cell office:value-type="float" office:value="11.759375" calcext:value-type="float">
            <text:p>11.759375</text:p>
          </table:table-cell>
          <table:table-cell office:value-type="float" office:value="-0.000045749201517697" calcext:value-type="float">
            <text:p>-4.5749201517697E-05</text:p>
          </table:table-cell>
          <table:table-cell office:value-type="float" office:value="0.000039174208206812" calcext:value-type="float">
            <text:p>3.9174208206812E-05</text:p>
          </table:table-cell>
          <table:table-cell office:value-type="float" office:value="-0.000015258769274855" calcext:value-type="float">
            <text:p>-1.5258769274855E-05</text:p>
          </table:table-cell>
          <table:table-cell office:value-type="float" office:value="0.000090070484341218" calcext:value-type="float">
            <text:p>9.0070484341218E-05</text:p>
          </table:table-cell>
          <table:table-cell office:value-type="float" office:value="0.00000033114294443392" calcext:value-type="float">
            <text:p>3.3114294443392E-07</text:p>
          </table:table-cell>
          <table:table-cell office:value-type="float" office:value="0.00030266802869789" calcext:value-type="float">
            <text:p>0.000302668028698</text:p>
          </table:table-cell>
          <table:table-cell office:value-type="float" office:value="0.14791752001439" calcext:value-type="float">
            <text:p>0.14791752001439</text:p>
          </table:table-cell>
          <table:table-cell office:value-type="float" office:value="0.0070351452618651" calcext:value-type="float">
            <text:p>0.007035145261865</text:p>
          </table:table-cell>
          <table:table-cell office:value-type="float" office:value="0.0016465790338207" calcext:value-type="float">
            <text:p>0.001646579033821</text:p>
          </table:table-cell>
          <table:table-cell office:value-type="float" office:value="0.013480790823915" calcext:value-type="float">
            <text:p>0.013480790823915</text:p>
          </table:table-cell>
          <table:table-cell office:value-type="float" office:value="-0.00015338435886254" calcext:value-type="float">
            <text:p>-0.000153384358863</text:p>
          </table:table-cell>
          <table:table-cell office:value-type="float" office:value="0.020771077710436" calcext:value-type="float">
            <text:p>0.020771077710436</text:p>
          </table:table-cell>
        </table:table-row>
        <table:table-row table:style-name="ro1">
          <table:table-cell office:value-type="float" office:value="11.859375" calcext:value-type="float">
            <text:p>11.859375</text:p>
          </table:table-cell>
          <table:table-cell office:value-type="float" office:value="0.000031976461586496" calcext:value-type="float">
            <text:p>3.1976461586496E-05</text:p>
          </table:table-cell>
          <table:table-cell office:value-type="float" office:value="0.000043987568504074" calcext:value-type="float">
            <text:p>4.3987568504074E-05</text:p>
          </table:table-cell>
          <table:table-cell office:value-type="float" office:value="-0.000012578003905842" calcext:value-type="float">
            <text:p>-1.2578003905842E-05</text:p>
          </table:table-cell>
          <table:table-cell office:value-type="float" office:value="0.000066243715096463" calcext:value-type="float">
            <text:p>6.6243715096463E-05</text:p>
          </table:table-cell>
          <table:table-cell office:value-type="float" office:value="0.00000022660599218682" calcext:value-type="float">
            <text:p>2.2660599218682E-07</text:p>
          </table:table-cell>
          <table:table-cell office:value-type="float" office:value="0.00026650152548768" calcext:value-type="float">
            <text:p>0.000266501525488</text:p>
          </table:table-cell>
          <table:table-cell office:value-type="float" office:value="0.15430039155547" calcext:value-type="float">
            <text:p>0.15430039155547</text:p>
          </table:table-cell>
          <table:table-cell office:value-type="float" office:value="0.0073351048109854" calcext:value-type="float">
            <text:p>0.007335104810985</text:p>
          </table:table-cell>
          <table:table-cell office:value-type="float" office:value="0.0018715118984065" calcext:value-type="float">
            <text:p>0.001871511898407</text:p>
          </table:table-cell>
          <table:table-cell office:value-type="float" office:value="0.015479192344002" calcext:value-type="float">
            <text:p>0.015479192344002</text:p>
          </table:table-cell>
          <table:table-cell office:value-type="float" office:value="-0.00016437987932995" calcext:value-type="float">
            <text:p>-0.00016437987933</text:p>
          </table:table-cell>
          <table:table-cell office:value-type="float" office:value="0.021699309740108" calcext:value-type="float">
            <text:p>0.021699309740108</text:p>
          </table:table-cell>
        </table:table-row>
        <table:table-row table:style-name="ro1">
          <table:table-cell office:value-type="float" office:value="11.959375" calcext:value-type="float">
            <text:p>11.959375</text:p>
          </table:table-cell>
          <table:table-cell office:value-type="float" office:value="0.00010861802256255" calcext:value-type="float">
            <text:p>0.000108618022563</text:p>
          </table:table-cell>
          <table:table-cell office:value-type="float" office:value="0.000048639610275917" calcext:value-type="float">
            <text:p>4.8639610275917E-05</text:p>
          </table:table-cell>
          <table:table-cell office:value-type="float" office:value="-0.0000098418355941417" calcext:value-type="float">
            <text:p>-9.8418355941417E-06</text:p>
          </table:table-cell>
          <table:table-cell office:value-type="float" office:value="0.000040250493817845" calcext:value-type="float">
            <text:p>4.0250493817845E-05</text:p>
          </table:table-cell>
          <table:table-cell office:value-type="float" office:value="0.00000012334606084666" calcext:value-type="float">
            <text:p>1.2334606084666E-07</text:p>
          </table:table-cell>
          <table:table-cell office:value-type="float" office:value="0.00022912242614362" calcext:value-type="float">
            <text:p>0.000229122426144</text:p>
          </table:table-cell>
          <table:table-cell office:value-type="float" office:value="0.1599432634285" calcext:value-type="float">
            <text:p>0.1599432634285</text:p>
          </table:table-cell>
          <table:table-cell office:value-type="float" office:value="0.0076095254520174" calcext:value-type="float">
            <text:p>0.007609525452017</text:p>
          </table:table-cell>
          <table:table-cell office:value-type="float" office:value="0.0020930135367175" calcext:value-type="float">
            <text:p>0.002093013536718</text:p>
          </table:table-cell>
          <table:table-cell office:value-type="float" office:value="0.016506513133062" calcext:value-type="float">
            <text:p>0.016506513133062</text:p>
          </table:table-cell>
          <table:table-cell office:value-type="float" office:value="-0.0001751121128545" calcext:value-type="float">
            <text:p>-0.000175112112855</text:p>
          </table:table-cell>
          <table:table-cell office:value-type="float" office:value="0.02199546826355" calcext:value-type="float">
            <text:p>0.02199546826355</text:p>
          </table:table-cell>
        </table:table-row>
        <table:table-row table:style-name="ro1">
          <table:table-cell office:value-type="float" office:value="12.059375" calcext:value-type="float">
            <text:p>12.059375</text:p>
          </table:table-cell>
          <table:table-cell office:value-type="float" office:value="0.00018482338920017" calcext:value-type="float">
            <text:p>0.0001848233892</text:p>
          </table:table-cell>
          <table:table-cell office:value-type="float" office:value="0.00005334513729354" calcext:value-type="float">
            <text:p>5.334513729354E-05</text:p>
          </table:table-cell>
          <table:table-cell office:value-type="float" office:value="-0.0000070828744258939" calcext:value-type="float">
            <text:p>-7.0828744258939E-06</text:p>
          </table:table-cell>
          <table:table-cell office:value-type="float" office:value="0.000014805705565944" calcext:value-type="float">
            <text:p>1.4805705565944E-05</text:p>
          </table:table-cell>
          <table:table-cell office:value-type="float" office:value="0.000000015988193758838" calcext:value-type="float">
            <text:p>1.5988193758838E-08</text:p>
          </table:table-cell>
          <table:table-cell office:value-type="float" office:value="0.00019121647554967" calcext:value-type="float">
            <text:p>0.00019121647555</text:p>
          </table:table-cell>
          <table:table-cell office:value-type="float" office:value="0.1654682270274" calcext:value-type="float">
            <text:p>0.1654682270274</text:p>
          </table:table-cell>
          <table:table-cell office:value-type="float" office:value="0.0078794457306124" calcext:value-type="float">
            <text:p>0.007879445730612</text:p>
          </table:table-cell>
          <table:table-cell office:value-type="float" office:value="0.0023072741340175" calcext:value-type="float">
            <text:p>0.002307274134018</text:p>
          </table:table-cell>
          <table:table-cell office:value-type="float" office:value="0.017485100342586" calcext:value-type="float">
            <text:p>0.017485100342586</text:p>
          </table:table-cell>
          <table:table-cell office:value-type="float" office:value="-0.00018652174581198" calcext:value-type="float">
            <text:p>-0.000186521745812</text:p>
          </table:table-cell>
          <table:table-cell office:value-type="float" office:value="0.0222405970458" calcext:value-type="float">
            <text:p>0.0222405970458</text:p>
          </table:table-cell>
        </table:table-row>
        <table:table-row table:style-name="ro1">
          <table:table-cell office:value-type="float" office:value="12.159375" calcext:value-type="float">
            <text:p>12.159375</text:p>
          </table:table-cell>
          <table:table-cell office:value-type="float" office:value="0.00026062165898674" calcext:value-type="float">
            <text:p>0.000260621658987</text:p>
          </table:table-cell>
          <table:table-cell office:value-type="float" office:value="0.000058096886316456" calcext:value-type="float">
            <text:p>5.8096886316456E-05</text:p>
          </table:table-cell>
          <table:table-cell office:value-type="float" office:value="-0.0000042991606923314" calcext:value-type="float">
            <text:p>-4.2991606923314E-06</text:p>
          </table:table-cell>
          <table:table-cell office:value-type="float" office:value="-0.000010089948872465" calcext:value-type="float">
            <text:p>-1.0089948872465E-05</text:p>
          </table:table-cell>
          <table:table-cell office:value-type="float" office:value="-0.000000095404088491483" calcext:value-type="float">
            <text:p>-9.5404088491483E-08</text:p>
          </table:table-cell>
          <table:table-cell office:value-type="float" office:value="0.00015279936853168" calcext:value-type="float">
            <text:p>0.000152799368532</text:p>
          </table:table-cell>
          <table:table-cell office:value-type="float" office:value="0.17088712488165" calcext:value-type="float">
            <text:p>0.17088712488165</text:p>
          </table:table-cell>
          <table:table-cell office:value-type="float" office:value="0.008145258596313" calcext:value-type="float">
            <text:p>0.008145258596313</text:p>
          </table:table-cell>
          <table:table-cell office:value-type="float" office:value="0.0025154153753551" calcext:value-type="float">
            <text:p>0.002515415375355</text:p>
          </table:table-cell>
          <table:table-cell office:value-type="float" office:value="0.018423430040963" calcext:value-type="float">
            <text:p>0.018423430040963</text:p>
          </table:table-cell>
          <table:table-cell office:value-type="float" office:value="-0.00019858791678733" calcext:value-type="float">
            <text:p>-0.000198587916787</text:p>
          </table:table-cell>
          <table:table-cell office:value-type="float" office:value="0.022438261366512" calcext:value-type="float">
            <text:p>0.022438261366512</text:p>
          </table:table-cell>
        </table:table-row>
        <table:table-row table:style-name="ro1">
          <table:table-cell office:value-type="float" office:value="12.259375" calcext:value-type="float">
            <text:p>12.259375</text:p>
          </table:table-cell>
          <table:table-cell office:value-type="float" office:value="0.00033491738929614" calcext:value-type="float">
            <text:p>0.000334917389296</text:p>
          </table:table-cell>
          <table:table-cell office:value-type="float" office:value="0.000062816195537196" calcext:value-type="float">
            <text:p>6.2816195537196E-05</text:p>
          </table:table-cell>
          <table:table-cell office:value-type="float" office:value="-0.0000015120362430535" calcext:value-type="float">
            <text:p>-1.5120362430535E-06</text:p>
          </table:table-cell>
          <table:table-cell office:value-type="float" office:value="-0.000034084235294865" calcext:value-type="float">
            <text:p>-3.4084235294865E-05</text:p>
          </table:table-cell>
          <table:table-cell office:value-type="float" office:value="-0.00000020679922536961" calcext:value-type="float">
            <text:p>-2.0679922536961E-07</text:p>
          </table:table-cell>
          <table:table-cell office:value-type="float" office:value="0.00011448084846184" calcext:value-type="float">
            <text:p>0.000114480848462</text:p>
          </table:table-cell>
          <table:table-cell office:value-type="float" office:value="0.17613265079127" calcext:value-type="float">
            <text:p>0.17613265079127</text:p>
          </table:table-cell>
          <table:table-cell office:value-type="float" office:value="0.0084034670111918" calcext:value-type="float">
            <text:p>0.008403467011192</text:p>
          </table:table-cell>
          <table:table-cell office:value-type="float" office:value="0.0027183080694984" calcext:value-type="float">
            <text:p>0.002718308069498</text:p>
          </table:table-cell>
          <table:table-cell office:value-type="float" office:value="0.019315802021369" calcext:value-type="float">
            <text:p>0.019315802021369</text:p>
          </table:table-cell>
          <table:table-cell office:value-type="float" office:value="-0.00021069722407442" calcext:value-type="float">
            <text:p>-0.000210697224074</text:p>
          </table:table-cell>
          <table:table-cell office:value-type="float" office:value="0.022591398480502" calcext:value-type="float">
            <text:p>0.022591398480502</text:p>
          </table:table-cell>
        </table:table-row>
        <table:table-row table:style-name="ro1">
          <table:table-cell office:value-type="float" office:value="12.359375" calcext:value-type="float">
            <text:p>12.359375</text:p>
          </table:table-cell>
          <table:table-cell office:value-type="float" office:value="0.00040662985512126" calcext:value-type="float">
            <text:p>0.000406629855121</text:p>
          </table:table-cell>
          <table:table-cell office:value-type="float" office:value="0.000067375639088665" calcext:value-type="float">
            <text:p>6.7375639088665E-05</text:p>
          </table:table-cell>
          <table:table-cell office:value-type="float" office:value="0.0000012244429222279" calcext:value-type="float">
            <text:p>1.2244429222279E-06</text:p>
          </table:table-cell>
          <table:table-cell office:value-type="float" office:value="-0.000056782200935471" calcext:value-type="float">
            <text:p>-5.6782200935471E-05</text:p>
          </table:table-cell>
          <table:table-cell office:value-type="float" office:value="-0.0000001508561848426" calcext:value-type="float">
            <text:p>-1.508561848426E-07</text:p>
          </table:table-cell>
          <table:table-cell office:value-type="float" office:value="0.000076385972236834" calcext:value-type="float">
            <text:p>7.6385972236834E-05</text:p>
          </table:table-cell>
          <table:table-cell office:value-type="float" office:value="0.18106751179916" calcext:value-type="float">
            <text:p>0.18106751179916</text:p>
          </table:table-cell>
          <table:table-cell office:value-type="float" office:value="0.0086477417269064" calcext:value-type="float">
            <text:p>0.008647741726906</text:p>
          </table:table-cell>
          <table:table-cell office:value-type="float" office:value="0.0029116894562615" calcext:value-type="float">
            <text:p>0.002911689456262</text:p>
          </table:table-cell>
          <table:table-cell office:value-type="float" office:value="0.020119731723419" calcext:value-type="float">
            <text:p>0.020119731723419</text:p>
          </table:table-cell>
          <table:table-cell office:value-type="float" office:value="-0.00019657179048604" calcext:value-type="float">
            <text:p>-0.000196571790486</text:p>
          </table:table-cell>
          <table:table-cell office:value-type="float" office:value="0.022585410349295" calcext:value-type="float">
            <text:p>0.022585410349295</text:p>
          </table:table-cell>
        </table:table-row>
        <table:table-row table:style-name="ro1">
          <table:table-cell office:value-type="float" office:value="12.459375" calcext:value-type="float">
            <text:p>12.459375</text:p>
          </table:table-cell>
          <table:table-cell office:value-type="float" office:value="0.00047865544395489" calcext:value-type="float">
            <text:p>0.000478655443955</text:p>
          </table:table-cell>
          <table:table-cell office:value-type="float" office:value="0.000067013617814866" calcext:value-type="float">
            <text:p>6.7013617814866E-05</text:p>
          </table:table-cell>
          <table:table-cell office:value-type="float" office:value="0.0000035337246902849" calcext:value-type="float">
            <text:p>3.5337246902849E-06</text:p>
          </table:table-cell>
          <table:table-cell office:value-type="float" office:value="-0.000079759405734802" calcext:value-type="float">
            <text:p>-7.9759405734802E-05</text:p>
          </table:table-cell>
          <table:table-cell office:value-type="float" office:value="-0.00000020692910368644" calcext:value-type="float">
            <text:p>-2.0692910368644E-07</text:p>
          </table:table-cell>
          <table:table-cell office:value-type="float" office:value="0.000036388059019436" calcext:value-type="float">
            <text:p>3.6388059019436E-05</text:p>
          </table:table-cell>
          <table:table-cell office:value-type="float" office:value="0.18520617857628" calcext:value-type="float">
            <text:p>0.18520617857628</text:p>
          </table:table-cell>
          <table:table-cell office:value-type="float" office:value="0.0088580623579913" calcext:value-type="float">
            <text:p>0.008858062357991</text:p>
          </table:table-cell>
          <table:table-cell office:value-type="float" office:value="0.0030185287652161" calcext:value-type="float">
            <text:p>0.003018528765216</text:p>
          </table:table-cell>
          <table:table-cell office:value-type="float" office:value="0.021012975336198" calcext:value-type="float">
            <text:p>0.021012975336198</text:p>
          </table:table-cell>
          <table:table-cell office:value-type="float" office:value="-0.00014539016365893" calcext:value-type="float">
            <text:p>-0.000145390163659</text:p>
          </table:table-cell>
          <table:table-cell office:value-type="float" office:value="0.022304997138275" calcext:value-type="float">
            <text:p>0.022304997138275</text:p>
          </table:table-cell>
        </table:table-row>
        <table:table-row table:style-name="ro1">
          <table:table-cell office:value-type="float" office:value="12.559375" calcext:value-type="float">
            <text:p>12.559375</text:p>
          </table:table-cell>
          <table:table-cell office:value-type="float" office:value="0.00055496289331889" calcext:value-type="float">
            <text:p>0.000554962893319</text:p>
          </table:table-cell>
          <table:table-cell office:value-type="float" office:value="0.000060321852859502" calcext:value-type="float">
            <text:p>6.0321852859502E-05</text:p>
          </table:table-cell>
          <table:table-cell office:value-type="float" office:value="0.0000060134421212787" calcext:value-type="float">
            <text:p>6.0134421212787E-06</text:p>
          </table:table-cell>
          <table:table-cell office:value-type="float" office:value="-0.00010462782199219" calcext:value-type="float">
            <text:p>-0.000104627821992</text:p>
          </table:table-cell>
          <table:table-cell office:value-type="float" office:value="-0.00000033932651948423" calcext:value-type="float">
            <text:p>-3.3932651948423E-07</text:p>
          </table:table-cell>
          <table:table-cell office:value-type="float" office:value="-0.000004947133117483" calcext:value-type="float">
            <text:p>-4.947133117483E-06</text:p>
          </table:table-cell>
          <table:table-cell office:value-type="float" office:value="0.18902639874046" calcext:value-type="float">
            <text:p>0.18902639874046</text:p>
          </table:table-cell>
          <table:table-cell office:value-type="float" office:value="0.009055096966133" calcext:value-type="float">
            <text:p>0.009055096966133</text:p>
          </table:table-cell>
          <table:table-cell office:value-type="float" office:value="0.0031290747010818" calcext:value-type="float">
            <text:p>0.003129074701082</text:p>
          </table:table-cell>
          <table:table-cell office:value-type="float" office:value="0.022364138827317" calcext:value-type="float">
            <text:p>0.022364138827317</text:p>
          </table:table-cell>
          <table:table-cell office:value-type="float" office:value="-0.000099721024872209" calcext:value-type="float">
            <text:p>-9.9721024872209E-05</text:p>
          </table:table-cell>
          <table:table-cell office:value-type="float" office:value="0.022438129992066" calcext:value-type="float">
            <text:p>0.022438129992066</text:p>
          </table:table-cell>
        </table:table-row>
        <table:table-row table:style-name="ro1">
          <table:table-cell office:value-type="float" office:value="12.659375" calcext:value-type="float">
            <text:p>12.659375</text:p>
          </table:table-cell>
          <table:table-cell office:value-type="float" office:value="0.00063617649237868" calcext:value-type="float">
            <text:p>0.000636176492379</text:p>
          </table:table-cell>
          <table:table-cell office:value-type="float" office:value="0.000049377338774608" calcext:value-type="float">
            <text:p>4.9377338774608E-05</text:p>
          </table:table-cell>
          <table:table-cell office:value-type="float" office:value="0.0000091394961181222" calcext:value-type="float">
            <text:p>9.1394961181222E-06</text:p>
          </table:table-cell>
          <table:table-cell office:value-type="float" office:value="-0.00013119157859297" calcext:value-type="float">
            <text:p>-0.000131191578593</text:p>
          </table:table-cell>
          <table:table-cell office:value-type="float" office:value="-0.00000041677720300593" calcext:value-type="float">
            <text:p>-4.1677720300593E-07</text:p>
          </table:table-cell>
          <table:table-cell office:value-type="float" office:value="-0.00004764551167123" calcext:value-type="float">
            <text:p>-4.764551167123E-05</text:p>
          </table:table-cell>
          <table:table-cell office:value-type="float" office:value="0.19263734757245" calcext:value-type="float">
            <text:p>0.19263734757245</text:p>
          </table:table-cell>
          <table:table-cell office:value-type="float" office:value="0.0092396152719511" calcext:value-type="float">
            <text:p>0.009239615271951</text:p>
          </table:table-cell>
          <table:table-cell office:value-type="float" office:value="0.0033155342568197" calcext:value-type="float">
            <text:p>0.00331553425682</text:p>
          </table:table-cell>
          <table:table-cell office:value-type="float" office:value="0.024323758189902" calcext:value-type="float">
            <text:p>0.024323758189902</text:p>
          </table:table-cell>
          <table:table-cell office:value-type="float" office:value="-0.000093706861110833" calcext:value-type="float">
            <text:p>-9.3706861110833E-05</text:p>
          </table:table-cell>
          <table:table-cell office:value-type="float" office:value="0.023142080347749" calcext:value-type="float">
            <text:p>0.023142080347749</text:p>
          </table:table-cell>
        </table:table-row>
        <table:table-row table:style-name="ro1">
          <table:table-cell office:value-type="float" office:value="12.759375" calcext:value-type="float">
            <text:p>12.759375</text:p>
          </table:table-cell>
          <table:table-cell office:value-type="float" office:value="0.00071771285886288" calcext:value-type="float">
            <text:p>0.000717712858863</text:p>
          </table:table-cell>
          <table:table-cell office:value-type="float" office:value="0.000042892092601504" calcext:value-type="float">
            <text:p>4.2892092601504E-05</text:p>
          </table:table-cell>
          <table:table-cell office:value-type="float" office:value="0.000012082964444368" calcext:value-type="float">
            <text:p>1.2082964444368E-05</text:p>
          </table:table-cell>
          <table:table-cell office:value-type="float" office:value="-0.000156557162614" calcext:value-type="float">
            <text:p>-0.000156557162614</text:p>
          </table:table-cell>
          <table:table-cell office:value-type="float" office:value="-0.00000025798506953404" calcext:value-type="float">
            <text:p>-2.5798506953404E-07</text:p>
          </table:table-cell>
          <table:table-cell office:value-type="float" office:value="-0.000090558976421889" calcext:value-type="float">
            <text:p>-9.0558976421889E-05</text:p>
          </table:table-cell>
          <table:table-cell office:value-type="float" office:value="0.19618028047855" calcext:value-type="float">
            <text:p>0.19618028047855</text:p>
          </table:table-cell>
          <table:table-cell office:value-type="float" office:value="0.0094113040060424" calcext:value-type="float">
            <text:p>0.009411304006042</text:p>
          </table:table-cell>
          <table:table-cell office:value-type="float" office:value="0.0034597534733925" calcext:value-type="float">
            <text:p>0.003459753473393</text:p>
          </table:table-cell>
          <table:table-cell office:value-type="float" office:value="0.026710064430476" calcext:value-type="float">
            <text:p>0.026710064430476</text:p>
          </table:table-cell>
          <table:table-cell office:value-type="float" office:value="-0.000067344874542674" calcext:value-type="float">
            <text:p>-6.7344874542674E-05</text:p>
          </table:table-cell>
          <table:table-cell office:value-type="float" office:value="0.024172933000145" calcext:value-type="float">
            <text:p>0.024172933000145</text:p>
          </table:table-cell>
        </table:table-row>
        <table:table-row table:style-name="ro1">
          <table:table-cell office:value-type="float" office:value="12.809375" calcext:value-type="float">
            <text:p>12.809375</text:p>
          </table:table-cell>
          <table:table-cell office:value-type="float" office:value="0.00075744317127945" calcext:value-type="float">
            <text:p>0.000757443171279</text:p>
          </table:table-cell>
          <table:table-cell office:value-type="float" office:value="0.000042206761950273" calcext:value-type="float">
            <text:p>4.2206761950273E-05</text:p>
          </table:table-cell>
          <table:table-cell office:value-type="float" office:value="0.00001351658005341" calcext:value-type="float">
            <text:p>1.351658005341E-05</text:p>
          </table:table-cell>
          <table:table-cell office:value-type="float" office:value="-0.00016833250735079" calcext:value-type="float">
            <text:p>-0.000168332507351</text:p>
          </table:table-cell>
          <table:table-cell office:value-type="float" office:value="-0.00000025733405682345" calcext:value-type="float">
            <text:p>-2.5733405682345E-07</text:p>
          </table:table-cell>
          <table:table-cell office:value-type="float" office:value="-0.00011150589467844" calcext:value-type="float">
            <text:p>-0.000111505894678</text:p>
          </table:table-cell>
          <table:table-cell office:value-type="float" office:value="0.19784949003587" calcext:value-type="float">
            <text:p>0.19784949003587</text:p>
          </table:table-cell>
          <table:table-cell office:value-type="float" office:value="0.009487851426221" calcext:value-type="float">
            <text:p>0.009487851426221</text:p>
          </table:table-cell>
          <table:table-cell office:value-type="float" office:value="0.0035195072001309" calcext:value-type="float">
            <text:p>0.003519507200131</text:p>
          </table:table-cell>
          <table:table-cell office:value-type="float" office:value="0.028083707542067" calcext:value-type="float">
            <text:p>0.028083707542067</text:p>
          </table:table-cell>
          <table:table-cell office:value-type="float" office:value="-0.0000625812077612" calcext:value-type="float">
            <text:p>-6.25812077612E-05</text:p>
          </table:table-cell>
          <table:table-cell office:value-type="float" office:value="0.024809306278426" calcext:value-type="float">
            <text:p>0.024809306278426</text:p>
          </table:table-cell>
        </table:table-row>
        <table:table-row table:style-name="ro1">
          <table:table-cell office:value-type="float" office:value="12.909375" calcext:value-type="float">
            <text:p>12.909375</text:p>
          </table:table-cell>
          <table:table-cell office:value-type="float" office:value="0.00083243645216979" calcext:value-type="float">
            <text:p>0.00083243645217</text:p>
          </table:table-cell>
          <table:table-cell office:value-type="float" office:value="0.000044078445535443" calcext:value-type="float">
            <text:p>4.4078445535443E-05</text:p>
          </table:table-cell>
          <table:table-cell office:value-type="float" office:value="0.00001633689946102" calcext:value-type="float">
            <text:p>1.633689946102E-05</text:p>
          </table:table-cell>
          <table:table-cell office:value-type="float" office:value="-0.0001896646360808" calcext:value-type="float">
            <text:p>-0.000189664636081</text:p>
          </table:table-cell>
          <table:table-cell office:value-type="float" office:value="-0.00000033999091438381" calcext:value-type="float">
            <text:p>-3.3999091438381E-07</text:p>
          </table:table-cell>
          <table:table-cell office:value-type="float" office:value="-0.0001513469404358" calcext:value-type="float">
            <text:p>-0.000151346940436</text:p>
          </table:table-cell>
          <table:table-cell office:value-type="float" office:value="0.20090674355094" calcext:value-type="float">
            <text:p>0.20090674355094</text:p>
          </table:table-cell>
          <table:table-cell office:value-type="float" office:value="0.0096232642023797" calcext:value-type="float">
            <text:p>0.00962326420238</text:p>
          </table:table-cell>
          <table:table-cell office:value-type="float" office:value="0.0036314898870118" calcext:value-type="float">
            <text:p>0.003631489887012</text:p>
          </table:table-cell>
          <table:table-cell office:value-type="float" office:value="0.030913934934756" calcext:value-type="float">
            <text:p>0.030913934934756</text:p>
          </table:table-cell>
          <table:table-cell office:value-type="float" office:value="-0.000060883074268486" calcext:value-type="float">
            <text:p>-6.0883074268486E-05</text:p>
          </table:table-cell>
          <table:table-cell office:value-type="float" office:value="0.026177381232222" calcext:value-type="float">
            <text:p>0.026177381232222</text:p>
          </table:table-cell>
        </table:table-row>
        <table:table-row table:style-name="ro1">
          <table:table-cell office:value-type="float" office:value="13.009375" calcext:value-type="float">
            <text:p>13.009375</text:p>
          </table:table-cell>
          <table:table-cell office:value-type="float" office:value="0.00090659079792002" calcext:value-type="float">
            <text:p>0.00090659079792</text:p>
          </table:table-cell>
          <table:table-cell office:value-type="float" office:value="0.000046074663006058" calcext:value-type="float">
            <text:p>4.6074663006058E-05</text:p>
          </table:table-cell>
          <table:table-cell office:value-type="float" office:value="0.000019166865166786" calcext:value-type="float">
            <text:p>1.9166865166786E-05</text:p>
          </table:table-cell>
          <table:table-cell office:value-type="float" office:value="-0.00021046523317822" calcext:value-type="float">
            <text:p>-0.000210465233178</text:p>
          </table:table-cell>
          <table:table-cell office:value-type="float" office:value="-0.00000042405076551157" calcext:value-type="float">
            <text:p>-4.2405076551157E-07</text:p>
          </table:table-cell>
          <table:table-cell office:value-type="float" office:value="-0.00019110758490842" calcext:value-type="float">
            <text:p>-0.000191107584908</text:p>
          </table:table-cell>
          <table:table-cell office:value-type="float" office:value="0.203897370864" calcext:value-type="float">
            <text:p>0.203897370864</text:p>
          </table:table-cell>
          <table:table-cell office:value-type="float" office:value="0.0097563469209105" calcext:value-type="float">
            <text:p>0.009756346920911</text:p>
          </table:table-cell>
          <table:table-cell office:value-type="float" office:value="0.0037405644354451" calcext:value-type="float">
            <text:p>0.003740564435445</text:p>
          </table:table-cell>
          <table:table-cell office:value-type="float" office:value="0.033695468903253" calcext:value-type="float">
            <text:p>0.033695468903253</text:p>
          </table:table-cell>
          <table:table-cell office:value-type="float" office:value="-0.000059428488775754" calcext:value-type="float">
            <text:p>-5.9428488775754E-05</text:p>
          </table:table-cell>
          <table:table-cell office:value-type="float" office:value="0.027541599645271" calcext:value-type="float">
            <text:p>0.027541599645271</text:p>
          </table:table-cell>
        </table:table-row>
        <table:table-row table:style-name="ro1">
          <table:table-cell office:value-type="float" office:value="13.109375" calcext:value-type="float">
            <text:p>13.109375</text:p>
          </table:table-cell>
          <table:table-cell office:value-type="float" office:value="0.00098065959236118" calcext:value-type="float">
            <text:p>0.000980659592361</text:p>
          </table:table-cell>
          <table:table-cell office:value-type="float" office:value="0.000047860438649232" calcext:value-type="float">
            <text:p>4.7860438649232E-05</text:p>
          </table:table-cell>
          <table:table-cell office:value-type="float" office:value="0.000022106705342353" calcext:value-type="float">
            <text:p>2.2106705342353E-05</text:p>
          </table:table-cell>
          <table:table-cell office:value-type="float" office:value="-0.000231223926248" calcext:value-type="float">
            <text:p>-0.000231223926248</text:p>
          </table:table-cell>
          <table:table-cell office:value-type="float" office:value="-0.00000051768759297569" calcext:value-type="float">
            <text:p>-5.1768759297569E-07</text:p>
          </table:table-cell>
          <table:table-cell office:value-type="float" office:value="-0.00023264853190924" calcext:value-type="float">
            <text:p>-0.000232648531909</text:p>
          </table:table-cell>
          <table:table-cell office:value-type="float" office:value="0.20656558724381" calcext:value-type="float">
            <text:p>0.20656558724381</text:p>
          </table:table-cell>
          <table:table-cell office:value-type="float" office:value="0.0098775707891401" calcext:value-type="float">
            <text:p>0.00987757078914</text:p>
          </table:table-cell>
          <table:table-cell office:value-type="float" office:value="0.0038571438758549" calcext:value-type="float">
            <text:p>0.003857143875855</text:p>
          </table:table-cell>
          <table:table-cell office:value-type="float" office:value="0.03622206278368" calcext:value-type="float">
            <text:p>0.03622206278368</text:p>
          </table:table-cell>
          <table:table-cell office:value-type="float" office:value="-0.000058812625493152" calcext:value-type="float">
            <text:p>-5.8812625493152E-05</text:p>
          </table:table-cell>
          <table:table-cell office:value-type="float" office:value="0.028525595429575" calcext:value-type="float">
            <text:p>0.028525595429575</text:p>
          </table:table-cell>
        </table:table-row>
        <table:table-row table:style-name="ro1">
          <table:table-cell office:value-type="float" office:value="13.209375" calcext:value-type="float">
            <text:p>13.209375</text:p>
          </table:table-cell>
          <table:table-cell office:value-type="float" office:value="0.0010544869589524" calcext:value-type="float">
            <text:p>0.001054486958952</text:p>
          </table:table-cell>
          <table:table-cell office:value-type="float" office:value="0.000049773757850982" calcext:value-type="float">
            <text:p>4.9773757850982E-05</text:p>
          </table:table-cell>
          <table:table-cell office:value-type="float" office:value="0.000025076034139627" calcext:value-type="float">
            <text:p>2.5076034139627E-05</text:p>
          </table:table-cell>
          <table:table-cell office:value-type="float" office:value="-0.00025156897897314" calcext:value-type="float">
            <text:p>-0.000251568978973</text:p>
          </table:table-cell>
          <table:table-cell office:value-type="float" office:value="-0.00000061384726845478" calcext:value-type="float">
            <text:p>-6.1384726845478E-07</text:p>
          </table:table-cell>
          <table:table-cell office:value-type="float" office:value="-0.00027445314299431" calcext:value-type="float">
            <text:p>-0.000274453142994</text:p>
          </table:table-cell>
          <table:table-cell office:value-type="float" office:value="0.20919636284604" calcext:value-type="float">
            <text:p>0.20919636284604</text:p>
          </table:table-cell>
          <table:table-cell office:value-type="float" office:value="0.0099976282392484" calcext:value-type="float">
            <text:p>0.009997628239248</text:p>
          </table:table-cell>
          <table:table-cell office:value-type="float" office:value="0.0039708861857085" calcext:value-type="float">
            <text:p>0.003970886185709</text:p>
          </table:table-cell>
          <table:table-cell office:value-type="float" office:value="0.038728598003617" calcext:value-type="float">
            <text:p>0.038728598003617</text:p>
          </table:table-cell>
          <table:table-cell office:value-type="float" office:value="-0.000058380432977224" calcext:value-type="float">
            <text:p>-5.8380432977224E-05</text:p>
          </table:table-cell>
          <table:table-cell office:value-type="float" office:value="0.029519078567444" calcext:value-type="float">
            <text:p>0.029519078567444</text:p>
          </table:table-cell>
        </table:table-row>
        <table:table-row table:style-name="ro1">
          <table:table-cell office:value-type="float" office:value="13.309375" calcext:value-type="float">
            <text:p>13.309375</text:p>
          </table:table-cell>
          <table:table-cell office:value-type="float" office:value="0.0011276817378693" calcext:value-type="float">
            <text:p>0.001127681737869</text:p>
          </table:table-cell>
          <table:table-cell office:value-type="float" office:value="0.000051658233244991" calcext:value-type="float">
            <text:p>5.1658233244991E-05</text:p>
          </table:table-cell>
          <table:table-cell office:value-type="float" office:value="0.000027969070873324" calcext:value-type="float">
            <text:p>2.7969070873324E-05</text:p>
          </table:table-cell>
          <table:table-cell office:value-type="float" office:value="-0.00027161607107236" calcext:value-type="float">
            <text:p>-0.000271616071072</text:p>
          </table:table-cell>
          <table:table-cell office:value-type="float" office:value="-0.00000068897434682123" calcext:value-type="float">
            <text:p>-6.8897434682123E-07</text:p>
          </table:table-cell>
          <table:table-cell office:value-type="float" office:value="-0.00031674658375417" calcext:value-type="float">
            <text:p>-0.000316746583754</text:p>
          </table:table-cell>
          <table:table-cell office:value-type="float" office:value="0.21166880347125" calcext:value-type="float">
            <text:p>0.21166880347125</text:p>
          </table:table-cell>
          <table:table-cell office:value-type="float" office:value="0.010111945111481" calcext:value-type="float">
            <text:p>0.010111945111481</text:p>
          </table:table-cell>
          <table:table-cell office:value-type="float" office:value="0.0040678692342045" calcext:value-type="float">
            <text:p>0.004067869234205</text:p>
          </table:table-cell>
          <table:table-cell office:value-type="float" office:value="0.041094780280674" calcext:value-type="float">
            <text:p>0.041094780280674</text:p>
          </table:table-cell>
          <table:table-cell office:value-type="float" office:value="-0.000054429685258965" calcext:value-type="float">
            <text:p>-5.4429685258965E-05</text:p>
          </table:table-cell>
          <table:table-cell office:value-type="float" office:value="0.030378934845547" calcext:value-type="float">
            <text:p>0.030378934845547</text:p>
          </table:table-cell>
        </table:table-row>
        <table:table-row table:style-name="ro1">
          <table:table-cell office:value-type="float" office:value="13.409375" calcext:value-type="float">
            <text:p>13.409375</text:p>
          </table:table-cell>
          <table:table-cell office:value-type="float" office:value="0.0012006583721104" calcext:value-type="float">
            <text:p>0.00120065837211</text:p>
          </table:table-cell>
          <table:table-cell office:value-type="float" office:value="0.00005365616533455" calcext:value-type="float">
            <text:p>5.365616533455E-05</text:p>
          </table:table-cell>
          <table:table-cell office:value-type="float" office:value="0.000030880227587101" calcext:value-type="float">
            <text:p>3.0880227587101E-05</text:p>
          </table:table-cell>
          <table:table-cell office:value-type="float" office:value="-0.00029127349416604" calcext:value-type="float">
            <text:p>-0.000291273494166</text:p>
          </table:table-cell>
          <table:table-cell office:value-type="float" office:value="-0.00000076341078193991" calcext:value-type="float">
            <text:p>-7.6341078193991E-07</text:p>
          </table:table-cell>
          <table:table-cell office:value-type="float" office:value="-0.00035929252349106" calcext:value-type="float">
            <text:p>-0.000359292523491</text:p>
          </table:table-cell>
          <table:table-cell office:value-type="float" office:value="0.21410861852097" calcext:value-type="float">
            <text:p>0.21410861852097</text:p>
          </table:table-cell>
          <table:table-cell office:value-type="float" office:value="0.010225218635451" calcext:value-type="float">
            <text:p>0.010225218635451</text:p>
          </table:table-cell>
          <table:table-cell office:value-type="float" office:value="0.004162173076615" calcext:value-type="float">
            <text:p>0.004162173076615</text:p>
          </table:table-cell>
          <table:table-cell office:value-type="float" office:value="0.043441771521339" calcext:value-type="float">
            <text:p>0.043441771521339</text:p>
          </table:table-cell>
          <table:table-cell office:value-type="float" office:value="-0.000050518599161115" calcext:value-type="float">
            <text:p>-5.0518599161115E-05</text:p>
          </table:table-cell>
          <table:table-cell office:value-type="float" office:value="0.03124809604567" calcext:value-type="float">
            <text:p>0.03124809604567</text:p>
          </table:table-cell>
        </table:table-row>
        <table:table-row table:style-name="ro1">
          <table:table-cell office:value-type="float" office:value="13.509375" calcext:value-type="float">
            <text:p>13.509375</text:p>
          </table:table-cell>
          <table:table-cell office:value-type="float" office:value="0.0012729941688477" calcext:value-type="float">
            <text:p>0.001272994168848</text:p>
          </table:table-cell>
          <table:table-cell office:value-type="float" office:value="0.000055611209922044" calcext:value-type="float">
            <text:p>5.5611209922044E-05</text:p>
          </table:table-cell>
          <table:table-cell office:value-type="float" office:value="0.00003386689234107" calcext:value-type="float">
            <text:p>3.386689234107E-05</text:p>
          </table:table-cell>
          <table:table-cell office:value-type="float" office:value="-0.00031066101922296" calcext:value-type="float">
            <text:p>-0.000310661019223</text:p>
          </table:table-cell>
          <table:table-cell office:value-type="float" office:value="-0.00000085817941236909" calcext:value-type="float">
            <text:p>-8.5817941236909E-07</text:p>
          </table:table-cell>
          <table:table-cell office:value-type="float" office:value="-0.00040228415879348" calcext:value-type="float">
            <text:p>-0.000402284158793</text:p>
          </table:table-cell>
          <table:table-cell office:value-type="float" office:value="0.21639339719251" calcext:value-type="float">
            <text:p>0.21639339719251</text:p>
          </table:table-cell>
          <table:table-cell office:value-type="float" office:value="0.010332821288077" calcext:value-type="float">
            <text:p>0.010332821288077</text:p>
          </table:table-cell>
          <table:table-cell office:value-type="float" office:value="0.0042639351585875" calcext:value-type="float">
            <text:p>0.004263935158588</text:p>
          </table:table-cell>
          <table:table-cell office:value-type="float" office:value="0.04564697595824" calcext:value-type="float">
            <text:p>0.04564697595824</text:p>
          </table:table-cell>
          <table:table-cell office:value-type="float" office:value="-0.000049727781429845" calcext:value-type="float">
            <text:p>-4.9727781429845E-05</text:p>
          </table:table-cell>
          <table:table-cell office:value-type="float" office:value="0.031985347035629" calcext:value-type="float">
            <text:p>0.031985347035629</text:p>
          </table:table-cell>
        </table:table-row>
        <table:table-row table:style-name="ro1">
          <table:table-cell office:value-type="float" office:value="13.609375" calcext:value-type="float">
            <text:p>13.609375</text:p>
          </table:table-cell>
          <table:table-cell office:value-type="float" office:value="0.0013451306478871" calcext:value-type="float">
            <text:p>0.001345130647887</text:p>
          </table:table-cell>
          <table:table-cell office:value-type="float" office:value="0.000057666947067118" calcext:value-type="float">
            <text:p>5.7666947067118E-05</text:p>
          </table:table-cell>
          <table:table-cell office:value-type="float" office:value="0.00003688005542006" calcext:value-type="float">
            <text:p>3.688005542006E-05</text:p>
          </table:table-cell>
          <table:table-cell office:value-type="float" office:value="-0.00032968320648043" calcext:value-type="float">
            <text:p>-0.00032968320648</text:p>
          </table:table-cell>
          <table:table-cell office:value-type="float" office:value="-0.00000095511037458183" calcext:value-type="float">
            <text:p>-9.5511037458183E-07</text:p>
          </table:table-cell>
          <table:table-cell office:value-type="float" office:value="-0.00044551567728205" calcext:value-type="float">
            <text:p>-0.000445515677282</text:p>
          </table:table-cell>
          <table:table-cell office:value-type="float" office:value="0.21864930546087" calcext:value-type="float">
            <text:p>0.21864930546087</text:p>
          </table:table-cell>
          <table:table-cell office:value-type="float" office:value="0.010439479127118" calcext:value-type="float">
            <text:p>0.010439479127118</text:p>
          </table:table-cell>
          <table:table-cell office:value-type="float" office:value="0.0043637224487093" calcext:value-type="float">
            <text:p>0.004363722448709</text:p>
          </table:table-cell>
          <table:table-cell office:value-type="float" office:value="0.047833307186338" calcext:value-type="float">
            <text:p>0.047833307186338</text:p>
          </table:table-cell>
          <table:table-cell office:value-type="float" office:value="-0.000049107074512931" calcext:value-type="float">
            <text:p>-4.9107074512931E-05</text:p>
          </table:table-cell>
          <table:table-cell office:value-type="float" office:value="0.032731563518198" calcext:value-type="float">
            <text:p>0.032731563518198</text:p>
          </table:table-cell>
        </table:table-row>
        <table:table-row table:style-name="ro1">
          <table:table-cell office:value-type="float" office:value="13.709375" calcext:value-type="float">
            <text:p>13.709375</text:p>
          </table:table-cell>
          <table:table-cell office:value-type="float" office:value="0.0014170768030125" calcext:value-type="float">
            <text:p>0.001417076803013</text:p>
          </table:table-cell>
          <table:table-cell office:value-type="float" office:value="0.00005981949844658" calcext:value-type="float">
            <text:p>5.981949844658E-05</text:p>
          </table:table-cell>
          <table:table-cell office:value-type="float" office:value="0.000039918987238074" calcext:value-type="float">
            <text:p>3.9918987238074E-05</text:p>
          </table:table-cell>
          <table:table-cell office:value-type="float" office:value="-0.0003483500515803" calcext:value-type="float">
            <text:p>-0.00034835005158</text:p>
          </table:table-cell>
          <table:table-cell office:value-type="float" office:value="-0.0000010541001145623" calcext:value-type="float">
            <text:p>-1.0541001145623E-06</text:p>
          </table:table-cell>
          <table:table-cell office:value-type="float" office:value="-0.00048898012478802" calcext:value-type="float">
            <text:p>-0.000488980124788</text:p>
          </table:table-cell>
          <table:table-cell office:value-type="float" office:value="0.22087866680265" calcext:value-type="float">
            <text:p>0.22087866680265</text:p>
          </table:table-cell>
          <table:table-cell office:value-type="float" office:value="0.010545245750266" calcext:value-type="float">
            <text:p>0.010545245750266</text:p>
          </table:table-cell>
          <table:table-cell office:value-type="float" office:value="0.0044615588862472" calcext:value-type="float">
            <text:p>0.004461558886247</text:p>
          </table:table-cell>
          <table:table-cell office:value-type="float" office:value="0.050001843562173" calcext:value-type="float">
            <text:p>0.050001843562173</text:p>
          </table:table-cell>
          <table:table-cell office:value-type="float" office:value="-0.00004863572832706" calcext:value-type="float">
            <text:p>-4.863572832706E-05</text:p>
          </table:table-cell>
          <table:table-cell office:value-type="float" office:value="0.033486468623367" calcext:value-type="float">
            <text:p>0.033486468623367</text:p>
          </table:table-cell>
        </table:table-row>
        <table:table-row table:style-name="ro1">
          <table:table-cell office:value-type="float" office:value="13.809375" calcext:value-type="float">
            <text:p>13.809375</text:p>
          </table:table-cell>
          <table:table-cell office:value-type="float" office:value="0.0014888413622595" calcext:value-type="float">
            <text:p>0.00148884136226</text:p>
          </table:table-cell>
          <table:table-cell office:value-type="float" office:value="0.000062065229650012" calcext:value-type="float">
            <text:p>6.2065229650012E-05</text:p>
          </table:table-cell>
          <table:table-cell office:value-type="float" office:value="0.00004298302162898" calcext:value-type="float">
            <text:p>4.298302162898E-05</text:p>
          </table:table-cell>
          <table:table-cell office:value-type="float" office:value="-0.00036667129668348" calcext:value-type="float">
            <text:p>-0.000366671296683</text:p>
          </table:table-cell>
          <table:table-cell office:value-type="float" office:value="-0.0000011550546495831" calcext:value-type="float">
            <text:p>-1.1550546495831E-06</text:p>
          </table:table-cell>
          <table:table-cell office:value-type="float" office:value="-0.00053267096438969" calcext:value-type="float">
            <text:p>-0.00053267096439</text:p>
          </table:table-cell>
          <table:table-cell office:value-type="float" office:value="0.22308361444929" calcext:value-type="float">
            <text:p>0.22308361444929</text:p>
          </table:table-cell>
          <table:table-cell office:value-type="float" office:value="0.010650170836433" calcext:value-type="float">
            <text:p>0.010650170836433</text:p>
          </table:table-cell>
          <table:table-cell office:value-type="float" office:value="0.0045574772483751" calcext:value-type="float">
            <text:p>0.004557477248375</text:p>
          </table:table-cell>
          <table:table-cell office:value-type="float" office:value="0.052153577248191" calcext:value-type="float">
            <text:p>0.052153577248191</text:p>
          </table:table-cell>
          <table:table-cell office:value-type="float" office:value="-0.000048295524772071" calcext:value-type="float">
            <text:p>-4.8295524772071E-05</text:p>
          </table:table-cell>
          <table:table-cell office:value-type="float" office:value="0.034249836425353" calcext:value-type="float">
            <text:p>0.034249836425353</text:p>
          </table:table-cell>
        </table:table-row>
        <table:table-row table:style-name="ro1">
          <table:table-cell office:value-type="float" office:value="13.909375" calcext:value-type="float">
            <text:p>13.909375</text:p>
          </table:table-cell>
          <table:table-cell office:value-type="float" office:value="0.0015588196828024" calcext:value-type="float">
            <text:p>0.001558819682802</text:p>
          </table:table-cell>
          <table:table-cell office:value-type="float" office:value="0.000064293416036921" calcext:value-type="float">
            <text:p>6.4293416036921E-05</text:p>
          </table:table-cell>
          <table:table-cell office:value-type="float" office:value="0.0000459680847669" calcext:value-type="float">
            <text:p>4.59680847669E-05</text:p>
          </table:table-cell>
          <table:table-cell office:value-type="float" office:value="-0.00038439376938193" calcext:value-type="float">
            <text:p>-0.000384393769382</text:p>
          </table:table-cell>
          <table:table-cell office:value-type="float" office:value="-0.0000013080958955171" calcext:value-type="float">
            <text:p>-1.3080958955171E-06</text:p>
          </table:table-cell>
          <table:table-cell office:value-type="float" office:value="-0.00057570529493848" calcext:value-type="float">
            <text:p>-0.000575705294938</text:p>
          </table:table-cell>
          <table:table-cell office:value-type="float" office:value="0.22517696694466" calcext:value-type="float">
            <text:p>0.22517696694466</text:p>
          </table:table-cell>
          <table:table-cell office:value-type="float" office:value="0.010750588036808" calcext:value-type="float">
            <text:p>0.010750588036808</text:p>
          </table:table-cell>
          <table:table-cell office:value-type="float" office:value="0.0046443958574991" calcext:value-type="float">
            <text:p>0.004644395857499</text:p>
          </table:table-cell>
          <table:table-cell office:value-type="float" office:value="0.054191831791996" calcext:value-type="float">
            <text:p>0.054191831791996</text:p>
          </table:table-cell>
          <table:table-cell office:value-type="float" office:value="-0.000055854217141408" calcext:value-type="float">
            <text:p>-5.5854217141408E-05</text:p>
          </table:table-cell>
          <table:table-cell office:value-type="float" office:value="0.034959525966393" calcext:value-type="float">
            <text:p>0.034959525966393</text:p>
          </table:table-cell>
        </table:table-row>
        <table:table-row table:style-name="ro1">
          <table:table-cell office:value-type="float" office:value="14.009375" calcext:value-type="float">
            <text:p>14.009375</text:p>
          </table:table-cell>
          <table:table-cell office:value-type="float" office:value="0.0016271809277418" calcext:value-type="float">
            <text:p>0.001627180927742</text:p>
          </table:table-cell>
          <table:table-cell office:value-type="float" office:value="0.000066508258378833" calcext:value-type="float">
            <text:p>6.6508258378833E-05</text:p>
          </table:table-cell>
          <table:table-cell office:value-type="float" office:value="0.000048871623929305" calcext:value-type="float">
            <text:p>4.8871623929305E-05</text:p>
          </table:table-cell>
          <table:table-cell office:value-type="float" office:value="-0.00040155319443399" calcext:value-type="float">
            <text:p>-0.000401553194434</text:p>
          </table:table-cell>
          <table:table-cell office:value-type="float" office:value="-0.000001460263075188" calcext:value-type="float">
            <text:p>-1.460263075188E-06</text:p>
          </table:table-cell>
          <table:table-cell office:value-type="float" office:value="-0.00061815138314942" calcext:value-type="float">
            <text:p>-0.000618151383149</text:p>
          </table:table-cell>
          <table:table-cell office:value-type="float" office:value="0.227171638436" calcext:value-type="float">
            <text:p>0.227171638436</text:p>
          </table:table-cell>
          <table:table-cell office:value-type="float" office:value="0.010846979398592" calcext:value-type="float">
            <text:p>0.010846979398592</text:p>
          </table:table-cell>
          <table:table-cell office:value-type="float" office:value="0.0047220951215883" calcext:value-type="float">
            <text:p>0.004722095121588</text:p>
          </table:table-cell>
          <table:table-cell office:value-type="float" office:value="0.056131871406218" calcext:value-type="float">
            <text:p>0.056131871406218</text:p>
          </table:table-cell>
          <table:table-cell office:value-type="float" office:value="-0.000062765388404114" calcext:value-type="float">
            <text:p>-6.2765388404114E-05</text:p>
          </table:table-cell>
          <table:table-cell office:value-type="float" office:value="0.035621573990924" calcext:value-type="float">
            <text:p>0.035621573990924</text:p>
          </table:table-cell>
        </table:table-row>
        <table:table-row table:style-name="ro1">
          <table:table-cell office:value-type="float" office:value="14.109375" calcext:value-type="float">
            <text:p>14.109375</text:p>
          </table:table-cell>
          <table:table-cell office:value-type="float" office:value="0.0016934611955159" calcext:value-type="float">
            <text:p>0.001693461195516</text:p>
          </table:table-cell>
          <table:table-cell office:value-type="float" office:value="0.000068672245635506" calcext:value-type="float">
            <text:p>6.8672245635506E-05</text:p>
          </table:table-cell>
          <table:table-cell office:value-type="float" office:value="0.000051648466952818" calcext:value-type="float">
            <text:p>5.1648466952818E-05</text:p>
          </table:table-cell>
          <table:table-cell office:value-type="float" office:value="-0.00041807879642949" calcext:value-type="float">
            <text:p>-0.000418078796429</text:p>
          </table:table-cell>
          <table:table-cell office:value-type="float" office:value="-0.0000015690540432477" calcext:value-type="float">
            <text:p>-1.5690540432477E-06</text:p>
          </table:table-cell>
          <table:table-cell office:value-type="float" office:value="-0.00065973566325192" calcext:value-type="float">
            <text:p>-0.000659735663252</text:p>
          </table:table-cell>
          <table:table-cell office:value-type="float" office:value="0.2290456119331" calcext:value-type="float">
            <text:p>0.2290456119331</text:p>
          </table:table-cell>
          <table:table-cell office:value-type="float" office:value="0.010938367068643" calcext:value-type="float">
            <text:p>0.010938367068643</text:p>
          </table:table-cell>
          <table:table-cell office:value-type="float" office:value="0.0047872664021985" calcext:value-type="float">
            <text:p>0.004787266402199</text:p>
          </table:table-cell>
          <table:table-cell office:value-type="float" office:value="0.05795124497047" calcext:value-type="float">
            <text:p>0.05795124497047</text:p>
          </table:table-cell>
          <table:table-cell office:value-type="float" office:value="-0.000062709509633358" calcext:value-type="float">
            <text:p>-6.2709509633358E-05</text:p>
          </table:table-cell>
          <table:table-cell office:value-type="float" office:value="0.036217679409548" calcext:value-type="float">
            <text:p>0.036217679409548</text:p>
          </table:table-cell>
        </table:table-row>
        <table:table-row table:style-name="ro1">
          <table:table-cell office:value-type="float" office:value="14.209375" calcext:value-type="float">
            <text:p>14.209375</text:p>
          </table:table-cell>
          <table:table-cell office:value-type="float" office:value="0.0017608269434885" calcext:value-type="float">
            <text:p>0.001760826943489</text:p>
          </table:table-cell>
          <table:table-cell office:value-type="float" office:value="0.00007057895636387" calcext:value-type="float">
            <text:p>7.057895636387E-05</text:p>
          </table:table-cell>
          <table:table-cell office:value-type="float" office:value="0.000054503899540442" calcext:value-type="float">
            <text:p>5.4503899540442E-05</text:p>
          </table:table-cell>
          <table:table-cell office:value-type="float" office:value="-0.00043443222134163" calcext:value-type="float">
            <text:p>-0.000434432221342</text:p>
          </table:table-cell>
          <table:table-cell office:value-type="float" office:value="-0.0000017046340347793" calcext:value-type="float">
            <text:p>-1.7046340347793E-06</text:p>
          </table:table-cell>
          <table:table-cell office:value-type="float" office:value="-0.00070224209459668" calcext:value-type="float">
            <text:p>-0.000702242094597</text:p>
          </table:table-cell>
          <table:table-cell office:value-type="float" office:value="0.23087884841163" calcext:value-type="float">
            <text:p>0.23087884841163</text:p>
          </table:table-cell>
          <table:table-cell office:value-type="float" office:value="0.011027270639601" calcext:value-type="float">
            <text:p>0.011027270639601</text:p>
          </table:table-cell>
          <table:table-cell office:value-type="float" office:value="0.0048500667296704" calcext:value-type="float">
            <text:p>0.00485006672967</text:p>
          </table:table-cell>
          <table:table-cell office:value-type="float" office:value="0.059865607997234" calcext:value-type="float">
            <text:p>0.059865607997234</text:p>
          </table:table-cell>
          <table:table-cell office:value-type="float" office:value="-0.000058568499671003" calcext:value-type="float">
            <text:p>-5.8568499671003E-05</text:p>
          </table:table-cell>
          <table:table-cell office:value-type="float" office:value="0.036935673054993" calcext:value-type="float">
            <text:p>0.036935673054993</text:p>
          </table:table-cell>
        </table:table-row>
        <table:table-row table:style-name="ro1">
          <table:table-cell office:value-type="float" office:value="14.309375" calcext:value-type="float">
            <text:p>14.309375</text:p>
          </table:table-cell>
          <table:table-cell office:value-type="float" office:value="0.0018281210214843" calcext:value-type="float">
            <text:p>0.001828121021484</text:p>
          </table:table-cell>
          <table:table-cell office:value-type="float" office:value="0.00007252669779875" calcext:value-type="float">
            <text:p>7.252669779875E-05</text:p>
          </table:table-cell>
          <table:table-cell office:value-type="float" office:value="0.000057380736416734" calcext:value-type="float">
            <text:p>5.7380736416734E-05</text:p>
          </table:table-cell>
          <table:table-cell office:value-type="float" office:value="-0.00045050216664853" calcext:value-type="float">
            <text:p>-0.000450502166649</text:p>
          </table:table-cell>
          <table:table-cell office:value-type="float" office:value="-0.0000018461702255187" calcext:value-type="float">
            <text:p>-1.8461702255187E-06</text:p>
          </table:table-cell>
          <table:table-cell office:value-type="float" office:value="-0.0007449832536686" calcext:value-type="float">
            <text:p>-0.000744983253669</text:p>
          </table:table-cell>
          <table:table-cell office:value-type="float" office:value="0.23269941834111" calcext:value-type="float">
            <text:p>0.23269941834111</text:p>
          </table:table-cell>
          <table:table-cell office:value-type="float" office:value="0.011115664196153" calcext:value-type="float">
            <text:p>0.011115664196153</text:p>
          </table:table-cell>
          <table:table-cell office:value-type="float" office:value="0.0049126922751189" calcext:value-type="float">
            <text:p>0.004912692275119</text:p>
          </table:table-cell>
          <table:table-cell office:value-type="float" office:value="0.061772881562311" calcext:value-type="float">
            <text:p>0.061772881562311</text:p>
          </table:table-cell>
          <table:table-cell office:value-type="float" office:value="-0.000054649100443094" calcext:value-type="float">
            <text:p>-5.4649100443094E-05</text:p>
          </table:table-cell>
          <table:table-cell office:value-type="float" office:value="0.037661390709346" calcext:value-type="float">
            <text:p>0.037661390709346</text:p>
          </table:table-cell>
        </table:table-row>
        <table:table-row table:style-name="ro1">
          <table:table-cell office:value-type="float" office:value="14.409375" calcext:value-type="float">
            <text:p>14.409375</text:p>
          </table:table-cell>
          <table:table-cell office:value-type="float" office:value="0.0018951881305615" calcext:value-type="float">
            <text:p>0.001895188130562</text:p>
          </table:table-cell>
          <table:table-cell office:value-type="float" office:value="0.000074129070444184" calcext:value-type="float">
            <text:p>7.4129070444184E-05</text:p>
          </table:table-cell>
          <table:table-cell office:value-type="float" office:value="0.000060294195695099" calcext:value-type="float">
            <text:p>6.0294195695099E-05</text:p>
          </table:table-cell>
          <table:table-cell office:value-type="float" office:value="-0.00046617775862812" calcext:value-type="float">
            <text:p>-0.000466177758628</text:p>
          </table:table-cell>
          <table:table-cell office:value-type="float" office:value="-0.000001969682959196" calcext:value-type="float">
            <text:p>-1.969682959196E-06</text:p>
          </table:table-cell>
          <table:table-cell office:value-type="float" office:value="-0.00078800563254622" calcext:value-type="float">
            <text:p>-0.000788005632546</text:p>
          </table:table-cell>
          <table:table-cell office:value-type="float" office:value="0.23439771660325" calcext:value-type="float">
            <text:p>0.23439771660325</text:p>
          </table:table-cell>
          <table:table-cell office:value-type="float" office:value="0.011198203037861" calcext:value-type="float">
            <text:p>0.011198203037861</text:p>
          </table:table-cell>
          <table:table-cell office:value-type="float" office:value="0.0049805214870376" calcext:value-type="float">
            <text:p>0.004980521487038</text:p>
          </table:table-cell>
          <table:table-cell office:value-type="float" office:value="0.063689033332274" calcext:value-type="float">
            <text:p>0.063689033332274</text:p>
          </table:table-cell>
          <table:table-cell office:value-type="float" office:value="-0.000054874408065551" calcext:value-type="float">
            <text:p>-5.4874408065551E-05</text:p>
          </table:table-cell>
          <table:table-cell office:value-type="float" office:value="0.038440738242732" calcext:value-type="float">
            <text:p>0.038440738242732</text:p>
          </table:table-cell>
        </table:table-row>
        <table:table-row table:style-name="ro1">
          <table:table-cell office:value-type="float" office:value="14.509375" calcext:value-type="float">
            <text:p>14.509375</text:p>
          </table:table-cell>
          <table:table-cell office:value-type="float" office:value="0.0019621890152775" calcext:value-type="float">
            <text:p>0.001962189015278</text:p>
          </table:table-cell>
          <table:table-cell office:value-type="float" office:value="0.000075739690316431" calcext:value-type="float">
            <text:p>7.5739690316431E-05</text:p>
          </table:table-cell>
          <table:table-cell office:value-type="float" office:value="0.000063234219667338" calcext:value-type="float">
            <text:p>6.3234219667338E-05</text:p>
          </table:table-cell>
          <table:table-cell office:value-type="float" office:value="-0.00048156704758226" calcext:value-type="float">
            <text:p>-0.000481567047582</text:p>
          </table:table-cell>
          <table:table-cell office:value-type="float" office:value="-0.0000020947315186674" calcext:value-type="float">
            <text:p>-2.0947315186674E-06</text:p>
          </table:table-cell>
          <table:table-cell office:value-type="float" office:value="-0.00083126657788107" calcext:value-type="float">
            <text:p>-0.000831266577881</text:p>
          </table:table-cell>
          <table:table-cell office:value-type="float" office:value="0.23608514473642" calcext:value-type="float">
            <text:p>0.23608514473642</text:p>
          </table:table-cell>
          <table:table-cell office:value-type="float" office:value="0.011280241749358" calcext:value-type="float">
            <text:p>0.011280241749358</text:p>
          </table:table-cell>
          <table:table-cell office:value-type="float" office:value="0.0050486655002038" calcext:value-type="float">
            <text:p>0.005048665500204</text:p>
          </table:table-cell>
          <table:table-cell office:value-type="float" office:value="0.065598837715545" calcext:value-type="float">
            <text:p>0.065598837715545</text:p>
          </table:table-cell>
          <table:table-cell office:value-type="float" office:value="-0.000055159356904446" calcext:value-type="float">
            <text:p>-5.5159356904446E-05</text:p>
          </table:table-cell>
          <table:table-cell office:value-type="float" office:value="0.03922759720046" calcext:value-type="float">
            <text:p>0.03922759720046</text:p>
          </table:table-cell>
        </table:table-row>
        <table:table-row table:style-name="ro1">
          <table:table-cell office:value-type="float" office:value="14.609375" calcext:value-type="float">
            <text:p>14.609375</text:p>
          </table:table-cell>
          <table:table-cell office:value-type="float" office:value="0.0020276839091393" calcext:value-type="float">
            <text:p>0.002027683909139</text:p>
          </table:table-cell>
          <table:table-cell office:value-type="float" office:value="0.000077257507352859" calcext:value-type="float">
            <text:p>7.7257507352859E-05</text:p>
          </table:table-cell>
          <table:table-cell office:value-type="float" office:value="0.000066096113364297" calcext:value-type="float">
            <text:p>6.6096113364297E-05</text:p>
          </table:table-cell>
          <table:table-cell office:value-type="float" office:value="-0.00049647657868594" calcext:value-type="float">
            <text:p>-0.000496476578686</text:p>
          </table:table-cell>
          <table:table-cell office:value-type="float" office:value="-0.0000022185044538394" calcext:value-type="float">
            <text:p>-2.2185044538394E-06</text:p>
          </table:table-cell>
          <table:table-cell office:value-type="float" office:value="-0.00087401309701197" calcext:value-type="float">
            <text:p>-0.000874013097012</text:p>
          </table:table-cell>
          <table:table-cell office:value-type="float" office:value="0.23767509041488" calcext:value-type="float">
            <text:p>0.23767509041488</text:p>
          </table:table-cell>
          <table:table-cell office:value-type="float" office:value="0.011358208253486" calcext:value-type="float">
            <text:p>0.011358208253486</text:p>
          </table:table-cell>
          <table:table-cell office:value-type="float" office:value="0.0051094260884609" calcext:value-type="float">
            <text:p>0.005109426088461</text:p>
          </table:table-cell>
          <table:table-cell office:value-type="float" office:value="0.067406866744048" calcext:value-type="float">
            <text:p>0.067406866744048</text:p>
          </table:table-cell>
          <table:table-cell office:value-type="float" office:value="-0.000055195484847575" calcext:value-type="float">
            <text:p>-5.5195484847575E-05</text:p>
          </table:table-cell>
          <table:table-cell office:value-type="float" office:value="0.039945015397774" calcext:value-type="float">
            <text:p>0.039945015397774</text:p>
          </table:table-cell>
        </table:table-row>
        <table:table-row table:style-name="ro1">
          <table:table-cell office:value-type="float" office:value="14.709375" calcext:value-type="float">
            <text:p>14.709375</text:p>
          </table:table-cell>
          <table:table-cell office:value-type="float" office:value="0.0020930970320625" calcext:value-type="float">
            <text:p>0.002093097032063</text:p>
          </table:table-cell>
          <table:table-cell office:value-type="float" office:value="0.000078778150016568" calcext:value-type="float">
            <text:p>7.8778150016568E-05</text:p>
          </table:table-cell>
          <table:table-cell office:value-type="float" office:value="0.000068982949575078" calcext:value-type="float">
            <text:p>6.8982949575078E-05</text:p>
          </table:table-cell>
          <table:table-cell office:value-type="float" office:value="-0.00051112480034998" calcext:value-type="float">
            <text:p>-0.00051112480035</text:p>
          </table:table-cell>
          <table:table-cell office:value-type="float" office:value="-0.0000023443967189529" calcext:value-type="float">
            <text:p>-2.3443967189529E-06</text:p>
          </table:table-cell>
          <table:table-cell office:value-type="float" office:value="-0.00091696310125427" calcext:value-type="float">
            <text:p>-0.000916963101254</text:p>
          </table:table-cell>
          <table:table-cell office:value-type="float" office:value="0.23925446001391" calcext:value-type="float">
            <text:p>0.23925446001391</text:p>
          </table:table-cell>
          <table:table-cell office:value-type="float" office:value="0.01143568512465" calcext:value-type="float">
            <text:p>0.01143568512465</text:p>
          </table:table-cell>
          <table:table-cell office:value-type="float" office:value="0.0051710224331604" calcext:value-type="float">
            <text:p>0.00517102243316</text:p>
          </table:table-cell>
          <table:table-cell office:value-type="float" office:value="0.069206173885128" calcext:value-type="float">
            <text:p>0.069206173885128</text:p>
          </table:table-cell>
          <table:table-cell office:value-type="float" office:value="-0.000055358021591351" calcext:value-type="float">
            <text:p>-5.5358021591351E-05</text:p>
          </table:table-cell>
          <table:table-cell office:value-type="float" office:value="0.040669159591527" calcext:value-type="float">
            <text:p>0.040669159591527</text:p>
          </table:table-cell>
        </table:table-row>
        <table:table-row table:style-name="ro1">
          <table:table-cell office:value-type="float" office:value="14.809375" calcext:value-type="float">
            <text:p>14.809375</text:p>
          </table:table-cell>
          <table:table-cell office:value-type="float" office:value="0.0021576315804058" calcext:value-type="float">
            <text:p>0.002157631580406</text:p>
          </table:table-cell>
          <table:table-cell office:value-type="float" office:value="0.000078612161472387" calcext:value-type="float">
            <text:p>7.8612161472387E-05</text:p>
          </table:table-cell>
          <table:table-cell office:value-type="float" office:value="0.000071956735245785" calcext:value-type="float">
            <text:p>7.1956735245785E-05</text:p>
          </table:table-cell>
          <table:table-cell office:value-type="float" office:value="-0.00052563955791383" calcext:value-type="float">
            <text:p>-0.000525639557914</text:p>
          </table:table-cell>
          <table:table-cell office:value-type="float" office:value="-0.0000024832260730933" calcext:value-type="float">
            <text:p>-2.4832260730933E-06</text:p>
          </table:table-cell>
          <table:table-cell office:value-type="float" office:value="-0.00096322875829222" calcext:value-type="float">
            <text:p>-0.000963228758292</text:p>
          </table:table-cell>
          <table:table-cell office:value-type="float" office:value="0.23991901031307" calcext:value-type="float">
            <text:p>0.23991901031307</text:p>
          </table:table-cell>
          <table:table-cell office:value-type="float" office:value="0.011475307718837" calcext:value-type="float">
            <text:p>0.011475307718837</text:p>
          </table:table-cell>
          <table:table-cell office:value-type="float" office:value="0.0052405164307587" calcext:value-type="float">
            <text:p>0.005240516430759</text:p>
          </table:table-cell>
          <table:table-cell office:value-type="float" office:value="0.070506693167463" calcext:value-type="float">
            <text:p>0.070506693167463</text:p>
          </table:table-cell>
          <table:table-cell office:value-type="float" office:value="-0.000055309096030939" calcext:value-type="float">
            <text:p>-5.5309096030939E-05</text:p>
          </table:table-cell>
          <table:table-cell office:value-type="float" office:value="0.040675010224348" calcext:value-type="float">
            <text:p>0.040675010224348</text:p>
          </table:table-cell>
        </table:table-row>
        <table:table-row table:style-name="ro1">
          <table:table-cell office:value-type="float" office:value="14.909375" calcext:value-type="float">
            <text:p>14.909375</text:p>
          </table:table-cell>
          <table:table-cell office:value-type="float" office:value="0.002222078474097" calcext:value-type="float">
            <text:p>0.002222078474097</text:p>
          </table:table-cell>
          <table:table-cell office:value-type="float" office:value="0.000078354818149187" calcext:value-type="float">
            <text:p>7.8354818149187E-05</text:p>
          </table:table-cell>
          <table:table-cell office:value-type="float" office:value="0.000074957829244515" calcext:value-type="float">
            <text:p>7.4957829244515E-05</text:p>
          </table:table-cell>
          <table:table-cell office:value-type="float" office:value="-0.00053978495729526" calcext:value-type="float">
            <text:p>-0.000539784957295</text:p>
          </table:table-cell>
          <table:table-cell office:value-type="float" office:value="-0.0000026254133584608" calcext:value-type="float">
            <text:p>-2.6254133584608E-06</text:p>
          </table:table-cell>
          <table:table-cell office:value-type="float" office:value="-0.0010098270653355" calcext:value-type="float">
            <text:p>-0.001009827065336</text:p>
          </table:table-cell>
          <table:table-cell office:value-type="float" office:value="0.24056565784626" calcext:value-type="float">
            <text:p>0.24056565784626</text:p>
          </table:table-cell>
          <table:table-cell office:value-type="float" office:value="0.011514108418428" calcext:value-type="float">
            <text:p>0.011514108418428</text:p>
          </table:table-cell>
          <table:table-cell office:value-type="float" office:value="0.0053106604285128" calcext:value-type="float">
            <text:p>0.005310660428513</text:p>
          </table:table-cell>
          <table:table-cell office:value-type="float" office:value="0.071792958561038" calcext:value-type="float">
            <text:p>0.071792958561038</text:p>
          </table:table-cell>
          <table:table-cell office:value-type="float" office:value="-0.000055421619533797" calcext:value-type="float">
            <text:p>-5.5421619533797E-05</text:p>
          </table:table-cell>
          <table:table-cell office:value-type="float" office:value="0.040686270612483" calcext:value-type="float">
            <text:p>0.040686270612483</text:p>
          </table:table-cell>
        </table:table-row>
        <table:table-row table:style-name="ro1">
          <table:table-cell office:value-type="float" office:value="15.009375" calcext:value-type="float">
            <text:p>15.009375</text:p>
          </table:table-cell>
          <table:table-cell office:value-type="float" office:value="0.002272180101354" calcext:value-type="float">
            <text:p>0.002272180101354</text:p>
          </table:table-cell>
          <table:table-cell office:value-type="float" office:value="0.000079108926400586" calcext:value-type="float">
            <text:p>7.9108926400586E-05</text:p>
          </table:table-cell>
          <table:table-cell office:value-type="float" office:value="0.000077155183572007" calcext:value-type="float">
            <text:p>7.7155183572007E-05</text:p>
          </table:table-cell>
          <table:table-cell office:value-type="float" office:value="-0.00055083094179838" calcext:value-type="float">
            <text:p>-0.000550830941798</text:p>
          </table:table-cell>
          <table:table-cell office:value-type="float" office:value="-0.0000027296399800624" calcext:value-type="float">
            <text:p>-2.7296399800624E-06</text:p>
          </table:table-cell>
          <table:table-cell office:value-type="float" office:value="-0.0010464173590579" calcext:value-type="float">
            <text:p>-0.001046417359058</text:p>
          </table:table-cell>
          <table:table-cell office:value-type="float" office:value="0.24078782922905" calcext:value-type="float">
            <text:p>0.24078782922905</text:p>
          </table:table-cell>
          <table:table-cell office:value-type="float" office:value="0.011529384899985" calcext:value-type="float">
            <text:p>0.011529384899985</text:p>
          </table:table-cell>
          <table:table-cell office:value-type="float" office:value="0.0053236962754874" calcext:value-type="float">
            <text:p>0.005323696275487</text:p>
          </table:table-cell>
          <table:table-cell office:value-type="float" office:value="0.072782848507358" calcext:value-type="float">
            <text:p>0.072782848507358</text:p>
          </table:table-cell>
          <table:table-cell office:value-type="float" office:value="-0.000053915147375927" calcext:value-type="float">
            <text:p>-5.3915147375927E-05</text:p>
          </table:table-cell>
          <table:table-cell office:value-type="float" office:value="0.040768517524915" calcext:value-type="float">
            <text:p>0.040768517524915</text:p>
          </table:table-cell>
        </table:table-row>
        <table:table-row table:style-name="ro1">
          <table:table-cell office:value-type="float" office:value="15.109375" calcext:value-type="float">
            <text:p>15.109375</text:p>
          </table:table-cell>
          <table:table-cell office:value-type="float" office:value="0.0021982315483113" calcext:value-type="float">
            <text:p>0.002198231548311</text:p>
          </table:table-cell>
          <table:table-cell office:value-type="float" office:value="0.00007394129028365" calcext:value-type="float">
            <text:p>7.394129028365E-05</text:p>
          </table:table-cell>
          <table:table-cell office:value-type="float" office:value="0.000075713846665233" calcext:value-type="float">
            <text:p>7.5713846665233E-05</text:p>
          </table:table-cell>
          <table:table-cell office:value-type="float" office:value="-0.00053741122263763" calcext:value-type="float">
            <text:p>-0.000537411222638</text:p>
          </table:table-cell>
          <table:table-cell office:value-type="float" office:value="-0.0000026829038004984" calcext:value-type="float">
            <text:p>-2.6829038004984E-06</text:p>
          </table:table-cell>
          <table:table-cell office:value-type="float" office:value="-0.0010310066617438" calcext:value-type="float">
            <text:p>-0.001031006661744</text:p>
          </table:table-cell>
          <table:table-cell office:value-type="float" office:value="0.22337605796104" calcext:value-type="float">
            <text:p>0.22337605796104</text:p>
          </table:table-cell>
          <table:table-cell office:value-type="float" office:value="0.010694612911864" calcext:value-type="float">
            <text:p>0.010694612911864</text:p>
          </table:table-cell>
          <table:table-cell office:value-type="float" office:value="0.0050908649290086" calcext:value-type="float">
            <text:p>0.005090864929009</text:p>
          </table:table-cell>
          <table:table-cell office:value-type="float" office:value="0.069484413518366" calcext:value-type="float">
            <text:p>0.069484413518366</text:p>
          </table:table-cell>
          <table:table-cell office:value-type="float" office:value="-0.000046365456830986" calcext:value-type="float">
            <text:p>-4.6365456830986E-05</text:p>
          </table:table-cell>
          <table:table-cell office:value-type="float" office:value="0.03779170208377" calcext:value-type="float">
            <text:p>0.03779170208377</text:p>
          </table:table-cell>
        </table:table-row>
        <table:table-row table:style-name="ro1">
          <table:table-cell office:value-type="float" office:value="15.209375" calcext:value-type="float">
            <text:p>15.209375</text:p>
          </table:table-cell>
          <table:table-cell office:value-type="float" office:value="0.0021242829952685" calcext:value-type="float">
            <text:p>0.002124282995269</text:p>
          </table:table-cell>
          <table:table-cell office:value-type="float" office:value="0.000068773654166713" calcext:value-type="float">
            <text:p>6.8773654166713E-05</text:p>
          </table:table-cell>
          <table:table-cell office:value-type="float" office:value="0.000074272509758458" calcext:value-type="float">
            <text:p>7.4272509758458E-05</text:p>
          </table:table-cell>
          <table:table-cell office:value-type="float" office:value="-0.00052399150347689" calcext:value-type="float">
            <text:p>-0.000523991503477</text:p>
          </table:table-cell>
          <table:table-cell office:value-type="float" office:value="-0.0000026361676209345" calcext:value-type="float">
            <text:p>-2.6361676209345E-06</text:p>
          </table:table-cell>
          <table:table-cell office:value-type="float" office:value="-0.0010155959644297" calcext:value-type="float">
            <text:p>-0.00101559596443</text:p>
          </table:table-cell>
          <table:table-cell office:value-type="float" office:value="0.20596428669302" calcext:value-type="float">
            <text:p>0.20596428669302</text:p>
          </table:table-cell>
          <table:table-cell office:value-type="float" office:value="0.0098598409237436" calcext:value-type="float">
            <text:p>0.009859840923744</text:p>
          </table:table-cell>
          <table:table-cell office:value-type="float" office:value="0.0048580335825296" calcext:value-type="float">
            <text:p>0.00485803358253</text:p>
          </table:table-cell>
          <table:table-cell office:value-type="float" office:value="0.066185978529374" calcext:value-type="float">
            <text:p>0.066185978529374</text:p>
          </table:table-cell>
          <table:table-cell office:value-type="float" office:value="-0.000038815766286045" calcext:value-type="float">
            <text:p>-3.8815766286045E-05</text:p>
          </table:table-cell>
          <table:table-cell office:value-type="float" office:value="0.034814886642626" calcext:value-type="float">
            <text:p>0.034814886642626</text:p>
          </table:table-cell>
        </table:table-row>
        <table:table-row table:style-name="ro1">
          <table:table-cell office:value-type="float" office:value="15.309375" calcext:value-type="float">
            <text:p>15.309375</text:p>
          </table:table-cell>
          <table:table-cell office:value-type="float" office:value="0.0020503344422258" calcext:value-type="float">
            <text:p>0.002050334442226</text:p>
          </table:table-cell>
          <table:table-cell office:value-type="float" office:value="0.000063606018049777" calcext:value-type="float">
            <text:p>6.3606018049777E-05</text:p>
          </table:table-cell>
          <table:table-cell office:value-type="float" office:value="0.000072831172851684" calcext:value-type="float">
            <text:p>7.2831172851684E-05</text:p>
          </table:table-cell>
          <table:table-cell office:value-type="float" office:value="-0.00051057178431614" calcext:value-type="float">
            <text:p>-0.000510571784316</text:p>
          </table:table-cell>
          <table:table-cell office:value-type="float" office:value="-0.0000025894314413706" calcext:value-type="float">
            <text:p>-2.5894314413706E-06</text:p>
          </table:table-cell>
          <table:table-cell office:value-type="float" office:value="-0.0010001852671156" calcext:value-type="float">
            <text:p>-0.001000185267116</text:p>
          </table:table-cell>
          <table:table-cell office:value-type="float" office:value="0.188552515425" calcext:value-type="float">
            <text:p>0.188552515425</text:p>
          </table:table-cell>
          <table:table-cell office:value-type="float" office:value="0.0090250689356232" calcext:value-type="float">
            <text:p>0.009025068935623</text:p>
          </table:table-cell>
          <table:table-cell office:value-type="float" office:value="0.0046252022360507" calcext:value-type="float">
            <text:p>0.004625202236051</text:p>
          </table:table-cell>
          <table:table-cell office:value-type="float" office:value="0.062887543540383" calcext:value-type="float">
            <text:p>0.062887543540383</text:p>
          </table:table-cell>
          <table:table-cell office:value-type="float" office:value="-0.000031266075741102" calcext:value-type="float">
            <text:p>-3.1266075741102E-05</text:p>
          </table:table-cell>
          <table:table-cell office:value-type="float" office:value="0.031838071201482" calcext:value-type="float">
            <text:p>0.031838071201482</text:p>
          </table:table-cell>
        </table:table-row>
        <table:table-row table:style-name="ro1">
          <table:table-cell office:value-type="float" office:value="15.409375" calcext:value-type="float">
            <text:p>15.409375</text:p>
          </table:table-cell>
          <table:table-cell office:value-type="float" office:value="0.001976385889183" calcext:value-type="float">
            <text:p>0.001976385889183</text:p>
          </table:table-cell>
          <table:table-cell office:value-type="float" office:value="0.000058438381932841" calcext:value-type="float">
            <text:p>5.8438381932841E-05</text:p>
          </table:table-cell>
          <table:table-cell office:value-type="float" office:value="0.00007138983594491" calcext:value-type="float">
            <text:p>7.138983594491E-05</text:p>
          </table:table-cell>
          <table:table-cell office:value-type="float" office:value="-0.00049715206515539" calcext:value-type="float">
            <text:p>-0.000497152065155</text:p>
          </table:table-cell>
          <table:table-cell office:value-type="float" office:value="-0.0000025426952618058" calcext:value-type="float">
            <text:p>-2.5426952618058E-06</text:p>
          </table:table-cell>
          <table:table-cell office:value-type="float" office:value="-0.00098477456980153" calcext:value-type="float">
            <text:p>-0.000984774569802</text:p>
          </table:table-cell>
          <table:table-cell office:value-type="float" office:value="0.17114074415699" calcext:value-type="float">
            <text:p>0.17114074415699</text:p>
          </table:table-cell>
          <table:table-cell office:value-type="float" office:value="0.0081902969475028" calcext:value-type="float">
            <text:p>0.008190296947503</text:p>
          </table:table-cell>
          <table:table-cell office:value-type="float" office:value="0.0043923708895717" calcext:value-type="float">
            <text:p>0.004392370889572</text:p>
          </table:table-cell>
          <table:table-cell office:value-type="float" office:value="0.059589108551392" calcext:value-type="float">
            <text:p>0.059589108551392</text:p>
          </table:table-cell>
          <table:table-cell office:value-type="float" office:value="-0.00002371638519602" calcext:value-type="float">
            <text:p>-2.371638519602E-05</text:p>
          </table:table-cell>
          <table:table-cell office:value-type="float" office:value="0.028861255760338" calcext:value-type="float">
            <text:p>0.028861255760338</text:p>
          </table:table-cell>
        </table:table-row>
        <table:table-row table:style-name="ro1">
          <table:table-cell office:value-type="float" office:value="15.509375" calcext:value-type="float">
            <text:p>15.509375</text:p>
          </table:table-cell>
          <table:table-cell office:value-type="float" office:value="0.0019024373361403" calcext:value-type="float">
            <text:p>0.00190243733614</text:p>
          </table:table-cell>
          <table:table-cell office:value-type="float" office:value="0.000053270745815905" calcext:value-type="float">
            <text:p>5.3270745815905E-05</text:p>
          </table:table-cell>
          <table:table-cell office:value-type="float" office:value="0.000069948499038135" calcext:value-type="float">
            <text:p>6.9948499038135E-05</text:p>
          </table:table-cell>
          <table:table-cell office:value-type="float" office:value="-0.00048373234599465" calcext:value-type="float">
            <text:p>-0.000483732345995</text:p>
          </table:table-cell>
          <table:table-cell office:value-type="float" office:value="-0.000002495959082241" calcext:value-type="float">
            <text:p>-2.495959082241E-06</text:p>
          </table:table-cell>
          <table:table-cell office:value-type="float" office:value="-0.00096936387248744" calcext:value-type="float">
            <text:p>-0.000969363872487</text:p>
          </table:table-cell>
          <table:table-cell office:value-type="float" office:value="0.15372897288897" calcext:value-type="float">
            <text:p>0.15372897288897</text:p>
          </table:table-cell>
          <table:table-cell office:value-type="float" office:value="0.0073555249593823" calcext:value-type="float">
            <text:p>0.007355524959382</text:p>
          </table:table-cell>
          <table:table-cell office:value-type="float" office:value="0.0041595395430927" calcext:value-type="float">
            <text:p>0.004159539543093</text:p>
          </table:table-cell>
          <table:table-cell office:value-type="float" office:value="0.0562906735624" calcext:value-type="float">
            <text:p>0.0562906735624</text:p>
          </table:table-cell>
          <table:table-cell office:value-type="float" office:value="-0.000016166694650934" calcext:value-type="float">
            <text:p>-1.6166694650934E-05</text:p>
          </table:table-cell>
          <table:table-cell office:value-type="float" office:value="0.025884440319194" calcext:value-type="float">
            <text:p>0.025884440319194</text:p>
          </table:table-cell>
        </table:table-row>
        <table:table-row table:style-name="ro1">
          <table:table-cell office:value-type="float" office:value="15.609375" calcext:value-type="float">
            <text:p>15.609375</text:p>
          </table:table-cell>
          <table:table-cell office:value-type="float" office:value="0.0018284887830976" calcext:value-type="float">
            <text:p>0.001828488783098</text:p>
          </table:table-cell>
          <table:table-cell office:value-type="float" office:value="0.000048103109698969" calcext:value-type="float">
            <text:p>4.8103109698969E-05</text:p>
          </table:table-cell>
          <table:table-cell office:value-type="float" office:value="0.00006850716213136" calcext:value-type="float">
            <text:p>6.850716213136E-05</text:p>
          </table:table-cell>
          <table:table-cell office:value-type="float" office:value="-0.0004703126268339" calcext:value-type="float">
            <text:p>-0.000470312626834</text:p>
          </table:table-cell>
          <table:table-cell office:value-type="float" office:value="-0.0000024492229026765" calcext:value-type="float">
            <text:p>-2.4492229026765E-06</text:p>
          </table:table-cell>
          <table:table-cell office:value-type="float" office:value="-0.00095395317517336" calcext:value-type="float">
            <text:p>-0.000953953175173</text:p>
          </table:table-cell>
          <table:table-cell office:value-type="float" office:value="0.13631720162095" calcext:value-type="float">
            <text:p>0.13631720162095</text:p>
          </table:table-cell>
          <table:table-cell office:value-type="float" office:value="0.0065207529712619" calcext:value-type="float">
            <text:p>0.006520752971262</text:p>
          </table:table-cell>
          <table:table-cell office:value-type="float" office:value="0.0039267081966138" calcext:value-type="float">
            <text:p>0.003926708196614</text:p>
          </table:table-cell>
          <table:table-cell office:value-type="float" office:value="0.052992238573409" calcext:value-type="float">
            <text:p>0.052992238573409</text:p>
          </table:table-cell>
          <table:table-cell office:value-type="float" office:value="-0.0000086170041059123" calcext:value-type="float">
            <text:p>-8.6170041059123E-06</text:p>
          </table:table-cell>
          <table:table-cell office:value-type="float" office:value="0.02290762487805" calcext:value-type="float">
            <text:p>0.02290762487805</text:p>
          </table:table-cell>
        </table:table-row>
        <table:table-row table:style-name="ro1">
          <table:table-cell office:value-type="float" office:value="15.709375" calcext:value-type="float">
            <text:p>15.709375</text:p>
          </table:table-cell>
          <table:table-cell office:value-type="float" office:value="0.0017545402300548" calcext:value-type="float">
            <text:p>0.001754540230055</text:p>
          </table:table-cell>
          <table:table-cell office:value-type="float" office:value="0.000042935473582032" calcext:value-type="float">
            <text:p>4.2935473582032E-05</text:p>
          </table:table-cell>
          <table:table-cell office:value-type="float" office:value="0.000067065825224586" calcext:value-type="float">
            <text:p>6.7065825224586E-05</text:p>
          </table:table-cell>
          <table:table-cell office:value-type="float" office:value="-0.00045689290767315" calcext:value-type="float">
            <text:p>-0.000456892907673</text:p>
          </table:table-cell>
          <table:table-cell office:value-type="float" office:value="-0.0000024024867231124" calcext:value-type="float">
            <text:p>-2.4024867231124E-06</text:p>
          </table:table-cell>
          <table:table-cell office:value-type="float" office:value="-0.00093854247785927" calcext:value-type="float">
            <text:p>-0.000938542477859</text:p>
          </table:table-cell>
          <table:table-cell office:value-type="float" office:value="0.11890543035294" calcext:value-type="float">
            <text:p>0.11890543035294</text:p>
          </table:table-cell>
          <table:table-cell office:value-type="float" office:value="0.0056859809831413" calcext:value-type="float">
            <text:p>0.005685980983141</text:p>
          </table:table-cell>
          <table:table-cell office:value-type="float" office:value="0.0036938768501349" calcext:value-type="float">
            <text:p>0.003693876850135</text:p>
          </table:table-cell>
          <table:table-cell office:value-type="float" office:value="0.049693803584417" calcext:value-type="float">
            <text:p>0.049693803584417</text:p>
          </table:table-cell>
          <table:table-cell office:value-type="float" office:value="-0.0000010673135609411" calcext:value-type="float">
            <text:p>-1.0673135609411E-06</text:p>
          </table:table-cell>
          <table:table-cell office:value-type="float" office:value="0.019930809436905" calcext:value-type="float">
            <text:p>0.019930809436905</text:p>
          </table:table-cell>
        </table:table-row>
        <table:table-row table:style-name="ro1">
          <table:table-cell office:value-type="float" office:value="15.809375" calcext:value-type="float">
            <text:p>15.809375</text:p>
          </table:table-cell>
          <table:table-cell office:value-type="float" office:value="0.0016805916770121" calcext:value-type="float">
            <text:p>0.001680591677012</text:p>
          </table:table-cell>
          <table:table-cell office:value-type="float" office:value="0.000037767837465096" calcext:value-type="float">
            <text:p>3.7767837465096E-05</text:p>
          </table:table-cell>
          <table:table-cell office:value-type="float" office:value="0.000065624488317812" calcext:value-type="float">
            <text:p>6.5624488317812E-05</text:p>
          </table:table-cell>
          <table:table-cell office:value-type="float" office:value="-0.00044347318851241" calcext:value-type="float">
            <text:p>-0.000443473188512</text:p>
          </table:table-cell>
          <table:table-cell office:value-type="float" office:value="-0.0000023557505435487" calcext:value-type="float">
            <text:p>-2.3557505435487E-06</text:p>
          </table:table-cell>
          <table:table-cell office:value-type="float" office:value="-0.00092313178054518" calcext:value-type="float">
            <text:p>-0.000923131780545</text:p>
          </table:table-cell>
          <table:table-cell office:value-type="float" office:value="0.10149365908492" calcext:value-type="float">
            <text:p>0.10149365908492</text:p>
          </table:table-cell>
          <table:table-cell office:value-type="float" office:value="0.0048512089950209" calcext:value-type="float">
            <text:p>0.004851208995021</text:p>
          </table:table-cell>
          <table:table-cell office:value-type="float" office:value="0.0034610455036559" calcext:value-type="float">
            <text:p>0.003461045503656</text:p>
          </table:table-cell>
          <table:table-cell office:value-type="float" office:value="0.046395368595425" calcext:value-type="float">
            <text:p>0.046395368595425</text:p>
          </table:table-cell>
          <table:table-cell office:value-type="float" office:value="0.0000064823769839705" calcext:value-type="float">
            <text:p>6.4823769839705E-06</text:p>
          </table:table-cell>
          <table:table-cell office:value-type="float" office:value="0.016953993995761" calcext:value-type="float">
            <text:p>0.016953993995761</text:p>
          </table:table-cell>
        </table:table-row>
        <table:table-row table:style-name="ro1">
          <table:table-cell office:value-type="float" office:value="15.909375" calcext:value-type="float">
            <text:p>15.909375</text:p>
          </table:table-cell>
          <table:table-cell office:value-type="float" office:value="0.0016066431239693" calcext:value-type="float">
            <text:p>0.001606643123969</text:p>
          </table:table-cell>
          <table:table-cell office:value-type="float" office:value="0.000032600201348159" calcext:value-type="float">
            <text:p>3.2600201348159E-05</text:p>
          </table:table-cell>
          <table:table-cell office:value-type="float" office:value="0.000064183151411037" calcext:value-type="float">
            <text:p>6.4183151411037E-05</text:p>
          </table:table-cell>
          <table:table-cell office:value-type="float" office:value="-0.00043005346935166" calcext:value-type="float">
            <text:p>-0.000430053469352</text:p>
          </table:table-cell>
          <table:table-cell office:value-type="float" office:value="-0.000002309014363984" calcext:value-type="float">
            <text:p>-2.309014363984E-06</text:p>
          </table:table-cell>
          <table:table-cell office:value-type="float" office:value="-0.0009077210832311" calcext:value-type="float">
            <text:p>-0.000907721083231</text:p>
          </table:table-cell>
          <table:table-cell office:value-type="float" office:value="0.084081887816903" calcext:value-type="float">
            <text:p>0.084081887816903</text:p>
          </table:table-cell>
          <table:table-cell office:value-type="float" office:value="0.0040164370069003" calcext:value-type="float">
            <text:p>0.0040164370069</text:p>
          </table:table-cell>
          <table:table-cell office:value-type="float" office:value="0.003228214157177" calcext:value-type="float">
            <text:p>0.003228214157177</text:p>
          </table:table-cell>
          <table:table-cell office:value-type="float" office:value="0.043096933606434" calcext:value-type="float">
            <text:p>0.043096933606434</text:p>
          </table:table-cell>
          <table:table-cell office:value-type="float" office:value="0.000014032067529035" calcext:value-type="float">
            <text:p>1.4032067529035E-05</text:p>
          </table:table-cell>
          <table:table-cell office:value-type="float" office:value="0.013977178554617" calcext:value-type="float">
            <text:p>0.013977178554617</text:p>
          </table:table-cell>
        </table:table-row>
        <table:table-row table:style-name="ro1">
          <table:table-cell office:value-type="float" office:value="16.009375" calcext:value-type="float">
            <text:p>16.009375</text:p>
          </table:table-cell>
          <table:table-cell office:value-type="float" office:value="0.001532694570994" calcext:value-type="float">
            <text:p>0.001532694570994</text:p>
          </table:table-cell>
          <table:table-cell office:value-type="float" office:value="0.000027432565235936" calcext:value-type="float">
            <text:p>2.7432565235936E-05</text:p>
          </table:table-cell>
          <table:table-cell office:value-type="float" office:value="0.000062741814505578" calcext:value-type="float">
            <text:p>6.2741814505578E-05</text:p>
          </table:table-cell>
          <table:table-cell office:value-type="float" office:value="-0.00041663375020315" calcext:value-type="float">
            <text:p>-0.000416633750203</text:p>
          </table:table-cell>
          <table:table-cell office:value-type="float" office:value="-0.0000022622781844628" calcext:value-type="float">
            <text:p>-2.2622781844628E-06</text:p>
          </table:table-cell>
          <table:table-cell office:value-type="float" office:value="-0.00089231038593106" calcext:value-type="float">
            <text:p>-0.000892310385931</text:p>
          </table:table-cell>
          <table:table-cell office:value-type="float" office:value="0.066670116564766" calcext:value-type="float">
            <text:p>0.066670116564766</text:p>
          </table:table-cell>
          <table:table-cell office:value-type="float" office:value="0.0031816650195412" calcext:value-type="float">
            <text:p>0.003181665019541</text:p>
          </table:table-cell>
          <table:table-cell office:value-type="float" office:value="0.0029953828109104" calcext:value-type="float">
            <text:p>0.00299538281091</text:p>
          </table:table-cell>
          <table:table-cell office:value-type="float" office:value="0.03979849862045" calcext:value-type="float">
            <text:p>0.03979849862045</text:p>
          </table:table-cell>
          <table:table-cell office:value-type="float" office:value="0.000021581758067083" calcext:value-type="float">
            <text:p>2.1581758067083E-05</text:p>
          </table:table-cell>
          <table:table-cell office:value-type="float" office:value="0.011000363116188" calcext:value-type="float">
            <text:p>0.011000363116188</text:p>
          </table:table-cell>
        </table:table-row>
        <table:table-row table:style-name="ro1">
          <table:table-cell office:value-type="float" office:value="16.109375" calcext:value-type="float">
            <text:p>16.109375</text:p>
          </table:table-cell>
          <table:table-cell office:value-type="float" office:value="0.0014587460178838" calcext:value-type="float">
            <text:p>0.001458746017884</text:p>
          </table:table-cell>
          <table:table-cell office:value-type="float" office:value="0.000022264929114286" calcext:value-type="float">
            <text:p>2.2264929114286E-05</text:p>
          </table:table-cell>
          <table:table-cell office:value-type="float" office:value="0.000061300477597488" calcext:value-type="float">
            <text:p>6.1300477597488E-05</text:p>
          </table:table-cell>
          <table:table-cell office:value-type="float" office:value="-0.00040321403103017" calcext:value-type="float">
            <text:p>-0.00040321403103</text:p>
          </table:table-cell>
          <table:table-cell office:value-type="float" office:value="-0.000002215542004855" calcext:value-type="float">
            <text:p>-2.215542004855E-06</text:p>
          </table:table-cell>
          <table:table-cell office:value-type="float" office:value="-0.00087689968860292" calcext:value-type="float">
            <text:p>-0.000876899688603</text:p>
          </table:table-cell>
          <table:table-cell office:value-type="float" office:value="0.049258345280869" calcext:value-type="float">
            <text:p>0.049258345280869</text:p>
          </table:table-cell>
          <table:table-cell office:value-type="float" office:value="0.0023468930306593" calcext:value-type="float">
            <text:p>0.002346893030659</text:p>
          </table:table-cell>
          <table:table-cell office:value-type="float" office:value="0.0027625514642191" calcext:value-type="float">
            <text:p>0.002762551464219</text:p>
          </table:table-cell>
          <table:table-cell office:value-type="float" office:value="0.036500063628451" calcext:value-type="float">
            <text:p>0.036500063628451</text:p>
          </table:table-cell>
          <table:table-cell office:value-type="float" office:value="0.000029131448619098" calcext:value-type="float">
            <text:p>2.9131448619098E-05</text:p>
          </table:table-cell>
          <table:table-cell office:value-type="float" office:value="0.0080235476723284" calcext:value-type="float">
            <text:p>0.008023547672328</text:p>
          </table:table-cell>
        </table:table-row>
        <table:table-row table:style-name="ro1">
          <table:table-cell office:value-type="float" office:value="16.209375" calcext:value-type="float">
            <text:p>16.209375</text:p>
          </table:table-cell>
          <table:table-cell office:value-type="float" office:value="0.0013847974648411" calcext:value-type="float">
            <text:p>0.001384797464841</text:p>
          </table:table-cell>
          <table:table-cell office:value-type="float" office:value="0.00001709729299735" calcext:value-type="float">
            <text:p>1.709729299735E-05</text:p>
          </table:table-cell>
          <table:table-cell office:value-type="float" office:value="0.000059859140690714" calcext:value-type="float">
            <text:p>5.9859140690714E-05</text:p>
          </table:table-cell>
          <table:table-cell office:value-type="float" office:value="-0.00038979431186942" calcext:value-type="float">
            <text:p>-0.000389794311869</text:p>
          </table:table-cell>
          <table:table-cell office:value-type="float" office:value="-0.0000021688058252914" calcext:value-type="float">
            <text:p>-2.1688058252914E-06</text:p>
          </table:table-cell>
          <table:table-cell office:value-type="float" office:value="-0.00086148899128883" calcext:value-type="float">
            <text:p>-0.000861488991289</text:p>
          </table:table-cell>
          <table:table-cell office:value-type="float" office:value="0.031846574012852" calcext:value-type="float">
            <text:p>0.031846574012852</text:p>
          </table:table-cell>
          <table:table-cell office:value-type="float" office:value="0.0015121210425388" calcext:value-type="float">
            <text:p>0.001512121042539</text:p>
          </table:table-cell>
          <table:table-cell office:value-type="float" office:value="0.0025297201177402" calcext:value-type="float">
            <text:p>0.00252972011774</text:p>
          </table:table-cell>
          <table:table-cell office:value-type="float" office:value="0.033201628639459" calcext:value-type="float">
            <text:p>0.033201628639459</text:p>
          </table:table-cell>
          <table:table-cell office:value-type="float" office:value="0.000036681139163995" calcext:value-type="float">
            <text:p>3.6681139163995E-05</text:p>
          </table:table-cell>
          <table:table-cell office:value-type="float" office:value="0.0050467322311843" calcext:value-type="float">
            <text:p>0.005046732231184</text:p>
          </table:table-cell>
        </table:table-row>
        <table:table-row table:style-name="ro1">
          <table:table-cell office:value-type="float" office:value="16.309375" calcext:value-type="float">
            <text:p>16.309375</text:p>
          </table:table-cell>
          <table:table-cell office:value-type="float" office:value="0.0013108489117984" calcext:value-type="float">
            <text:p>0.001310848911798</text:p>
          </table:table-cell>
          <table:table-cell office:value-type="float" office:value="0.000011929656880414" calcext:value-type="float">
            <text:p>1.1929656880414E-05</text:p>
          </table:table-cell>
          <table:table-cell office:value-type="float" office:value="0.00005841780378394" calcext:value-type="float">
            <text:p>5.841780378394E-05</text:p>
          </table:table-cell>
          <table:table-cell office:value-type="float" office:value="-0.00037637459270867" calcext:value-type="float">
            <text:p>-0.000376374592709</text:p>
          </table:table-cell>
          <table:table-cell office:value-type="float" office:value="-0.0000021220696457266" calcext:value-type="float">
            <text:p>-2.1220696457266E-06</text:p>
          </table:table-cell>
          <table:table-cell office:value-type="float" office:value="-0.00084607829397475" calcext:value-type="float">
            <text:p>-0.000846078293975</text:p>
          </table:table-cell>
          <table:table-cell office:value-type="float" office:value="0.014434802744835" calcext:value-type="float">
            <text:p>0.014434802744835</text:p>
          </table:table-cell>
          <table:table-cell office:value-type="float" office:value="0.00067734905441837" calcext:value-type="float">
            <text:p>0.000677349054418</text:p>
          </table:table-cell>
          <table:table-cell office:value-type="float" office:value="0.0022968887712612" calcext:value-type="float">
            <text:p>0.002296888771261</text:p>
          </table:table-cell>
          <table:table-cell office:value-type="float" office:value="0.029903193650468" calcext:value-type="float">
            <text:p>0.029903193650468</text:p>
          </table:table-cell>
          <table:table-cell office:value-type="float" office:value="0.000044230829709077" calcext:value-type="float">
            <text:p>4.4230829709077E-05</text:p>
          </table:table-cell>
          <table:table-cell office:value-type="float" office:value="0.0020699167900402" calcext:value-type="float">
            <text:p>0.00206991679004</text:p>
          </table:table-cell>
        </table:table-row>
        <table:table-row table:style-name="ro1">
          <table:table-cell office:value-type="float" office:value="16.409375" calcext:value-type="float">
            <text:p>16.409375</text:p>
          </table:table-cell>
          <table:table-cell office:value-type="float" office:value="0.0012369003587556" calcext:value-type="float">
            <text:p>0.001236900358756</text:p>
          </table:table-cell>
          <table:table-cell office:value-type="float" office:value="0.0000067620207634772" calcext:value-type="float">
            <text:p>6.7620207634772E-06</text:p>
          </table:table-cell>
          <table:table-cell office:value-type="float" office:value="0.000056976466877165" calcext:value-type="float">
            <text:p>5.6976466877165E-05</text:p>
          </table:table-cell>
          <table:table-cell office:value-type="float" office:value="-0.00036295487354793" calcext:value-type="float">
            <text:p>-0.000362954873548</text:p>
          </table:table-cell>
          <table:table-cell office:value-type="float" office:value="-0.0000020753334661629" calcext:value-type="float">
            <text:p>-2.0753334661629E-06</text:p>
          </table:table-cell>
          <table:table-cell office:value-type="float" office:value="-0.00083066759666066" calcext:value-type="float">
            <text:p>-0.000830667596661</text:p>
          </table:table-cell>
          <table:table-cell office:value-type="float" office:value="-0.0029769685231816" calcext:value-type="float">
            <text:p>-0.002976968523182</text:p>
          </table:table-cell>
          <table:table-cell office:value-type="float" office:value="-0.00015742293370216" calcext:value-type="float">
            <text:p>-0.000157422933702</text:p>
          </table:table-cell>
          <table:table-cell office:value-type="float" office:value="0.0020640574247823" calcext:value-type="float">
            <text:p>0.002064057424782</text:p>
          </table:table-cell>
          <table:table-cell office:value-type="float" office:value="0.026604758661476" calcext:value-type="float">
            <text:p>0.026604758661476</text:p>
          </table:table-cell>
          <table:table-cell office:value-type="float" office:value="0.000051780520253976" calcext:value-type="float">
            <text:p>5.1780520253976E-05</text:p>
          </table:table-cell>
          <table:table-cell office:value-type="float" office:value="-0.00090689865110416" calcext:value-type="float">
            <text:p>-0.000906898651104</text:p>
          </table:table-cell>
        </table:table-row>
        <table:table-row table:style-name="ro1">
          <table:table-cell office:value-type="float" office:value="16.509375" calcext:value-type="float">
            <text:p>16.509375</text:p>
          </table:table-cell>
          <table:table-cell office:value-type="float" office:value="0.0011629518057558" calcext:value-type="float">
            <text:p>0.001162951805756</text:p>
          </table:table-cell>
          <table:table-cell office:value-type="float" office:value="0.0000015943846495433" calcext:value-type="float">
            <text:p>1.5943846495433E-06</text:p>
          </table:table-cell>
          <table:table-cell office:value-type="float" office:value="0.000055535129971229" calcext:value-type="float">
            <text:p>5.5535129971229E-05</text:p>
          </table:table-cell>
          <table:table-cell office:value-type="float" office:value="-0.00034953515439498" calcext:value-type="float">
            <text:p>-0.000349535154395</text:p>
          </table:table-cell>
          <table:table-cell office:value-type="float" office:value="-0.0000020285972866252" calcext:value-type="float">
            <text:p>-2.0285972866252E-06</text:p>
          </table:table-cell>
          <table:table-cell office:value-type="float" office:value="-0.00081525689935553" calcext:value-type="float">
            <text:p>-0.000815256899356</text:p>
          </table:table-cell>
          <table:table-cell office:value-type="float" office:value="-0.020388739781081" calcext:value-type="float">
            <text:p>-0.020388739781081</text:p>
          </table:table-cell>
          <table:table-cell office:value-type="float" office:value="-0.00099219492133763" calcext:value-type="float">
            <text:p>-0.000992194921338</text:p>
          </table:table-cell>
          <table:table-cell office:value-type="float" office:value="0.0018312260784387" calcext:value-type="float">
            <text:p>0.001831226078439</text:p>
          </table:table-cell>
          <table:table-cell office:value-type="float" office:value="0.023306323674401" calcext:value-type="float">
            <text:p>0.023306323674401</text:p>
          </table:table-cell>
          <table:table-cell office:value-type="float" office:value="0.000059330210794692" calcext:value-type="float">
            <text:p>5.9330210794692E-05</text:p>
          </table:table-cell>
          <table:table-cell office:value-type="float" office:value="-0.0038837140905185" calcext:value-type="float">
            <text:p>-0.003883714090519</text:p>
          </table:table-cell>
        </table:table-row>
        <table:table-row table:style-name="ro1">
          <table:table-cell office:value-type="float" office:value="16.559375" calcext:value-type="float">
            <text:p>16.559375</text:p>
          </table:table-cell>
          <table:table-cell office:value-type="float" office:value="0.001125977529227" calcext:value-type="float">
            <text:p>0.001125977529227</text:p>
          </table:table-cell>
          <table:table-cell office:value-type="float" office:value="-0.00000098943340944568" calcext:value-type="float">
            <text:p>-9.8943340944568E-07</text:p>
          </table:table-cell>
          <table:table-cell office:value-type="float" office:value="0.000054814461517696" calcext:value-type="float">
            <text:p>5.4814461517696E-05</text:p>
          </table:table-cell>
          <table:table-cell office:value-type="float" office:value="-0.00034282529481325" calcext:value-type="float">
            <text:p>-0.000342825294813</text:p>
          </table:table-cell>
          <table:table-cell office:value-type="float" office:value="-0.0000020052291968388" calcext:value-type="float">
            <text:p>-2.0052291968388E-06</text:p>
          </table:table-cell>
          <table:table-cell office:value-type="float" office:value="-0.00080755155069693" calcext:value-type="float">
            <text:p>-0.000807551550697</text:p>
          </table:table-cell>
          <table:table-cell office:value-type="float" office:value="-0.029094625416844" calcext:value-type="float">
            <text:p>-0.029094625416844</text:p>
          </table:table-cell>
          <table:table-cell office:value-type="float" office:value="-0.001409580915482" calcext:value-type="float">
            <text:p>-0.001409580915482</text:p>
          </table:table-cell>
          <table:table-cell office:value-type="float" office:value="0.0017148104051757" calcext:value-type="float">
            <text:p>0.001714810405176</text:p>
          </table:table-cell>
          <table:table-cell office:value-type="float" office:value="0.021657106179573" calcext:value-type="float">
            <text:p>0.021657106179573</text:p>
          </table:table-cell>
          <table:table-cell office:value-type="float" office:value="0.000063105056067884" calcext:value-type="float">
            <text:p>6.3105056067884E-05</text:p>
          </table:table-cell>
          <table:table-cell office:value-type="float" office:value="-0.0053721218113906" calcext:value-type="float">
            <text:p>-0.005372121811391</text:p>
          </table:table-cell>
        </table:table-row>
        <table:table-row table:style-name="ro1">
          <table:table-cell office:value-type="float" office:value="16.659375" calcext:value-type="float">
            <text:p>16.659375</text:p>
          </table:table-cell>
          <table:table-cell office:value-type="float" office:value="0.001054218761394" calcext:value-type="float">
            <text:p>0.001054218761394</text:p>
          </table:table-cell>
          <table:table-cell office:value-type="float" office:value="-0.0000058439267429862" calcext:value-type="float">
            <text:p>-5.8439267429862E-06</text:p>
          </table:table-cell>
          <table:table-cell office:value-type="float" office:value="0.000053266530116303" calcext:value-type="float">
            <text:p>5.3266530116303E-05</text:p>
          </table:table-cell>
          <table:table-cell office:value-type="float" office:value="-0.00032734625462987" calcext:value-type="float">
            <text:p>-0.00032734625463</text:p>
          </table:table-cell>
          <table:table-cell office:value-type="float" office:value="-0.0000019227418880501" calcext:value-type="float">
            <text:p>-1.9227418880501E-06</text:p>
          </table:table-cell>
          <table:table-cell office:value-type="float" office:value="-0.00078835527400987" calcext:value-type="float">
            <text:p>-0.00078835527401</text:p>
          </table:table-cell>
          <table:table-cell office:value-type="float" office:value="-0.045179229087268" calcext:value-type="float">
            <text:p>-0.045179229087268</text:p>
          </table:table-cell>
          <table:table-cell office:value-type="float" office:value="-0.0021937683001309" calcext:value-type="float">
            <text:p>-0.002193768300131</text:p>
          </table:table-cell>
          <table:table-cell office:value-type="float" office:value="0.0014647599480275" calcext:value-type="float">
            <text:p>0.001464759948028</text:p>
          </table:table-cell>
          <table:table-cell office:value-type="float" office:value="0.01966476380411" calcext:value-type="float">
            <text:p>0.01966476380411</text:p>
          </table:table-cell>
          <table:table-cell office:value-type="float" office:value="0.000076429929026045" calcext:value-type="float">
            <text:p>7.6429929026045E-05</text:p>
          </table:table-cell>
          <table:table-cell office:value-type="float" office:value="-0.006763987520875" calcext:value-type="float">
            <text:p>-0.006763987520875</text:p>
          </table:table-cell>
        </table:table-row>
        <table:table-row table:style-name="ro1">
          <table:table-cell office:value-type="float" office:value="16.709375" calcext:value-type="float">
            <text:p>16.709375</text:p>
          </table:table-cell>
          <table:table-cell office:value-type="float" office:value="0.0010192394278112" calcext:value-type="float">
            <text:p>0.001019239427811</text:p>
          </table:table-cell>
          <table:table-cell office:value-type="float" office:value="-0.0000081420457013517" calcext:value-type="float">
            <text:p>-8.1420457013517E-06</text:p>
          </table:table-cell>
          <table:table-cell office:value-type="float" office:value="0.000052345338985399" calcext:value-type="float">
            <text:p>5.2345338985399E-05</text:p>
          </table:table-cell>
          <table:table-cell office:value-type="float" office:value="-0.0003188724663072" calcext:value-type="float">
            <text:p>-0.000318872466307</text:p>
          </table:table-cell>
          <table:table-cell office:value-type="float" office:value="-0.0000018832120414271" calcext:value-type="float">
            <text:p>-1.8832120414271E-06</text:p>
          </table:table-cell>
          <table:table-cell office:value-type="float" office:value="-0.00077710113492138" calcext:value-type="float">
            <text:p>-0.000777101134921</text:p>
          </table:table-cell>
          <table:table-cell office:value-type="float" office:value="-0.052677503336823" calcext:value-type="float">
            <text:p>-0.052677503336823</text:p>
          </table:table-cell>
          <table:table-cell office:value-type="float" office:value="-0.0025650029010976" calcext:value-type="float">
            <text:p>-0.002565002901098</text:p>
          </table:table-cell>
          <table:table-cell office:value-type="float" office:value="0.0013159521499584" calcext:value-type="float">
            <text:p>0.001315952149958</text:p>
          </table:table-cell>
          <table:table-cell office:value-type="float" office:value="0.019185840016209" calcext:value-type="float">
            <text:p>0.019185840016209</text:p>
          </table:table-cell>
          <table:table-cell office:value-type="float" office:value="0.00008281551963438" calcext:value-type="float">
            <text:p>8.281551963438E-05</text:p>
          </table:table-cell>
          <table:table-cell office:value-type="float" office:value="-0.006793777723527" calcext:value-type="float">
            <text:p>-0.006793777723527</text:p>
          </table:table-cell>
        </table:table-row>
        <table:table-row table:style-name="ro1">
          <table:table-cell office:value-type="float" office:value="16.809375" calcext:value-type="float">
            <text:p>16.809375</text:p>
          </table:table-cell>
          <table:table-cell office:value-type="float" office:value="0.00095534887805351" calcext:value-type="float">
            <text:p>0.000955348878054</text:p>
          </table:table-cell>
          <table:table-cell office:value-type="float" office:value="-0.000012125738477989" calcext:value-type="float">
            <text:p>-1.2125738477989E-05</text:p>
          </table:table-cell>
          <table:table-cell office:value-type="float" office:value="0.000050842295914541" calcext:value-type="float">
            <text:p>5.0842295914541E-05</text:p>
          </table:table-cell>
          <table:table-cell office:value-type="float" office:value="-0.00029915508795407" calcext:value-type="float">
            <text:p>-0.000299155087954</text:p>
          </table:table-cell>
          <table:table-cell office:value-type="float" office:value="-0.0000019298817310432" calcext:value-type="float">
            <text:p>-1.9298817310432E-06</text:p>
          </table:table-cell>
          <table:table-cell office:value-type="float" office:value="-0.00075159784492546" calcext:value-type="float">
            <text:p>-0.000751597844925</text:p>
          </table:table-cell>
          <table:table-cell office:value-type="float" office:value="-0.06526021239141" calcext:value-type="float">
            <text:p>-0.06526021239141</text:p>
          </table:table-cell>
          <table:table-cell office:value-type="float" office:value="-0.0032085225034775" calcext:value-type="float">
            <text:p>-0.003208522503478</text:p>
          </table:table-cell>
          <table:table-cell office:value-type="float" office:value="0.0010731528846661" calcext:value-type="float">
            <text:p>0.001073152884666</text:p>
          </table:table-cell>
          <table:table-cell office:value-type="float" office:value="0.020109027041057" calcext:value-type="float">
            <text:p>0.020109027041057</text:p>
          </table:table-cell>
          <table:table-cell office:value-type="float" office:value="0.000075276569773313" calcext:value-type="float">
            <text:p>7.5276569773313E-05</text:p>
          </table:table-cell>
          <table:table-cell office:value-type="float" office:value="-0.0049359434333057" calcext:value-type="float">
            <text:p>-0.004935943433306</text:p>
          </table:table-cell>
        </table:table-row>
        <table:table-row table:style-name="ro1">
          <table:table-cell office:value-type="float" office:value="16.909375" calcext:value-type="float">
            <text:p>16.909375</text:p>
          </table:table-cell>
          <table:table-cell office:value-type="float" office:value="0.00087812732638052" calcext:value-type="float">
            <text:p>0.000878127326381</text:p>
          </table:table-cell>
          <table:table-cell office:value-type="float" office:value="-0.0000055987981423092" calcext:value-type="float">
            <text:p>-5.5987981423092E-06</text:p>
          </table:table-cell>
          <table:table-cell office:value-type="float" office:value="0.000048577868948213" calcext:value-type="float">
            <text:p>4.8577868948213E-05</text:p>
          </table:table-cell>
          <table:table-cell office:value-type="float" office:value="-0.00027424288741559" calcext:value-type="float">
            <text:p>-0.000274242887416</text:p>
          </table:table-cell>
          <table:table-cell office:value-type="float" office:value="-0.0000018886289430874" calcext:value-type="float">
            <text:p>-1.8886289430874E-06</text:p>
          </table:table-cell>
          <table:table-cell office:value-type="float" office:value="-0.00072022524623855" calcext:value-type="float">
            <text:p>-0.000720225246239</text:p>
          </table:table-cell>
          <table:table-cell office:value-type="float" office:value="-0.076303732403428" calcext:value-type="float">
            <text:p>-0.076303732403428</text:p>
          </table:table-cell>
          <table:table-cell office:value-type="float" office:value="-0.0037668560114072" calcext:value-type="float">
            <text:p>-0.003766856011407</text:p>
          </table:table-cell>
          <table:table-cell office:value-type="float" office:value="0.00077716323697463" calcext:value-type="float">
            <text:p>0.000777163236975</text:p>
          </table:table-cell>
          <table:table-cell office:value-type="float" office:value="0.019180934260004" calcext:value-type="float">
            <text:p>0.019180934260004</text:p>
          </table:table-cell>
          <table:table-cell office:value-type="float" office:value="0.000075803761257673" calcext:value-type="float">
            <text:p>7.5803761257673E-05</text:p>
          </table:table-cell>
          <table:table-cell office:value-type="float" office:value="-0.0039561256752203" calcext:value-type="float">
            <text:p>-0.00395612567522</text:p>
          </table:table-cell>
        </table:table-row>
        <table:table-row table:style-name="ro1">
          <table:table-cell office:value-type="float" office:value="17.009375" calcext:value-type="float">
            <text:p>17.009375</text:p>
          </table:table-cell>
          <table:table-cell office:value-type="float" office:value="0.00079809864422373" calcext:value-type="float">
            <text:p>0.000798098644224</text:p>
          </table:table-cell>
          <table:table-cell office:value-type="float" office:value="0.0000029627752102096" calcext:value-type="float">
            <text:p>2.9627752102096E-06</text:p>
          </table:table-cell>
          <table:table-cell office:value-type="float" office:value="0.000045748524386101" calcext:value-type="float">
            <text:p>4.5748524386101E-05</text:p>
          </table:table-cell>
          <table:table-cell office:value-type="float" office:value="-0.00024938693538007" calcext:value-type="float">
            <text:p>-0.00024938693538</text:p>
          </table:table-cell>
          <table:table-cell office:value-type="float" office:value="-0.0000017693150236998" calcext:value-type="float">
            <text:p>-1.7693150236998E-06</text:p>
          </table:table-cell>
          <table:table-cell office:value-type="float" office:value="-0.00068672776751766" calcext:value-type="float">
            <text:p>-0.000686727767518</text:p>
          </table:table-cell>
          <table:table-cell office:value-type="float" office:value="-0.087125171086802" calcext:value-type="float">
            <text:p>-0.087125171086802</text:p>
          </table:table-cell>
          <table:table-cell office:value-type="float" office:value="-0.0043108293816925" calcext:value-type="float">
            <text:p>-0.004310829381693</text:p>
          </table:table-cell>
          <table:table-cell office:value-type="float" office:value="0.00040770287076481" calcext:value-type="float">
            <text:p>0.000407702870765</text:p>
          </table:table-cell>
          <table:table-cell office:value-type="float" office:value="0.017845714740301" calcext:value-type="float">
            <text:p>0.017845714740301</text:p>
          </table:table-cell>
          <table:table-cell office:value-type="float" office:value="0.000088288610561914" calcext:value-type="float">
            <text:p>8.8288610561914E-05</text:p>
          </table:table-cell>
          <table:table-cell office:value-type="float" office:value="-0.0031789744573479" calcext:value-type="float">
            <text:p>-0.003178974457348</text:p>
          </table:table-cell>
        </table:table-row>
        <table:table-row table:style-name="ro1">
          <table:table-cell office:value-type="float" office:value="17.059375" calcext:value-type="float">
            <text:p>17.059375</text:p>
          </table:table-cell>
          <table:table-cell office:value-type="float" office:value="0.00075291908339777" calcext:value-type="float">
            <text:p>0.000752919083398</text:p>
          </table:table-cell>
          <table:table-cell office:value-type="float" office:value="0.0000035570472828756" calcext:value-type="float">
            <text:p>3.5570472828756E-06</text:p>
          </table:table-cell>
          <table:table-cell office:value-type="float" office:value="0.000044167259318273" calcext:value-type="float">
            <text:p>4.4167259318273E-05</text:p>
          </table:table-cell>
          <table:table-cell office:value-type="float" office:value="-0.00023604512411012" calcext:value-type="float">
            <text:p>-0.00023604512411</text:p>
          </table:table-cell>
          <table:table-cell office:value-type="float" office:value="-0.000001700949283157" calcext:value-type="float">
            <text:p>-1.700949283157E-06</text:p>
          </table:table-cell>
          <table:table-cell office:value-type="float" office:value="-0.00066882741794664" calcext:value-type="float">
            <text:p>-0.000668827417947</text:p>
          </table:table-cell>
          <table:table-cell office:value-type="float" office:value="-0.092426640896857" calcext:value-type="float">
            <text:p>-0.092426640896857</text:p>
          </table:table-cell>
          <table:table-cell office:value-type="float" office:value="-0.0045623651886293" calcext:value-type="float">
            <text:p>-0.004562365188629</text:p>
          </table:table-cell>
          <table:table-cell office:value-type="float" office:value="0.00019685708093504" calcext:value-type="float">
            <text:p>0.000196857080935</text:p>
          </table:table-cell>
          <table:table-cell office:value-type="float" office:value="0.016255880095972" calcext:value-type="float">
            <text:p>0.016255880095972</text:p>
          </table:table-cell>
          <table:table-cell office:value-type="float" office:value="0.000095541455808883" calcext:value-type="float">
            <text:p>9.5541455808883E-05</text:p>
          </table:table-cell>
          <table:table-cell office:value-type="float" office:value="-0.0036048049950874" calcext:value-type="float">
            <text:p>-0.003604804995087</text:p>
          </table:table-cell>
        </table:table-row>
        <table:table-row table:style-name="ro1">
          <table:table-cell office:value-type="float" office:value="17.159375" calcext:value-type="float">
            <text:p>17.159375</text:p>
          </table:table-cell>
          <table:table-cell office:value-type="float" office:value="0.0006573058224375" calcext:value-type="float">
            <text:p>0.000657305822438</text:p>
          </table:table-cell>
          <table:table-cell office:value-type="float" office:value="-0.0000025950909101983" calcext:value-type="float">
            <text:p>-2.5950909101983E-06</text:p>
          </table:table-cell>
          <table:table-cell office:value-type="float" office:value="0.000041075655239827" calcext:value-type="float">
            <text:p>4.1075655239827E-05</text:p>
          </table:table-cell>
          <table:table-cell office:value-type="float" office:value="-0.00020967931960906" calcext:value-type="float">
            <text:p>-0.000209679319609</text:p>
          </table:table-cell>
          <table:table-cell office:value-type="float" office:value="-0.0000015437010200489" calcext:value-type="float">
            <text:p>-1.5437010200489E-06</text:p>
          </table:table-cell>
          <table:table-cell office:value-type="float" office:value="-0.00063195896544393" calcext:value-type="float">
            <text:p>-0.000631958965444</text:p>
          </table:table-cell>
          <table:table-cell office:value-type="float" office:value="-0.10220115012665" calcext:value-type="float">
            <text:p>-0.10220115012665</text:p>
          </table:table-cell>
          <table:table-cell office:value-type="float" office:value="-0.0049977922923932" calcext:value-type="float">
            <text:p>-0.004997792292393</text:p>
          </table:table-cell>
          <table:table-cell office:value-type="float" office:value="-0.00018504482826602" calcext:value-type="float">
            <text:p>-0.000185044828266</text:p>
          </table:table-cell>
          <table:table-cell office:value-type="float" office:value="0.011467929020543" calcext:value-type="float">
            <text:p>0.011467929020543</text:p>
          </table:table-cell>
          <table:table-cell office:value-type="float" office:value="0.00011329833389595" calcext:value-type="float">
            <text:p>0.000113298333896</text:p>
          </table:table-cell>
          <table:table-cell office:value-type="float" office:value="-0.0060413217670226" calcext:value-type="float">
            <text:p>-0.006041321767023</text:p>
          </table:table-cell>
        </table:table-row>
        <table:table-row table:style-name="ro1">
          <table:table-cell office:value-type="float" office:value="17.259375" calcext:value-type="float">
            <text:p>17.259375</text:p>
          </table:table-cell>
          <table:table-cell office:value-type="float" office:value="0.00056373802236998" calcext:value-type="float">
            <text:p>0.00056373802237</text:p>
          </table:table-cell>
          <table:table-cell office:value-type="float" office:value="-0.0000086602699713498" calcext:value-type="float">
            <text:p>-8.6602699713498E-06</text:p>
          </table:table-cell>
          <table:table-cell office:value-type="float" office:value="0.000037955032105996" calcext:value-type="float">
            <text:p>3.7955032105996E-05</text:p>
          </table:table-cell>
          <table:table-cell office:value-type="float" office:value="-0.00018481374018339" calcext:value-type="float">
            <text:p>-0.000184813740183</text:p>
          </table:table-cell>
          <table:table-cell office:value-type="float" office:value="-0.0000014204881369771" calcext:value-type="float">
            <text:p>-1.4204881369771E-06</text:p>
          </table:table-cell>
          <table:table-cell office:value-type="float" office:value="-0.0005947084783596" calcext:value-type="float">
            <text:p>-0.00059470847836</text:p>
          </table:table-cell>
          <table:table-cell office:value-type="float" office:value="-0.11162977986375" calcext:value-type="float">
            <text:p>-0.11162977986375</text:p>
          </table:table-cell>
          <table:table-cell office:value-type="float" office:value="-0.0054184445991206" calcext:value-type="float">
            <text:p>-0.005418444599121</text:p>
          </table:table-cell>
          <table:table-cell office:value-type="float" office:value="-0.0005423462016746" calcext:value-type="float">
            <text:p>-0.000542346201675</text:p>
          </table:table-cell>
          <table:table-cell office:value-type="float" office:value="0.0068057055088107" calcext:value-type="float">
            <text:p>0.006805705508811</text:p>
          </table:table-cell>
          <table:table-cell office:value-type="float" office:value="0.00012547569173393" calcext:value-type="float">
            <text:p>0.000125475691734</text:p>
          </table:table-cell>
          <table:table-cell office:value-type="float" office:value="-0.0084626286358921" calcext:value-type="float">
            <text:p>-0.008462628635892</text:p>
          </table:table-cell>
        </table:table-row>
        <table:table-row table:style-name="ro1">
          <table:table-cell office:value-type="float" office:value="17.359375" calcext:value-type="float">
            <text:p>17.359375</text:p>
          </table:table-cell>
          <table:table-cell office:value-type="float" office:value="0.00046996878640876" calcext:value-type="float">
            <text:p>0.000469968786409</text:p>
          </table:table-cell>
          <table:table-cell office:value-type="float" office:value="-0.000014779951284801" calcext:value-type="float">
            <text:p>-1.4779951284801E-05</text:p>
          </table:table-cell>
          <table:table-cell office:value-type="float" office:value="0.000034711444088628" calcext:value-type="float">
            <text:p>3.4711444088628E-05</text:p>
          </table:table-cell>
          <table:table-cell office:value-type="float" office:value="-0.00016075838555206" calcext:value-type="float">
            <text:p>-0.000160758385552</text:p>
          </table:table-cell>
          <table:table-cell office:value-type="float" office:value="-0.0000012953596329725" calcext:value-type="float">
            <text:p>-1.2953596329725E-06</text:p>
          </table:table-cell>
          <table:table-cell office:value-type="float" office:value="-0.0005562512741002" calcext:value-type="float">
            <text:p>-0.0005562512741</text:p>
          </table:table-cell>
          <table:table-cell office:value-type="float" office:value="-0.12095186092451" calcext:value-type="float">
            <text:p>-0.12095186092451</text:p>
          </table:table-cell>
          <table:table-cell office:value-type="float" office:value="-0.0058350039800182" calcext:value-type="float">
            <text:p>-0.005835003980018</text:p>
          </table:table-cell>
          <table:table-cell office:value-type="float" office:value="-0.00088916009905018" calcext:value-type="float">
            <text:p>-0.00088916009905</text:p>
          </table:table-cell>
          <table:table-cell office:value-type="float" office:value="0.0021701284629692" calcext:value-type="float">
            <text:p>0.002170128462969</text:p>
          </table:table-cell>
          <table:table-cell office:value-type="float" office:value="0.00013778975286306" calcext:value-type="float">
            <text:p>0.000137789752863</text:p>
          </table:table-cell>
          <table:table-cell office:value-type="float" office:value="-0.010914725991292" calcext:value-type="float">
            <text:p>-0.010914725991292</text:p>
          </table:table-cell>
        </table:table-row>
        <table:table-row table:style-name="ro1">
          <table:table-cell office:value-type="float" office:value="17.459375" calcext:value-type="float">
            <text:p>17.459375</text:p>
          </table:table-cell>
          <table:table-cell office:value-type="float" office:value="0.00038254859124193" calcext:value-type="float">
            <text:p>0.000382548591242</text:p>
          </table:table-cell>
          <table:table-cell office:value-type="float" office:value="-0.000020510442475499" calcext:value-type="float">
            <text:p>-2.0510442475499E-05</text:p>
          </table:table-cell>
          <table:table-cell office:value-type="float" office:value="0.000031729342201932" calcext:value-type="float">
            <text:p>3.1729342201932E-05</text:p>
          </table:table-cell>
          <table:table-cell office:value-type="float" office:value="-0.00013928578483618" calcext:value-type="float">
            <text:p>-0.000139285784836</text:p>
          </table:table-cell>
          <table:table-cell office:value-type="float" office:value="-0.0000011934804155458" calcext:value-type="float">
            <text:p>-1.1934804155458E-06</text:p>
          </table:table-cell>
          <table:table-cell office:value-type="float" office:value="-0.00051932109575534" calcext:value-type="float">
            <text:p>-0.000519321095755</text:p>
          </table:table-cell>
          <table:table-cell office:value-type="float" office:value="-0.12955454867222" calcext:value-type="float">
            <text:p>-0.12955454867222</text:p>
          </table:table-cell>
          <table:table-cell office:value-type="float" office:value="-0.006219582973043" calcext:value-type="float">
            <text:p>-0.006219582973043</text:p>
          </table:table-cell>
          <table:table-cell office:value-type="float" office:value="-0.0011830321537439" calcext:value-type="float">
            <text:p>-0.001183032153744</text:p>
          </table:table-cell>
          <table:table-cell office:value-type="float" office:value="-0.0021658831871714" calcext:value-type="float">
            <text:p>-0.002165883187171</text:p>
          </table:table-cell>
          <table:table-cell office:value-type="float" office:value="0.00014684649404815" calcext:value-type="float">
            <text:p>0.000146846494048</text:p>
          </table:table-cell>
          <table:table-cell office:value-type="float" office:value="-0.013210170049144" calcext:value-type="float">
            <text:p>-0.013210170049144</text:p>
          </table:table-cell>
        </table:table-row>
        <table:table-row table:style-name="ro1">
          <table:table-cell office:value-type="float" office:value="17.559375" calcext:value-type="float">
            <text:p>17.559375</text:p>
          </table:table-cell>
          <table:table-cell office:value-type="float" office:value="0.00029914352620463" calcext:value-type="float">
            <text:p>0.000299143526205</text:p>
          </table:table-cell>
          <table:table-cell office:value-type="float" office:value="-0.000025997396754143" calcext:value-type="float">
            <text:p>-2.5997396754143E-05</text:p>
          </table:table-cell>
          <table:table-cell office:value-type="float" office:value="0.000028884529712755" calcext:value-type="float">
            <text:p>2.8884529712755E-05</text:p>
          </table:table-cell>
          <table:table-cell office:value-type="float" office:value="-0.00011956951290579" calcext:value-type="float">
            <text:p>-0.000119569512906</text:p>
          </table:table-cell>
          <table:table-cell office:value-type="float" office:value="-0.0000010995084534509" calcext:value-type="float">
            <text:p>-1.0995084534509E-06</text:p>
          </table:table-cell>
          <table:table-cell office:value-type="float" office:value="-0.00048318114693342" calcext:value-type="float">
            <text:p>-0.000483181146933</text:p>
          </table:table-cell>
          <table:table-cell office:value-type="float" office:value="-0.13768643189887" calcext:value-type="float">
            <text:p>-0.13768643189887</text:p>
          </table:table-cell>
          <table:table-cell office:value-type="float" office:value="-0.0065833312548419" calcext:value-type="float">
            <text:p>-0.006583331254842</text:p>
          </table:table-cell>
          <table:table-cell office:value-type="float" office:value="-0.0014448982614199" calcext:value-type="float">
            <text:p>-0.00144489826142</text:p>
          </table:table-cell>
          <table:table-cell office:value-type="float" office:value="-0.006298542886594" calcext:value-type="float">
            <text:p>-0.006298542886594</text:p>
          </table:table-cell>
          <table:table-cell office:value-type="float" office:value="0.00015491915389761" calcext:value-type="float">
            <text:p>0.000154919153898</text:p>
          </table:table-cell>
          <table:table-cell office:value-type="float" office:value="-0.015408770372694" calcext:value-type="float">
            <text:p>-0.015408770372694</text:p>
          </table:table-cell>
        </table:table-row>
        <table:table-row table:style-name="ro1">
          <table:table-cell office:value-type="float" office:value="17.659375" calcext:value-type="float">
            <text:p>17.659375</text:p>
          </table:table-cell>
          <table:table-cell office:value-type="float" office:value="0.00021734004480872" calcext:value-type="float">
            <text:p>0.000217340044809</text:p>
          </table:table-cell>
          <table:table-cell office:value-type="float" office:value="-0.000031093805490959" calcext:value-type="float">
            <text:p>-3.1093805490959E-05</text:p>
          </table:table-cell>
          <table:table-cell office:value-type="float" office:value="0.000026232244306657" calcext:value-type="float">
            <text:p>2.6232244306657E-05</text:p>
          </table:table-cell>
          <table:table-cell office:value-type="float" office:value="-0.000094747267571724" calcext:value-type="float">
            <text:p>-9.4747267571724E-05</text:p>
          </table:table-cell>
          <table:table-cell office:value-type="float" office:value="-0.00000097079557298878" calcext:value-type="float">
            <text:p>-9.7079557298878E-07</text:p>
          </table:table-cell>
          <table:table-cell office:value-type="float" office:value="-0.00044519751400401" calcext:value-type="float">
            <text:p>-0.000445197514004</text:p>
          </table:table-cell>
          <table:table-cell office:value-type="float" office:value="-0.14445500623713" calcext:value-type="float">
            <text:p>-0.14445500623713</text:p>
          </table:table-cell>
          <table:table-cell office:value-type="float" office:value="-0.0069006855506922" calcext:value-type="float">
            <text:p>-0.006900685550692</text:p>
          </table:table-cell>
          <table:table-cell office:value-type="float" office:value="-0.0016619299411431" calcext:value-type="float">
            <text:p>-0.001661929941143</text:p>
          </table:table-cell>
          <table:table-cell office:value-type="float" office:value="-0.0084848444304605" calcext:value-type="float">
            <text:p>-0.008484844430461</text:p>
          </table:table-cell>
          <table:table-cell office:value-type="float" office:value="0.00016958623140282" calcext:value-type="float">
            <text:p>0.000169586231403</text:p>
          </table:table-cell>
          <table:table-cell office:value-type="float" office:value="-0.01642763613509" calcext:value-type="float">
            <text:p>-0.01642763613509</text:p>
          </table:table-cell>
        </table:table-row>
        <table:table-row table:style-name="ro1">
          <table:table-cell office:value-type="float" office:value="17.759375" calcext:value-type="float">
            <text:p>17.759375</text:p>
          </table:table-cell>
          <table:table-cell office:value-type="float" office:value="0.00013674296413249" calcext:value-type="float">
            <text:p>0.000136742964132</text:p>
          </table:table-cell>
          <table:table-cell office:value-type="float" office:value="-0.000036003281865559" calcext:value-type="float">
            <text:p>-3.6003281865559E-05</text:p>
          </table:table-cell>
          <table:table-cell office:value-type="float" office:value="0.000023415919125222" calcext:value-type="float">
            <text:p>2.3415919125222E-05</text:p>
          </table:table-cell>
          <table:table-cell office:value-type="float" office:value="-0.000067398936461719" calcext:value-type="float">
            <text:p>-6.7398936461719E-05</text:p>
          </table:table-cell>
          <table:table-cell office:value-type="float" office:value="-0.00000086866665490765" calcext:value-type="float">
            <text:p>-8.6866665490765E-07</text:p>
          </table:table-cell>
          <table:table-cell office:value-type="float" office:value="-0.00040584342300859" calcext:value-type="float">
            <text:p>-0.000405843423009</text:p>
          </table:table-cell>
          <table:table-cell office:value-type="float" office:value="-0.15038043741997" calcext:value-type="float">
            <text:p>-0.15038043741997</text:p>
          </table:table-cell>
          <table:table-cell office:value-type="float" office:value="-0.0071889812030392" calcext:value-type="float">
            <text:p>-0.007188981203039</text:p>
          </table:table-cell>
          <table:table-cell office:value-type="float" office:value="-0.0018918305027026" calcext:value-type="float">
            <text:p>-0.001891830502703</text:p>
          </table:table-cell>
          <table:table-cell office:value-type="float" office:value="-0.0095570725915767" calcext:value-type="float">
            <text:p>-0.009557072591577</text:p>
          </table:table-cell>
          <table:table-cell office:value-type="float" office:value="0.00017996189863826" calcext:value-type="float">
            <text:p>0.000179961898638</text:p>
          </table:table-cell>
          <table:table-cell office:value-type="float" office:value="-0.016724672540811" calcext:value-type="float">
            <text:p>-0.016724672540811</text:p>
          </table:table-cell>
        </table:table-row>
        <table:table-row table:style-name="ro1">
          <table:table-cell office:value-type="float" office:value="17.859375" calcext:value-type="float">
            <text:p>17.859375</text:p>
          </table:table-cell>
          <table:table-cell office:value-type="float" office:value="0.00005662180828737" calcext:value-type="float">
            <text:p>5.662180828737E-05</text:p>
          </table:table-cell>
          <table:table-cell office:value-type="float" office:value="-0.000040971697448379" calcext:value-type="float">
            <text:p>-4.0971697448379E-05</text:p>
          </table:table-cell>
          <table:table-cell office:value-type="float" office:value="0.000020572105603992" calcext:value-type="float">
            <text:p>2.0572105603992E-05</text:p>
          </table:table-cell>
          <table:table-cell office:value-type="float" office:value="-0.000040654661286701" calcext:value-type="float">
            <text:p>-4.0654661286701E-05</text:p>
          </table:table-cell>
          <table:table-cell office:value-type="float" office:value="-0.00000076173411584604" calcext:value-type="float">
            <text:p>-7.6173411584604E-07</text:p>
          </table:table-cell>
          <table:table-cell office:value-type="float" office:value="-0.00036591076465536" calcext:value-type="float">
            <text:p>-0.000365910764655</text:p>
          </table:table-cell>
          <table:table-cell office:value-type="float" office:value="-0.15617718820225" calcext:value-type="float">
            <text:p>-0.15617718820225</text:p>
          </table:table-cell>
          <table:table-cell office:value-type="float" office:value="-0.0074723653892438" calcext:value-type="float">
            <text:p>-0.007472365389244</text:p>
          </table:table-cell>
          <table:table-cell office:value-type="float" office:value="-0.00211420237997" calcext:value-type="float">
            <text:p>-0.00211420237997</text:p>
          </table:table-cell>
          <table:table-cell office:value-type="float" office:value="-0.010576147212685" calcext:value-type="float">
            <text:p>-0.010576147212685</text:p>
          </table:table-cell>
          <table:table-cell office:value-type="float" office:value="0.000191184043315" calcext:value-type="float">
            <text:p>0.000191184043315</text:p>
          </table:table-cell>
          <table:table-cell office:value-type="float" office:value="-0.016967063853781" calcext:value-type="float">
            <text:p>-0.016967063853781</text:p>
          </table:table-cell>
        </table:table-row>
        <table:table-row table:style-name="ro1">
          <table:table-cell office:value-type="float" office:value="17.959375" calcext:value-type="float">
            <text:p>17.959375</text:p>
          </table:table-cell>
          <table:table-cell office:value-type="float" office:value="-0.000023056804727887" calcext:value-type="float">
            <text:p>-2.3056804727887E-05</text:p>
          </table:table-cell>
          <table:table-cell office:value-type="float" office:value="-0.000045990504974141" calcext:value-type="float">
            <text:p>-4.5990504974141E-05</text:p>
          </table:table-cell>
          <table:table-cell office:value-type="float" office:value="0.000017698563489701" calcext:value-type="float">
            <text:p>1.7698563489701E-05</text:p>
          </table:table-cell>
          <table:table-cell office:value-type="float" office:value="-0.000014515814896083" calcext:value-type="float">
            <text:p>-1.4515814896083E-05</text:p>
          </table:table-cell>
          <table:table-cell office:value-type="float" office:value="-0.00000065006974558426" calcext:value-type="float">
            <text:p>-6.5006974558426E-07</text:p>
          </table:table-cell>
          <table:table-cell office:value-type="float" office:value="-0.00032541688888603" calcext:value-type="float">
            <text:p>-0.000325416888886</text:p>
          </table:table-cell>
          <table:table-cell office:value-type="float" office:value="-0.16185883149055" calcext:value-type="float">
            <text:p>-0.16185883149055</text:p>
          </table:table-cell>
          <table:table-cell office:value-type="float" office:value="-0.0077512875242563" calcext:value-type="float">
            <text:p>-0.007751287524256</text:p>
          </table:table-cell>
          <table:table-cell office:value-type="float" office:value="-0.0023302886002249" calcext:value-type="float">
            <text:p>-0.002330288600225</text:p>
          </table:table-cell>
          <table:table-cell office:value-type="float" office:value="-0.011551929231419" calcext:value-type="float">
            <text:p>-0.011551929231419</text:p>
          </table:table-cell>
          <table:table-cell office:value-type="float" office:value="0.00020321867940904" calcext:value-type="float">
            <text:p>0.000203218679409</text:p>
          </table:table-cell>
          <table:table-cell office:value-type="float" office:value="-0.017158731245786" calcext:value-type="float">
            <text:p>-0.017158731245786</text:p>
          </table:table-cell>
        </table:table-row>
        <table:table-row table:style-name="ro1">
          <table:table-cell office:value-type="float" office:value="18.059375" calcext:value-type="float">
            <text:p>18.059375</text:p>
          </table:table-cell>
          <table:table-cell office:value-type="float" office:value="-0.00010232592360307" calcext:value-type="float">
            <text:p>-0.000102325923603</text:p>
          </table:table-cell>
          <table:table-cell office:value-type="float" office:value="-0.000051051839522035" calcext:value-type="float">
            <text:p>-5.1051839522035E-05</text:p>
          </table:table-cell>
          <table:table-cell office:value-type="float" office:value="0.000014793112659245" calcext:value-type="float">
            <text:p>1.4793112659245E-05</text:p>
          </table:table-cell>
          <table:table-cell office:value-type="float" office:value="0.000011018948211677" calcext:value-type="float">
            <text:p>1.1018948211677E-05</text:p>
          </table:table-cell>
          <table:table-cell office:value-type="float" office:value="-0.00000053376733495781" calcext:value-type="float">
            <text:p>-5.3376733495781E-07</text:p>
          </table:table-cell>
          <table:table-cell office:value-type="float" office:value="-0.00028437813142433" calcext:value-type="float">
            <text:p>-0.000284378131424</text:p>
          </table:table-cell>
          <table:table-cell office:value-type="float" office:value="-0.16743773561842" calcext:value-type="float">
            <text:p>-0.16743773561842</text:p>
          </table:table-cell>
          <table:table-cell office:value-type="float" office:value="-0.0080261604673716" calcext:value-type="float">
            <text:p>-0.008026160467372</text:p>
          </table:table-cell>
          <table:table-cell office:value-type="float" office:value="-0.0025411817142497" calcext:value-type="float">
            <text:p>-0.00254118171425</text:p>
          </table:table-cell>
          <table:table-cell office:value-type="float" office:value="-0.012493251640149" calcext:value-type="float">
            <text:p>-0.012493251640149</text:p>
          </table:table-cell>
          <table:table-cell office:value-type="float" office:value="0.0002160293897765" calcext:value-type="float">
            <text:p>0.000216029389777</text:p>
          </table:table-cell>
          <table:table-cell office:value-type="float" office:value="-0.017303693819683" calcext:value-type="float">
            <text:p>-0.017303693819683</text:p>
          </table:table-cell>
        </table:table-row>
        <table:table-row table:style-name="ro1">
          <table:table-cell office:value-type="float" office:value="18.159375" calcext:value-type="float">
            <text:p>18.159375</text:p>
          </table:table-cell>
          <table:table-cell office:value-type="float" office:value="-0.00017747709198009" calcext:value-type="float">
            <text:p>-0.00017747709198</text:p>
          </table:table-cell>
          <table:table-cell office:value-type="float" office:value="-0.000055782871959676" calcext:value-type="float">
            <text:p>-5.5782871959676E-05</text:p>
          </table:table-cell>
          <table:table-cell office:value-type="float" office:value="0.000011935067538924" calcext:value-type="float">
            <text:p>1.1935067538924E-05</text:p>
          </table:table-cell>
          <table:table-cell office:value-type="float" office:value="0.000034671821904388" calcext:value-type="float">
            <text:p>3.4671821904388E-05</text:p>
          </table:table-cell>
          <table:table-cell office:value-type="float" office:value="-0.00000062482487437897" calcext:value-type="float">
            <text:p>-6.2482487437897E-07</text:p>
          </table:table-cell>
          <table:table-cell office:value-type="float" office:value="-0.00024351836221061" calcext:value-type="float">
            <text:p>-0.000243518362211</text:p>
          </table:table-cell>
          <table:table-cell office:value-type="float" office:value="-0.17247245276157" calcext:value-type="float">
            <text:p>-0.17247245276157</text:p>
          </table:table-cell>
          <table:table-cell office:value-type="float" office:value="-0.0082767810495109" calcext:value-type="float">
            <text:p>-0.008276781049511</text:p>
          </table:table-cell>
          <table:table-cell office:value-type="float" office:value="-0.0027460028942563" calcext:value-type="float">
            <text:p>-0.002746002894256</text:p>
          </table:table-cell>
          <table:table-cell office:value-type="float" office:value="-0.013253069258768" calcext:value-type="float">
            <text:p>-0.013253069258768</text:p>
          </table:table-cell>
          <table:table-cell office:value-type="float" office:value="0.00019636540352957" calcext:value-type="float">
            <text:p>0.00019636540353</text:p>
          </table:table-cell>
          <table:table-cell office:value-type="float" office:value="-0.017094384929975" calcext:value-type="float">
            <text:p>-0.017094384929975</text:p>
          </table:table-cell>
        </table:table-row>
        <table:table-row table:style-name="ro1">
          <table:table-cell office:value-type="float" office:value="18.259375" calcext:value-type="float">
            <text:p>18.259375</text:p>
          </table:table-cell>
          <table:table-cell office:value-type="float" office:value="-0.00025336786401883" calcext:value-type="float">
            <text:p>-0.000253367864019</text:p>
          </table:table-cell>
          <table:table-cell office:value-type="float" office:value="-0.000055143184213409" calcext:value-type="float">
            <text:p>-5.5143184213409E-05</text:p>
          </table:table-cell>
          <table:table-cell office:value-type="float" office:value="0.0000095654406556433" calcext:value-type="float">
            <text:p>9.5654406556433E-06</text:p>
          </table:table-cell>
          <table:table-cell office:value-type="float" office:value="0.000058831970833344" calcext:value-type="float">
            <text:p>5.8831970833344E-05</text:p>
          </table:table-cell>
          <table:table-cell office:value-type="float" office:value="-0.00000054768537827469" calcext:value-type="float">
            <text:p>-5.4768537827469E-07</text:p>
          </table:table-cell>
          <table:table-cell office:value-type="float" office:value="-0.00020120190244204" calcext:value-type="float">
            <text:p>-0.000201201902442</text:p>
          </table:table-cell>
          <table:table-cell office:value-type="float" office:value="-0.17678017209988" calcext:value-type="float">
            <text:p>-0.17678017209988</text:p>
          </table:table-cell>
          <table:table-cell office:value-type="float" office:value="-0.0084962879286919" calcext:value-type="float">
            <text:p>-0.008496287928692</text:p>
          </table:table-cell>
          <table:table-cell office:value-type="float" office:value="-0.0028529615692047" calcext:value-type="float">
            <text:p>-0.002852961569205</text:p>
          </table:table-cell>
          <table:table-cell office:value-type="float" office:value="-0.014195843627528" calcext:value-type="float">
            <text:p>-0.014195843627528</text:p>
          </table:table-cell>
          <table:table-cell office:value-type="float" office:value="0.00014367782898331" calcext:value-type="float">
            <text:p>0.000143677828983</text:p>
          </table:table-cell>
          <table:table-cell office:value-type="float" office:value="-0.016786326977038" calcext:value-type="float">
            <text:p>-0.016786326977038</text:p>
          </table:table-cell>
        </table:table-row>
        <table:table-row table:style-name="ro1">
          <table:table-cell office:value-type="float" office:value="18.359375" calcext:value-type="float">
            <text:p>18.359375</text:p>
          </table:table-cell>
          <table:table-cell office:value-type="float" office:value="-0.00033417591898735" calcext:value-type="float">
            <text:p>-0.000334175918987</text:p>
          </table:table-cell>
          <table:table-cell office:value-type="float" office:value="-0.000047458409848797" calcext:value-type="float">
            <text:p>-4.7458409848797E-05</text:p>
          </table:table-cell>
          <table:table-cell office:value-type="float" office:value="0.0000069198760828372" calcext:value-type="float">
            <text:p>6.9198760828372E-06</text:p>
          </table:table-cell>
          <table:table-cell office:value-type="float" office:value="0.000085181145171948" calcext:value-type="float">
            <text:p>8.5181145171948E-05</text:p>
          </table:table-cell>
          <table:table-cell office:value-type="float" office:value="-0.00000040945588958227" calcext:value-type="float">
            <text:p>-4.0945588958227E-07</text:p>
          </table:table-cell>
          <table:table-cell office:value-type="float" office:value="-0.00015746680898668" calcext:value-type="float">
            <text:p>-0.000157466808987</text:p>
          </table:table-cell>
          <table:table-cell office:value-type="float" office:value="-0.18076342889986" calcext:value-type="float">
            <text:p>-0.18076342889986</text:p>
          </table:table-cell>
          <table:table-cell office:value-type="float" office:value="-0.008702341631277" calcext:value-type="float">
            <text:p>-0.008702341631277</text:p>
          </table:table-cell>
          <table:table-cell office:value-type="float" office:value="-0.0029784312980906" calcext:value-type="float">
            <text:p>-0.002978431298091</text:p>
          </table:table-cell>
          <table:table-cell office:value-type="float" office:value="-0.01566618801974" calcext:value-type="float">
            <text:p>-0.01566618801974</text:p>
          </table:table-cell>
          <table:table-cell office:value-type="float" office:value="0.00010123912303531" calcext:value-type="float">
            <text:p>0.000101239123035</text:p>
          </table:table-cell>
          <table:table-cell office:value-type="float" office:value="-0.016962714051496" calcext:value-type="float">
            <text:p>-0.016962714051496</text:p>
          </table:table-cell>
        </table:table-row>
        <table:table-row table:style-name="ro1">
          <table:table-cell office:value-type="float" office:value="18.459375" calcext:value-type="float">
            <text:p>18.459375</text:p>
          </table:table-cell>
          <table:table-cell office:value-type="float" office:value="-0.00041922346612448" calcext:value-type="float">
            <text:p>-0.000419223466124</text:p>
          </table:table-cell>
          <table:table-cell office:value-type="float" office:value="-0.000034971832760099" calcext:value-type="float">
            <text:p>-3.4971832760099E-05</text:p>
          </table:table-cell>
          <table:table-cell office:value-type="float" office:value="0.0000036701961970792" calcext:value-type="float">
            <text:p>3.6701961970792E-06</text:p>
          </table:table-cell>
          <table:table-cell office:value-type="float" office:value="0.00011307053035353" calcext:value-type="float">
            <text:p>0.000113070530354</text:p>
          </table:table-cell>
          <table:table-cell office:value-type="float" office:value="-0.00000028119586493113" calcext:value-type="float">
            <text:p>-2.8119586493113E-07</text:p>
          </table:table-cell>
          <table:table-cell office:value-type="float" office:value="-0.00011249901698981" calcext:value-type="float">
            <text:p>-0.00011249901699</text:p>
          </table:table-cell>
          <table:table-cell office:value-type="float" office:value="-0.18453874779315" calcext:value-type="float">
            <text:p>-0.18453874779315</text:p>
          </table:table-cell>
          <table:table-cell office:value-type="float" office:value="-0.0088972410467942" calcext:value-type="float">
            <text:p>-0.008897241046794</text:p>
          </table:table-cell>
          <table:table-cell office:value-type="float" office:value="-0.0031753107579994" calcext:value-type="float">
            <text:p>-0.003175310757999</text:p>
          </table:table-cell>
          <table:table-cell office:value-type="float" office:value="-0.017637384510705" calcext:value-type="float">
            <text:p>-0.017637384510705</text:p>
          </table:table-cell>
          <table:table-cell office:value-type="float" office:value="0.000098607654202534" calcext:value-type="float">
            <text:p>9.8607654202534E-05</text:p>
          </table:table-cell>
          <table:table-cell office:value-type="float" office:value="-0.017616142895542" calcext:value-type="float">
            <text:p>-0.017616142895542</text:p>
          </table:table-cell>
        </table:table-row>
        <table:table-row table:style-name="ro1">
          <table:table-cell office:value-type="float" office:value="18.559375" calcext:value-type="float">
            <text:p>18.559375</text:p>
          </table:table-cell>
          <table:table-cell office:value-type="float" office:value="-0.00050229909721044" calcext:value-type="float">
            <text:p>-0.00050229909721</text:p>
          </table:table-cell>
          <table:table-cell office:value-type="float" office:value="-0.000028203418136776" calcext:value-type="float">
            <text:p>-2.8203418136776E-05</text:p>
          </table:table-cell>
          <table:table-cell office:value-type="float" office:value="0.00000081055874126799" calcext:value-type="float">
            <text:p>8.1055874126799E-07</text:p>
          </table:table-cell>
          <table:table-cell office:value-type="float" office:value="0.00013868662492472" calcext:value-type="float">
            <text:p>0.000138686624925</text:p>
          </table:table-cell>
          <table:table-cell office:value-type="float" office:value="-0.00000042895742662862" calcext:value-type="float">
            <text:p>-4.2895742662862E-07</text:p>
          </table:table-cell>
          <table:table-cell office:value-type="float" office:value="-0.000068202385860457" calcext:value-type="float">
            <text:p>-6.8202385860457E-05</text:p>
          </table:table-cell>
          <table:table-cell office:value-type="float" office:value="-0.18808512642022" calcext:value-type="float">
            <text:p>-0.18808512642022</text:p>
          </table:table-cell>
          <table:table-cell office:value-type="float" office:value="-0.0090695865603134" calcext:value-type="float">
            <text:p>-0.009069586560313</text:p>
          </table:table-cell>
          <table:table-cell office:value-type="float" office:value="-0.0033057730664389" calcext:value-type="float">
            <text:p>-0.003305773066439</text:p>
          </table:table-cell>
          <table:table-cell office:value-type="float" office:value="-0.02005765858119" calcext:value-type="float">
            <text:p>-0.02005765858119</text:p>
          </table:table-cell>
          <table:table-cell office:value-type="float" office:value="0.000072092685398644" calcext:value-type="float">
            <text:p>7.2092685398644E-05</text:p>
          </table:table-cell>
          <table:table-cell office:value-type="float" office:value="-0.018560015525334" calcext:value-type="float">
            <text:p>-0.018560015525334</text:p>
          </table:table-cell>
        </table:table-row>
        <table:table-row table:style-name="ro1">
          <table:table-cell office:value-type="float" office:value="18.659375" calcext:value-type="float">
            <text:p>18.659375</text:p>
          </table:table-cell>
          <table:table-cell office:value-type="float" office:value="-0.00058279151902901" calcext:value-type="float">
            <text:p>-0.000582791519029</text:p>
          </table:table-cell>
          <table:table-cell office:value-type="float" office:value="-0.000027020850147017" calcext:value-type="float">
            <text:p>-2.7020850147017E-05</text:p>
          </table:table-cell>
          <table:table-cell office:value-type="float" office:value="-0.0000021161412093174" calcext:value-type="float">
            <text:p>-2.1161412093174E-06</text:p>
          </table:table-cell>
          <table:table-cell office:value-type="float" office:value="0.00016204362801688" calcext:value-type="float">
            <text:p>0.000162043628017</text:p>
          </table:table-cell>
          <table:table-cell office:value-type="float" office:value="-0.00000043621091812852" calcext:value-type="float">
            <text:p>-4.3621091812852E-07</text:p>
          </table:table-cell>
          <table:table-cell office:value-type="float" office:value="-0.000025004037194122" calcext:value-type="float">
            <text:p>-2.5004037194122E-05</text:p>
          </table:table-cell>
          <table:table-cell office:value-type="float" office:value="-0.19138317606516" calcext:value-type="float">
            <text:p>-0.19138317606516</text:p>
          </table:table-cell>
          <table:table-cell office:value-type="float" office:value="-0.0092208447907034" calcext:value-type="float">
            <text:p>-0.009220844790703</text:p>
          </table:table-cell>
          <table:table-cell office:value-type="float" office:value="-0.0034309129785904" calcext:value-type="float">
            <text:p>-0.00343091297859</text:p>
          </table:table-cell>
          <table:table-cell office:value-type="float" office:value="-0.022858768368436" calcext:value-type="float">
            <text:p>-0.022858768368436</text:p>
          </table:table-cell>
          <table:table-cell office:value-type="float" office:value="0.000060068811685599" calcext:value-type="float">
            <text:p>6.0068811685599E-05</text:p>
          </table:table-cell>
          <table:table-cell office:value-type="float" office:value="-0.019777817874684" calcext:value-type="float">
            <text:p>-0.019777817874684</text:p>
          </table:table-cell>
        </table:table-row>
        <table:table-row table:style-name="ro1">
          <table:table-cell office:value-type="float" office:value="18.759375" calcext:value-type="float">
            <text:p>18.759375</text:p>
          </table:table-cell>
          <table:table-cell office:value-type="float" office:value="-0.00066290479966542" calcext:value-type="float">
            <text:p>-0.000662904799665</text:p>
          </table:table-cell>
          <table:table-cell office:value-type="float" office:value="-0.000028854017812009" calcext:value-type="float">
            <text:p>-2.8854017812009E-05</text:p>
          </table:table-cell>
          <table:table-cell office:value-type="float" office:value="-0.0000051269300189782" calcext:value-type="float">
            <text:p>-5.1269300189782E-06</text:p>
          </table:table-cell>
          <table:table-cell office:value-type="float" office:value="0.00018453737810148" calcext:value-type="float">
            <text:p>0.000184537378101</text:p>
          </table:table-cell>
          <table:table-cell office:value-type="float" office:value="-0.00000034730707944434" calcext:value-type="float">
            <text:p>-3.4730707944434E-07</text:p>
          </table:table-cell>
          <table:table-cell office:value-type="float" office:value="0.000017910823146034" calcext:value-type="float">
            <text:p>1.7910823146034E-05</text:p>
          </table:table-cell>
          <table:table-cell office:value-type="float" office:value="-0.19462284773214" calcext:value-type="float">
            <text:p>-0.19462284773214</text:p>
          </table:table-cell>
          <table:table-cell office:value-type="float" office:value="-0.009364997529257" calcext:value-type="float">
            <text:p>-0.009364997529257</text:p>
          </table:table-cell>
          <table:table-cell office:value-type="float" office:value="-0.0035516330183084" calcext:value-type="float">
            <text:p>-0.003551633018308</text:p>
          </table:table-cell>
          <table:table-cell office:value-type="float" office:value="-0.025875755967685" calcext:value-type="float">
            <text:p>-0.025875755967685</text:p>
          </table:table-cell>
          <table:table-cell office:value-type="float" office:value="0.00005809023420977" calcext:value-type="float">
            <text:p>5.809023420977E-05</text:p>
          </table:table-cell>
          <table:table-cell office:value-type="float" office:value="-0.02124111046957" calcext:value-type="float">
            <text:p>-0.02124111046957</text:p>
          </table:table-cell>
        </table:table-row>
        <table:table-row table:style-name="ro1">
          <table:table-cell office:value-type="float" office:value="18.859375" calcext:value-type="float">
            <text:p>18.859375</text:p>
          </table:table-cell>
          <table:table-cell office:value-type="float" office:value="-0.00074079311440383" calcext:value-type="float">
            <text:p>-0.000740793114404</text:p>
          </table:table-cell>
          <table:table-cell office:value-type="float" office:value="-0.000030792517053423" calcext:value-type="float">
            <text:p>-3.0792517053423E-05</text:p>
          </table:table-cell>
          <table:table-cell office:value-type="float" office:value="-0.0000080992760543934" calcext:value-type="float">
            <text:p>-8.0992760543934E-06</text:p>
          </table:table-cell>
          <table:table-cell office:value-type="float" office:value="0.00020610030926334" calcext:value-type="float">
            <text:p>0.000206100309263</text:p>
          </table:table-cell>
          <table:table-cell office:value-type="float" office:value="-0.00000025800341189724" calcext:value-type="float">
            <text:p>-2.5800341189724E-07</text:p>
          </table:table-cell>
          <table:table-cell office:value-type="float" office:value="0.000060031382993387" calcext:value-type="float">
            <text:p>6.0031382993387E-05</text:p>
          </table:table-cell>
          <table:table-cell office:value-type="float" office:value="-0.19773638953817" calcext:value-type="float">
            <text:p>-0.19773638953817</text:p>
          </table:table-cell>
          <table:table-cell office:value-type="float" office:value="-0.0095041891843391" calcext:value-type="float">
            <text:p>-0.009504189184339</text:p>
          </table:table-cell>
          <table:table-cell office:value-type="float" office:value="-0.0036670004679133" calcext:value-type="float">
            <text:p>-0.003667000467913</text:p>
          </table:table-cell>
          <table:table-cell office:value-type="float" office:value="-0.02878752618151" calcext:value-type="float">
            <text:p>-0.02878752618151</text:p>
          </table:table-cell>
          <table:table-cell office:value-type="float" office:value="0.00005647447820574" calcext:value-type="float">
            <text:p>5.647447820574E-05</text:p>
          </table:table-cell>
          <table:table-cell office:value-type="float" office:value="-0.022673330907545" calcext:value-type="float">
            <text:p>-0.022673330907545</text:p>
          </table:table-cell>
        </table:table-row>
        <table:table-row table:style-name="ro1">
          <table:table-cell office:value-type="float" office:value="18.959375" calcext:value-type="float">
            <text:p>18.959375</text:p>
          </table:table-cell>
          <table:table-cell office:value-type="float" office:value="-0.00081837759420997" calcext:value-type="float">
            <text:p>-0.00081837759421</text:p>
          </table:table-cell>
          <table:table-cell office:value-type="float" office:value="-0.000032880442178214" calcext:value-type="float">
            <text:p>-3.2880442178214E-05</text:p>
          </table:table-cell>
          <table:table-cell office:value-type="float" office:value="-0.000011102933283317" calcext:value-type="float">
            <text:p>-1.1102933283317E-05</text:p>
          </table:table-cell>
          <table:table-cell office:value-type="float" office:value="0.00022726740537765" calcext:value-type="float">
            <text:p>0.000227267405378</text:p>
          </table:table-cell>
          <table:table-cell office:value-type="float" office:value="-0.00000016669960817637" calcext:value-type="float">
            <text:p>-1.6669960817637E-07</text:p>
          </table:table-cell>
          <table:table-cell office:value-type="float" office:value="0.00010235464684775" calcext:value-type="float">
            <text:p>0.000102354646848</text:p>
          </table:table-cell>
          <table:table-cell office:value-type="float" office:value="-0.20080935724932" calcext:value-type="float">
            <text:p>-0.20080935724932</text:p>
          </table:table-cell>
          <table:table-cell office:value-type="float" office:value="-0.0096421079099073" calcext:value-type="float">
            <text:p>-0.009642107909907</text:p>
          </table:table-cell>
          <table:table-cell office:value-type="float" office:value="-0.0037798158749578" calcext:value-type="float">
            <text:p>-0.003779815874958</text:p>
          </table:table-cell>
          <table:table-cell office:value-type="float" office:value="-0.031672892558441" calcext:value-type="float">
            <text:p>-0.031672892558441</text:p>
          </table:table-cell>
          <table:table-cell office:value-type="float" office:value="0.000055089392615737" calcext:value-type="float">
            <text:p>5.5089392615737E-05</text:p>
          </table:table-cell>
          <table:table-cell office:value-type="float" office:value="-0.024114409734138" calcext:value-type="float">
            <text:p>-0.024114409734138</text:p>
          </table:table-cell>
        </table:table-row>
        <table:table-row table:style-name="ro1">
          <table:table-cell office:value-type="float" office:value="19.059375" calcext:value-type="float">
            <text:p>19.059375</text:p>
          </table:table-cell>
          <table:table-cell office:value-type="float" office:value="-0.00089567165138884" calcext:value-type="float">
            <text:p>-0.000895671651389</text:p>
          </table:table-cell>
          <table:table-cell office:value-type="float" office:value="-0.000035111980225505" calcext:value-type="float">
            <text:p>-3.5111980225505E-05</text:p>
          </table:table-cell>
          <table:table-cell office:value-type="float" office:value="-0.000014136725525084" calcext:value-type="float">
            <text:p>-1.4136725525084E-05</text:p>
          </table:table-cell>
          <table:table-cell office:value-type="float" office:value="0.0002480520457972" calcext:value-type="float">
            <text:p>0.000248052045797</text:p>
          </table:table-cell>
          <table:table-cell office:value-type="float" office:value="-0.000000073507675579984" calcext:value-type="float">
            <text:p>-7.3507675579984E-08</text:p>
          </table:table-cell>
          <table:table-cell office:value-type="float" office:value="0.00014487197103154" calcext:value-type="float">
            <text:p>0.000144871971032</text:p>
          </table:table-cell>
          <table:table-cell office:value-type="float" office:value="-0.2038451047702" calcext:value-type="float">
            <text:p>-0.2038451047702</text:p>
          </table:table-cell>
          <table:table-cell office:value-type="float" office:value="-0.0097788348472311" calcext:value-type="float">
            <text:p>-0.009778834847231</text:p>
          </table:table-cell>
          <table:table-cell office:value-type="float" office:value="-0.0038901034417326" calcext:value-type="float">
            <text:p>-0.003890103441733</text:p>
          </table:table-cell>
          <table:table-cell office:value-type="float" office:value="-0.034533292921136" calcext:value-type="float">
            <text:p>-0.034533292921136</text:p>
          </table:table-cell>
          <table:table-cell office:value-type="float" office:value="0.000053909896525376" calcext:value-type="float">
            <text:p>5.3909896525376E-05</text:p>
          </table:table-cell>
          <table:table-cell office:value-type="float" office:value="-0.025564110452713" calcext:value-type="float">
            <text:p>-0.025564110452713</text:p>
          </table:table-cell>
        </table:table-row>
        <table:table-row table:style-name="ro1">
          <table:table-cell office:value-type="float" office:value="19.159375" calcext:value-type="float">
            <text:p>19.159375</text:p>
          </table:table-cell>
          <table:table-cell office:value-type="float" office:value="-0.00097268837830873" calcext:value-type="float">
            <text:p>-0.000972688378309</text:p>
          </table:table-cell>
          <table:table-cell office:value-type="float" office:value="-0.000037481727436299" calcext:value-type="float">
            <text:p>-3.7481727436299E-05</text:p>
          </table:table-cell>
          <table:table-cell office:value-type="float" office:value="-0.000017199595598826" calcext:value-type="float">
            <text:p>-1.7199595598826E-05</text:p>
          </table:table-cell>
          <table:table-cell office:value-type="float" office:value="0.00026846720132405" calcext:value-type="float">
            <text:p>0.000268467201324</text:p>
          </table:table-cell>
          <table:table-cell office:value-type="float" office:value="0.000000021471337096863" calcext:value-type="float">
            <text:p>2.1471337096863E-08</text:p>
          </table:table-cell>
          <table:table-cell office:value-type="float" office:value="0.00018757553472494" calcext:value-type="float">
            <text:p>0.000187575534725</text:p>
          </table:table-cell>
          <table:table-cell office:value-type="float" office:value="-0.20684668194443" calcext:value-type="float">
            <text:p>-0.20684668194443</text:p>
          </table:table-cell>
          <table:table-cell office:value-type="float" office:value="-0.0099144443389286" calcext:value-type="float">
            <text:p>-0.009914444338929</text:p>
          </table:table-cell>
          <table:table-cell office:value-type="float" office:value="-0.0039979029544773" calcext:value-type="float">
            <text:p>-0.003997902954477</text:p>
          </table:table-cell>
          <table:table-cell office:value-type="float" office:value="-0.03737005874618" calcext:value-type="float">
            <text:p>-0.03737005874618</text:p>
          </table:table-cell>
          <table:table-cell office:value-type="float" office:value="0.000052913579137009" calcext:value-type="float">
            <text:p>5.2913579137009E-05</text:p>
          </table:table-cell>
          <table:table-cell office:value-type="float" office:value="-0.027022221495753" calcext:value-type="float">
            <text:p>-0.027022221495753</text:p>
          </table:table-cell>
        </table:table-row>
        <table:table-row table:style-name="ro1">
          <table:table-cell office:value-type="float" office:value="19.259375" calcext:value-type="float">
            <text:p>19.259375</text:p>
          </table:table-cell>
          <table:table-cell office:value-type="float" office:value="-0.0010497215367157" calcext:value-type="float">
            <text:p>-0.001049721536716</text:p>
          </table:table-cell>
          <table:table-cell office:value-type="float" office:value="-0.000039628145747594" calcext:value-type="float">
            <text:p>-3.9628145747594E-05</text:p>
          </table:table-cell>
          <table:table-cell office:value-type="float" office:value="-0.000020387064769625" calcext:value-type="float">
            <text:p>-2.0387064769625E-05</text:p>
          </table:table-cell>
          <table:table-cell office:value-type="float" office:value="0.00028882052089386" calcext:value-type="float">
            <text:p>0.000288820520894</text:p>
          </table:table-cell>
          <table:table-cell office:value-type="float" office:value="0.00000012702247373277" calcext:value-type="float">
            <text:p>1.2702247373277E-07</text:p>
          </table:table-cell>
          <table:table-cell office:value-type="float" office:value="0.00023222339880732" calcext:value-type="float">
            <text:p>0.000232223398807</text:p>
          </table:table-cell>
          <table:table-cell office:value-type="float" office:value="-0.20952041572698" calcext:value-type="float">
            <text:p>-0.20952041572698</text:p>
          </table:table-cell>
          <table:table-cell office:value-type="float" office:value="-0.010037773970108" calcext:value-type="float">
            <text:p>-0.010037773970108</text:p>
          </table:table-cell>
          <table:table-cell office:value-type="float" office:value="-0.0041145174231331" calcext:value-type="float">
            <text:p>-0.004114517423133</text:p>
          </table:table-cell>
          <table:table-cell office:value-type="float" office:value="-0.039954411004819" calcext:value-type="float">
            <text:p>-0.039954411004819</text:p>
          </table:table-cell>
          <table:table-cell office:value-type="float" office:value="0.000052801112429702" calcext:value-type="float">
            <text:p>5.2801112429702E-05</text:p>
          </table:table-cell>
          <table:table-cell office:value-type="float" office:value="-0.028080922200813" calcext:value-type="float">
            <text:p>-0.028080922200813</text:p>
          </table:table-cell>
        </table:table-row>
        <table:table-row table:style-name="ro1">
          <table:table-cell office:value-type="float" office:value="19.359375" calcext:value-type="float">
            <text:p>19.359375</text:p>
          </table:table-cell>
          <table:table-cell office:value-type="float" office:value="-0.0011265336817037" calcext:value-type="float">
            <text:p>-0.001126533681704</text:p>
          </table:table-cell>
          <table:table-cell office:value-type="float" office:value="-0.000041899945860617" calcext:value-type="float">
            <text:p>-4.1899945860617E-05</text:p>
          </table:table-cell>
          <table:table-cell office:value-type="float" office:value="-0.000023603710441931" calcext:value-type="float">
            <text:p>-2.3603710441931E-05</text:p>
          </table:table-cell>
          <table:table-cell office:value-type="float" office:value="0.00030876387858496" calcext:value-type="float">
            <text:p>0.000308763878585</text:p>
          </table:table-cell>
          <table:table-cell office:value-type="float" office:value="0.0000002350499015868" calcext:value-type="float">
            <text:p>2.350499015868E-07</text:p>
          </table:table-cell>
          <table:table-cell office:value-type="float" office:value="0.00027713057831122" calcext:value-type="float">
            <text:p>0.000277130578311</text:p>
          </table:table-cell>
          <table:table-cell office:value-type="float" office:value="-0.21216438471543" calcext:value-type="float">
            <text:p>-0.21216438471543</text:p>
          </table:table-cell>
          <table:table-cell office:value-type="float" office:value="-0.010160092730811" calcext:value-type="float">
            <text:p>-0.010160092730811</text:p>
          </table:table-cell>
          <table:table-cell office:value-type="float" office:value="-0.0042278740932278" calcext:value-type="float">
            <text:p>-0.004227874093228</text:p>
          </table:table-cell>
          <table:table-cell office:value-type="float" office:value="-0.042521085263387" calcext:value-type="float">
            <text:p>-0.042521085263387</text:p>
          </table:table-cell>
          <table:table-cell office:value-type="float" office:value="0.000052833990862572" calcext:value-type="float">
            <text:p>5.2833990862572E-05</text:p>
          </table:table-cell>
          <table:table-cell office:value-type="float" office:value="-0.029150123045127" calcext:value-type="float">
            <text:p>-0.029150123045127</text:p>
          </table:table-cell>
        </table:table-row>
        <table:table-row table:style-name="ro1">
          <table:table-cell office:value-type="float" office:value="19.459375" calcext:value-type="float">
            <text:p>19.459375</text:p>
          </table:table-cell>
          <table:table-cell office:value-type="float" office:value="-0.0012031351078261" calcext:value-type="float">
            <text:p>-0.001203135107826</text:p>
          </table:table-cell>
          <table:table-cell office:value-type="float" office:value="-0.000044292226383856" calcext:value-type="float">
            <text:p>-4.4292226383856E-05</text:p>
          </table:table-cell>
          <table:table-cell office:value-type="float" office:value="-0.000026848811824068" calcext:value-type="float">
            <text:p>-2.6848811824068E-05</text:p>
          </table:table-cell>
          <table:table-cell office:value-type="float" office:value="0.00032830936863194" calcext:value-type="float">
            <text:p>0.000328309368632</text:p>
          </table:table-cell>
          <table:table-cell office:value-type="float" office:value="0.00000034545997671618" calcext:value-type="float">
            <text:p>3.4545997671618E-07</text:p>
          </table:table-cell>
          <table:table-cell office:value-type="float" office:value="0.00032228908809151" calcext:value-type="float">
            <text:p>0.000322289088092</text:p>
          </table:table-cell>
          <table:table-cell office:value-type="float" office:value="-0.21478113669419" calcext:value-type="float">
            <text:p>-0.21478113669419</text:p>
          </table:table-cell>
          <table:table-cell office:value-type="float" office:value="-0.010281459834707" calcext:value-type="float">
            <text:p>-0.010281459834707</text:p>
          </table:table-cell>
          <table:table-cell office:value-type="float" office:value="-0.0043381422336582" calcext:value-type="float">
            <text:p>-0.004338142233658</text:p>
          </table:table-cell>
          <table:table-cell office:value-type="float" office:value="-0.045071010267135" calcext:value-type="float">
            <text:p>-0.045071010267135</text:p>
          </table:table-cell>
          <table:table-cell office:value-type="float" office:value="0.000052996895341165" calcext:value-type="float">
            <text:p>5.2996895341165E-05</text:p>
          </table:table-cell>
          <table:table-cell office:value-type="float" office:value="-0.030229594867547" calcext:value-type="float">
            <text:p>-0.030229594867547</text:p>
          </table:table-cell>
        </table:table-row>
        <table:table-row table:style-name="ro1">
          <table:table-cell office:value-type="float" office:value="19.559375" calcext:value-type="float">
            <text:p>19.559375</text:p>
          </table:table-cell>
          <table:table-cell office:value-type="float" office:value="-0.0012786694068065" calcext:value-type="float">
            <text:p>-0.001278669406807</text:p>
          </table:table-cell>
          <table:table-cell office:value-type="float" office:value="-0.000046480328852234" calcext:value-type="float">
            <text:p>-4.6480328852234E-05</text:p>
          </table:table-cell>
          <table:table-cell office:value-type="float" office:value="-0.000030071579447962" calcext:value-type="float">
            <text:p>-3.0071579447962E-05</text:p>
          </table:table-cell>
          <table:table-cell office:value-type="float" office:value="0.00034768818315125" calcext:value-type="float">
            <text:p>0.000347688183151</text:p>
          </table:table-cell>
          <table:table-cell office:value-type="float" office:value="0.00000045598287720491" calcext:value-type="float">
            <text:p>4.5598287720491E-07</text:p>
          </table:table-cell>
          <table:table-cell office:value-type="float" office:value="0.00036816752379958" calcext:value-type="float">
            <text:p>0.0003681675238</text:p>
          </table:table-cell>
          <table:table-cell office:value-type="float" office:value="-0.21710978187923" calcext:value-type="float">
            <text:p>-0.21710978187923</text:p>
          </table:table-cell>
          <table:table-cell office:value-type="float" office:value="-0.010392033613064" calcext:value-type="float">
            <text:p>-0.010392033613064</text:p>
          </table:table-cell>
          <table:table-cell office:value-type="float" office:value="-0.0044413609254645" calcext:value-type="float">
            <text:p>-0.004441360925465</text:p>
          </table:table-cell>
          <table:table-cell office:value-type="float" office:value="-0.04734898329978" calcext:value-type="float">
            <text:p>-0.04734898329978</text:p>
          </table:table-cell>
          <table:table-cell office:value-type="float" office:value="0.000052651071188004" calcext:value-type="float">
            <text:p>5.2651071188004E-05</text:p>
          </table:table-cell>
          <table:table-cell office:value-type="float" office:value="-0.03101842724522" calcext:value-type="float">
            <text:p>-0.03101842724522</text:p>
          </table:table-cell>
        </table:table-row>
        <table:table-row table:style-name="ro1">
          <table:table-cell office:value-type="float" office:value="19.659375" calcext:value-type="float">
            <text:p>19.659375</text:p>
          </table:table-cell>
          <table:table-cell office:value-type="float" office:value="-0.0013518944943203" calcext:value-type="float">
            <text:p>-0.00135189449432</text:p>
          </table:table-cell>
          <table:table-cell office:value-type="float" office:value="-0.000048634402475712" calcext:value-type="float">
            <text:p>-4.8634402475712E-05</text:p>
          </table:table-cell>
          <table:table-cell office:value-type="float" office:value="-0.000033185564887749" calcext:value-type="float">
            <text:p>-3.3185564887749E-05</text:p>
          </table:table-cell>
          <table:table-cell office:value-type="float" office:value="0.00036635048458678" calcext:value-type="float">
            <text:p>0.000366350484587</text:p>
          </table:table-cell>
          <table:table-cell office:value-type="float" office:value="0.00000063539274897429" calcext:value-type="float">
            <text:p>6.3539274897429E-07</text:p>
          </table:table-cell>
          <table:table-cell office:value-type="float" office:value="0.00041313979360456" calcext:value-type="float">
            <text:p>0.000413139793605</text:p>
          </table:table-cell>
          <table:table-cell office:value-type="float" office:value="-0.21929579331681" calcext:value-type="float">
            <text:p>-0.21929579331681</text:p>
          </table:table-cell>
          <table:table-cell office:value-type="float" office:value="-0.010496854597907" calcext:value-type="float">
            <text:p>-0.010496854597907</text:p>
          </table:table-cell>
          <table:table-cell office:value-type="float" office:value="-0.0045329775784734" calcext:value-type="float">
            <text:p>-0.004532977578473</text:p>
          </table:table-cell>
          <table:table-cell office:value-type="float" office:value="-0.049479484641374" calcext:value-type="float">
            <text:p>-0.049479484641374</text:p>
          </table:table-cell>
          <table:table-cell office:value-type="float" office:value="0.000062768760776491" calcext:value-type="float">
            <text:p>6.2768760776491E-05</text:p>
          </table:table-cell>
          <table:table-cell office:value-type="float" office:value="-0.031736935509514" calcext:value-type="float">
            <text:p>-0.031736935509514</text:p>
          </table:table-cell>
        </table:table-row>
        <table:table-row table:style-name="ro1">
          <table:table-cell office:value-type="float" office:value="19.759375" calcext:value-type="float">
            <text:p>19.759375</text:p>
          </table:table-cell>
          <table:table-cell office:value-type="float" office:value="-0.001423143197149" calcext:value-type="float">
            <text:p>-0.001423143197149</text:p>
          </table:table-cell>
          <table:table-cell office:value-type="float" office:value="-0.000050768496244645" calcext:value-type="float">
            <text:p>-5.0768496244645E-05</text:p>
          </table:table-cell>
          <table:table-cell office:value-type="float" office:value="-0.000036187941175231" calcext:value-type="float">
            <text:p>-3.6187941175231E-05</text:p>
          </table:table-cell>
          <table:table-cell office:value-type="float" office:value="0.00038435003677031" calcext:value-type="float">
            <text:p>0.00038435003677</text:p>
          </table:table-cell>
          <table:table-cell office:value-type="float" office:value="0.00000078178207263711" calcext:value-type="float">
            <text:p>7.8178207263711E-07</text:p>
          </table:table-cell>
          <table:table-cell office:value-type="float" office:value="0.00045735878956829" calcext:value-type="float">
            <text:p>0.000457358789568</text:p>
          </table:table-cell>
          <table:table-cell office:value-type="float" office:value="-0.22136333362129" calcext:value-type="float">
            <text:p>-0.22136333362129</text:p>
          </table:table-cell>
          <table:table-cell office:value-type="float" office:value="-0.01059683789518" calcext:value-type="float">
            <text:p>-0.01059683789518</text:p>
          </table:table-cell>
          <table:table-cell office:value-type="float" office:value="-0.004612263794745" calcext:value-type="float">
            <text:p>-0.004612263794745</text:p>
          </table:table-cell>
          <table:table-cell office:value-type="float" office:value="-0.051492021404526" calcext:value-type="float">
            <text:p>-0.051492021404526</text:p>
          </table:table-cell>
          <table:table-cell office:value-type="float" office:value="0.00006722206450368" calcext:value-type="float">
            <text:p>6.722206450368E-05</text:p>
          </table:table-cell>
          <table:table-cell office:value-type="float" office:value="-0.032397689649664" calcext:value-type="float">
            <text:p>-0.032397689649664</text:p>
          </table:table-cell>
        </table:table-row>
        <table:table-row table:style-name="ro1">
          <table:table-cell office:value-type="float" office:value="19.859375" calcext:value-type="float">
            <text:p>19.859375</text:p>
          </table:table-cell>
          <table:table-cell office:value-type="float" office:value="-0.0014929944951078" calcext:value-type="float">
            <text:p>-0.001492994495108</text:p>
          </table:table-cell>
          <table:table-cell office:value-type="float" office:value="-0.000052907980169283" calcext:value-type="float">
            <text:p>-5.2907980169283E-05</text:p>
          </table:table-cell>
          <table:table-cell office:value-type="float" office:value="-0.000039118829293947" calcext:value-type="float">
            <text:p>-3.9118829293947E-05</text:p>
          </table:table-cell>
          <table:table-cell office:value-type="float" office:value="0.000401814136299" calcext:value-type="float">
            <text:p>0.000401814136299</text:p>
          </table:table-cell>
          <table:table-cell office:value-type="float" office:value="0.00000090078431934994" calcext:value-type="float">
            <text:p>9.0078431934994E-07</text:p>
          </table:table-cell>
          <table:table-cell office:value-type="float" office:value="0.00050111419294467" calcext:value-type="float">
            <text:p>0.000501114192945</text:p>
          </table:table-cell>
          <table:table-cell office:value-type="float" office:value="-0.2233445606995" calcext:value-type="float">
            <text:p>-0.2233445606995</text:p>
          </table:table-cell>
          <table:table-cell office:value-type="float" office:value="-0.0106933114318" calcext:value-type="float">
            <text:p>-0.0106933114318</text:p>
          </table:table-cell>
          <table:table-cell office:value-type="float" office:value="-0.0046834721929292" calcext:value-type="float">
            <text:p>-0.004683472192929</text:p>
          </table:table-cell>
          <table:table-cell office:value-type="float" office:value="-0.053420072539595" calcext:value-type="float">
            <text:p>-0.053420072539595</text:p>
          </table:table-cell>
          <table:table-cell office:value-type="float" office:value="0.00006719490257726" calcext:value-type="float">
            <text:p>6.719490257726E-05</text:p>
          </table:table-cell>
          <table:table-cell office:value-type="float" office:value="-0.033020103839579" calcext:value-type="float">
            <text:p>-0.033020103839579</text:p>
          </table:table-cell>
        </table:table-row>
        <table:table-row table:style-name="ro1">
          <table:table-cell office:value-type="float" office:value="19.959375" calcext:value-type="float">
            <text:p>19.959375</text:p>
          </table:table-cell>
          <table:table-cell office:value-type="float" office:value="-0.0015627389463853" calcext:value-type="float">
            <text:p>-0.001562738946385</text:p>
          </table:table-cell>
          <table:table-cell office:value-type="float" office:value="-0.000055127487392872" calcext:value-type="float">
            <text:p>-5.5127487392872E-05</text:p>
          </table:table-cell>
          <table:table-cell office:value-type="float" office:value="-0.000042076004341067" calcext:value-type="float">
            <text:p>-4.2076004341067E-05</text:p>
          </table:table-cell>
          <table:table-cell office:value-type="float" office:value="0.00041898662829451" calcext:value-type="float">
            <text:p>0.000418986628295</text:p>
          </table:table-cell>
          <table:table-cell office:value-type="float" office:value="0.0000010224403776837" calcext:value-type="float">
            <text:p>1.0224403776837E-06</text:p>
          </table:table-cell>
          <table:table-cell office:value-type="float" office:value="0.00054509367139285" calcext:value-type="float">
            <text:p>0.000545093671393</text:p>
          </table:table-cell>
          <table:table-cell office:value-type="float" office:value="-0.22530871954346" calcext:value-type="float">
            <text:p>-0.22530871954346</text:p>
          </table:table-cell>
          <table:table-cell office:value-type="float" office:value="-0.010789184418169" calcext:value-type="float">
            <text:p>-0.010789184418169</text:p>
          </table:table-cell>
          <table:table-cell office:value-type="float" office:value="-0.0047551452341525" calcext:value-type="float">
            <text:p>-0.004755145234153</text:p>
          </table:table-cell>
          <table:table-cell office:value-type="float" office:value="-0.055335869005315" calcext:value-type="float">
            <text:p>-0.055335869005315</text:p>
          </table:table-cell>
          <table:table-cell office:value-type="float" office:value="0.000067366157562891" calcext:value-type="float">
            <text:p>6.7366157562891E-05</text:p>
          </table:table-cell>
          <table:table-cell office:value-type="float" office:value="-0.033651200967663" calcext:value-type="float">
            <text:p>-0.033651200967663</text:p>
          </table:table-cell>
        </table:table-row>
        <table:table-row table:style-name="ro1">
          <table:table-cell office:value-type="float" office:value="20.059375" calcext:value-type="float">
            <text:p>20.059375</text:p>
          </table:table-cell>
          <table:table-cell office:value-type="float" office:value="-0.0016323846130489" calcext:value-type="float">
            <text:p>-0.001632384613049</text:p>
          </table:table-cell>
          <table:table-cell office:value-type="float" office:value="-0.00005742469562568" calcext:value-type="float">
            <text:p>-5.742469562568E-05</text:p>
          </table:table-cell>
          <table:table-cell office:value-type="float" office:value="-0.000045059015718226" calcext:value-type="float">
            <text:p>-4.5059015718226E-05</text:p>
          </table:table-cell>
          <table:table-cell office:value-type="float" office:value="0.00043587374907085" calcext:value-type="float">
            <text:p>0.000435873749071</text:p>
          </table:table-cell>
          <table:table-cell office:value-type="float" office:value="0.0000011466630317922" calcext:value-type="float">
            <text:p>1.1466630317922E-06</text:p>
          </table:table-cell>
          <table:table-cell office:value-type="float" office:value="0.0005892943069429" calcext:value-type="float">
            <text:p>0.000589294306943</text:p>
          </table:table-cell>
          <table:table-cell office:value-type="float" office:value="-0.22725738620425" calcext:value-type="float">
            <text:p>-0.22725738620425</text:p>
          </table:table-cell>
          <table:table-cell office:value-type="float" office:value="-0.010884493263628" calcext:value-type="float">
            <text:p>-0.010884493263628</text:p>
          </table:table-cell>
          <table:table-cell office:value-type="float" office:value="-0.0048270941730831" calcext:value-type="float">
            <text:p>-0.004827094173083</text:p>
          </table:table-cell>
          <table:table-cell office:value-type="float" office:value="-0.057240440766923" calcext:value-type="float">
            <text:p>-0.057240440766923</text:p>
          </table:table-cell>
          <table:table-cell office:value-type="float" office:value="0.000067712148608812" calcext:value-type="float">
            <text:p>6.7712148608812E-05</text:p>
          </table:table-cell>
          <table:table-cell office:value-type="float" office:value="-0.034290865472277" calcext:value-type="float">
            <text:p>-0.034290865472277</text:p>
          </table:table-cell>
        </table:table-row>
        <table:table-row table:style-name="ro1">
          <table:table-cell office:value-type="float" office:value="20.159375" calcext:value-type="float">
            <text:p>20.159375</text:p>
          </table:table-cell>
          <table:table-cell office:value-type="float" office:value="-0.0017019387471551" calcext:value-type="float">
            <text:p>-0.001701938747155</text:p>
          </table:table-cell>
          <table:table-cell office:value-type="float" office:value="-0.000059797385907187" calcext:value-type="float">
            <text:p>-5.9797385907187E-05</text:p>
          </table:table-cell>
          <table:table-cell office:value-type="float" office:value="-0.000048067431718415" calcext:value-type="float">
            <text:p>-4.8067431718415E-05</text:p>
          </table:table-cell>
          <table:table-cell office:value-type="float" office:value="0.00045248161799159" calcext:value-type="float">
            <text:p>0.000452481617992</text:p>
          </table:table-cell>
          <table:table-cell office:value-type="float" office:value="0.0000012733713991984" calcext:value-type="float">
            <text:p>1.2733713991984E-06</text:p>
          </table:table-cell>
          <table:table-cell office:value-type="float" office:value="0.00063371298413652" calcext:value-type="float">
            <text:p>0.000633712984137</text:p>
          </table:table-cell>
          <table:table-cell office:value-type="float" office:value="-0.22919199225671" calcext:value-type="float">
            <text:p>-0.22919199225671</text:p>
          </table:table-cell>
          <table:table-cell office:value-type="float" office:value="-0.010979271041807" calcext:value-type="float">
            <text:p>-0.010979271041807</text:p>
          </table:table-cell>
          <table:table-cell office:value-type="float" office:value="-0.0048991585384122" calcext:value-type="float">
            <text:p>-0.004899158538412</text:p>
          </table:table-cell>
          <table:table-cell office:value-type="float" office:value="-0.0591346822005" calcext:value-type="float">
            <text:p>-0.0591346822005</text:p>
          </table:table-cell>
          <table:table-cell office:value-type="float" office:value="0.00006821216347818" calcext:value-type="float">
            <text:p>6.821216347818E-05</text:p>
          </table:table-cell>
          <table:table-cell office:value-type="float" office:value="-0.03493900168193" calcext:value-type="float">
            <text:p>-0.03493900168193</text:p>
          </table:table-cell>
        </table:table-row>
        <table:table-row table:style-name="ro1">
          <table:table-cell office:value-type="float" office:value="20.259375" calcext:value-type="float">
            <text:p>20.259375</text:p>
          </table:table-cell>
          <table:table-cell office:value-type="float" office:value="-0.0017714078931219" calcext:value-type="float">
            <text:p>-0.001771407893122</text:p>
          </table:table-cell>
          <table:table-cell office:value-type="float" office:value="-0.000062243443432363" calcext:value-type="float">
            <text:p>-6.2243443432363E-05</text:p>
          </table:table-cell>
          <table:table-cell office:value-type="float" office:value="-0.000051100838646238" calcext:value-type="float">
            <text:p>-5.1100838646238E-05</text:p>
          </table:table-cell>
          <table:table-cell office:value-type="float" office:value="0.00046881623363779" calcext:value-type="float">
            <text:p>0.000468816233638</text:p>
          </table:table-cell>
          <table:table-cell office:value-type="float" office:value="0.0000014024900499288" calcext:value-type="float">
            <text:p>1.4024900499288E-06</text:p>
          </table:table-cell>
          <table:table-cell office:value-type="float" office:value="0.00067834642956625" calcext:value-type="float">
            <text:p>0.000678346429566</text:p>
          </table:table-cell>
          <table:table-cell office:value-type="float" office:value="-0.2311138422622" calcext:value-type="float">
            <text:p>-0.2311138422622</text:p>
          </table:table-cell>
          <table:table-cell office:value-type="float" office:value="-0.01107354796915" calcext:value-type="float">
            <text:p>-0.01107354796915</text:p>
          </table:table-cell>
          <table:table-cell office:value-type="float" office:value="-0.0049712024511206" calcext:value-type="float">
            <text:p>-0.004971202451121</text:p>
          </table:table-cell>
          <table:table-cell office:value-type="float" office:value="-0.061019372864475" calcext:value-type="float">
            <text:p>-0.061019372864475</text:p>
          </table:table-cell>
          <table:table-cell office:value-type="float" office:value="0.000068848051248731" calcext:value-type="float">
            <text:p>6.8848051248731E-05</text:p>
          </table:table-cell>
          <table:table-cell office:value-type="float" office:value="-0.035595530580184" calcext:value-type="float">
            <text:p>-0.035595530580184</text:p>
          </table:table-cell>
        </table:table-row>
        <table:table-row table:style-name="ro1">
          <table:table-cell office:value-type="float" office:value="20.359375" calcext:value-type="float">
            <text:p>20.359375</text:p>
          </table:table-cell>
          <table:table-cell office:value-type="float" office:value="-0.0018407979748436" calcext:value-type="float">
            <text:p>-0.001840797974844</text:p>
          </table:table-cell>
          <table:table-cell office:value-type="float" office:value="-0.000064760856640788" calcext:value-type="float">
            <text:p>-6.4760856640788E-05</text:p>
          </table:table-cell>
          <table:table-cell office:value-type="float" office:value="-0.000054158839797454" calcext:value-type="float">
            <text:p>-5.4158839797454E-05</text:p>
          </table:table-cell>
          <table:table-cell office:value-type="float" office:value="0.00048488347151063" calcext:value-type="float">
            <text:p>0.000484883471511</text:p>
          </table:table-cell>
          <table:table-cell office:value-type="float" office:value="0.0000015339482605366" calcext:value-type="float">
            <text:p>1.5339482605366E-06</text:p>
          </table:table-cell>
          <table:table-cell office:value-type="float" office:value="0.00072319124640183" calcext:value-type="float">
            <text:p>0.000723191246402</text:p>
          </table:table-cell>
          <table:table-cell office:value-type="float" office:value="-0.23302412838844" calcext:value-type="float">
            <text:p>-0.23302412838844</text:p>
          </table:table-cell>
          <table:table-cell office:value-type="float" office:value="-0.011167351792139" calcext:value-type="float">
            <text:p>-0.011167351792139</text:p>
          </table:table-cell>
          <table:table-cell office:value-type="float" office:value="-0.0050431113893104" calcext:value-type="float">
            <text:p>-0.00504311138931</text:p>
          </table:table-cell>
          <table:table-cell office:value-type="float" office:value="-0.062895194774445" calcext:value-type="float">
            <text:p>-0.062895194774445</text:p>
          </table:table-cell>
          <table:table-cell office:value-type="float" office:value="0.000069603873675139" calcext:value-type="float">
            <text:p>6.9603873675139E-05</text:p>
          </table:table-cell>
          <table:table-cell office:value-type="float" office:value="-0.036260386725949" calcext:value-type="float">
            <text:p>-0.036260386725949</text:p>
          </table:table-cell>
        </table:table-row>
        <table:table-row table:style-name="ro1">
          <table:table-cell office:value-type="float" office:value="20.459375" calcext:value-type="float">
            <text:p>20.459375</text:p>
          </table:table-cell>
          <table:table-cell office:value-type="float" office:value="-0.0019126246415333" calcext:value-type="float">
            <text:p>-0.001912624641533</text:p>
          </table:table-cell>
          <table:table-cell office:value-type="float" office:value="-0.000066712795520196" calcext:value-type="float">
            <text:p>-6.6712795520196E-05</text:p>
          </table:table-cell>
          <table:table-cell office:value-type="float" office:value="-0.000057470832370003" calcext:value-type="float">
            <text:p>-5.7470832370003E-05</text:p>
          </table:table-cell>
          <table:table-cell office:value-type="float" office:value="0.00050082407001404" calcext:value-type="float">
            <text:p>0.000500824070014</text:p>
          </table:table-cell>
          <table:table-cell office:value-type="float" office:value="0.0000016745476225041" calcext:value-type="float">
            <text:p>1.6745476225041E-06</text:p>
          </table:table-cell>
          <table:table-cell office:value-type="float" office:value="0.00076982874433825" calcext:value-type="float">
            <text:p>0.000769828744338</text:p>
          </table:table-cell>
          <table:table-cell office:value-type="float" office:value="-0.23486742963495" calcext:value-type="float">
            <text:p>-0.23486742963495</text:p>
          </table:table-cell>
          <table:table-cell office:value-type="float" office:value="-0.011256577391873" calcext:value-type="float">
            <text:p>-0.011256577391873</text:p>
          </table:table-cell>
          <table:table-cell office:value-type="float" office:value="-0.0051319597504662" calcext:value-type="float">
            <text:p>-0.005131959750466</text:p>
          </table:table-cell>
          <table:table-cell office:value-type="float" office:value="-0.064982928219995" calcext:value-type="float">
            <text:p>-0.064982928219995</text:p>
          </table:table-cell>
          <table:table-cell office:value-type="float" office:value="0.000070766523478912" calcext:value-type="float">
            <text:p>7.0766523478912E-05</text:p>
          </table:table-cell>
          <table:table-cell office:value-type="float" office:value="-0.037184851415068" calcext:value-type="float">
            <text:p>-0.037184851415068</text:p>
          </table:table-cell>
        </table:table-row>
        <table:table-row table:style-name="ro1">
          <table:table-cell office:value-type="float" office:value="20.559375" calcext:value-type="float">
            <text:p>20.559375</text:p>
          </table:table-cell>
          <table:table-cell office:value-type="float" office:value="-0.0019844170010275" calcext:value-type="float">
            <text:p>-0.001984417001028</text:p>
          </table:table-cell>
          <table:table-cell office:value-type="float" office:value="-0.000068671670621167" calcext:value-type="float">
            <text:p>-6.8671670621167E-05</text:p>
          </table:table-cell>
          <table:table-cell office:value-type="float" office:value="-0.000060815365917831" calcext:value-type="float">
            <text:p>-6.0815365917831E-05</text:p>
          </table:table-cell>
          <table:table-cell office:value-type="float" office:value="0.00051644837112628" calcext:value-type="float">
            <text:p>0.000516448371126</text:p>
          </table:table-cell>
          <table:table-cell office:value-type="float" office:value="0.0000018173894640248" calcext:value-type="float">
            <text:p>1.8173894640248E-06</text:p>
          </table:table-cell>
          <table:table-cell office:value-type="float" office:value="0.00081674870296863" calcext:value-type="float">
            <text:p>0.000816748702969</text:p>
          </table:table-cell>
          <table:table-cell office:value-type="float" office:value="-0.23670346116868" calcext:value-type="float">
            <text:p>-0.23670346116868</text:p>
          </table:table-cell>
          <table:table-cell office:value-type="float" office:value="-0.011345352945528" calcext:value-type="float">
            <text:p>-0.011345352945528</text:p>
          </table:table-cell>
          <table:table-cell office:value-type="float" office:value="-0.0052195139010494" calcext:value-type="float">
            <text:p>-0.005219513901049</text:p>
          </table:table-cell>
          <table:table-cell office:value-type="float" office:value="-0.067068564804889" calcext:value-type="float">
            <text:p>-0.067068564804889</text:p>
          </table:table-cell>
          <table:table-cell office:value-type="float" office:value="0.000071956757017337" calcext:value-type="float">
            <text:p>7.1956757017337E-05</text:p>
          </table:table-cell>
          <table:table-cell office:value-type="float" office:value="-0.038118435666031" calcext:value-type="float">
            <text:p>-0.038118435666031</text:p>
          </table:table-cell>
        </table:table-row>
        <table:table-row table:style-name="ro1">
          <table:table-cell office:value-type="float" office:value="20.659375" calcext:value-type="float">
            <text:p>20.659375</text:p>
          </table:table-cell>
          <table:table-cell office:value-type="float" office:value="-0.0020531906811353" calcext:value-type="float">
            <text:p>-0.002053190681135</text:p>
          </table:table-cell>
          <table:table-cell office:value-type="float" office:value="-0.000070418853084524" calcext:value-type="float">
            <text:p>-7.0418853084524E-05</text:p>
          </table:table-cell>
          <table:table-cell office:value-type="float" office:value="-0.000063924578721627" calcext:value-type="float">
            <text:p>-6.3924578721627E-05</text:p>
          </table:table-cell>
          <table:table-cell office:value-type="float" office:value="0.00053138194974153" calcext:value-type="float">
            <text:p>0.000531381949742</text:p>
          </table:table-cell>
          <table:table-cell office:value-type="float" office:value="0.0000019538095032376" calcext:value-type="float">
            <text:p>1.9538095032376E-06</text:p>
          </table:table-cell>
          <table:table-cell office:value-type="float" office:value="0.00086238779206731" calcext:value-type="float">
            <text:p>0.000862387792067</text:p>
          </table:table-cell>
          <table:table-cell office:value-type="float" office:value="-0.23834877406691" calcext:value-type="float">
            <text:p>-0.23834877406691</text:p>
          </table:table-cell>
          <table:table-cell office:value-type="float" office:value="-0.011426151160339" calcext:value-type="float">
            <text:p>-0.011426151160339</text:p>
          </table:table-cell>
          <table:table-cell office:value-type="float" office:value="-0.0052833562425401" calcext:value-type="float">
            <text:p>-0.00528335624254</text:p>
          </table:table-cell>
          <table:table-cell office:value-type="float" office:value="-0.068951517825127" calcext:value-type="float">
            <text:p>-0.068951517825127</text:p>
          </table:table-cell>
          <table:table-cell office:value-type="float" office:value="0.000072130368387067" calcext:value-type="float">
            <text:p>7.2130368387067E-05</text:p>
          </table:table-cell>
          <table:table-cell office:value-type="float" office:value="-0.038895701254379" calcext:value-type="float">
            <text:p>-0.038895701254379</text:p>
          </table:table-cell>
        </table:table-row>
        <table:table-row table:style-name="ro1">
          <table:table-cell office:value-type="float" office:value="20.759375" calcext:value-type="float">
            <text:p>20.759375</text:p>
          </table:table-cell>
          <table:table-cell office:value-type="float" office:value="-0.0021218848608304" calcext:value-type="float">
            <text:p>-0.00212188486083</text:p>
          </table:table-cell>
          <table:table-cell office:value-type="float" office:value="-0.000072164319557567" calcext:value-type="float">
            <text:p>-7.2164319557567E-05</text:p>
          </table:table-cell>
          <table:table-cell office:value-type="float" office:value="-0.000067059874692974" calcext:value-type="float">
            <text:p>-6.7059874692974E-05</text:p>
          </table:table-cell>
          <table:table-cell office:value-type="float" office:value="0.00054604133884743" calcext:value-type="float">
            <text:p>0.000546041338847</text:p>
          </table:table-cell>
          <table:table-cell office:value-type="float" office:value="0.0000020925701942992" calcext:value-type="float">
            <text:p>2.0925701942992E-06</text:p>
          </table:table-cell>
          <table:table-cell office:value-type="float" office:value="0.00090824042399014" calcext:value-type="float">
            <text:p>0.00090824042399</text:p>
          </table:table-cell>
          <table:table-cell office:value-type="float" office:value="-0.23998508902376" calcext:value-type="float">
            <text:p>-0.23998508902376</text:p>
          </table:table-cell>
          <table:table-cell office:value-type="float" office:value="-0.011506471997236" calcext:value-type="float">
            <text:p>-0.011506471997236</text:p>
          </table:table-cell>
          <table:table-cell office:value-type="float" office:value="-0.005347823379304" calcext:value-type="float">
            <text:p>-0.005347823379304</text:p>
          </table:table-cell>
          <table:table-cell office:value-type="float" office:value="-0.070825941254569" calcext:value-type="float">
            <text:p>-0.070825941254569</text:p>
          </table:table-cell>
          <table:table-cell office:value-type="float" office:value="0.000072438800159336" calcext:value-type="float">
            <text:p>7.2438800159336E-05</text:p>
          </table:table-cell>
          <table:table-cell office:value-type="float" office:value="-0.039680596167924" calcext:value-type="float">
            <text:p>-0.039680596167924</text:p>
          </table:table-cell>
        </table:table-row>
        <table:table-row table:style-name="ro1">
          <table:table-cell office:value-type="float" office:value="20.859375" calcext:value-type="float">
            <text:p>20.859375</text:p>
          </table:table-cell>
          <table:table-cell office:value-type="float" office:value="-0.0021896607519059" calcext:value-type="float">
            <text:p>-0.002189660751906</text:p>
          </table:table-cell>
          <table:table-cell office:value-type="float" office:value="-0.000072119460891721" calcext:value-type="float">
            <text:p>-7.2119460891721E-05</text:p>
          </table:table-cell>
          <table:table-cell office:value-type="float" office:value="-0.000070294519527088" calcext:value-type="float">
            <text:p>-7.0294519527088E-05</text:p>
          </table:table-cell>
          <table:table-cell office:value-type="float" office:value="0.00056049740455243" calcext:value-type="float">
            <text:p>0.000560497404552</text:p>
          </table:table-cell>
          <table:table-cell office:value-type="float" office:value="0.0000022458601593761" calcext:value-type="float">
            <text:p>2.2458601593761E-06</text:p>
          </table:table-cell>
          <table:table-cell office:value-type="float" office:value="0.00095767642015222" calcext:value-type="float">
            <text:p>0.000957676420152</text:p>
          </table:table-cell>
          <table:table-cell office:value-type="float" office:value="-0.24065093963326" calcext:value-type="float">
            <text:p>-0.24065093963326</text:p>
          </table:table-cell>
          <table:table-cell office:value-type="float" office:value="-0.011546516813456" calcext:value-type="float">
            <text:p>-0.011546516813456</text:p>
          </table:table-cell>
          <table:table-cell office:value-type="float" office:value="-0.0054211761602675" calcext:value-type="float">
            <text:p>-0.005421176160268</text:p>
          </table:table-cell>
          <table:table-cell office:value-type="float" office:value="-0.072176362765818" calcext:value-type="float">
            <text:p>-0.072176362765818</text:p>
          </table:table-cell>
          <table:table-cell office:value-type="float" office:value="0.000072553495072776" calcext:value-type="float">
            <text:p>7.2553495072776E-05</text:p>
          </table:table-cell>
          <table:table-cell office:value-type="float" office:value="-0.039703334381572" calcext:value-type="float">
            <text:p>-0.039703334381572</text:p>
          </table:table-cell>
        </table:table-row>
        <table:table-row table:style-name="ro1">
          <table:table-cell office:value-type="float" office:value="20.959375" calcext:value-type="float">
            <text:p>20.959375</text:p>
          </table:table-cell>
          <table:table-cell office:value-type="float" office:value="-0.0022557542774574" calcext:value-type="float">
            <text:p>-0.002255754277457</text:p>
          </table:table-cell>
          <table:table-cell office:value-type="float" office:value="-0.000071937212349508" calcext:value-type="float">
            <text:p>-7.1937212349508E-05</text:p>
          </table:table-cell>
          <table:table-cell office:value-type="float" office:value="-0.000073476407926761" calcext:value-type="float">
            <text:p>-7.3476407926761E-05</text:p>
          </table:table-cell>
          <table:table-cell office:value-type="float" office:value="0.00057431728672263" calcext:value-type="float">
            <text:p>0.000574317286723</text:p>
          </table:table-cell>
          <table:table-cell office:value-type="float" office:value="0.0000023977966558204" calcext:value-type="float">
            <text:p>2.3977966558204E-06</text:p>
          </table:table-cell>
          <table:table-cell office:value-type="float" office:value="0.0010063844526666" calcext:value-type="float">
            <text:p>0.001006384452667</text:p>
          </table:table-cell>
          <table:table-cell office:value-type="float" office:value="-0.24125566623475" calcext:value-type="float">
            <text:p>-0.24125566623475</text:p>
          </table:table-cell>
          <table:table-cell office:value-type="float" office:value="-0.011583794388539" calcext:value-type="float">
            <text:p>-0.011583794388539</text:p>
          </table:table-cell>
          <table:table-cell office:value-type="float" office:value="-0.0054924673231374" calcext:value-type="float">
            <text:p>-0.005492467323137</text:p>
          </table:table-cell>
          <table:table-cell office:value-type="float" office:value="-0.073446990905091" calcext:value-type="float">
            <text:p>-0.073446990905091</text:p>
          </table:table-cell>
          <table:table-cell office:value-type="float" office:value="0.0000724478691292" calcext:value-type="float">
            <text:p>7.24478691292E-05</text:p>
          </table:table-cell>
          <table:table-cell office:value-type="float" office:value="-0.039699925345964" calcext:value-type="float">
            <text:p>-0.039699925345964</text:p>
          </table:table-cell>
        </table:table-row>
        <table:table-row table:style-name="ro1">
          <table:table-cell office:value-type="float" office:value="21.059375" calcext:value-type="float">
            <text:p>21.059375</text:p>
          </table:table-cell>
          <table:table-cell office:value-type="float" office:value="-0.0021935912750558" calcext:value-type="float">
            <text:p>-0.002193591275056</text:p>
          </table:table-cell>
          <table:table-cell office:value-type="float" office:value="-0.000067593168238705" calcext:value-type="float">
            <text:p>-6.7593168238705E-05</text:p>
          </table:table-cell>
          <table:table-cell office:value-type="float" office:value="-0.000072264784089502" calcext:value-type="float">
            <text:p>-7.2264784089502E-05</text:p>
          </table:table-cell>
          <table:table-cell office:value-type="float" office:value="0.00056303633530311" calcext:value-type="float">
            <text:p>0.000563036335303</text:p>
          </table:table-cell>
          <table:table-cell office:value-type="float" office:value="0.0000023585090548744" calcext:value-type="float">
            <text:p>2.3585090548744E-06</text:p>
          </table:table-cell>
          <table:table-cell office:value-type="float" office:value="0.00099342983523692" calcext:value-type="float">
            <text:p>0.000993429835237</text:p>
          </table:table-cell>
          <table:table-cell office:value-type="float" office:value="-0.22661889601255" calcext:value-type="float">
            <text:p>-0.22661889601255</text:p>
          </table:table-cell>
          <table:table-cell office:value-type="float" office:value="-0.010882064186025" calcext:value-type="float">
            <text:p>-0.010882064186025</text:p>
          </table:table-cell>
          <table:table-cell office:value-type="float" office:value="-0.0052967434725033" calcext:value-type="float">
            <text:p>-0.005296743472503</text:p>
          </table:table-cell>
          <table:table-cell office:value-type="float" office:value="-0.070674243992467" calcext:value-type="float">
            <text:p>-0.070674243992467</text:p>
          </table:table-cell>
          <table:table-cell office:value-type="float" office:value="0.000066101410514849" calcext:value-type="float">
            <text:p>6.6101410514849E-05</text:p>
          </table:table-cell>
          <table:table-cell office:value-type="float" office:value="-0.037197539865749" calcext:value-type="float">
            <text:p>-0.037197539865749</text:p>
          </table:table-cell>
        </table:table-row>
        <table:table-row table:style-name="ro1">
          <table:table-cell office:value-type="float" office:value="21.159375" calcext:value-type="float">
            <text:p>21.159375</text:p>
          </table:table-cell>
          <table:table-cell office:value-type="float" office:value="-0.002038299313666" calcext:value-type="float">
            <text:p>-0.002038299313666</text:p>
          </table:table-cell>
          <table:table-cell office:value-type="float" office:value="-0.000056741132393138" calcext:value-type="float">
            <text:p>-5.6741132393138E-05</text:p>
          </table:table-cell>
          <table:table-cell office:value-type="float" office:value="-0.000069237976585276" calcext:value-type="float">
            <text:p>-6.9237976585276E-05</text:p>
          </table:table-cell>
          <table:table-cell office:value-type="float" office:value="0.00053485492506555" calcext:value-type="float">
            <text:p>0.000534854925066</text:p>
          </table:table-cell>
          <table:table-cell office:value-type="float" office:value="0.0000022603630777901" calcext:value-type="float">
            <text:p>2.2603630777901E-06</text:p>
          </table:table-cell>
          <table:table-cell office:value-type="float" office:value="0.00096106737087734" calcext:value-type="float">
            <text:p>0.000961067370877</text:p>
          </table:table-cell>
          <table:table-cell office:value-type="float" office:value="-0.19005417634972" calcext:value-type="float">
            <text:p>-0.19005417634972</text:p>
          </table:table-cell>
          <table:table-cell office:value-type="float" office:value="-0.0091290430109713" calcext:value-type="float">
            <text:p>-0.009129043010971</text:p>
          </table:table-cell>
          <table:table-cell office:value-type="float" office:value="-0.0048077976448975" calcext:value-type="float">
            <text:p>-0.004807797644898</text:p>
          </table:table-cell>
          <table:table-cell office:value-type="float" office:value="-0.063747530515584" calcext:value-type="float">
            <text:p>-0.063747530515584</text:p>
          </table:table-cell>
          <table:table-cell office:value-type="float" office:value="0.00005024706037045" calcext:value-type="float">
            <text:p>5.024706037045E-05</text:p>
          </table:table-cell>
          <table:table-cell office:value-type="float" office:value="-0.030946227439346" calcext:value-type="float">
            <text:p>-0.030946227439346</text:p>
          </table:table-cell>
        </table:table-row>
        <table:table-row table:style-name="ro1">
          <table:table-cell office:value-type="float" office:value="21.259375" calcext:value-type="float">
            <text:p>21.259375</text:p>
          </table:table-cell>
          <table:table-cell office:value-type="float" office:value="-0.0018830073522763" calcext:value-type="float">
            <text:p>-0.001883007352276</text:p>
          </table:table-cell>
          <table:table-cell office:value-type="float" office:value="-0.000045889096547572" calcext:value-type="float">
            <text:p>-4.5889096547572E-05</text:p>
          </table:table-cell>
          <table:table-cell office:value-type="float" office:value="-0.00006621116908105" calcext:value-type="float">
            <text:p>-6.621116908105E-05</text:p>
          </table:table-cell>
          <table:table-cell office:value-type="float" office:value="0.00050667351482798" calcext:value-type="float">
            <text:p>0.000506673514828</text:p>
          </table:table-cell>
          <table:table-cell office:value-type="float" office:value="0.000002162217100704" calcext:value-type="float">
            <text:p>2.162217100704E-06</text:p>
          </table:table-cell>
          <table:table-cell office:value-type="float" office:value="0.00092870490651776" calcext:value-type="float">
            <text:p>0.000928704906518</text:p>
          </table:table-cell>
          <table:table-cell office:value-type="float" office:value="-0.15348945668688" calcext:value-type="float">
            <text:p>-0.15348945668688</text:p>
          </table:table-cell>
          <table:table-cell office:value-type="float" office:value="-0.0073760218359184" calcext:value-type="float">
            <text:p>-0.007376021835918</text:p>
          </table:table-cell>
          <table:table-cell office:value-type="float" office:value="-0.0043188518172918" calcext:value-type="float">
            <text:p>-0.004318851817292</text:p>
          </table:table-cell>
          <table:table-cell office:value-type="float" office:value="-0.056820817038702" calcext:value-type="float">
            <text:p>-0.056820817038702</text:p>
          </table:table-cell>
          <table:table-cell office:value-type="float" office:value="0.000034392710225778" calcext:value-type="float">
            <text:p>3.4392710225778E-05</text:p>
          </table:table-cell>
          <table:table-cell office:value-type="float" office:value="-0.024694915012943" calcext:value-type="float">
            <text:p>-0.024694915012943</text:p>
          </table:table-cell>
        </table:table-row>
        <table:table-row table:style-name="ro1">
          <table:table-cell office:value-type="float" office:value="21.359375" calcext:value-type="float">
            <text:p>21.359375</text:p>
          </table:table-cell>
          <table:table-cell office:value-type="float" office:value="-0.0017277153908865" calcext:value-type="float">
            <text:p>-0.001727715390887</text:p>
          </table:table-cell>
          <table:table-cell office:value-type="float" office:value="-0.000035037060702005" calcext:value-type="float">
            <text:p>-3.5037060702005E-05</text:p>
          </table:table-cell>
          <table:table-cell office:value-type="float" office:value="-0.000063184361576824" calcext:value-type="float">
            <text:p>-6.3184361576824E-05</text:p>
          </table:table-cell>
          <table:table-cell office:value-type="float" office:value="0.00047849210459041" calcext:value-type="float">
            <text:p>0.00047849210459</text:p>
          </table:table-cell>
          <table:table-cell office:value-type="float" office:value="0.00000206407112362" calcext:value-type="float">
            <text:p>2.06407112362E-06</text:p>
          </table:table-cell>
          <table:table-cell office:value-type="float" office:value="0.00089634244215817" calcext:value-type="float">
            <text:p>0.000896342442158</text:p>
          </table:table-cell>
          <table:table-cell office:value-type="float" office:value="-0.11692473702405" calcext:value-type="float">
            <text:p>-0.11692473702405</text:p>
          </table:table-cell>
          <table:table-cell office:value-type="float" office:value="-0.0056230006608652" calcext:value-type="float">
            <text:p>-0.005623000660865</text:p>
          </table:table-cell>
          <table:table-cell office:value-type="float" office:value="-0.003829905989686" calcext:value-type="float">
            <text:p>-0.003829905989686</text:p>
          </table:table-cell>
          <table:table-cell office:value-type="float" office:value="-0.04989410356182" calcext:value-type="float">
            <text:p>-0.04989410356182</text:p>
          </table:table-cell>
          <table:table-cell office:value-type="float" office:value="0.000018538360081444" calcext:value-type="float">
            <text:p>1.8538360081444E-05</text:p>
          </table:table-cell>
          <table:table-cell office:value-type="float" office:value="-0.01844360258654" calcext:value-type="float">
            <text:p>-0.01844360258654</text:p>
          </table:table-cell>
        </table:table-row>
        <table:table-row table:style-name="ro1">
          <table:table-cell office:value-type="float" office:value="21.459375" calcext:value-type="float">
            <text:p>21.459375</text:p>
          </table:table-cell>
          <table:table-cell office:value-type="float" office:value="-0.0015724234294967" calcext:value-type="float">
            <text:p>-0.001572423429497</text:p>
          </table:table-cell>
          <table:table-cell office:value-type="float" office:value="-0.000024185024856439" calcext:value-type="float">
            <text:p>-2.4185024856439E-05</text:p>
          </table:table-cell>
          <table:table-cell office:value-type="float" office:value="-0.000060157554072597" calcext:value-type="float">
            <text:p>-6.0157554072597E-05</text:p>
          </table:table-cell>
          <table:table-cell office:value-type="float" office:value="0.00045031069435284" calcext:value-type="float">
            <text:p>0.000450310694353</text:p>
          </table:table-cell>
          <table:table-cell office:value-type="float" office:value="0.0000019659251465345" calcext:value-type="float">
            <text:p>1.9659251465345E-06</text:p>
          </table:table-cell>
          <table:table-cell office:value-type="float" office:value="0.00086397997779859" calcext:value-type="float">
            <text:p>0.000863979977799</text:p>
          </table:table-cell>
          <table:table-cell office:value-type="float" office:value="-0.080360017361211" calcext:value-type="float">
            <text:p>-0.080360017361211</text:p>
          </table:table-cell>
          <table:table-cell office:value-type="float" office:value="-0.0038699794858123" calcext:value-type="float">
            <text:p>-0.003869979485812</text:p>
          </table:table-cell>
          <table:table-cell office:value-type="float" office:value="-0.0033409601620802" calcext:value-type="float">
            <text:p>-0.00334096016208</text:p>
          </table:table-cell>
          <table:table-cell office:value-type="float" office:value="-0.042967390084938" calcext:value-type="float">
            <text:p>-0.042967390084938</text:p>
          </table:table-cell>
          <table:table-cell office:value-type="float" office:value="0.0000026840099368616" calcext:value-type="float">
            <text:p>2.6840099368616E-06</text:p>
          </table:table-cell>
          <table:table-cell office:value-type="float" office:value="-0.012192290160138" calcext:value-type="float">
            <text:p>-0.012192290160138</text:p>
          </table:table-cell>
        </table:table-row>
        <table:table-row table:style-name="ro1">
          <table:table-cell office:value-type="float" office:value="21.559375" calcext:value-type="float">
            <text:p>21.559375</text:p>
          </table:table-cell>
          <table:table-cell office:value-type="float" office:value="-0.001417131468107" calcext:value-type="float">
            <text:p>-0.001417131468107</text:p>
          </table:table-cell>
          <table:table-cell office:value-type="float" office:value="-0.000013332989010872" calcext:value-type="float">
            <text:p>-1.3332989010872E-05</text:p>
          </table:table-cell>
          <table:table-cell office:value-type="float" office:value="-0.000057130746568371" calcext:value-type="float">
            <text:p>-5.7130746568371E-05</text:p>
          </table:table-cell>
          <table:table-cell office:value-type="float" office:value="0.00042212928411527" calcext:value-type="float">
            <text:p>0.000422129284115</text:p>
          </table:table-cell>
          <table:table-cell office:value-type="float" office:value="0.0000018677791694499" calcext:value-type="float">
            <text:p>1.8677791694499E-06</text:p>
          </table:table-cell>
          <table:table-cell office:value-type="float" office:value="0.00083161751343901" calcext:value-type="float">
            <text:p>0.000831617513439</text:p>
          </table:table-cell>
          <table:table-cell office:value-type="float" office:value="-0.043795297698375" calcext:value-type="float">
            <text:p>-0.043795297698375</text:p>
          </table:table-cell>
          <table:table-cell office:value-type="float" office:value="-0.0021169583107591" calcext:value-type="float">
            <text:p>-0.002116958310759</text:p>
          </table:table-cell>
          <table:table-cell office:value-type="float" office:value="-0.0028520143344744" calcext:value-type="float">
            <text:p>-0.002852014334474</text:p>
          </table:table-cell>
          <table:table-cell office:value-type="float" office:value="-0.036040676608055" calcext:value-type="float">
            <text:p>-0.036040676608055</text:p>
          </table:table-cell>
          <table:table-cell office:value-type="float" office:value="-0.000013170340207579" calcext:value-type="float">
            <text:p>-1.3170340207579E-05</text:p>
          </table:table-cell>
          <table:table-cell office:value-type="float" office:value="-0.0059409777337347" calcext:value-type="float">
            <text:p>-0.005940977733735</text:p>
          </table:table-cell>
        </table:table-row>
        <table:table-row table:style-name="ro1">
          <table:table-cell office:value-type="float" office:value="21.659375" calcext:value-type="float">
            <text:p>21.659375</text:p>
          </table:table-cell>
          <table:table-cell office:value-type="float" office:value="-0.0012618395067172" calcext:value-type="float">
            <text:p>-0.001261839506717</text:p>
          </table:table-cell>
          <table:table-cell office:value-type="float" office:value="-0.0000024809531653056" calcext:value-type="float">
            <text:p>-2.4809531653056E-06</text:p>
          </table:table-cell>
          <table:table-cell office:value-type="float" office:value="-0.000054103939064145" calcext:value-type="float">
            <text:p>-5.4103939064145E-05</text:p>
          </table:table-cell>
          <table:table-cell office:value-type="float" office:value="0.00039394787387771" calcext:value-type="float">
            <text:p>0.000393947873878</text:p>
          </table:table-cell>
          <table:table-cell office:value-type="float" office:value="0.0000017696331923647" calcext:value-type="float">
            <text:p>1.7696331923647E-06</text:p>
          </table:table-cell>
          <table:table-cell office:value-type="float" office:value="0.00079925504907942" calcext:value-type="float">
            <text:p>0.000799255049079</text:p>
          </table:table-cell>
          <table:table-cell office:value-type="float" office:value="-0.0072305780355397" calcext:value-type="float">
            <text:p>-0.00723057803554</text:p>
          </table:table-cell>
          <table:table-cell office:value-type="float" office:value="-0.00036393713570616" calcext:value-type="float">
            <text:p>-0.000363937135706</text:p>
          </table:table-cell>
          <table:table-cell office:value-type="float" office:value="-0.0023630685068686" calcext:value-type="float">
            <text:p>-0.002363068506869</text:p>
          </table:table-cell>
          <table:table-cell office:value-type="float" office:value="-0.029113963131173" calcext:value-type="float">
            <text:p>-0.029113963131173</text:p>
          </table:table-cell>
          <table:table-cell office:value-type="float" office:value="-0.000029024690352117" calcext:value-type="float">
            <text:p>-2.9024690352117E-05</text:p>
          </table:table-cell>
          <table:table-cell office:value-type="float" office:value="0.00031033469266817" calcext:value-type="float">
            <text:p>0.000310334692668</text:p>
          </table:table-cell>
        </table:table-row>
        <table:table-row table:style-name="ro1">
          <table:table-cell office:value-type="float" office:value="21.759375" calcext:value-type="float">
            <text:p>21.759375</text:p>
          </table:table-cell>
          <table:table-cell office:value-type="float" office:value="-0.0011065475453275" calcext:value-type="float">
            <text:p>-0.001106547545328</text:p>
          </table:table-cell>
          <table:table-cell office:value-type="float" office:value="0.0000083710826802611" calcext:value-type="float">
            <text:p>8.3710826802611E-06</text:p>
          </table:table-cell>
          <table:table-cell office:value-type="float" office:value="-0.000051077131559918" calcext:value-type="float">
            <text:p>-5.1077131559918E-05</text:p>
          </table:table-cell>
          <table:table-cell office:value-type="float" office:value="0.00036576646364014" calcext:value-type="float">
            <text:p>0.00036576646364</text:p>
          </table:table-cell>
          <table:table-cell office:value-type="float" office:value="0.00000167148721528" calcext:value-type="float">
            <text:p>1.67148721528E-06</text:p>
          </table:table-cell>
          <table:table-cell office:value-type="float" office:value="0.00076689258471984" calcext:value-type="float">
            <text:p>0.00076689258472</text:p>
          </table:table-cell>
          <table:table-cell office:value-type="float" office:value="0.029334141627296" calcext:value-type="float">
            <text:p>0.029334141627296</text:p>
          </table:table-cell>
          <table:table-cell office:value-type="float" office:value="0.0013890840393469" calcext:value-type="float">
            <text:p>0.001389084039347</text:p>
          </table:table-cell>
          <table:table-cell office:value-type="float" office:value="-0.0018741226792628" calcext:value-type="float">
            <text:p>-0.001874122679263</text:p>
          </table:table-cell>
          <table:table-cell office:value-type="float" office:value="-0.022187249654291" calcext:value-type="float">
            <text:p>-0.022187249654291</text:p>
          </table:table-cell>
          <table:table-cell office:value-type="float" office:value="-0.000044879040496555" calcext:value-type="float">
            <text:p>-4.4879040496555E-05</text:p>
          </table:table-cell>
          <table:table-cell office:value-type="float" office:value="0.006561647119071" calcext:value-type="float">
            <text:p>0.006561647119071</text:p>
          </table:table-cell>
        </table:table-row>
        <table:table-row table:style-name="ro1">
          <table:table-cell office:value-type="float" office:value="21.809375" calcext:value-type="float">
            <text:p>21.809375</text:p>
          </table:table-cell>
          <table:table-cell office:value-type="float" office:value="-0.0010309533371117" calcext:value-type="float">
            <text:p>-0.001030953337112</text:p>
          </table:table-cell>
          <table:table-cell office:value-type="float" office:value="0.000013504315021155" calcext:value-type="float">
            <text:p>1.3504315021155E-05</text:p>
          </table:table-cell>
          <table:table-cell office:value-type="float" office:value="-0.000049476053775838" calcext:value-type="float">
            <text:p>-4.9476053775838E-05</text:p>
          </table:table-cell>
          <table:table-cell office:value-type="float" office:value="0.00034968282455134" calcext:value-type="float">
            <text:p>0.000349682824551</text:p>
          </table:table-cell>
          <table:table-cell office:value-type="float" office:value="0.0000015886565392441" calcext:value-type="float">
            <text:p>1.5886565392441E-06</text:p>
          </table:table-cell>
          <table:table-cell office:value-type="float" office:value="0.00074723551834307" calcext:value-type="float">
            <text:p>0.000747235518343</text:p>
          </table:table-cell>
          <table:table-cell office:value-type="float" office:value="0.04637391886458" calcext:value-type="float">
            <text:p>0.04637391886458</text:p>
          </table:table-cell>
          <table:table-cell office:value-type="float" office:value="0.0022182984944144" calcext:value-type="float">
            <text:p>0.002218298494414</text:p>
          </table:table-cell>
          <table:table-cell office:value-type="float" office:value="-0.001615487037219" calcext:value-type="float">
            <text:p>-0.001615487037219</text:p>
          </table:table-cell>
          <table:table-cell office:value-type="float" office:value="-0.019956970827746" calcext:value-type="float">
            <text:p>-0.019956970827746</text:p>
          </table:table-cell>
          <table:table-cell office:value-type="float" office:value="-0.000058259380471599" calcext:value-type="float">
            <text:p>-5.8259380471599E-05</text:p>
          </table:table-cell>
          <table:table-cell office:value-type="float" office:value="0.0082146799990976" calcext:value-type="float">
            <text:p>0.008214679999098</text:p>
          </table:table-cell>
        </table:table-row>
        <table:table-row table:style-name="ro1">
          <table:table-cell office:value-type="float" office:value="21.834375" calcext:value-type="float">
            <text:p>21.834375</text:p>
          </table:table-cell>
          <table:table-cell office:value-type="float" office:value="-0.0009942236502578" calcext:value-type="float">
            <text:p>-0.000994223650258</text:p>
          </table:table-cell>
          <table:table-cell office:value-type="float" office:value="0.000015918121281444" calcext:value-type="float">
            <text:p>1.5918121281444E-05</text:p>
          </table:table-cell>
          <table:table-cell office:value-type="float" office:value="-0.000048517219718599" calcext:value-type="float">
            <text:p>-4.8517219718599E-05</text:p>
          </table:table-cell>
          <table:table-cell office:value-type="float" office:value="0.00034073066501841" calcext:value-type="float">
            <text:p>0.000340730665018</text:p>
          </table:table-cell>
          <table:table-cell office:value-type="float" office:value="0.0000015478216699398" calcext:value-type="float">
            <text:p>1.5478216699398E-06</text:p>
          </table:table-cell>
          <table:table-cell office:value-type="float" office:value="0.00073548521532216" calcext:value-type="float">
            <text:p>0.000735485215322</text:p>
          </table:table-cell>
          <table:table-cell office:value-type="float" office:value="0.054248935838865" calcext:value-type="float">
            <text:p>0.054248935838865</text:p>
          </table:table-cell>
          <table:table-cell office:value-type="float" office:value="0.0026082210441534" calcext:value-type="float">
            <text:p>0.002608221044153</text:p>
          </table:table-cell>
          <table:table-cell office:value-type="float" office:value="-0.001460598458742" calcext:value-type="float">
            <text:p>-0.001460598458742</text:p>
          </table:table-cell>
          <table:table-cell office:value-type="float" office:value="-0.019461329039022" calcext:value-type="float">
            <text:p>-0.019461329039022</text:p>
          </table:table-cell>
          <table:table-cell office:value-type="float" office:value="-0.000064855782436139" calcext:value-type="float">
            <text:p>-6.4855782436139E-05</text:p>
          </table:table-cell>
          <table:table-cell office:value-type="float" office:value="0.0082583139936095" calcext:value-type="float">
            <text:p>0.00825831399361</text:p>
          </table:table-cell>
        </table:table-row>
        <table:table-row table:style-name="ro1">
          <table:table-cell office:value-type="float" office:value="21.884375" calcext:value-type="float">
            <text:p>21.884375</text:p>
          </table:table-cell>
          <table:table-cell office:value-type="float" office:value="-0.00092682394071616" calcext:value-type="float">
            <text:p>-0.000926823940716</text:p>
          </table:table-cell>
          <table:table-cell office:value-type="float" office:value="0.000019895380804319" calcext:value-type="float">
            <text:p>1.9895380804319E-05</text:p>
          </table:table-cell>
          <table:table-cell office:value-type="float" office:value="-0.000046845087639248" calcext:value-type="float">
            <text:p>-4.6845087639248E-05</text:p>
          </table:table-cell>
          <table:table-cell office:value-type="float" office:value="0.00031981164078818" calcext:value-type="float">
            <text:p>0.000319811640788</text:p>
          </table:table-cell>
          <table:table-cell office:value-type="float" office:value="0.0000015489175473303" calcext:value-type="float">
            <text:p>1.5489175473303E-06</text:p>
          </table:table-cell>
          <table:table-cell office:value-type="float" office:value="0.00070877520063725" calcext:value-type="float">
            <text:p>0.000708775200637</text:p>
          </table:table-cell>
          <table:table-cell office:value-type="float" office:value="0.06745147233894" calcext:value-type="float">
            <text:p>0.06745147233894</text:p>
          </table:table-cell>
          <table:table-cell office:value-type="float" office:value="0.0032832069773383" calcext:value-type="float">
            <text:p>0.003283206977338</text:p>
          </table:table-cell>
          <table:table-cell office:value-type="float" office:value="-0.0011915171214008" calcext:value-type="float">
            <text:p>-0.001191517121401</text:p>
          </table:table-cell>
          <table:table-cell office:value-type="float" office:value="-0.020393157868725" calcext:value-type="float">
            <text:p>-0.020393157868725</text:p>
          </table:table-cell>
          <table:table-cell office:value-type="float" office:value="-0.00006514498486791" calcext:value-type="float">
            <text:p>-6.514498486791E-05</text:p>
          </table:table-cell>
          <table:table-cell office:value-type="float" office:value="0.0063672084021491" calcext:value-type="float">
            <text:p>0.006367208402149</text:p>
          </table:table-cell>
        </table:table-row>
        <table:table-row table:style-name="ro1">
          <table:table-cell office:value-type="float" office:value="21.984375" calcext:value-type="float">
            <text:p>21.984375</text:p>
          </table:table-cell>
          <table:table-cell office:value-type="float" office:value="-0.00075995533616648" calcext:value-type="float">
            <text:p>-0.000759955336166</text:p>
          </table:table-cell>
          <table:table-cell office:value-type="float" office:value="0.0000027594912633707" calcext:value-type="float">
            <text:p>2.7594912633707E-06</text:p>
          </table:table-cell>
          <table:table-cell office:value-type="float" office:value="-0.00004116455230047" calcext:value-type="float">
            <text:p>-4.116455230047E-05</text:p>
          </table:table-cell>
          <table:table-cell office:value-type="float" office:value="0.00026770455604037" calcext:value-type="float">
            <text:p>0.00026770455604</text:p>
          </table:table-cell>
          <table:table-cell office:value-type="float" office:value="0.0000013437485304587" calcext:value-type="float">
            <text:p>1.3437485304587E-06</text:p>
          </table:table-cell>
          <table:table-cell office:value-type="float" office:value="0.00063935406485649" calcext:value-type="float">
            <text:p>0.000639354064856</text:p>
          </table:table-cell>
          <table:table-cell office:value-type="float" office:value="0.090315693582996" calcext:value-type="float">
            <text:p>0.090315693582996</text:p>
          </table:table-cell>
          <table:table-cell office:value-type="float" office:value="0.0044331396983034" calcext:value-type="float">
            <text:p>0.004433139698303</text:p>
          </table:table-cell>
          <table:table-cell office:value-type="float" office:value="-0.00044513970891822" calcext:value-type="float">
            <text:p>-0.000445139708918</text:p>
          </table:table-cell>
          <table:table-cell office:value-type="float" office:value="-0.017746360017688" calcext:value-type="float">
            <text:p>-0.017746360017688</text:p>
          </table:table-cell>
          <table:table-cell office:value-type="float" office:value="-0.000086792080828471" calcext:value-type="float">
            <text:p>-8.6792080828471E-05</text:p>
          </table:table-cell>
          <table:table-cell office:value-type="float" office:value="0.0046598909181412" calcext:value-type="float">
            <text:p>0.004659890918141</text:p>
          </table:table-cell>
        </table:table-row>
        <table:table-row table:style-name="ro1">
          <table:table-cell office:value-type="float" office:value="22.084375" calcext:value-type="float">
            <text:p>22.084375</text:p>
          </table:table-cell>
          <table:table-cell office:value-type="float" office:value="-0.00055912238031329" calcext:value-type="float">
            <text:p>-0.000559122380313</text:p>
          </table:table-cell>
          <table:table-cell office:value-type="float" office:value="0.000015502501931564" calcext:value-type="float">
            <text:p>1.5502501931564E-05</text:p>
          </table:table-cell>
          <table:table-cell office:value-type="float" office:value="-0.000034421592683165" calcext:value-type="float">
            <text:p>-3.4421592683165E-05</text:p>
          </table:table-cell>
          <table:table-cell office:value-type="float" office:value="0.0002130036317837" calcext:value-type="float">
            <text:p>0.000213003631784</text:p>
          </table:table-cell>
          <table:table-cell office:value-type="float" office:value="0.0000010690489203069" calcext:value-type="float">
            <text:p>1.0690489203069E-06</text:p>
          </table:table-cell>
          <table:table-cell office:value-type="float" office:value="0.0005608920939281" calcext:value-type="float">
            <text:p>0.000560892093928</text:p>
          </table:table-cell>
          <table:table-cell office:value-type="float" office:value="0.11085412044398" calcext:value-type="float">
            <text:p>0.11085412044398</text:p>
          </table:table-cell>
          <table:table-cell office:value-type="float" office:value="0.0053520549928939" calcext:value-type="float">
            <text:p>0.005352054992894</text:p>
          </table:table-cell>
          <table:table-cell office:value-type="float" office:value="0.00037003560307609" calcext:value-type="float">
            <text:p>0.000370035603076</text:p>
          </table:table-cell>
          <table:table-cell office:value-type="float" office:value="-0.0078123326485312" calcext:value-type="float">
            <text:p>-0.007812332648531</text:p>
          </table:table-cell>
          <table:table-cell office:value-type="float" office:value="-0.00011846418957542" calcext:value-type="float">
            <text:p>-0.000118464189575</text:p>
          </table:table-cell>
          <table:table-cell office:value-type="float" office:value="0.0097142185387706" calcext:value-type="float">
            <text:p>0.009714218538771</text:p>
          </table:table-cell>
        </table:table-row>
        <table:table-row table:style-name="ro1">
          <table:table-cell office:value-type="float" office:value="22.134375" calcext:value-type="float">
            <text:p>22.134375</text:p>
          </table:table-cell>
          <table:table-cell office:value-type="float" office:value="-0.00046075696758525" calcext:value-type="float">
            <text:p>-0.000460756967585</text:p>
          </table:table-cell>
          <table:table-cell office:value-type="float" office:value="0.000021941154342971" calcext:value-type="float">
            <text:p>2.1941154342971E-05</text:p>
          </table:table-cell>
          <table:table-cell office:value-type="float" office:value="-0.000031090747812375" calcext:value-type="float">
            <text:p>-3.1090747812375E-05</text:p>
          </table:table-cell>
          <table:table-cell office:value-type="float" office:value="0.00018724492884512" calcext:value-type="float">
            <text:p>0.000187244928845</text:p>
          </table:table-cell>
          <table:table-cell office:value-type="float" office:value="0.0000009462822992063" calcext:value-type="float">
            <text:p>9.462822992063E-07</text:p>
          </table:table-cell>
          <table:table-cell office:value-type="float" office:value="0.00052121770815843" calcext:value-type="float">
            <text:p>0.000521217708158</text:p>
          </table:table-cell>
          <table:table-cell office:value-type="float" office:value="0.12069810532903" calcext:value-type="float">
            <text:p>0.12069810532903</text:p>
          </table:table-cell>
          <table:table-cell office:value-type="float" office:value="0.005791970353192" calcext:value-type="float">
            <text:p>0.005791970353192</text:p>
          </table:table-cell>
          <table:table-cell office:value-type="float" office:value="0.00073906932295026" calcext:value-type="float">
            <text:p>0.00073906932295</text:p>
          </table:table-cell>
          <table:table-cell office:value-type="float" office:value="-0.0029251605651565" calcext:value-type="float">
            <text:p>-0.002925160565157</text:p>
          </table:table-cell>
          <table:table-cell office:value-type="float" office:value="-0.00013169247813699" calcext:value-type="float">
            <text:p>-0.000131692478137</text:p>
          </table:table-cell>
          <table:table-cell office:value-type="float" office:value="0.01227253168074" calcext:value-type="float">
            <text:p>0.01227253168074</text:p>
          </table:table-cell>
        </table:table-row>
        <table:table-row table:style-name="ro1">
          <table:table-cell office:value-type="float" office:value="22.234375" calcext:value-type="float">
            <text:p>22.234375</text:p>
          </table:table-cell>
          <table:table-cell office:value-type="float" office:value="-0.00027948108995928" calcext:value-type="float">
            <text:p>-0.000279481089959</text:p>
          </table:table-cell>
          <table:table-cell office:value-type="float" office:value="0.000033955748939674" calcext:value-type="float">
            <text:p>3.3955748939674E-05</text:p>
          </table:table-cell>
          <table:table-cell office:value-type="float" office:value="-0.000024882848076198" calcext:value-type="float">
            <text:p>-2.4882848076198E-05</text:p>
          </table:table-cell>
          <table:table-cell office:value-type="float" office:value="0.00014338712986664" calcext:value-type="float">
            <text:p>0.000143387129867</text:p>
          </table:table-cell>
          <table:table-cell office:value-type="float" office:value="0.00000074725105161064" calcext:value-type="float">
            <text:p>7.4725105161064E-07</text:p>
          </table:table-cell>
          <table:table-cell office:value-type="float" office:value="0.00044388566774797" calcext:value-type="float">
            <text:p>0.000443885667748</text:p>
          </table:table-cell>
          <table:table-cell office:value-type="float" office:value="0.13849563262912" calcext:value-type="float">
            <text:p>0.13849563262912</text:p>
          </table:table-cell>
          <table:table-cell office:value-type="float" office:value="0.0065885621890527" calcext:value-type="float">
            <text:p>0.006588562189053</text:p>
          </table:table-cell>
          <table:table-cell office:value-type="float" office:value="0.0013369025371712" calcext:value-type="float">
            <text:p>0.001336902537171</text:p>
          </table:table-cell>
          <table:table-cell office:value-type="float" office:value="0.0060509367477743" calcext:value-type="float">
            <text:p>0.006050936747774</text:p>
          </table:table-cell>
          <table:table-cell office:value-type="float" office:value="-0.00015112521857174" calcext:value-type="float">
            <text:p>-0.000151125218572</text:p>
          </table:table-cell>
          <table:table-cell office:value-type="float" office:value="0.017044077142156" calcext:value-type="float">
            <text:p>0.017044077142156</text:p>
          </table:table-cell>
        </table:table-row>
        <table:table-row table:style-name="ro1">
          <table:table-cell office:value-type="float" office:value="22.334375" calcext:value-type="float">
            <text:p>22.334375</text:p>
          </table:table-cell>
          <table:table-cell office:value-type="float" office:value="-0.00010907653823188" calcext:value-type="float">
            <text:p>-0.000109076538232</text:p>
          </table:table-cell>
          <table:table-cell office:value-type="float" office:value="0.000044628543056787" calcext:value-type="float">
            <text:p>4.4628543056787E-05</text:p>
          </table:table-cell>
          <table:table-cell office:value-type="float" office:value="-0.00001905646331213" calcext:value-type="float">
            <text:p>-1.905646331213E-05</text:p>
          </table:table-cell>
          <table:table-cell office:value-type="float" office:value="0.000088642153284531" calcext:value-type="float">
            <text:p>8.8642153284531E-05</text:p>
          </table:table-cell>
          <table:table-cell office:value-type="float" office:value="0.00000053121220790164" calcext:value-type="float">
            <text:p>5.3121220790164E-07</text:p>
          </table:table-cell>
          <table:table-cell office:value-type="float" office:value="0.00036317371368256" calcext:value-type="float">
            <text:p>0.000363173713683</text:p>
          </table:table-cell>
          <table:table-cell office:value-type="float" office:value="0.1518926937991" calcext:value-type="float">
            <text:p>0.1518926937991</text:p>
          </table:table-cell>
          <table:table-cell office:value-type="float" office:value="0.0072278542178857" calcext:value-type="float">
            <text:p>0.007227854217886</text:p>
          </table:table-cell>
          <table:table-cell office:value-type="float" office:value="0.0018221989069424" calcext:value-type="float">
            <text:p>0.001822198906942</text:p>
          </table:table-cell>
          <table:table-cell office:value-type="float" office:value="0.0095534639088522" calcext:value-type="float">
            <text:p>0.009553463908852</text:p>
          </table:table-cell>
          <table:table-cell office:value-type="float" office:value="-0.00017412829011469" calcext:value-type="float">
            <text:p>-0.000174128290115</text:p>
          </table:table-cell>
          <table:table-cell office:value-type="float" office:value="0.018491989878032" calcext:value-type="float">
            <text:p>0.018491989878032</text:p>
          </table:table-cell>
        </table:table-row>
        <table:table-row table:style-name="ro1">
          <table:table-cell office:value-type="float" office:value="22.434375" calcext:value-type="float">
            <text:p>22.434375</text:p>
          </table:table-cell>
          <table:table-cell office:value-type="float" office:value="0.000058507257130446" calcext:value-type="float">
            <text:p>5.8507257130446E-05</text:p>
          </table:table-cell>
          <table:table-cell office:value-type="float" office:value="0.000055219939035728" calcext:value-type="float">
            <text:p>5.5219939035728E-05</text:p>
          </table:table-cell>
          <table:table-cell office:value-type="float" office:value="-0.000013063221042481" calcext:value-type="float">
            <text:p>-1.3063221042481E-05</text:p>
          </table:table-cell>
          <table:table-cell office:value-type="float" office:value="0.000033016115419361" calcext:value-type="float">
            <text:p>3.3016115419361E-05</text:p>
          </table:table-cell>
          <table:table-cell office:value-type="float" office:value="0.00000030076078059531" calcext:value-type="float">
            <text:p>3.0076078059531E-07</text:p>
          </table:table-cell>
          <table:table-cell office:value-type="float" office:value="0.00027901090568695" calcext:value-type="float">
            <text:p>0.000279010905687</text:p>
          </table:table-cell>
          <table:table-cell office:value-type="float" office:value="0.16394223223763" calcext:value-type="float">
            <text:p>0.16394223223763</text:p>
          </table:table-cell>
          <table:table-cell office:value-type="float" office:value="0.0078187833281214" calcext:value-type="float">
            <text:p>0.007818783328121</text:p>
          </table:table-cell>
          <table:table-cell office:value-type="float" office:value="0.0022824636039875" calcext:value-type="float">
            <text:p>0.002282463603988</text:p>
          </table:table-cell>
          <table:table-cell office:value-type="float" office:value="0.011644722872332" calcext:value-type="float">
            <text:p>0.011644722872332</text:p>
          </table:table-cell>
          <table:table-cell office:value-type="float" office:value="-0.00019941277622337" calcext:value-type="float">
            <text:p>-0.000199412776223</text:p>
          </table:table-cell>
          <table:table-cell office:value-type="float" office:value="0.018943540964336" calcext:value-type="float">
            <text:p>0.018943540964336</text:p>
          </table:table-cell>
        </table:table-row>
        <table:table-row table:style-name="ro1">
          <table:table-cell office:value-type="float" office:value="22.484375" calcext:value-type="float">
            <text:p>22.484375</text:p>
          </table:table-cell>
          <table:table-cell office:value-type="float" office:value="0.00014088013706305" calcext:value-type="float">
            <text:p>0.000140880137063</text:p>
          </table:table-cell>
          <table:table-cell office:value-type="float" office:value="0.000060484770169965" calcext:value-type="float">
            <text:p>6.0484770169965E-05</text:p>
          </table:table-cell>
          <table:table-cell office:value-type="float" office:value="-0.000010052900670473" calcext:value-type="float">
            <text:p>-1.0052900670473E-05</text:p>
          </table:table-cell>
          <table:table-cell office:value-type="float" office:value="0.0000061326247665322" calcext:value-type="float">
            <text:p>6.1326247665322E-06</text:p>
          </table:table-cell>
          <table:table-cell office:value-type="float" office:value="0.00000018413629360185" calcext:value-type="float">
            <text:p>1.8413629360185E-07</text:p>
          </table:table-cell>
          <table:table-cell office:value-type="float" office:value="0.00023676262281689" calcext:value-type="float">
            <text:p>0.000236762622817</text:p>
          </table:table-cell>
          <table:table-cell office:value-type="float" office:value="0.16976020262264" calcext:value-type="float">
            <text:p>0.16976020262264</text:p>
          </table:table-cell>
          <table:table-cell office:value-type="float" office:value="0.0081054132049662" calcext:value-type="float">
            <text:p>0.008105413204966</text:p>
          </table:table-cell>
          <table:table-cell office:value-type="float" office:value="0.0025057714823047" calcext:value-type="float">
            <text:p>0.002505771482305</text:p>
          </table:table-cell>
          <table:table-cell office:value-type="float" office:value="0.012621602967841" calcext:value-type="float">
            <text:p>0.012621602967841</text:p>
          </table:table-cell>
          <table:table-cell office:value-type="float" office:value="-0.00021231642036182" calcext:value-type="float">
            <text:p>-0.000212316420362</text:p>
          </table:table-cell>
          <table:table-cell office:value-type="float" office:value="0.019100271348917" calcext:value-type="float">
            <text:p>0.019100271348917</text:p>
          </table:table-cell>
        </table:table-row>
        <table:table-row table:style-name="ro1">
          <table:table-cell office:value-type="float" office:value="22.534375" calcext:value-type="float">
            <text:p>22.534375</text:p>
          </table:table-cell>
          <table:table-cell office:value-type="float" office:value="0.00021859970737719" calcext:value-type="float">
            <text:p>0.000218599707377</text:p>
          </table:table-cell>
          <table:table-cell office:value-type="float" office:value="0.000064947538228709" calcext:value-type="float">
            <text:p>6.4947538228709E-05</text:p>
          </table:table-cell>
          <table:table-cell office:value-type="float" office:value="-0.0000071234198956085" calcext:value-type="float">
            <text:p>-7.1234198956085E-06</text:p>
          </table:table-cell>
          <table:table-cell office:value-type="float" office:value="-0.000018658265468875" calcext:value-type="float">
            <text:p>-1.8658265468875E-05</text:p>
          </table:table-cell>
          <table:table-cell office:value-type="float" office:value="0.00000027135800452159" calcext:value-type="float">
            <text:p>2.7135800452159E-07</text:p>
          </table:table-cell>
          <table:table-cell office:value-type="float" office:value="0.00019423893187902" calcext:value-type="float">
            <text:p>0.000194238931879</text:p>
          </table:table-cell>
          <table:table-cell office:value-type="float" office:value="0.17484189984693" calcext:value-type="float">
            <text:p>0.17484189984693</text:p>
          </table:table-cell>
          <table:table-cell office:value-type="float" office:value="0.0083596138424829" calcext:value-type="float">
            <text:p>0.008359613842483</text:p>
          </table:table-cell>
          <table:table-cell office:value-type="float" office:value="0.0027167364178617" calcext:value-type="float">
            <text:p>0.002716736417862</text:p>
          </table:table-cell>
          <table:table-cell office:value-type="float" office:value="0.013362490420741" calcext:value-type="float">
            <text:p>0.013362490420741</text:p>
          </table:table-cell>
          <table:table-cell office:value-type="float" office:value="-0.00018968871047765" calcext:value-type="float">
            <text:p>-0.000189688710478</text:p>
          </table:table-cell>
          <table:table-cell office:value-type="float" office:value="0.018740305970677" calcext:value-type="float">
            <text:p>0.018740305970677</text:p>
          </table:table-cell>
        </table:table-row>
        <table:table-row table:style-name="ro1">
          <table:table-cell office:value-type="float" office:value="22.634375" calcext:value-type="float">
            <text:p>22.634375</text:p>
          </table:table-cell>
          <table:table-cell office:value-type="float" office:value="0.00038831133628068" calcext:value-type="float">
            <text:p>0.000388311336281</text:p>
          </table:table-cell>
          <table:table-cell office:value-type="float" office:value="0.000048327542170239" calcext:value-type="float">
            <text:p>4.8327542170239E-05</text:p>
          </table:table-cell>
          <table:table-cell office:value-type="float" office:value="-0.0000016611562811516" calcext:value-type="float">
            <text:p>-1.6611562811516E-06</text:p>
          </table:table-cell>
          <table:table-cell office:value-type="float" office:value="-0.000074760885287379" calcext:value-type="float">
            <text:p>-7.4760885287379E-05</text:p>
          </table:table-cell>
          <table:table-cell office:value-type="float" office:value="0.000000013661761422061" calcext:value-type="float">
            <text:p>1.3661761422061E-08</text:p>
          </table:table-cell>
          <table:table-cell office:value-type="float" office:value="0.00010322822017221" calcext:value-type="float">
            <text:p>0.000103228220172</text:p>
          </table:table-cell>
          <table:table-cell office:value-type="float" office:value="0.18329316901888" calcext:value-type="float">
            <text:p>0.18329316901888</text:p>
          </table:table-cell>
          <table:table-cell office:value-type="float" office:value="0.0087951824234294" calcext:value-type="float">
            <text:p>0.008795182423429</text:p>
          </table:table-cell>
          <table:table-cell office:value-type="float" office:value="0.0029726191558785" calcext:value-type="float">
            <text:p>0.002972619155879</text:p>
          </table:table-cell>
          <table:table-cell office:value-type="float" office:value="0.016446889592347" calcext:value-type="float">
            <text:p>0.016446889592347</text:p>
          </table:table-cell>
          <table:table-cell office:value-type="float" office:value="-0.000098236449339639" calcext:value-type="float">
            <text:p>-9.8236449339639E-05</text:p>
          </table:table-cell>
          <table:table-cell office:value-type="float" office:value="0.019068743750665" calcext:value-type="float">
            <text:p>0.019068743750665</text:p>
          </table:table-cell>
        </table:table-row>
        <table:table-row table:style-name="ro1">
          <table:table-cell office:value-type="float" office:value="22.684375" calcext:value-type="float">
            <text:p>22.684375</text:p>
          </table:table-cell>
          <table:table-cell office:value-type="float" office:value="0.00047785244943174" calcext:value-type="float">
            <text:p>0.000477852449432</text:p>
          </table:table-cell>
          <table:table-cell office:value-type="float" office:value="0.000038203662013526" calcext:value-type="float">
            <text:p>3.8203662013526E-05</text:p>
          </table:table-cell>
          <table:table-cell office:value-type="float" office:value="0.0000015773877961425" calcext:value-type="float">
            <text:p>1.5773877961425E-06</text:p>
          </table:table-cell>
          <table:table-cell office:value-type="float" office:value="-0.00010390657158282" calcext:value-type="float">
            <text:p>-0.000103906571583</text:p>
          </table:table-cell>
          <table:table-cell office:value-type="float" office:value="0.000000034448644704802" calcext:value-type="float">
            <text:p>3.4448644704802E-08</text:p>
          </table:table-cell>
          <table:table-cell office:value-type="float" office:value="0.000056520237239729" calcext:value-type="float">
            <text:p>5.6520237239729E-05</text:p>
          </table:table-cell>
          <table:table-cell office:value-type="float" office:value="0.18723898630392" calcext:value-type="float">
            <text:p>0.18723898630392</text:p>
          </table:table-cell>
          <table:table-cell office:value-type="float" office:value="0.0089922863680921" calcext:value-type="float">
            <text:p>0.008992286368092</text:p>
          </table:table-cell>
          <table:table-cell office:value-type="float" office:value="0.0031532135103441" calcext:value-type="float">
            <text:p>0.003153213510344</text:p>
          </table:table-cell>
          <table:table-cell office:value-type="float" office:value="0.018820239745786" calcext:value-type="float">
            <text:p>0.018820239745786</text:p>
          </table:table-cell>
          <table:table-cell office:value-type="float" office:value="-0.00008117758911283" calcext:value-type="float">
            <text:p>-8.117758911283E-05</text:p>
          </table:table-cell>
          <table:table-cell office:value-type="float" office:value="0.019935484371839" calcext:value-type="float">
            <text:p>0.019935484371839</text:p>
          </table:table-cell>
        </table:table-row>
        <table:table-row table:style-name="ro1">
          <table:table-cell office:value-type="float" office:value="22.734375" calcext:value-type="float">
            <text:p>22.734375</text:p>
          </table:table-cell>
          <table:table-cell office:value-type="float" office:value="0.00056294186141713" calcext:value-type="float">
            <text:p>0.000562941861417</text:p>
          </table:table-cell>
          <table:table-cell office:value-type="float" office:value="0.000032726646092147" calcext:value-type="float">
            <text:p>3.2726646092147E-05</text:p>
          </table:table-cell>
          <table:table-cell office:value-type="float" office:value="0.000004524746321205" calcext:value-type="float">
            <text:p>4.524746321205E-06</text:p>
          </table:table-cell>
          <table:table-cell office:value-type="float" office:value="-0.00013008688040973" calcext:value-type="float">
            <text:p>-0.00013008688041</text:p>
          </table:table-cell>
          <table:table-cell office:value-type="float" office:value="0.00000016078424058447" calcext:value-type="float">
            <text:p>1.6078424058447E-07</text:p>
          </table:table-cell>
          <table:table-cell office:value-type="float" office:value="0.00001131307366306" calcext:value-type="float">
            <text:p>1.131307366306E-05</text:p>
          </table:table-cell>
          <table:table-cell office:value-type="float" office:value="0.19081847535744" calcext:value-type="float">
            <text:p>0.19081847535744</text:p>
          </table:table-cell>
          <table:table-cell office:value-type="float" office:value="0.0091635521374454" calcext:value-type="float">
            <text:p>0.009163552137445</text:p>
          </table:table-cell>
          <table:table-cell office:value-type="float" office:value="0.0032890377246163" calcext:value-type="float">
            <text:p>0.003289037724616</text:p>
          </table:table-cell>
          <table:table-cell office:value-type="float" office:value="0.02144892169484" calcext:value-type="float">
            <text:p>0.02144892169484</text:p>
          </table:table-cell>
          <table:table-cell office:value-type="float" office:value="-0.000056563476519946" calcext:value-type="float">
            <text:p>-5.6563476519946E-05</text:p>
          </table:table-cell>
          <table:table-cell office:value-type="float" office:value="0.020920831649711" calcext:value-type="float">
            <text:p>0.020920831649711</text:p>
          </table:table-cell>
        </table:table-row>
        <table:table-row table:style-name="ro1">
          <table:table-cell office:value-type="float" office:value="22.834375" calcext:value-type="float">
            <text:p>22.834375</text:p>
          </table:table-cell>
          <table:table-cell office:value-type="float" office:value="0.00072959049185268" calcext:value-type="float">
            <text:p>0.000729590491853</text:p>
          </table:table-cell>
          <table:table-cell office:value-type="float" office:value="0.000036718719881788" calcext:value-type="float">
            <text:p>3.6718719881788E-05</text:p>
          </table:table-cell>
          <table:table-cell office:value-type="float" office:value="0.000010776748583909" calcext:value-type="float">
            <text:p>1.0776748583909E-05</text:p>
          </table:table-cell>
          <table:table-cell office:value-type="float" office:value="-0.00017748147984359" calcext:value-type="float">
            <text:p>-0.000177481479844</text:p>
          </table:table-cell>
          <table:table-cell office:value-type="float" office:value="-0.000000019884055253897" calcext:value-type="float">
            <text:p>-1.9884055253897E-08</text:p>
          </table:table-cell>
          <table:table-cell office:value-type="float" office:value="-0.000077402625344312" calcext:value-type="float">
            <text:p>-7.7402625344312E-05</text:p>
          </table:table-cell>
          <table:table-cell office:value-type="float" office:value="0.19756422364263" calcext:value-type="float">
            <text:p>0.19756422364263</text:p>
          </table:table-cell>
          <table:table-cell office:value-type="float" office:value="0.0094645540925787" calcext:value-type="float">
            <text:p>0.009464554092579</text:p>
          </table:table-cell>
          <table:table-cell office:value-type="float" office:value="0.0035456925374815" calcext:value-type="float">
            <text:p>0.003545692537482</text:p>
          </table:table-cell>
          <table:table-cell office:value-type="float" office:value="0.027740145147652" calcext:value-type="float">
            <text:p>0.027740145147652</text:p>
          </table:table-cell>
          <table:table-cell office:value-type="float" office:value="-0.000053423062433671" calcext:value-type="float">
            <text:p>-5.3423062433671E-05</text:p>
          </table:table-cell>
          <table:table-cell office:value-type="float" office:value="0.023916484208729" calcext:value-type="float">
            <text:p>0.023916484208729</text:p>
          </table:table-cell>
        </table:table-row>
        <table:table-row table:style-name="ro1">
          <table:table-cell office:value-type="float" office:value="22.934375" calcext:value-type="float">
            <text:p>22.934375</text:p>
          </table:table-cell>
          <table:table-cell office:value-type="float" office:value="0.00089291816125945" calcext:value-type="float">
            <text:p>0.000892918161259</text:p>
          </table:table-cell>
          <table:table-cell office:value-type="float" office:value="0.000040532090430671" calcext:value-type="float">
            <text:p>4.0532090430671E-05</text:p>
          </table:table-cell>
          <table:table-cell office:value-type="float" office:value="0.000017252783513167" calcext:value-type="float">
            <text:p>1.7252783513167E-05</text:p>
          </table:table-cell>
          <table:table-cell office:value-type="float" office:value="-0.00022301544287143" calcext:value-type="float">
            <text:p>-0.000223015442871</text:p>
          </table:table-cell>
          <table:table-cell office:value-type="float" office:value="-0.00000022604267918476" calcext:value-type="float">
            <text:p>-2.2604267918476E-07</text:p>
          </table:table-cell>
          <table:table-cell office:value-type="float" office:value="-0.000169406726893" calcext:value-type="float">
            <text:p>-0.000169406726893</text:p>
          </table:table-cell>
          <table:table-cell office:value-type="float" office:value="0.20339572120526" calcext:value-type="float">
            <text:p>0.20339572120526</text:p>
          </table:table-cell>
          <table:table-cell office:value-type="float" office:value="0.009731603307748" calcext:value-type="float">
            <text:p>0.009731603307748</text:p>
          </table:table-cell>
          <table:table-cell office:value-type="float" office:value="0.0038057265426515" calcext:value-type="float">
            <text:p>0.003805726542652</text:p>
          </table:table-cell>
          <table:table-cell office:value-type="float" office:value="0.033310418222191" calcext:value-type="float">
            <text:p>0.033310418222191</text:p>
          </table:table-cell>
          <table:table-cell office:value-type="float" office:value="-0.000052667599448964" calcext:value-type="float">
            <text:p>-5.2667599448964E-05</text:p>
          </table:table-cell>
          <table:table-cell office:value-type="float" office:value="0.026054256107426" calcext:value-type="float">
            <text:p>0.026054256107426</text:p>
          </table:table-cell>
        </table:table-row>
        <table:table-row table:style-name="ro1">
          <table:table-cell office:value-type="float" office:value="23.034375" calcext:value-type="float">
            <text:p>23.034375</text:p>
          </table:table-cell>
          <table:table-cell office:value-type="float" office:value="0.0010542952939202" calcext:value-type="float">
            <text:p>0.00105429529392</text:p>
          </table:table-cell>
          <table:table-cell office:value-type="float" office:value="0.000044592710783045" calcext:value-type="float">
            <text:p>4.4592710783045E-05</text:p>
          </table:table-cell>
          <table:table-cell office:value-type="float" office:value="0.000023609187887583" calcext:value-type="float">
            <text:p>2.3609187887583E-05</text:p>
          </table:table-cell>
          <table:table-cell office:value-type="float" office:value="-0.00026686609591812" calcext:value-type="float">
            <text:p>-0.000266866095918</text:p>
          </table:table-cell>
          <table:table-cell office:value-type="float" office:value="-0.0000003839067865068" calcext:value-type="float">
            <text:p>-3.839067865068E-07</text:p>
          </table:table-cell>
          <table:table-cell office:value-type="float" office:value="-0.00026315189474785" calcext:value-type="float">
            <text:p>-0.000263151894748</text:p>
          </table:table-cell>
          <table:table-cell office:value-type="float" office:value="0.20879518141812" calcext:value-type="float">
            <text:p>0.20879518141812</text:p>
          </table:table-cell>
          <table:table-cell office:value-type="float" office:value="0.0099832125405804" calcext:value-type="float">
            <text:p>0.00998321254058</text:p>
          </table:table-cell>
          <table:table-cell office:value-type="float" office:value="0.0040205441213423" calcext:value-type="float">
            <text:p>0.004020544121342</text:p>
          </table:table-cell>
          <table:table-cell office:value-type="float" office:value="0.038521124791487" calcext:value-type="float">
            <text:p>0.038521124791487</text:p>
          </table:table-cell>
          <table:table-cell office:value-type="float" office:value="-0.000044217498170857" calcext:value-type="float">
            <text:p>-4.4217498170857E-05</text:p>
          </table:table-cell>
          <table:table-cell office:value-type="float" office:value="0.027929277998858" calcext:value-type="float">
            <text:p>0.027929277998858</text:p>
          </table:table-cell>
        </table:table-row>
        <table:table-row table:style-name="ro1">
          <table:table-cell office:value-type="float" office:value="23.134375" calcext:value-type="float">
            <text:p>23.134375</text:p>
          </table:table-cell>
          <table:table-cell office:value-type="float" office:value="0.0012137573248115" calcext:value-type="float">
            <text:p>0.001213757324812</text:p>
          </table:table-cell>
          <table:table-cell office:value-type="float" office:value="0.000048832325877367" calcext:value-type="float">
            <text:p>4.8832325877367E-05</text:p>
          </table:table-cell>
          <table:table-cell office:value-type="float" office:value="0.000030203145492418" calcext:value-type="float">
            <text:p>3.0203145492418E-05</text:p>
          </table:table-cell>
          <table:table-cell office:value-type="float" office:value="-0.00030916518513503" calcext:value-type="float">
            <text:p>-0.000309165185135</text:p>
          </table:table-cell>
          <table:table-cell office:value-type="float" office:value="-0.00000059261208646481" calcext:value-type="float">
            <text:p>-5.9261208646481E-07</text:p>
          </table:table-cell>
          <table:table-cell office:value-type="float" office:value="-0.00035850738300956" calcext:value-type="float">
            <text:p>-0.00035850738301</text:p>
          </table:table-cell>
          <table:table-cell office:value-type="float" office:value="0.21378080480326" calcext:value-type="float">
            <text:p>0.21378080480326</text:p>
          </table:table-cell>
          <table:table-cell office:value-type="float" office:value="0.010219830809256" calcext:value-type="float">
            <text:p>0.010219830809256</text:p>
          </table:table-cell>
          <table:table-cell office:value-type="float" office:value="0.0042456964969579" calcext:value-type="float">
            <text:p>0.004245696496958</text:p>
          </table:table-cell>
          <table:table-cell office:value-type="float" office:value="0.04337071110494" calcext:value-type="float">
            <text:p>0.04337071110494</text:p>
          </table:table-cell>
          <table:table-cell office:value-type="float" office:value="-0.000043068420897457" calcext:value-type="float">
            <text:p>-4.3068420897457E-05</text:p>
          </table:table-cell>
          <table:table-cell office:value-type="float" office:value="0.029542981341896" calcext:value-type="float">
            <text:p>0.029542981341896</text:p>
          </table:table-cell>
        </table:table-row>
        <table:table-row table:style-name="ro1">
          <table:table-cell office:value-type="float" office:value="23.234375" calcext:value-type="float">
            <text:p>23.234375</text:p>
          </table:table-cell>
          <table:table-cell office:value-type="float" office:value="0.001370684159175" calcext:value-type="float">
            <text:p>0.001370684159175</text:p>
          </table:table-cell>
          <table:table-cell office:value-type="float" office:value="0.000053423740279262" calcext:value-type="float">
            <text:p>5.3423740279262E-05</text:p>
          </table:table-cell>
          <table:table-cell office:value-type="float" office:value="0.000036815128765427" calcext:value-type="float">
            <text:p>3.6815128765427E-05</text:p>
          </table:table-cell>
          <table:table-cell office:value-type="float" office:value="-0.00034951474620378" calcext:value-type="float">
            <text:p>-0.000349514746204</text:p>
          </table:table-cell>
          <table:table-cell office:value-type="float" office:value="-0.00000086950817940929" calcext:value-type="float">
            <text:p>-8.6950817940929E-07</text:p>
          </table:table-cell>
          <table:table-cell office:value-type="float" office:value="-0.0004540601194528" calcext:value-type="float">
            <text:p>-0.000454060119453</text:p>
          </table:table-cell>
          <table:table-cell office:value-type="float" office:value="0.21855549964596" calcext:value-type="float">
            <text:p>0.21855549964596</text:p>
          </table:table-cell>
          <table:table-cell office:value-type="float" office:value="0.010448451936265" calcext:value-type="float">
            <text:p>0.010448451936265</text:p>
          </table:table-cell>
          <table:table-cell office:value-type="float" office:value="0.0044541442585974" calcext:value-type="float">
            <text:p>0.004454144258597</text:p>
          </table:table-cell>
          <table:table-cell office:value-type="float" office:value="0.048037493994636" calcext:value-type="float">
            <text:p>0.048037493994636</text:p>
          </table:table-cell>
          <table:table-cell office:value-type="float" office:value="-0.00005086564658761" calcext:value-type="float">
            <text:p>-5.086564658761E-05</text:p>
          </table:table-cell>
          <table:table-cell office:value-type="float" office:value="0.031139385456561" calcext:value-type="float">
            <text:p>0.031139385456561</text:p>
          </table:table-cell>
        </table:table-row>
        <table:table-row table:style-name="ro1">
          <table:table-cell office:value-type="float" office:value="23.334375" calcext:value-type="float">
            <text:p>23.334375</text:p>
          </table:table-cell>
          <table:table-cell office:value-type="float" office:value="0.0015194902016956" calcext:value-type="float">
            <text:p>0.001519490201696</text:p>
          </table:table-cell>
          <table:table-cell office:value-type="float" office:value="0.000057944773192334" calcext:value-type="float">
            <text:p>5.7944773192334E-05</text:p>
          </table:table-cell>
          <table:table-cell office:value-type="float" office:value="0.000043014915663306" calcext:value-type="float">
            <text:p>4.3014915663306E-05</text:p>
          </table:table-cell>
          <table:table-cell office:value-type="float" office:value="-0.00038708561369907" calcext:value-type="float">
            <text:p>-0.000387085613699</text:p>
          </table:table-cell>
          <table:table-cell office:value-type="float" office:value="-0.0000011472431748914" calcext:value-type="float">
            <text:p>-1.1472431748914E-06</text:p>
          </table:table-cell>
          <table:table-cell office:value-type="float" office:value="-0.00054660591229136" calcext:value-type="float">
            <text:p>-0.000546605912291</text:p>
          </table:table-cell>
          <table:table-cell office:value-type="float" office:value="0.22283576327864" calcext:value-type="float">
            <text:p>0.22283576327864</text:p>
          </table:table-cell>
          <table:table-cell office:value-type="float" office:value="0.010656806995145" calcext:value-type="float">
            <text:p>0.010656806995145</text:p>
          </table:table-cell>
          <table:table-cell office:value-type="float" office:value="0.0046173559239343" calcext:value-type="float">
            <text:p>0.004617355923934</text:p>
          </table:table-cell>
          <table:table-cell office:value-type="float" office:value="0.052209637958844" calcext:value-type="float">
            <text:p>0.052209637958844</text:p>
          </table:table-cell>
          <table:table-cell office:value-type="float" office:value="-0.000057660820150796" calcext:value-type="float">
            <text:p>-5.7660820150796E-05</text:p>
          </table:table-cell>
          <table:table-cell office:value-type="float" office:value="0.032498903507707" calcext:value-type="float">
            <text:p>0.032498903507707</text:p>
          </table:table-cell>
        </table:table-row>
        <table:table-row table:style-name="ro1">
          <table:table-cell office:value-type="float" office:value="23.434375" calcext:value-type="float">
            <text:p>23.434375</text:p>
          </table:table-cell>
          <table:table-cell office:value-type="float" office:value="0.0016685474063953" calcext:value-type="float">
            <text:p>0.001668547406395</text:p>
          </table:table-cell>
          <table:table-cell office:value-type="float" office:value="0.00006188570720795" calcext:value-type="float">
            <text:p>6.188570720795E-05</text:p>
          </table:table-cell>
          <table:table-cell office:value-type="float" office:value="0.000049293434464703" calcext:value-type="float">
            <text:p>4.9293434464703E-05</text:p>
          </table:table-cell>
          <table:table-cell office:value-type="float" office:value="-0.0004231625660709" calcext:value-type="float">
            <text:p>-0.000423162566071</text:p>
          </table:table-cell>
          <table:table-cell office:value-type="float" office:value="-0.000001454399694833" calcext:value-type="float">
            <text:p>-1.454399694833E-06</text:p>
          </table:table-cell>
          <table:table-cell office:value-type="float" office:value="-0.00064075629058243" calcext:value-type="float">
            <text:p>-0.000640756290582</text:p>
          </table:table-cell>
          <table:table-cell office:value-type="float" office:value="0.22688805444451" calcext:value-type="float">
            <text:p>0.22688805444451</text:p>
          </table:table-cell>
          <table:table-cell office:value-type="float" office:value="0.010853846954097" calcext:value-type="float">
            <text:p>0.010853846954097</text:p>
          </table:table-cell>
          <table:table-cell office:value-type="float" office:value="0.0047606253485149" calcext:value-type="float">
            <text:p>0.004760625348515</text:p>
          </table:table-cell>
          <table:table-cell office:value-type="float" office:value="0.056463778111196" calcext:value-type="float">
            <text:p>0.056463778111196</text:p>
          </table:table-cell>
          <table:table-cell office:value-type="float" office:value="-0.000048979734897895" calcext:value-type="float">
            <text:p>-4.8979734897895E-05</text:p>
          </table:table-cell>
          <table:table-cell office:value-type="float" office:value="0.034078156058846" calcext:value-type="float">
            <text:p>0.034078156058846</text:p>
          </table:table-cell>
        </table:table-row>
        <table:table-row table:style-name="ro1">
          <table:table-cell office:value-type="float" office:value="23.534375" calcext:value-type="float">
            <text:p>23.534375</text:p>
          </table:table-cell>
          <table:table-cell office:value-type="float" office:value="0.0018169244396559" calcext:value-type="float">
            <text:p>0.001816924439656</text:p>
          </table:table-cell>
          <table:table-cell office:value-type="float" office:value="0.000065090520491173" calcext:value-type="float">
            <text:p>6.5090520491173E-05</text:p>
          </table:table-cell>
          <table:table-cell office:value-type="float" office:value="0.000055724665641061" calcext:value-type="float">
            <text:p>5.5724665641061E-05</text:p>
          </table:table-cell>
          <table:table-cell office:value-type="float" office:value="-0.00045760061579334" calcext:value-type="float">
            <text:p>-0.000457600615793</text:p>
          </table:table-cell>
          <table:table-cell office:value-type="float" office:value="-0.0000017265478920157" calcext:value-type="float">
            <text:p>-1.7265478920157E-06</text:p>
          </table:table-cell>
          <table:table-cell office:value-type="float" office:value="-0.00073616078373632" calcext:value-type="float">
            <text:p>-0.000736160783736</text:p>
          </table:table-cell>
          <table:table-cell office:value-type="float" office:value="0.23064125478404" calcext:value-type="float">
            <text:p>0.23064125478404</text:p>
          </table:table-cell>
          <table:table-cell office:value-type="float" office:value="0.011036572611999" calcext:value-type="float">
            <text:p>0.011036572611999</text:p>
          </table:table-cell>
          <table:table-cell office:value-type="float" office:value="0.0049155040577884" calcext:value-type="float">
            <text:p>0.004915504057788</text:p>
          </table:table-cell>
          <table:table-cell office:value-type="float" office:value="0.060720006086277" calcext:value-type="float">
            <text:p>0.060720006086277</text:p>
          </table:table-cell>
          <table:table-cell office:value-type="float" office:value="-0.000049664154764568" calcext:value-type="float">
            <text:p>-4.9664154764568E-05</text:p>
          </table:table-cell>
          <table:table-cell office:value-type="float" office:value="0.035799335195937" calcext:value-type="float">
            <text:p>0.035799335195937</text:p>
          </table:table-cell>
        </table:table-row>
        <table:table-row table:style-name="ro1">
          <table:table-cell office:value-type="float" office:value="23.634375" calcext:value-type="float">
            <text:p>23.634375</text:p>
          </table:table-cell>
          <table:table-cell office:value-type="float" office:value="0.001961769166258" calcext:value-type="float">
            <text:p>0.001961769166258</text:p>
          </table:table-cell>
          <table:table-cell office:value-type="float" office:value="0.00006811267796456" calcext:value-type="float">
            <text:p>6.811267796456E-05</text:p>
          </table:table-cell>
          <table:table-cell office:value-type="float" office:value="0.000062052542064345" calcext:value-type="float">
            <text:p>6.2052542064345E-05</text:p>
          </table:table-cell>
          <table:table-cell office:value-type="float" office:value="-0.0004902740782751" calcext:value-type="float">
            <text:p>-0.000490274078275</text:p>
          </table:table-cell>
          <table:table-cell office:value-type="float" office:value="-0.0000020014987956244" calcext:value-type="float">
            <text:p>-2.0014987956244E-06</text:p>
          </table:table-cell>
          <table:table-cell office:value-type="float" office:value="-0.00083098430824109" calcext:value-type="float">
            <text:p>-0.000830984308241</text:p>
          </table:table-cell>
          <table:table-cell office:value-type="float" office:value="0.23415154502435" calcext:value-type="float">
            <text:p>0.23415154502435</text:p>
          </table:table-cell>
          <table:table-cell office:value-type="float" office:value="0.011208974665602" calcext:value-type="float">
            <text:p>0.011208974665602</text:p>
          </table:table-cell>
          <table:table-cell office:value-type="float" office:value="0.0050553500853941" calcext:value-type="float">
            <text:p>0.005055350085394</text:p>
          </table:table-cell>
          <table:table-cell office:value-type="float" office:value="0.064727896297117" calcext:value-type="float">
            <text:p>0.064727896297117</text:p>
          </table:table-cell>
          <table:table-cell office:value-type="float" office:value="-0.000050093334487189" calcext:value-type="float">
            <text:p>-5.0093334487189E-05</text:p>
          </table:table-cell>
          <table:table-cell office:value-type="float" office:value="0.037388718042987" calcext:value-type="float">
            <text:p>0.037388718042987</text:p>
          </table:table-cell>
        </table:table-row>
        <table:table-row table:style-name="ro1">
          <table:table-cell office:value-type="float" office:value="23.734375" calcext:value-type="float">
            <text:p>23.734375</text:p>
          </table:table-cell>
          <table:table-cell office:value-type="float" office:value="0.0021062424044829" calcext:value-type="float">
            <text:p>0.002106242404483</text:p>
          </table:table-cell>
          <table:table-cell office:value-type="float" office:value="0.000071145847352229" calcext:value-type="float">
            <text:p>7.1145847352229E-05</text:p>
          </table:table-cell>
          <table:table-cell office:value-type="float" office:value="0.000068497950330065" calcext:value-type="float">
            <text:p>6.8497950330065E-05</text:p>
          </table:table-cell>
          <table:table-cell office:value-type="float" office:value="-0.00052171507448197" calcext:value-type="float">
            <text:p>-0.000521715074482</text:p>
          </table:table-cell>
          <table:table-cell office:value-type="float" office:value="-0.0000022863467006712" calcext:value-type="float">
            <text:p>-2.2863467006712E-06</text:p>
          </table:table-cell>
          <table:table-cell office:value-type="float" office:value="-0.00092676872367626" calcext:value-type="float">
            <text:p>-0.000926768723676</text:p>
          </table:table-cell>
          <table:table-cell office:value-type="float" office:value="0.23761623443632" calcext:value-type="float">
            <text:p>0.23761623443632</text:p>
          </table:table-cell>
          <table:table-cell office:value-type="float" office:value="0.011379097557664" calcext:value-type="float">
            <text:p>0.011379097557664</text:p>
          </table:table-cell>
          <table:table-cell office:value-type="float" office:value="0.0051970476103839" calcext:value-type="float">
            <text:p>0.005197047610384</text:p>
          </table:table-cell>
          <table:table-cell office:value-type="float" office:value="0.068694701732182" calcext:value-type="float">
            <text:p>0.068694701732182</text:p>
          </table:table-cell>
          <table:table-cell office:value-type="float" office:value="-0.000051017482846788" calcext:value-type="float">
            <text:p>-5.1017482846788E-05</text:p>
          </table:table-cell>
          <table:table-cell office:value-type="float" office:value="0.039012332151963" calcext:value-type="float">
            <text:p>0.039012332151963</text:p>
          </table:table-cell>
        </table:table-row>
        <table:table-row table:style-name="ro1">
          <table:table-cell office:value-type="float" office:value="23.834375" calcext:value-type="float">
            <text:p>23.834375</text:p>
          </table:table-cell>
          <table:table-cell office:value-type="float" office:value="0.0022495073382305" calcext:value-type="float">
            <text:p>0.002249507338231</text:p>
          </table:table-cell>
          <table:table-cell office:value-type="float" office:value="0.00007414783463429" calcext:value-type="float">
            <text:p>7.414783463429E-05</text:p>
          </table:table-cell>
          <table:table-cell office:value-type="float" office:value="0.000075016126561154" calcext:value-type="float">
            <text:p>7.5016126561154E-05</text:p>
          </table:table-cell>
          <table:table-cell office:value-type="float" office:value="-0.00055184047732114" calcext:value-type="float">
            <text:p>-0.000551840477321</text:p>
          </table:table-cell>
          <table:table-cell office:value-type="float" office:value="-0.0000025783191736758" calcext:value-type="float">
            <text:p>-2.5783191736758E-06</text:p>
          </table:table-cell>
          <table:table-cell office:value-type="float" office:value="-0.0010229135084955" calcext:value-type="float">
            <text:p>-0.001022913508496</text:p>
          </table:table-cell>
          <table:table-cell office:value-type="float" office:value="0.24101122588377" calcext:value-type="float">
            <text:p>0.24101122588377</text:p>
          </table:table-cell>
          <table:table-cell office:value-type="float" office:value="0.011545764987738" calcext:value-type="float">
            <text:p>0.011545764987738</text:p>
          </table:table-cell>
          <table:table-cell office:value-type="float" office:value="0.0053384453601637" calcext:value-type="float">
            <text:p>0.005338445360164</text:p>
          </table:table-cell>
          <table:table-cell office:value-type="float" office:value="0.072585911026314" calcext:value-type="float">
            <text:p>0.072585911026314</text:p>
          </table:table-cell>
          <table:table-cell office:value-type="float" office:value="-0.000052130078649073" calcext:value-type="float">
            <text:p>-5.2130078649073E-05</text:p>
          </table:table-cell>
          <table:table-cell office:value-type="float" office:value="0.040648373107172" calcext:value-type="float">
            <text:p>0.040648373107172</text:p>
          </table:table-cell>
        </table:table-row>
        <table:table-row table:style-name="ro1">
          <table:table-cell office:value-type="float" office:value="23.934375" calcext:value-type="float">
            <text:p>23.934375</text:p>
          </table:table-cell>
          <table:table-cell office:value-type="float" office:value="0.0023821467359479" calcext:value-type="float">
            <text:p>0.002382146735948</text:p>
          </table:table-cell>
          <table:table-cell office:value-type="float" office:value="0.000078135518698726" calcext:value-type="float">
            <text:p>7.8135518698726E-05</text:p>
          </table:table-cell>
          <table:table-cell office:value-type="float" office:value="0.000081070381956379" calcext:value-type="float">
            <text:p>8.1070381956379E-05</text:p>
          </table:table-cell>
          <table:table-cell office:value-type="float" office:value="-0.00057972650987128" calcext:value-type="float">
            <text:p>-0.000579726509871</text:p>
          </table:table-cell>
          <table:table-cell office:value-type="float" office:value="-0.0000028632881908249" calcext:value-type="float">
            <text:p>-2.8632881908249E-06</text:p>
          </table:table-cell>
          <table:table-cell office:value-type="float" office:value="-0.0011134923307395" calcext:value-type="float">
            <text:p>-0.00111349233074</text:p>
          </table:table-cell>
          <table:table-cell office:value-type="float" office:value="0.24362329400682" calcext:value-type="float">
            <text:p>0.24362329400682</text:p>
          </table:table-cell>
          <table:table-cell office:value-type="float" office:value="0.01167487733038" calcext:value-type="float">
            <text:p>0.01167487733038</text:p>
          </table:table-cell>
          <table:table-cell office:value-type="float" office:value="0.005433388663945" calcext:value-type="float">
            <text:p>0.005433388663945</text:p>
          </table:table-cell>
          <table:table-cell office:value-type="float" office:value="0.07595573618522" calcext:value-type="float">
            <text:p>0.07595573618522</text:p>
          </table:table-cell>
          <table:table-cell office:value-type="float" office:value="-0.000053351857573591" calcext:value-type="float">
            <text:p>-5.3351857573591E-05</text:p>
          </table:table-cell>
          <table:table-cell office:value-type="float" office:value="0.042108114859943" calcext:value-type="float">
            <text:p>0.042108114859943</text:p>
          </table:table-cell>
        </table:table-row>
        <table:table-row table:style-name="ro1">
          <table:table-cell office:value-type="float" office:value="24.034375" calcext:value-type="float">
            <text:p>24.034375</text:p>
          </table:table-cell>
          <table:table-cell office:value-type="float" office:value="0.0024426122929856" calcext:value-type="float">
            <text:p>0.002442612292986</text:p>
          </table:table-cell>
          <table:table-cell office:value-type="float" office:value="0.000078877818257469" calcext:value-type="float">
            <text:p>7.8877818257469E-05</text:p>
          </table:table-cell>
          <table:table-cell office:value-type="float" office:value="0.000083910671176991" calcext:value-type="float">
            <text:p>8.3910671176991E-05</text:p>
          </table:table-cell>
          <table:table-cell office:value-type="float" office:value="-0.00059287851030648" calcext:value-type="float">
            <text:p>-0.000592878510306</text:p>
          </table:table-cell>
          <table:table-cell office:value-type="float" office:value="-0.0000030145910764098" calcext:value-type="float">
            <text:p>-3.0145910764098E-06</text:p>
          </table:table-cell>
          <table:table-cell office:value-type="float" office:value="-0.0011592143278473" calcext:value-type="float">
            <text:p>-0.001159214327847</text:p>
          </table:table-cell>
          <table:table-cell office:value-type="float" office:value="0.24364320627884" calcext:value-type="float">
            <text:p>0.24364320627884</text:p>
          </table:table-cell>
          <table:table-cell office:value-type="float" office:value="0.011683940399896" calcext:value-type="float">
            <text:p>0.011683940399896</text:p>
          </table:table-cell>
          <table:table-cell office:value-type="float" office:value="0.0054665159922405" calcext:value-type="float">
            <text:p>0.005466515992241</text:p>
          </table:table-cell>
          <table:table-cell office:value-type="float" office:value="0.076902006844007" calcext:value-type="float">
            <text:p>0.076902006844007</text:p>
          </table:table-cell>
          <table:table-cell office:value-type="float" office:value="-0.000054077615988912" calcext:value-type="float">
            <text:p>-5.4077615988912E-05</text:p>
          </table:table-cell>
          <table:table-cell office:value-type="float" office:value="0.04197750066389" calcext:value-type="float">
            <text:p>0.04197750066389</text:p>
          </table:table-cell>
        </table:table-row>
        <table:table-row table:style-name="ro1">
          <table:table-cell office:value-type="float" office:value="24.134375" calcext:value-type="float">
            <text:p>24.134375</text:p>
          </table:table-cell>
          <table:table-cell office:value-type="float" office:value="0.0023612688846386" calcext:value-type="float">
            <text:p>0.002361268884639</text:p>
          </table:table-cell>
          <table:table-cell office:value-type="float" office:value="0.000073193418528839" calcext:value-type="float">
            <text:p>7.3193418528839E-05</text:p>
          </table:table-cell>
          <table:table-cell office:value-type="float" office:value="0.000082325200579538" calcext:value-type="float">
            <text:p>8.2325200579538E-05</text:p>
          </table:table-cell>
          <table:table-cell office:value-type="float" office:value="-0.00057811681922966" calcext:value-type="float">
            <text:p>-0.00057811681923</text:p>
          </table:table-cell>
          <table:table-cell office:value-type="float" office:value="-0.0000029631812788894" calcext:value-type="float">
            <text:p>-2.9631812788894E-06</text:p>
          </table:table-cell>
          <table:table-cell office:value-type="float" office:value="-0.0011422625608018" calcext:value-type="float">
            <text:p>-0.001142262560802</text:p>
          </table:table-cell>
          <table:table-cell office:value-type="float" office:value="0.22449025788402" calcext:value-type="float">
            <text:p>0.22449025788402</text:p>
          </table:table-cell>
          <table:table-cell office:value-type="float" office:value="0.010765691212964" calcext:value-type="float">
            <text:p>0.010765691212964</text:p>
          </table:table-cell>
          <table:table-cell office:value-type="float" office:value="0.0052104015111136" calcext:value-type="float">
            <text:p>0.005210401511114</text:p>
          </table:table-cell>
          <table:table-cell office:value-type="float" office:value="0.073273728356116" calcext:value-type="float">
            <text:p>0.073273728356116</text:p>
          </table:table-cell>
          <table:table-cell office:value-type="float" office:value="-0.000045772956389469" calcext:value-type="float">
            <text:p>-4.5772956389469E-05</text:p>
          </table:table-cell>
          <table:table-cell office:value-type="float" office:value="0.038703003678631" calcext:value-type="float">
            <text:p>0.038703003678631</text:p>
          </table:table-cell>
        </table:table-row>
        <table:table-row table:style-name="ro1">
          <table:table-cell office:value-type="float" office:value="24.234375" calcext:value-type="float">
            <text:p>24.234375</text:p>
          </table:table-cell>
          <table:table-cell office:value-type="float" office:value="0.0022799254762916" calcext:value-type="float">
            <text:p>0.002279925476292</text:p>
          </table:table-cell>
          <table:table-cell office:value-type="float" office:value="0.00006750901880021" calcext:value-type="float">
            <text:p>6.750901880021E-05</text:p>
          </table:table-cell>
          <table:table-cell office:value-type="float" office:value="0.000080739729982086" calcext:value-type="float">
            <text:p>8.0739729982086E-05</text:p>
          </table:table-cell>
          <table:table-cell office:value-type="float" office:value="-0.00056335512815284" calcext:value-type="float">
            <text:p>-0.000563355128153</text:p>
          </table:table-cell>
          <table:table-cell office:value-type="float" office:value="-0.0000029117714813692" calcext:value-type="float">
            <text:p>-2.9117714813692E-06</text:p>
          </table:table-cell>
          <table:table-cell office:value-type="float" office:value="-0.0011253107937563" calcext:value-type="float">
            <text:p>-0.001125310793756</text:p>
          </table:table-cell>
          <table:table-cell office:value-type="float" office:value="0.2053373094892" calcext:value-type="float">
            <text:p>0.2053373094892</text:p>
          </table:table-cell>
          <table:table-cell office:value-type="float" office:value="0.0098474420260315" calcext:value-type="float">
            <text:p>0.009847442026032</text:p>
          </table:table-cell>
          <table:table-cell office:value-type="float" office:value="0.0049542870299867" calcext:value-type="float">
            <text:p>0.004954287029987</text:p>
          </table:table-cell>
          <table:table-cell office:value-type="float" office:value="0.069645449868225" calcext:value-type="float">
            <text:p>0.069645449868225</text:p>
          </table:table-cell>
          <table:table-cell office:value-type="float" office:value="-0.000037468296790051" calcext:value-type="float">
            <text:p>-3.7468296790051E-05</text:p>
          </table:table-cell>
          <table:table-cell office:value-type="float" office:value="0.035428506693372" calcext:value-type="float">
            <text:p>0.035428506693372</text:p>
          </table:table-cell>
        </table:table-row>
        <table:table-row table:style-name="ro1">
          <table:table-cell office:value-type="float" office:value="24.334375" calcext:value-type="float">
            <text:p>24.334375</text:p>
          </table:table-cell>
          <table:table-cell office:value-type="float" office:value="0.0021985820679446" calcext:value-type="float">
            <text:p>0.002198582067945</text:p>
          </table:table-cell>
          <table:table-cell office:value-type="float" office:value="0.00006182461907158" calcext:value-type="float">
            <text:p>6.182461907158E-05</text:p>
          </table:table-cell>
          <table:table-cell office:value-type="float" office:value="0.000079154259384635" calcext:value-type="float">
            <text:p>7.9154259384635E-05</text:p>
          </table:table-cell>
          <table:table-cell office:value-type="float" office:value="-0.00054859343707602" calcext:value-type="float">
            <text:p>-0.000548593437076</text:p>
          </table:table-cell>
          <table:table-cell office:value-type="float" office:value="-0.0000028603616838494" calcext:value-type="float">
            <text:p>-2.8603616838494E-06</text:p>
          </table:table-cell>
          <table:table-cell office:value-type="float" office:value="-0.0011083590267108" calcext:value-type="float">
            <text:p>-0.001108359026711</text:p>
          </table:table-cell>
          <table:table-cell office:value-type="float" office:value="0.18618436109438" calcext:value-type="float">
            <text:p>0.18618436109438</text:p>
          </table:table-cell>
          <table:table-cell office:value-type="float" office:value="0.0089291928390989" calcext:value-type="float">
            <text:p>0.008929192839099</text:p>
          </table:table-cell>
          <table:table-cell office:value-type="float" office:value="0.00469817254886" calcext:value-type="float">
            <text:p>0.00469817254886</text:p>
          </table:table-cell>
          <table:table-cell office:value-type="float" office:value="0.066017171380334" calcext:value-type="float">
            <text:p>0.066017171380334</text:p>
          </table:table-cell>
          <table:table-cell office:value-type="float" office:value="-0.000029163637190697" calcext:value-type="float">
            <text:p>-2.9163637190697E-05</text:p>
          </table:table-cell>
          <table:table-cell office:value-type="float" office:value="0.032154009708114" calcext:value-type="float">
            <text:p>0.032154009708114</text:p>
          </table:table-cell>
        </table:table-row>
        <table:table-row table:style-name="ro1">
          <table:table-cell office:value-type="float" office:value="24.434375" calcext:value-type="float">
            <text:p>24.434375</text:p>
          </table:table-cell>
          <table:table-cell office:value-type="float" office:value="0.0021172386595976" calcext:value-type="float">
            <text:p>0.002117238659598</text:p>
          </table:table-cell>
          <table:table-cell office:value-type="float" office:value="0.00005614021934295" calcext:value-type="float">
            <text:p>5.614021934295E-05</text:p>
          </table:table-cell>
          <table:table-cell office:value-type="float" office:value="0.000077568788787183" calcext:value-type="float">
            <text:p>7.7568788787183E-05</text:p>
          </table:table-cell>
          <table:table-cell office:value-type="float" office:value="-0.0005338317459992" calcext:value-type="float">
            <text:p>-0.000533831745999</text:p>
          </table:table-cell>
          <table:table-cell office:value-type="float" office:value="-0.0000028089518863271" calcext:value-type="float">
            <text:p>-2.8089518863271E-06</text:p>
          </table:table-cell>
          <table:table-cell office:value-type="float" office:value="-0.0010914072596653" calcext:value-type="float">
            <text:p>-0.001091407259665</text:p>
          </table:table-cell>
          <table:table-cell office:value-type="float" office:value="0.16703141269956" calcext:value-type="float">
            <text:p>0.16703141269956</text:p>
          </table:table-cell>
          <table:table-cell office:value-type="float" office:value="0.0080109436521664" calcext:value-type="float">
            <text:p>0.008010943652166</text:p>
          </table:table-cell>
          <table:table-cell office:value-type="float" office:value="0.004442058067733" calcext:value-type="float">
            <text:p>0.004442058067733</text:p>
          </table:table-cell>
          <table:table-cell office:value-type="float" office:value="0.062388892892444" calcext:value-type="float">
            <text:p>0.062388892892444</text:p>
          </table:table-cell>
          <table:table-cell office:value-type="float" office:value="-0.000020858977590954" calcext:value-type="float">
            <text:p>-2.0858977590954E-05</text:p>
          </table:table-cell>
          <table:table-cell office:value-type="float" office:value="0.028879512722855" calcext:value-type="float">
            <text:p>0.028879512722855</text:p>
          </table:table-cell>
        </table:table-row>
        <table:table-row table:style-name="ro1">
          <table:table-cell office:value-type="float" office:value="24.534375" calcext:value-type="float">
            <text:p>24.534375</text:p>
          </table:table-cell>
          <table:table-cell office:value-type="float" office:value="0.0020358952512505" calcext:value-type="float">
            <text:p>0.002035895251251</text:p>
          </table:table-cell>
          <table:table-cell office:value-type="float" office:value="0.00005045581961432" calcext:value-type="float">
            <text:p>5.045581961432E-05</text:p>
          </table:table-cell>
          <table:table-cell office:value-type="float" office:value="0.000075983318189731" calcext:value-type="float">
            <text:p>7.5983318189731E-05</text:p>
          </table:table-cell>
          <table:table-cell office:value-type="float" office:value="-0.00051907005492237" calcext:value-type="float">
            <text:p>-0.000519070054922</text:p>
          </table:table-cell>
          <table:table-cell office:value-type="float" office:value="-0.0000027575420888058" calcext:value-type="float">
            <text:p>-2.7575420888058E-06</text:p>
          </table:table-cell>
          <table:table-cell office:value-type="float" office:value="-0.0010744554926198" calcext:value-type="float">
            <text:p>-0.00107445549262</text:p>
          </table:table-cell>
          <table:table-cell office:value-type="float" office:value="0.14787846430475" calcext:value-type="float">
            <text:p>0.14787846430475</text:p>
          </table:table-cell>
          <table:table-cell office:value-type="float" office:value="0.0070926944652339" calcext:value-type="float">
            <text:p>0.007092694465234</text:p>
          </table:table-cell>
          <table:table-cell office:value-type="float" office:value="0.0041859435866062" calcext:value-type="float">
            <text:p>0.004185943586606</text:p>
          </table:table-cell>
          <table:table-cell office:value-type="float" office:value="0.058760614404553" calcext:value-type="float">
            <text:p>0.058760614404553</text:p>
          </table:table-cell>
          <table:table-cell office:value-type="float" office:value="-0.000012554317991359" calcext:value-type="float">
            <text:p>-1.2554317991359E-05</text:p>
          </table:table-cell>
          <table:table-cell office:value-type="float" office:value="0.025605015737596" calcext:value-type="float">
            <text:p>0.025605015737596</text:p>
          </table:table-cell>
        </table:table-row>
        <table:table-row table:style-name="ro1">
          <table:table-cell office:value-type="float" office:value="24.634375" calcext:value-type="float">
            <text:p>24.634375</text:p>
          </table:table-cell>
          <table:table-cell office:value-type="float" office:value="0.0019545518429035" calcext:value-type="float">
            <text:p>0.001954551842904</text:p>
          </table:table-cell>
          <table:table-cell office:value-type="float" office:value="0.00004477141988569" calcext:value-type="float">
            <text:p>4.477141988569E-05</text:p>
          </table:table-cell>
          <table:table-cell office:value-type="float" office:value="0.000074397847592279" calcext:value-type="float">
            <text:p>7.4397847592279E-05</text:p>
          </table:table-cell>
          <table:table-cell office:value-type="float" office:value="-0.00050430836384555" calcext:value-type="float">
            <text:p>-0.000504308363846</text:p>
          </table:table-cell>
          <table:table-cell office:value-type="float" office:value="-0.0000027061322912857" calcext:value-type="float">
            <text:p>-2.7061322912857E-06</text:p>
          </table:table-cell>
          <table:table-cell office:value-type="float" office:value="-0.0010575037255743" calcext:value-type="float">
            <text:p>-0.001057503725574</text:p>
          </table:table-cell>
          <table:table-cell office:value-type="float" office:value="0.12872551590993" calcext:value-type="float">
            <text:p>0.12872551590993</text:p>
          </table:table-cell>
          <table:table-cell office:value-type="float" office:value="0.0061744452783014" calcext:value-type="float">
            <text:p>0.006174445278301</text:p>
          </table:table-cell>
          <table:table-cell office:value-type="float" office:value="0.0039298291054794" calcext:value-type="float">
            <text:p>0.003929829105479</text:p>
          </table:table-cell>
          <table:table-cell office:value-type="float" office:value="0.055132335916662" calcext:value-type="float">
            <text:p>0.055132335916662</text:p>
          </table:table-cell>
          <table:table-cell office:value-type="float" office:value="-0.0000042496583919543" calcext:value-type="float">
            <text:p>-4.2496583919543E-06</text:p>
          </table:table-cell>
          <table:table-cell office:value-type="float" office:value="0.022330518752338" calcext:value-type="float">
            <text:p>0.022330518752338</text:p>
          </table:table-cell>
        </table:table-row>
        <table:table-row table:style-name="ro1">
          <table:table-cell office:value-type="float" office:value="24.734375" calcext:value-type="float">
            <text:p>24.734375</text:p>
          </table:table-cell>
          <table:table-cell office:value-type="float" office:value="0.0018732084345565" calcext:value-type="float">
            <text:p>0.001873208434557</text:p>
          </table:table-cell>
          <table:table-cell office:value-type="float" office:value="0.000039087020157059" calcext:value-type="float">
            <text:p>3.9087020157059E-05</text:p>
          </table:table-cell>
          <table:table-cell office:value-type="float" office:value="0.000072812376994826" calcext:value-type="float">
            <text:p>7.2812376994826E-05</text:p>
          </table:table-cell>
          <table:table-cell office:value-type="float" office:value="-0.00048954667276873" calcext:value-type="float">
            <text:p>-0.000489546672769</text:p>
          </table:table-cell>
          <table:table-cell office:value-type="float" office:value="-0.0000026547224937656" calcext:value-type="float">
            <text:p>-2.6547224937656E-06</text:p>
          </table:table-cell>
          <table:table-cell office:value-type="float" office:value="-0.0010405519585288" calcext:value-type="float">
            <text:p>-0.001040551958529</text:p>
          </table:table-cell>
          <table:table-cell office:value-type="float" office:value="0.10957256751511" calcext:value-type="float">
            <text:p>0.10957256751511</text:p>
          </table:table-cell>
          <table:table-cell office:value-type="float" office:value="0.0052561960913687" calcext:value-type="float">
            <text:p>0.005256196091369</text:p>
          </table:table-cell>
          <table:table-cell office:value-type="float" office:value="0.0036737146243524" calcext:value-type="float">
            <text:p>0.003673714624352</text:p>
          </table:table-cell>
          <table:table-cell office:value-type="float" office:value="0.051504057428771" calcext:value-type="float">
            <text:p>0.051504057428771</text:p>
          </table:table-cell>
          <table:table-cell office:value-type="float" office:value="0.00000405500120745" calcext:value-type="float">
            <text:p>4.05500120745E-06</text:p>
          </table:table-cell>
          <table:table-cell office:value-type="float" office:value="0.019056021767079" calcext:value-type="float">
            <text:p>0.019056021767079</text:p>
          </table:table-cell>
        </table:table-row>
        <table:table-row table:style-name="ro1">
          <table:table-cell office:value-type="float" office:value="24.834375" calcext:value-type="float">
            <text:p>24.834375</text:p>
          </table:table-cell>
          <table:table-cell office:value-type="float" office:value="0.0017918650262095" calcext:value-type="float">
            <text:p>0.00179186502621</text:p>
          </table:table-cell>
          <table:table-cell office:value-type="float" office:value="0.000033402620428429" calcext:value-type="float">
            <text:p>3.3402620428429E-05</text:p>
          </table:table-cell>
          <table:table-cell office:value-type="float" office:value="0.000071226906397375" calcext:value-type="float">
            <text:p>7.1226906397375E-05</text:p>
          </table:table-cell>
          <table:table-cell office:value-type="float" office:value="-0.00047478498169191" calcext:value-type="float">
            <text:p>-0.000474784981692</text:p>
          </table:table-cell>
          <table:table-cell office:value-type="float" office:value="-0.0000026033126962449" calcext:value-type="float">
            <text:p>-2.6033126962449E-06</text:p>
          </table:table-cell>
          <table:table-cell office:value-type="float" office:value="-0.0010236001914833" calcext:value-type="float">
            <text:p>-0.001023600191483</text:p>
          </table:table-cell>
          <table:table-cell office:value-type="float" office:value="0.090419619120289" calcext:value-type="float">
            <text:p>0.090419619120289</text:p>
          </table:table-cell>
          <table:table-cell office:value-type="float" office:value="0.0043379469044361" calcext:value-type="float">
            <text:p>0.004337946904436</text:p>
          </table:table-cell>
          <table:table-cell office:value-type="float" office:value="0.0034176001432257" calcext:value-type="float">
            <text:p>0.003417600143226</text:p>
          </table:table-cell>
          <table:table-cell office:value-type="float" office:value="0.047875778940881" calcext:value-type="float">
            <text:p>0.047875778940881</text:p>
          </table:table-cell>
          <table:table-cell office:value-type="float" office:value="0.00001235966080694" calcext:value-type="float">
            <text:p>1.235966080694E-05</text:p>
          </table:table-cell>
          <table:table-cell office:value-type="float" office:value="0.01578152478182" calcext:value-type="float">
            <text:p>0.01578152478182</text:p>
          </table:table-cell>
        </table:table-row>
        <table:table-row table:style-name="ro1">
          <table:table-cell office:value-type="float" office:value="24.934375" calcext:value-type="float">
            <text:p>24.934375</text:p>
          </table:table-cell>
          <table:table-cell office:value-type="float" office:value="0.0017105216178625" calcext:value-type="float">
            <text:p>0.001710521617863</text:p>
          </table:table-cell>
          <table:table-cell office:value-type="float" office:value="0.0000277182206998" calcext:value-type="float">
            <text:p>2.77182206998E-05</text:p>
          </table:table-cell>
          <table:table-cell office:value-type="float" office:value="0.000069641435799923" calcext:value-type="float">
            <text:p>6.9641435799923E-05</text:p>
          </table:table-cell>
          <table:table-cell office:value-type="float" office:value="-0.00046002329061509" calcext:value-type="float">
            <text:p>-0.000460023290615</text:p>
          </table:table-cell>
          <table:table-cell office:value-type="float" office:value="-0.0000025519028987232" calcext:value-type="float">
            <text:p>-2.5519028987232E-06</text:p>
          </table:table-cell>
          <table:table-cell office:value-type="float" office:value="-0.0010066484244378" calcext:value-type="float">
            <text:p>-0.001006648424438</text:p>
          </table:table-cell>
          <table:table-cell office:value-type="float" office:value="0.071266670725471" calcext:value-type="float">
            <text:p>0.071266670725471</text:p>
          </table:table-cell>
          <table:table-cell office:value-type="float" office:value="0.0034196977175037" calcext:value-type="float">
            <text:p>0.003419697717504</text:p>
          </table:table-cell>
          <table:table-cell office:value-type="float" office:value="0.0031614856620988" calcext:value-type="float">
            <text:p>0.003161485662099</text:p>
          </table:table-cell>
          <table:table-cell office:value-type="float" office:value="0.04424750045299" calcext:value-type="float">
            <text:p>0.04424750045299</text:p>
          </table:table-cell>
          <table:table-cell office:value-type="float" office:value="0.000020664320406598" calcext:value-type="float">
            <text:p>2.0664320406598E-05</text:p>
          </table:table-cell>
          <table:table-cell office:value-type="float" office:value="0.012507027796562" calcext:value-type="float">
            <text:p>0.012507027796562</text:p>
          </table:table-cell>
        </table:table-row>
        <table:table-row table:style-name="ro1">
          <table:table-cell office:value-type="float" office:value="25.034375" calcext:value-type="float">
            <text:p>25.034375</text:p>
          </table:table-cell>
          <table:table-cell office:value-type="float" office:value="0.0016291782095155" calcext:value-type="float">
            <text:p>0.001629178209516</text:p>
          </table:table-cell>
          <table:table-cell office:value-type="float" office:value="0.000022033820971169" calcext:value-type="float">
            <text:p>2.2033820971169E-05</text:p>
          </table:table-cell>
          <table:table-cell office:value-type="float" office:value="0.000068055965202472" calcext:value-type="float">
            <text:p>6.8055965202472E-05</text:p>
          </table:table-cell>
          <table:table-cell office:value-type="float" office:value="-0.00044526159953827" calcext:value-type="float">
            <text:p>-0.000445261599538</text:p>
          </table:table-cell>
          <table:table-cell office:value-type="float" office:value="-0.0000025004931012025" calcext:value-type="float">
            <text:p>-2.5004931012025E-06</text:p>
          </table:table-cell>
          <table:table-cell office:value-type="float" office:value="-0.00098969665739232" calcext:value-type="float">
            <text:p>-0.000989696657392</text:p>
          </table:table-cell>
          <table:table-cell office:value-type="float" office:value="0.052113722330652" calcext:value-type="float">
            <text:p>0.052113722330652</text:p>
          </table:table-cell>
          <table:table-cell office:value-type="float" office:value="0.0025014485305711" calcext:value-type="float">
            <text:p>0.002501448530571</text:p>
          </table:table-cell>
          <table:table-cell office:value-type="float" office:value="0.0029053711809721" calcext:value-type="float">
            <text:p>0.002905371180972</text:p>
          </table:table-cell>
          <table:table-cell office:value-type="float" office:value="0.040619221965099" calcext:value-type="float">
            <text:p>0.040619221965099</text:p>
          </table:table-cell>
          <table:table-cell office:value-type="float" office:value="0.000028968980006095" calcext:value-type="float">
            <text:p>2.8968980006095E-05</text:p>
          </table:table-cell>
          <table:table-cell office:value-type="float" office:value="0.0092325308113032" calcext:value-type="float">
            <text:p>0.009232530811303</text:p>
          </table:table-cell>
        </table:table-row>
        <table:table-row table:style-name="ro1">
          <table:table-cell office:value-type="float" office:value="25.134375" calcext:value-type="float">
            <text:p>25.134375</text:p>
          </table:table-cell>
          <table:table-cell office:value-type="float" office:value="0.0015478348011684" calcext:value-type="float">
            <text:p>0.001547834801168</text:p>
          </table:table-cell>
          <table:table-cell office:value-type="float" office:value="0.000016349421242539" calcext:value-type="float">
            <text:p>1.6349421242539E-05</text:p>
          </table:table-cell>
          <table:table-cell office:value-type="float" office:value="0.00006647049460502" calcext:value-type="float">
            <text:p>6.647049460502E-05</text:p>
          </table:table-cell>
          <table:table-cell office:value-type="float" office:value="-0.00043049990846145" calcext:value-type="float">
            <text:p>-0.000430499908461</text:p>
          </table:table-cell>
          <table:table-cell office:value-type="float" office:value="-0.0000024490833036828" calcext:value-type="float">
            <text:p>-2.4490833036828E-06</text:p>
          </table:table-cell>
          <table:table-cell office:value-type="float" office:value="-0.00097274489034682" calcext:value-type="float">
            <text:p>-0.000972744890347</text:p>
          </table:table-cell>
          <table:table-cell office:value-type="float" office:value="0.032960773935833" calcext:value-type="float">
            <text:p>0.032960773935833</text:p>
          </table:table-cell>
          <table:table-cell office:value-type="float" office:value="0.0015831993436385" calcext:value-type="float">
            <text:p>0.001583199343639</text:p>
          </table:table-cell>
          <table:table-cell office:value-type="float" office:value="0.0026492566998452" calcext:value-type="float">
            <text:p>0.002649256699845</text:p>
          </table:table-cell>
          <table:table-cell office:value-type="float" office:value="0.036990943477208" calcext:value-type="float">
            <text:p>0.036990943477208</text:p>
          </table:table-cell>
          <table:table-cell office:value-type="float" office:value="0.000037273639605447" calcext:value-type="float">
            <text:p>3.7273639605447E-05</text:p>
          </table:table-cell>
          <table:table-cell office:value-type="float" office:value="0.0059580338260444" calcext:value-type="float">
            <text:p>0.005958033826044</text:p>
          </table:table-cell>
        </table:table-row>
        <table:table-row table:style-name="ro1">
          <table:table-cell office:value-type="float" office:value="25.234375" calcext:value-type="float">
            <text:p>25.234375</text:p>
          </table:table-cell>
          <table:table-cell office:value-type="float" office:value="0.0014664913928214" calcext:value-type="float">
            <text:p>0.001466491392821</text:p>
          </table:table-cell>
          <table:table-cell office:value-type="float" office:value="0.000010665021513909" calcext:value-type="float">
            <text:p>1.0665021513909E-05</text:p>
          </table:table-cell>
          <table:table-cell office:value-type="float" office:value="0.000064885024007568" calcext:value-type="float">
            <text:p>6.4885024007568E-05</text:p>
          </table:table-cell>
          <table:table-cell office:value-type="float" office:value="-0.00041573821738463" calcext:value-type="float">
            <text:p>-0.000415738217385</text:p>
          </table:table-cell>
          <table:table-cell office:value-type="float" office:value="-0.0000023976735061618" calcext:value-type="float">
            <text:p>-2.3976735061618E-06</text:p>
          </table:table-cell>
          <table:table-cell office:value-type="float" office:value="-0.00095579312330132" calcext:value-type="float">
            <text:p>-0.000955793123301</text:p>
          </table:table-cell>
          <table:table-cell office:value-type="float" office:value="0.013807825541015" calcext:value-type="float">
            <text:p>0.013807825541015</text:p>
          </table:table-cell>
          <table:table-cell office:value-type="float" office:value="0.00066495015670597" calcext:value-type="float">
            <text:p>0.000664950156706</text:p>
          </table:table-cell>
          <table:table-cell office:value-type="float" office:value="0.0023931422187184" calcext:value-type="float">
            <text:p>0.002393142218718</text:p>
          </table:table-cell>
          <table:table-cell office:value-type="float" office:value="0.033362664989318" calcext:value-type="float">
            <text:p>0.033362664989318</text:p>
          </table:table-cell>
          <table:table-cell office:value-type="float" office:value="0.000045578299204981" calcext:value-type="float">
            <text:p>4.5578299204981E-05</text:p>
          </table:table-cell>
          <table:table-cell office:value-type="float" office:value="0.002683536840786" calcext:value-type="float">
            <text:p>0.002683536840786</text:p>
          </table:table-cell>
        </table:table-row>
        <table:table-row table:style-name="ro1">
          <table:table-cell office:value-type="float" office:value="25.334375" calcext:value-type="float">
            <text:p>25.334375</text:p>
          </table:table-cell>
          <table:table-cell office:value-type="float" office:value="0.0013851479844744" calcext:value-type="float">
            <text:p>0.001385147984474</text:p>
          </table:table-cell>
          <table:table-cell office:value-type="float" office:value="0.0000049806217852792" calcext:value-type="float">
            <text:p>4.9806217852792E-06</text:p>
          </table:table-cell>
          <table:table-cell office:value-type="float" office:value="0.000063299553410116" calcext:value-type="float">
            <text:p>6.3299553410116E-05</text:p>
          </table:table-cell>
          <table:table-cell office:value-type="float" office:value="-0.00040097652630781" calcext:value-type="float">
            <text:p>-0.000400976526308</text:p>
          </table:table-cell>
          <table:table-cell office:value-type="float" office:value="-0.0000023462637086415" calcext:value-type="float">
            <text:p>-2.3462637086415E-06</text:p>
          </table:table-cell>
          <table:table-cell office:value-type="float" office:value="-0.00093884135625583" calcext:value-type="float">
            <text:p>-0.000938841356256</text:p>
          </table:table-cell>
          <table:table-cell office:value-type="float" office:value="-0.005345122853804" calcext:value-type="float">
            <text:p>-0.005345122853804</text:p>
          </table:table-cell>
          <table:table-cell office:value-type="float" office:value="-0.00025329903022655" calcext:value-type="float">
            <text:p>-0.000253299030227</text:p>
          </table:table-cell>
          <table:table-cell office:value-type="float" office:value="0.0021370277375915" calcext:value-type="float">
            <text:p>0.002137027737592</text:p>
          </table:table-cell>
          <table:table-cell office:value-type="float" office:value="0.029734386501427" calcext:value-type="float">
            <text:p>0.029734386501427</text:p>
          </table:table-cell>
          <table:table-cell office:value-type="float" office:value="0.000053882958804419" calcext:value-type="float">
            <text:p>5.3882958804419E-05</text:p>
          </table:table-cell>
          <table:table-cell office:value-type="float" office:value="-0.00059096014447279" calcext:value-type="float">
            <text:p>-0.000590960144473</text:p>
          </table:table-cell>
        </table:table-row>
        <table:table-row table:style-name="ro1">
          <table:table-cell office:value-type="float" office:value="25.434375" calcext:value-type="float">
            <text:p>25.434375</text:p>
          </table:table-cell>
          <table:table-cell office:value-type="float" office:value="0.0013038045761274" calcext:value-type="float">
            <text:p>0.001303804576127</text:p>
          </table:table-cell>
          <table:table-cell office:value-type="float" office:value="-0.00000070377794335122" calcext:value-type="float">
            <text:p>-7.0377794335122E-07</text:p>
          </table:table-cell>
          <table:table-cell office:value-type="float" office:value="0.000061714082812664" calcext:value-type="float">
            <text:p>6.1714082812664E-05</text:p>
          </table:table-cell>
          <table:table-cell office:value-type="float" office:value="-0.00038621483523098" calcext:value-type="float">
            <text:p>-0.000386214835231</text:p>
          </table:table-cell>
          <table:table-cell office:value-type="float" office:value="-0.0000022948539111199" calcext:value-type="float">
            <text:p>-2.2948539111199E-06</text:p>
          </table:table-cell>
          <table:table-cell office:value-type="float" office:value="-0.00092188958921033" calcext:value-type="float">
            <text:p>-0.00092188958921</text:p>
          </table:table-cell>
          <table:table-cell office:value-type="float" office:value="-0.024498071248623" calcext:value-type="float">
            <text:p>-0.024498071248623</text:p>
          </table:table-cell>
          <table:table-cell office:value-type="float" office:value="-0.0011715482171592" calcext:value-type="float">
            <text:p>-0.001171548217159</text:p>
          </table:table-cell>
          <table:table-cell office:value-type="float" office:value="0.0018809132564646" calcext:value-type="float">
            <text:p>0.001880913256465</text:p>
          </table:table-cell>
          <table:table-cell office:value-type="float" office:value="0.026106108013536" calcext:value-type="float">
            <text:p>0.026106108013536</text:p>
          </table:table-cell>
          <table:table-cell office:value-type="float" office:value="0.000062187618404067" calcext:value-type="float">
            <text:p>6.2187618404067E-05</text:p>
          </table:table-cell>
          <table:table-cell office:value-type="float" office:value="-0.0038654571297314" calcext:value-type="float">
            <text:p>-0.003865457129731</text:p>
          </table:table-cell>
        </table:table-row>
        <table:table-row table:style-name="ro1">
          <table:table-cell office:value-type="float" office:value="25.534375" calcext:value-type="float">
            <text:p>25.534375</text:p>
          </table:table-cell>
          <table:table-cell office:value-type="float" office:value="0.0012257264640898" calcext:value-type="float">
            <text:p>0.00122572646409</text:p>
          </table:table-cell>
          <table:table-cell office:value-type="float" office:value="-0.0000059207528448939" calcext:value-type="float">
            <text:p>-5.9207528448939E-06</text:p>
          </table:table-cell>
          <table:table-cell office:value-type="float" office:value="0.000059948967840282" calcext:value-type="float">
            <text:p>5.9948967840282E-05</text:p>
          </table:table-cell>
          <table:table-cell office:value-type="float" office:value="-0.0003684189004015" calcext:value-type="float">
            <text:p>-0.000368418900402</text:p>
          </table:table-cell>
          <table:table-cell office:value-type="float" office:value="-0.0000021999419821294" calcext:value-type="float">
            <text:p>-2.1999419821294E-06</text:p>
          </table:table-cell>
          <table:table-cell office:value-type="float" office:value="-0.00089924725047829" calcext:value-type="float">
            <text:p>-0.000899247250478</text:p>
          </table:table-cell>
          <table:table-cell office:value-type="float" office:value="-0.041670900546988" calcext:value-type="float">
            <text:p>-0.041670900546988</text:p>
          </table:table-cell>
          <table:table-cell office:value-type="float" office:value="-0.0020142903166391" calcext:value-type="float">
            <text:p>-0.002014290316639</text:p>
          </table:table-cell>
          <table:table-cell office:value-type="float" office:value="0.0015957792993876" calcext:value-type="float">
            <text:p>0.001595779299388</text:p>
          </table:table-cell>
          <table:table-cell office:value-type="float" office:value="0.024420624747544" calcext:value-type="float">
            <text:p>0.024420624747544</text:p>
          </table:table-cell>
          <table:table-cell office:value-type="float" office:value="0.000077519545394843" calcext:value-type="float">
            <text:p>7.7519545394843E-05</text:p>
          </table:table-cell>
          <table:table-cell office:value-type="float" office:value="-0.0047680597653103" calcext:value-type="float">
            <text:p>-0.00476805976531</text:p>
          </table:table-cell>
        </table:table-row>
        <table:table-row table:style-name="ro1">
          <table:table-cell office:value-type="float" office:value="25.634375" calcext:value-type="float">
            <text:p>25.634375</text:p>
          </table:table-cell>
          <table:table-cell office:value-type="float" office:value="0.0011540438769319" calcext:value-type="float">
            <text:p>0.001154043876932</text:p>
          </table:table-cell>
          <table:table-cell office:value-type="float" office:value="-0.000010443983655153" calcext:value-type="float">
            <text:p>-1.0443983655153E-05</text:p>
          </table:table-cell>
          <table:table-cell office:value-type="float" office:value="0.00005829876465335" calcext:value-type="float">
            <text:p>5.829876465335E-05</text:p>
          </table:table-cell>
          <table:table-cell office:value-type="float" office:value="-0.00034729005895554" calcext:value-type="float">
            <text:p>-0.000347290058956</text:p>
          </table:table-cell>
          <table:table-cell office:value-type="float" office:value="-0.0000022443256062129" calcext:value-type="float">
            <text:p>-2.2443256062129E-06</text:p>
          </table:table-cell>
          <table:table-cell office:value-type="float" office:value="-0.00087192889087907" calcext:value-type="float">
            <text:p>-0.000871928890879</text:p>
          </table:table-cell>
          <table:table-cell office:value-type="float" office:value="-0.056065451789984" calcext:value-type="float">
            <text:p>-0.056065451789984</text:p>
          </table:table-cell>
          <table:table-cell office:value-type="float" office:value="-0.0027449660629118" calcext:value-type="float">
            <text:p>-0.002744966062912</text:p>
          </table:table-cell>
          <table:table-cell office:value-type="float" office:value="0.0013292080153447" calcext:value-type="float">
            <text:p>0.001329208015345</text:p>
          </table:table-cell>
          <table:table-cell office:value-type="float" office:value="0.025018688894396" calcext:value-type="float">
            <text:p>0.025018688894396</text:p>
          </table:table-cell>
          <table:table-cell office:value-type="float" office:value="0.00007034988304288" calcext:value-type="float">
            <text:p>7.034988304288E-05</text:p>
          </table:table-cell>
          <table:table-cell office:value-type="float" office:value="-0.0031701503783175" calcext:value-type="float">
            <text:p>-0.003170150378318</text:p>
          </table:table-cell>
        </table:table-row>
        <table:table-row table:style-name="ro1">
          <table:table-cell office:value-type="float" office:value="25.734375" calcext:value-type="float">
            <text:p>25.734375</text:p>
          </table:table-cell>
          <table:table-cell office:value-type="float" office:value="0.0010722419724461" calcext:value-type="float">
            <text:p>0.001072241972446</text:p>
          </table:table-cell>
          <table:table-cell office:value-type="float" office:value="-0.0000054975276313739" calcext:value-type="float">
            <text:p>-5.4975276313739E-06</text:p>
          </table:table-cell>
          <table:table-cell office:value-type="float" office:value="0.000056044635627425" calcext:value-type="float">
            <text:p>5.6044635627425E-05</text:p>
          </table:table-cell>
          <table:table-cell office:value-type="float" office:value="-0.00032069061651614" calcext:value-type="float">
            <text:p>-0.000320690616516</text:p>
          </table:table-cell>
          <table:table-cell office:value-type="float" office:value="-0.000002211367559037" calcext:value-type="float">
            <text:p>-2.211367559037E-06</text:p>
          </table:table-cell>
          <table:table-cell office:value-type="float" office:value="-0.00083872247669796" calcext:value-type="float">
            <text:p>-0.000838722476698</text:p>
          </table:table-cell>
          <table:table-cell office:value-type="float" office:value="-0.068434277762368" calcext:value-type="float">
            <text:p>-0.068434277762368</text:p>
          </table:table-cell>
          <table:table-cell office:value-type="float" office:value="-0.0033731460777906" calcext:value-type="float">
            <text:p>-0.003373146077791</text:p>
          </table:table-cell>
          <table:table-cell office:value-type="float" office:value="0.0010235136948501" calcext:value-type="float">
            <text:p>0.00102351369485</text:p>
          </table:table-cell>
          <table:table-cell office:value-type="float" office:value="0.024474833283652" calcext:value-type="float">
            <text:p>0.024474833283652</text:p>
          </table:table-cell>
          <table:table-cell office:value-type="float" office:value="0.000071008578425521" calcext:value-type="float">
            <text:p>7.1008578425521E-05</text:p>
          </table:table-cell>
          <table:table-cell office:value-type="float" office:value="-0.0018053939244861" calcext:value-type="float">
            <text:p>-0.001805393924486</text:p>
          </table:table-cell>
        </table:table-row>
        <table:table-row table:style-name="ro1">
          <table:table-cell office:value-type="float" office:value="25.834375" calcext:value-type="float">
            <text:p>25.834375</text:p>
          </table:table-cell>
          <table:table-cell office:value-type="float" office:value="0.00098426298693027" calcext:value-type="float">
            <text:p>0.00098426298693</text:p>
          </table:table-cell>
          <table:table-cell office:value-type="float" office:value="0.0000038588163607993" calcext:value-type="float">
            <text:p>3.8588163607993E-06</text:p>
          </table:table-cell>
          <table:table-cell office:value-type="float" office:value="0.000053008342013692" calcext:value-type="float">
            <text:p>5.3008342013692E-05</text:p>
          </table:table-cell>
          <table:table-cell office:value-type="float" office:value="-0.00029317485591561" calcext:value-type="float">
            <text:p>-0.000293174855916</text:p>
          </table:table-cell>
          <table:table-cell office:value-type="float" office:value="-0.0000020851305550324" calcext:value-type="float">
            <text:p>-2.0851305550324E-06</text:p>
          </table:table-cell>
          <table:table-cell office:value-type="float" office:value="-0.00080212968307192" calcext:value-type="float">
            <text:p>-0.000802129683072</text:p>
          </table:table-cell>
          <table:table-cell office:value-type="float" office:value="-0.08035626937053" calcext:value-type="float">
            <text:p>-0.08035626937053</text:p>
          </table:table-cell>
          <table:table-cell office:value-type="float" office:value="-0.0039726179822494" calcext:value-type="float">
            <text:p>-0.003972617982249</text:p>
          </table:table-cell>
          <table:table-cell office:value-type="float" office:value="0.0006246162751506" calcext:value-type="float">
            <text:p>0.000624616275151</text:p>
          </table:table-cell>
          <table:table-cell office:value-type="float" office:value="0.023007492976251" calcext:value-type="float">
            <text:p>0.023007492976251</text:p>
          </table:table-cell>
          <table:table-cell office:value-type="float" office:value="0.000084474249725808" calcext:value-type="float">
            <text:p>8.4474249725808E-05</text:p>
          </table:table-cell>
          <table:table-cell office:value-type="float" office:value="-0.00094803843578329" calcext:value-type="float">
            <text:p>-0.000948038435783</text:p>
          </table:table-cell>
        </table:table-row>
        <table:table-row table:style-name="ro1">
          <table:table-cell office:value-type="float" office:value="25.859375" calcext:value-type="float">
            <text:p>25.859375</text:p>
          </table:table-cell>
          <table:table-cell office:value-type="float" office:value="0.00096222597294185" calcext:value-type="float">
            <text:p>0.000962225972942</text:p>
          </table:table-cell>
          <table:table-cell office:value-type="float" office:value="0.0000062381913529354" calcext:value-type="float">
            <text:p>6.2381913529354E-06</text:p>
          </table:table-cell>
          <table:table-cell office:value-type="float" office:value="0.000052238720515634" calcext:value-type="float">
            <text:p>5.2238720515634E-05</text:p>
          </table:table-cell>
          <table:table-cell office:value-type="float" office:value="-0.00028635317156447" calcext:value-type="float">
            <text:p>-0.000286353171564</text:p>
          </table:table-cell>
          <table:table-cell office:value-type="float" office:value="-0.0000020528558820968" calcext:value-type="float">
            <text:p>-2.0528558820968E-06</text:p>
          </table:table-cell>
          <table:table-cell office:value-type="float" office:value="-0.0007928623938637" calcext:value-type="float">
            <text:p>-0.000792862393864</text:p>
          </table:table-cell>
          <table:table-cell office:value-type="float" office:value="-0.083326927594991" calcext:value-type="float">
            <text:p>-0.083326927594991</text:p>
          </table:table-cell>
          <table:table-cell office:value-type="float" office:value="-0.0041219270561173" calcext:value-type="float">
            <text:p>-0.004121927056117</text:p>
          </table:table-cell>
          <table:table-cell office:value-type="float" office:value="0.00052379487947067" calcext:value-type="float">
            <text:p>0.000523794879471</text:p>
          </table:table-cell>
          <table:table-cell office:value-type="float" office:value="0.02263766807943" calcext:value-type="float">
            <text:p>0.02263766807943</text:p>
          </table:table-cell>
          <table:table-cell office:value-type="float" office:value="0.000087906901532359" calcext:value-type="float">
            <text:p>8.7906901532359E-05</text:p>
          </table:table-cell>
          <table:table-cell office:value-type="float" office:value="-0.00073027653976158" calcext:value-type="float">
            <text:p>-0.000730276539762</text:p>
          </table:table-cell>
        </table:table-row>
        <table:table-row table:style-name="ro1">
          <table:table-cell office:value-type="float" office:value="25.909375" calcext:value-type="float">
            <text:p>25.909375</text:p>
          </table:table-cell>
          <table:table-cell office:value-type="float" office:value="0.00090968730610959" calcext:value-type="float">
            <text:p>0.00090968730611</text:p>
          </table:table-cell>
          <table:table-cell office:value-type="float" office:value="0.0000039779598579291" calcext:value-type="float">
            <text:p>3.9779598579291E-06</text:p>
          </table:table-cell>
          <table:table-cell office:value-type="float" office:value="0.000050592864537847" calcext:value-type="float">
            <text:p>5.0592864537847E-05</text:p>
          </table:table-cell>
          <table:table-cell office:value-type="float" office:value="-0.00027124516763233" calcext:value-type="float">
            <text:p>-0.000271245167632</text:p>
          </table:table-cell>
          <table:table-cell office:value-type="float" office:value="-0.000001949363995" calcext:value-type="float">
            <text:p>-1.949363995E-06</text:p>
          </table:table-cell>
          <table:table-cell office:value-type="float" office:value="-0.00077285663475353" calcext:value-type="float">
            <text:p>-0.000772856634754</text:p>
          </table:table-cell>
          <table:table-cell office:value-type="float" office:value="-0.08894855646674" calcext:value-type="float">
            <text:p>-0.08894855646674</text:p>
          </table:table-cell>
          <table:table-cell office:value-type="float" office:value="-0.0043770695274676" calcext:value-type="float">
            <text:p>-0.004377069527468</text:p>
          </table:table-cell>
          <table:table-cell office:value-type="float" office:value="0.00030313505123963" calcext:value-type="float">
            <text:p>0.00030313505124</text:p>
          </table:table-cell>
          <table:table-cell office:value-type="float" office:value="0.020199245903677" calcext:value-type="float">
            <text:p>0.020199245903677</text:p>
          </table:table-cell>
          <table:table-cell office:value-type="float" office:value="0.00010095927846121" calcext:value-type="float">
            <text:p>0.000100959278461</text:p>
          </table:table-cell>
          <table:table-cell office:value-type="float" office:value="-0.001818299981982" calcext:value-type="float">
            <text:p>-0.001818299981982</text:p>
          </table:table-cell>
        </table:table-row>
        <table:table-row table:style-name="ro1">
          <table:table-cell office:value-type="float" office:value="26.009375" calcext:value-type="float">
            <text:p>26.009375</text:p>
          </table:table-cell>
          <table:table-cell office:value-type="float" office:value="0.00080699207358751" calcext:value-type="float">
            <text:p>0.000806992073588</text:p>
          </table:table-cell>
          <table:table-cell office:value-type="float" office:value="-0.0000026162015765956" calcext:value-type="float">
            <text:p>-2.6162015765956E-06</text:p>
          </table:table-cell>
          <table:table-cell office:value-type="float" office:value="0.000047330627574023" calcext:value-type="float">
            <text:p>4.7330627574023E-05</text:p>
          </table:table-cell>
          <table:table-cell office:value-type="float" office:value="-0.00024317879196953" calcext:value-type="float">
            <text:p>-0.00024317879197</text:p>
          </table:table-cell>
          <table:table-cell office:value-type="float" office:value="-0.0000018207334881977" calcext:value-type="float">
            <text:p>-1.8207334881977E-06</text:p>
          </table:table-cell>
          <table:table-cell office:value-type="float" office:value="-0.00073297326038647" calcext:value-type="float">
            <text:p>-0.000732973260386</text:p>
          </table:table-cell>
          <table:table-cell office:value-type="float" office:value="-0.099413589547061" calcext:value-type="float">
            <text:p>-0.099413589547061</text:p>
          </table:table-cell>
          <table:table-cell office:value-type="float" office:value="-0.0048437775185894" calcext:value-type="float">
            <text:p>-0.004843777518589</text:p>
          </table:table-cell>
          <table:table-cell office:value-type="float" office:value="-0.000098694698796635" calcext:value-type="float">
            <text:p>-9.8694698796635E-05</text:p>
          </table:table-cell>
          <table:table-cell office:value-type="float" office:value="0.015035118959392" calcext:value-type="float">
            <text:p>0.015035118959392</text:p>
          </table:table-cell>
          <table:table-cell office:value-type="float" office:value="0.0001142937724634" calcext:value-type="float">
            <text:p>0.000114293772463</text:p>
          </table:table-cell>
          <table:table-cell office:value-type="float" office:value="-0.0044305182657903" calcext:value-type="float">
            <text:p>-0.00443051826579</text:p>
          </table:table-cell>
        </table:table-row>
        <table:table-row table:style-name="ro1">
          <table:table-cell office:value-type="float" office:value="26.109375" calcext:value-type="float">
            <text:p>26.109375</text:p>
          </table:table-cell>
          <table:table-cell office:value-type="float" office:value="0.00070401143618565" calcext:value-type="float">
            <text:p>0.000704011436186</text:p>
          </table:table-cell>
          <table:table-cell office:value-type="float" office:value="-0.0000092822858710717" calcext:value-type="float">
            <text:p>-9.2822858710717E-06</text:p>
          </table:table-cell>
          <table:table-cell office:value-type="float" office:value="0.00004391409359975" calcext:value-type="float">
            <text:p>4.391409359975E-05</text:p>
          </table:table-cell>
          <table:table-cell office:value-type="float" office:value="-0.00021609650606968" calcext:value-type="float">
            <text:p>-0.00021609650607</text:p>
          </table:table-cell>
          <table:table-cell office:value-type="float" office:value="-0.0000016892931000306" calcext:value-type="float">
            <text:p>-1.6892931000306E-06</text:p>
          </table:table-cell>
          <table:table-cell office:value-type="float" office:value="-0.00069158046977796" calcext:value-type="float">
            <text:p>-0.000691580469778</text:p>
          </table:table-cell>
          <table:table-cell office:value-type="float" office:value="-0.10974034777903" calcext:value-type="float">
            <text:p>-0.10974034777903</text:p>
          </table:table-cell>
          <table:table-cell office:value-type="float" office:value="-0.0053051270904493" calcext:value-type="float">
            <text:p>-0.005305127090449</text:p>
          </table:table-cell>
          <table:table-cell office:value-type="float" office:value="-0.00048719976046089" calcext:value-type="float">
            <text:p>-0.000487199760461</text:p>
          </table:table-cell>
          <table:table-cell office:value-type="float" office:value="0.0099035121099113" calcext:value-type="float">
            <text:p>0.009903512109911</text:p>
          </table:table-cell>
          <table:table-cell office:value-type="float" office:value="0.00012782646353299" calcext:value-type="float">
            <text:p>0.000127826463533</text:p>
          </table:table-cell>
          <table:table-cell office:value-type="float" office:value="-0.0070875726534306" calcext:value-type="float">
            <text:p>-0.007087572653431</text:p>
          </table:table-cell>
        </table:table-row>
        <table:table-row table:style-name="ro1">
          <table:table-cell office:value-type="float" office:value="26.159375" calcext:value-type="float">
            <text:p>26.159375</text:p>
          </table:table-cell>
          <table:table-cell office:value-type="float" office:value="0.00065243827194153" calcext:value-type="float">
            <text:p>0.000652438271942</text:p>
          </table:table-cell>
          <table:table-cell office:value-type="float" office:value="-0.00001262250940438" calcext:value-type="float">
            <text:p>-1.262250940438E-05</text:p>
          </table:table-cell>
          <table:table-cell office:value-type="float" office:value="0.000042165968308452" calcext:value-type="float">
            <text:p>4.2165968308452E-05</text:p>
          </table:table-cell>
          <table:table-cell office:value-type="float" office:value="-0.00020279486317458" calcext:value-type="float">
            <text:p>-0.000202794863175</text:p>
          </table:table-cell>
          <table:table-cell office:value-type="float" office:value="-0.0000016228414806326" calcext:value-type="float">
            <text:p>-1.6228414806326E-06</text:p>
          </table:table-cell>
          <table:table-cell office:value-type="float" office:value="-0.00067049884030673" calcext:value-type="float">
            <text:p>-0.000670498840307</text:p>
          </table:table-cell>
          <table:table-cell office:value-type="float" office:value="-0.11486580365211" calcext:value-type="float">
            <text:p>-0.11486580365211</text:p>
          </table:table-cell>
          <table:table-cell office:value-type="float" office:value="-0.005534260995839" calcext:value-type="float">
            <text:p>-0.005534260995839</text:p>
          </table:table-cell>
          <table:table-cell office:value-type="float" office:value="-0.00067843167061823" calcext:value-type="float">
            <text:p>-0.000678431670618</text:p>
          </table:table-cell>
          <table:table-cell office:value-type="float" office:value="0.0073439800449341" calcext:value-type="float">
            <text:p>0.007343980044934</text:p>
          </table:table-cell>
          <table:table-cell office:value-type="float" office:value="0.00013465783681378" calcext:value-type="float">
            <text:p>0.000134657836814</text:p>
          </table:table-cell>
          <table:table-cell office:value-type="float" office:value="-0.0084272779512062" calcext:value-type="float">
            <text:p>-0.008427277951206</text:p>
          </table:table-cell>
        </table:table-row>
        <table:table-row table:style-name="ro1">
          <table:table-cell office:value-type="float" office:value="26.259375" calcext:value-type="float">
            <text:p>26.259375</text:p>
          </table:table-cell>
          <table:table-cell office:value-type="float" office:value="0.00055813436929109" calcext:value-type="float">
            <text:p>0.000558134369291</text:p>
          </table:table-cell>
          <table:table-cell office:value-type="float" office:value="-0.000018781526586041" calcext:value-type="float">
            <text:p>-1.8781526586041E-05</text:p>
          </table:table-cell>
          <table:table-cell office:value-type="float" office:value="0.000039047682660889" calcext:value-type="float">
            <text:p>3.9047682660889E-05</text:p>
          </table:table-cell>
          <table:table-cell office:value-type="float" office:value="-0.00017963173612959" calcext:value-type="float">
            <text:p>-0.00017963173613</text:p>
          </table:table-cell>
          <table:table-cell office:value-type="float" office:value="-0.000001519711460232" calcext:value-type="float">
            <text:p>-1.519711460232E-06</text:p>
          </table:table-cell>
          <table:table-cell office:value-type="float" office:value="-0.0006306868644974" calcext:value-type="float">
            <text:p>-0.000630686864497</text:p>
          </table:table-cell>
          <table:table-cell office:value-type="float" office:value="-0.1241507343197" calcext:value-type="float">
            <text:p>-0.1241507343197</text:p>
          </table:table-cell>
          <table:table-cell office:value-type="float" office:value="-0.0059495090738443" calcext:value-type="float">
            <text:p>-0.005949509073844</text:p>
          </table:table-cell>
          <table:table-cell office:value-type="float" office:value="-0.00098964802467235" calcext:value-type="float">
            <text:p>-0.000989648024672</text:p>
          </table:table-cell>
          <table:table-cell office:value-type="float" office:value="0.002641991130724" calcext:value-type="float">
            <text:p>0.002641991130724</text:p>
          </table:table-cell>
          <table:table-cell office:value-type="float" office:value="0.00014410882288242" calcext:value-type="float">
            <text:p>0.000144108822882</text:p>
          </table:table-cell>
          <table:table-cell office:value-type="float" office:value="-0.010887978262381" calcext:value-type="float">
            <text:p>-0.010887978262381</text:p>
          </table:table-cell>
        </table:table-row>
        <table:table-row table:style-name="ro1">
          <table:table-cell office:value-type="float" office:value="26.309375" calcext:value-type="float">
            <text:p>26.309375</text:p>
          </table:table-cell>
          <table:table-cell office:value-type="float" office:value="0.00051224620444052" calcext:value-type="float">
            <text:p>0.000512246204441</text:p>
          </table:table-cell>
          <table:table-cell office:value-type="float" office:value="-0.00002177739320306" calcext:value-type="float">
            <text:p>-2.177739320306E-05</text:p>
          </table:table-cell>
          <table:table-cell office:value-type="float" office:value="0.000037529996798207" calcext:value-type="float">
            <text:p>3.7529996798207E-05</text:p>
          </table:table-cell>
          <table:table-cell office:value-type="float" office:value="-0.00016859797894267" calcext:value-type="float">
            <text:p>-0.000168597978943</text:p>
          </table:table-cell>
          <table:table-cell office:value-type="float" office:value="-0.000001470116359394" calcext:value-type="float">
            <text:p>-1.470116359394E-06</text:p>
          </table:table-cell>
          <table:table-cell office:value-type="float" office:value="-0.00061102535869054" calcext:value-type="float">
            <text:p>-0.000611025358691</text:p>
          </table:table-cell>
          <table:table-cell office:value-type="float" office:value="-0.12863930217178" calcext:value-type="float">
            <text:p>-0.12863930217178</text:p>
          </table:table-cell>
          <table:table-cell office:value-type="float" office:value="-0.0061502905126991" calcext:value-type="float">
            <text:p>-0.006150290512699</text:p>
          </table:table-cell>
          <table:table-cell office:value-type="float" office:value="-0.0011352628369387" calcext:value-type="float">
            <text:p>-0.001135262836939</text:p>
          </table:table-cell>
          <table:table-cell office:value-type="float" office:value="0.00035491392591577" calcext:value-type="float">
            <text:p>0.000354913925916</text:p>
          </table:table-cell>
          <table:table-cell office:value-type="float" office:value="0.00014859660873749" calcext:value-type="float">
            <text:p>0.000148596608737</text:p>
          </table:table-cell>
          <table:table-cell office:value-type="float" office:value="-0.012088606680299" calcext:value-type="float">
            <text:p>-0.012088606680299</text:p>
          </table:table-cell>
        </table:table-row>
        <table:table-row table:style-name="ro1">
          <table:table-cell office:value-type="float" office:value="26.359375" calcext:value-type="float">
            <text:p>26.359375</text:p>
          </table:table-cell>
          <table:table-cell office:value-type="float" office:value="0.00046644587152007" calcext:value-type="float">
            <text:p>0.00046644587152</text:p>
          </table:table-cell>
          <table:table-cell office:value-type="float" office:value="-0.000024764972117631" calcext:value-type="float">
            <text:p>-2.4764972117631E-05</text:p>
          </table:table-cell>
          <table:table-cell office:value-type="float" office:value="0.00003606635997939" calcext:value-type="float">
            <text:p>3.606635997939E-05</text:p>
          </table:table-cell>
          <table:table-cell office:value-type="float" office:value="-0.0001575498188092" calcext:value-type="float">
            <text:p>-0.000157549818809</text:p>
          </table:table-cell>
          <table:table-cell office:value-type="float" office:value="-0.0000014054783189555" calcext:value-type="float">
            <text:p>-1.4054783189555E-06</text:p>
          </table:table-cell>
          <table:table-cell office:value-type="float" office:value="-0.00059110232386853" calcext:value-type="float">
            <text:p>-0.000591102323869</text:p>
          </table:table-cell>
          <table:table-cell office:value-type="float" office:value="-0.13305549925388" calcext:value-type="float">
            <text:p>-0.13305549925388</text:p>
          </table:table-cell>
          <table:table-cell office:value-type="float" office:value="-0.006348472725504" calcext:value-type="float">
            <text:p>-0.006348472725504</text:p>
          </table:table-cell>
          <table:table-cell office:value-type="float" office:value="-0.0012672383907027" calcext:value-type="float">
            <text:p>-0.001267238390703</text:p>
          </table:table-cell>
          <table:table-cell office:value-type="float" office:value="-0.0018501246198462" calcext:value-type="float">
            <text:p>-0.001850124619846</text:p>
          </table:table-cell>
          <table:table-cell office:value-type="float" office:value="0.00015577680685392" calcext:value-type="float">
            <text:p>0.000155776806854</text:p>
          </table:table-cell>
          <table:table-cell office:value-type="float" office:value="-0.013252668484044" calcext:value-type="float">
            <text:p>-0.013252668484044</text:p>
          </table:table-cell>
        </table:table-row>
        <table:table-row table:style-name="ro1">
          <table:table-cell office:value-type="float" office:value="26.459375" calcext:value-type="float">
            <text:p>26.459375</text:p>
          </table:table-cell>
          <table:table-cell office:value-type="float" office:value="0.00037742713686596" calcext:value-type="float">
            <text:p>0.000377427136866</text:p>
          </table:table-cell>
          <table:table-cell office:value-type="float" office:value="-0.000030122430462779" calcext:value-type="float">
            <text:p>-3.0122430462779E-05</text:p>
          </table:table-cell>
          <table:table-cell office:value-type="float" office:value="0.000033074584523097" calcext:value-type="float">
            <text:p>3.3074584523097E-05</text:p>
          </table:table-cell>
          <table:table-cell office:value-type="float" office:value="-0.00012674155410549" calcext:value-type="float">
            <text:p>-0.000126741554105</text:p>
          </table:table-cell>
          <table:table-cell office:value-type="float" office:value="-0.0000012980230271973" calcext:value-type="float">
            <text:p>-1.2980230271973E-06</text:p>
          </table:table-cell>
          <table:table-cell office:value-type="float" office:value="-0.00054858932184159" calcext:value-type="float">
            <text:p>-0.000548589321842</text:p>
          </table:table-cell>
          <table:table-cell office:value-type="float" office:value="-0.13969111403334" calcext:value-type="float">
            <text:p>-0.13969111403334</text:p>
          </table:table-cell>
          <table:table-cell office:value-type="float" office:value="-0.0066705104337122" calcext:value-type="float">
            <text:p>-0.006670510433712</text:p>
          </table:table-cell>
          <table:table-cell office:value-type="float" office:value="-0.0015231275913742" calcext:value-type="float">
            <text:p>-0.001523127591374</text:p>
          </table:table-cell>
          <table:table-cell office:value-type="float" office:value="-0.0030723756980902" calcext:value-type="float">
            <text:p>-0.00307237569809</text:p>
          </table:table-cell>
          <table:table-cell office:value-type="float" office:value="0.00016656562549866" calcext:value-type="float">
            <text:p>0.000166565625499</text:p>
          </table:table-cell>
          <table:table-cell office:value-type="float" office:value="-0.013635973286156" calcext:value-type="float">
            <text:p>-0.013635973286156</text:p>
          </table:table-cell>
        </table:table-row>
        <table:table-row table:style-name="ro1">
          <table:table-cell office:value-type="float" office:value="26.559375" calcext:value-type="float">
            <text:p>26.559375</text:p>
          </table:table-cell>
          <table:table-cell office:value-type="float" office:value="0.00028901004478452" calcext:value-type="float">
            <text:p>0.000289010044785</text:p>
          </table:table-cell>
          <table:table-cell office:value-type="float" office:value="-0.000035557717250363" calcext:value-type="float">
            <text:p>-3.5557717250363E-05</text:p>
          </table:table-cell>
          <table:table-cell office:value-type="float" office:value="0.000030041372872184" calcext:value-type="float">
            <text:p>3.0041372872184E-05</text:p>
          </table:table-cell>
          <table:table-cell office:value-type="float" office:value="-0.00009663410375382" calcext:value-type="float">
            <text:p>-9.663410375382E-05</text:p>
          </table:table-cell>
          <table:table-cell office:value-type="float" office:value="-0.0000011865231445125" calcext:value-type="float">
            <text:p>-1.1865231445125E-06</text:p>
          </table:table-cell>
          <table:table-cell office:value-type="float" office:value="-0.00050534686656534" calcext:value-type="float">
            <text:p>-0.000505346866565</text:p>
          </table:table-cell>
          <table:table-cell office:value-type="float" office:value="-0.14615354320736" calcext:value-type="float">
            <text:p>-0.14615354320736</text:p>
          </table:table-cell>
          <table:table-cell office:value-type="float" office:value="-0.0069859966939928" calcext:value-type="float">
            <text:p>-0.006985996693993</text:p>
          </table:table-cell>
          <table:table-cell office:value-type="float" office:value="-0.0017703612257198" calcext:value-type="float">
            <text:p>-0.00177036122572</text:p>
          </table:table-cell>
          <table:table-cell office:value-type="float" office:value="-0.0042123212757941" calcext:value-type="float">
            <text:p>-0.004212321275794</text:p>
          </table:table-cell>
          <table:table-cell office:value-type="float" office:value="0.00017814406283667" calcext:value-type="float">
            <text:p>0.000178144062837</text:p>
          </table:table-cell>
          <table:table-cell office:value-type="float" office:value="-0.01394387142253" calcext:value-type="float">
            <text:p>-0.01394387142253</text:p>
          </table:table-cell>
        </table:table-row>
        <table:table-row table:style-name="ro1">
          <table:table-cell office:value-type="float" office:value="26.659375" calcext:value-type="float">
            <text:p>26.659375</text:p>
          </table:table-cell>
          <table:table-cell office:value-type="float" office:value="0.00020114558591479" calcext:value-type="float">
            <text:p>0.000201145585915</text:p>
          </table:table-cell>
          <table:table-cell office:value-type="float" office:value="-0.000041061106524996" calcext:value-type="float">
            <text:p>-4.1061106524996E-05</text:p>
          </table:table-cell>
          <table:table-cell office:value-type="float" office:value="0.000026971238206181" calcext:value-type="float">
            <text:p>2.6971238206181E-05</text:p>
          </table:table-cell>
          <table:table-cell office:value-type="float" office:value="-0.000067263217766075" calcext:value-type="float">
            <text:p>-6.7263217766075E-05</text:p>
          </table:table-cell>
          <table:table-cell office:value-type="float" office:value="-0.0000010693536388346" calcext:value-type="float">
            <text:p>-1.0693536388346E-06</text:p>
          </table:table-cell>
          <table:table-cell office:value-type="float" office:value="-0.00046140666552051" calcext:value-type="float">
            <text:p>-0.000461406665521</text:p>
          </table:table-cell>
          <table:table-cell office:value-type="float" office:value="-0.15246838277879" calcext:value-type="float">
            <text:p>-0.15246838277879</text:p>
          </table:table-cell>
          <table:table-cell office:value-type="float" office:value="-0.0072957820292259" calcext:value-type="float">
            <text:p>-0.007295782029226</text:p>
          </table:table-cell>
          <table:table-cell office:value-type="float" office:value="-0.0020094798904124" calcext:value-type="float">
            <text:p>-0.002009479890412</text:p>
          </table:table-cell>
          <table:table-cell office:value-type="float" office:value="-0.0052941028761256" calcext:value-type="float">
            <text:p>-0.005294102876126</text:p>
          </table:table-cell>
          <table:table-cell office:value-type="float" office:value="0.00019074125072696" calcext:value-type="float">
            <text:p>0.000190741250727</text:p>
          </table:table-cell>
          <table:table-cell office:value-type="float" office:value="-0.014187770465282" calcext:value-type="float">
            <text:p>-0.014187770465282</text:p>
          </table:table-cell>
        </table:table-row>
        <table:table-row table:style-name="ro1">
          <table:table-cell office:value-type="float" office:value="26.759375" calcext:value-type="float">
            <text:p>26.759375</text:p>
          </table:table-cell>
          <table:table-cell office:value-type="float" office:value="0.00011379061182989" calcext:value-type="float">
            <text:p>0.00011379061183</text:p>
          </table:table-cell>
          <table:table-cell office:value-type="float" office:value="-0.000046621402797046" calcext:value-type="float">
            <text:p>-4.6621402797046E-05</text:p>
          </table:table-cell>
          <table:table-cell office:value-type="float" office:value="0.000023861318260016" calcext:value-type="float">
            <text:p>2.3861318260016E-05</text:p>
          </table:table-cell>
          <table:table-cell office:value-type="float" office:value="-0.000038629698308587" calcext:value-type="float">
            <text:p>-3.8629698308587E-05</text:p>
          </table:table-cell>
          <table:table-cell office:value-type="float" office:value="-0.00000094659921195937" calcext:value-type="float">
            <text:p>-9.4659921195937E-07</text:p>
          </table:table-cell>
          <table:table-cell office:value-type="float" office:value="-0.00041679037009235" calcext:value-type="float">
            <text:p>-0.000416790370092</text:p>
          </table:table-cell>
          <table:table-cell office:value-type="float" office:value="-0.15865259630928" calcext:value-type="float">
            <text:p>-0.15865259630928</text:p>
          </table:table-cell>
          <table:table-cell office:value-type="float" office:value="-0.0076004310680763" calcext:value-type="float">
            <text:p>-0.007600431068076</text:p>
          </table:table-cell>
          <table:table-cell office:value-type="float" office:value="-0.0022419922845753" calcext:value-type="float">
            <text:p>-0.002241992284575</text:p>
          </table:table-cell>
          <table:table-cell office:value-type="float" office:value="-0.0063301085167069" calcext:value-type="float">
            <text:p>-0.006330108516707</text:p>
          </table:table-cell>
          <table:table-cell office:value-type="float" office:value="0.0002043107332462" calcext:value-type="float">
            <text:p>0.000204310733246</text:p>
          </table:table-cell>
          <table:table-cell office:value-type="float" office:value="-0.014372759873812" calcext:value-type="float">
            <text:p>-0.014372759873812</text:p>
          </table:table-cell>
        </table:table-row>
        <table:table-row table:style-name="ro1">
          <table:table-cell office:value-type="float" office:value="26.859375" calcext:value-type="float">
            <text:p>26.859375</text:p>
          </table:table-cell>
          <table:table-cell office:value-type="float" office:value="0.000028167537406952" calcext:value-type="float">
            <text:p>2.8167537406952E-05</text:p>
          </table:table-cell>
          <table:table-cell office:value-type="float" office:value="-0.000052079057757113" calcext:value-type="float">
            <text:p>-5.2079057757113E-05</text:p>
          </table:table-cell>
          <table:table-cell office:value-type="float" office:value="0.000020746753689766" calcext:value-type="float">
            <text:p>2.0746753689766E-05</text:p>
          </table:table-cell>
          <table:table-cell office:value-type="float" office:value="-0.000011211943064214" calcext:value-type="float">
            <text:p>-1.1211943064214E-05</text:p>
          </table:table-cell>
          <table:table-cell office:value-type="float" office:value="-0.0000010225715313055" calcext:value-type="float">
            <text:p>-1.0225715313055E-06</text:p>
          </table:table-cell>
          <table:table-cell office:value-type="float" office:value="-0.00037147111283353" calcext:value-type="float">
            <text:p>-0.000371471112834</text:p>
          </table:table-cell>
          <table:table-cell office:value-type="float" office:value="-0.16452854502677" calcext:value-type="float">
            <text:p>-0.16452854502677</text:p>
          </table:table-cell>
          <table:table-cell office:value-type="float" office:value="-0.0078918791067347" calcext:value-type="float">
            <text:p>-0.007891879106735</text:p>
          </table:table-cell>
          <table:table-cell office:value-type="float" office:value="-0.0024666964413222" calcext:value-type="float">
            <text:p>-0.002466696441322</text:p>
          </table:table-cell>
          <table:table-cell office:value-type="float" office:value="-0.0072585896230779" calcext:value-type="float">
            <text:p>-0.007258589623078</text:p>
          </table:table-cell>
          <table:table-cell office:value-type="float" office:value="0.00018682139991865" calcext:value-type="float">
            <text:p>0.000186821399919</text:p>
          </table:table-cell>
          <table:table-cell office:value-type="float" office:value="-0.014333512557815" calcext:value-type="float">
            <text:p>-0.014333512557815</text:p>
          </table:table-cell>
        </table:table-row>
        <table:table-row table:style-name="ro1">
          <table:table-cell office:value-type="float" office:value="26.959375" calcext:value-type="float">
            <text:p>26.959375</text:p>
          </table:table-cell>
          <table:table-cell office:value-type="float" office:value="-0.000053948973022998" calcext:value-type="float">
            <text:p>-5.3948973022998E-05</text:p>
          </table:table-cell>
          <table:table-cell office:value-type="float" office:value="-0.000053408626763761" calcext:value-type="float">
            <text:p>-5.3408626763761E-05</text:p>
          </table:table-cell>
          <table:table-cell office:value-type="float" office:value="0.000017994500582191" calcext:value-type="float">
            <text:p>1.7994500582191E-05</text:p>
          </table:table-cell>
          <table:table-cell office:value-type="float" office:value="0.000015036165778144" calcext:value-type="float">
            <text:p>1.5036165778144E-05</text:p>
          </table:table-cell>
          <table:table-cell office:value-type="float" office:value="-0.00000095838512388201" calcext:value-type="float">
            <text:p>-9.5838512388201E-07</text:p>
          </table:table-cell>
          <table:table-cell office:value-type="float" office:value="-0.00032562748074812" calcext:value-type="float">
            <text:p>-0.000325627480748</text:p>
          </table:table-cell>
          <table:table-cell office:value-type="float" office:value="-0.16937956322175" calcext:value-type="float">
            <text:p>-0.16937956322175</text:p>
          </table:table-cell>
          <table:table-cell office:value-type="float" office:value="-0.0081384318097727" calcext:value-type="float">
            <text:p>-0.008138431809773</text:p>
          </table:table-cell>
          <table:table-cell office:value-type="float" office:value="-0.0026273490178802" calcext:value-type="float">
            <text:p>-0.00262734901788</text:p>
          </table:table-cell>
          <table:table-cell office:value-type="float" office:value="-0.0081365616415551" calcext:value-type="float">
            <text:p>-0.008136561641555</text:p>
          </table:table-cell>
          <table:table-cell office:value-type="float" office:value="0.0001555817674855" calcext:value-type="float">
            <text:p>0.000155581767486</text:p>
          </table:table-cell>
          <table:table-cell office:value-type="float" office:value="-0.013867526333006" calcext:value-type="float">
            <text:p>-0.013867526333006</text:p>
          </table:table-cell>
        </table:table-row>
        <table:table-row table:style-name="ro1">
          <table:table-cell office:value-type="float" office:value="27.059375" calcext:value-type="float">
            <text:p>27.059375</text:p>
          </table:table-cell>
          <table:table-cell office:value-type="float" office:value="-0.00014178027202785" calcext:value-type="float">
            <text:p>-0.000141780272028</text:p>
          </table:table-cell>
          <table:table-cell office:value-type="float" office:value="-0.000046564520140881" calcext:value-type="float">
            <text:p>-4.6564520140881E-05</text:p>
          </table:table-cell>
          <table:table-cell office:value-type="float" office:value="0.000015324127887247" calcext:value-type="float">
            <text:p>1.5324127887247E-05</text:p>
          </table:table-cell>
          <table:table-cell office:value-type="float" office:value="0.000043904391418085" calcext:value-type="float">
            <text:p>4.3904391418085E-05</text:p>
          </table:table-cell>
          <table:table-cell office:value-type="float" office:value="-0.00000085223217134411" calcext:value-type="float">
            <text:p>-8.5223217134411E-07</text:p>
          </table:table-cell>
          <table:table-cell office:value-type="float" office:value="-0.00027811589322195" calcext:value-type="float">
            <text:p>-0.000278115893222</text:p>
          </table:table-cell>
          <table:table-cell office:value-type="float" office:value="-0.17384001384428" calcext:value-type="float">
            <text:p>-0.17384001384428</text:p>
          </table:table-cell>
          <table:table-cell office:value-type="float" office:value="-0.008368863287685" calcext:value-type="float">
            <text:p>-0.008368863287685</text:p>
          </table:table-cell>
          <table:table-cell office:value-type="float" office:value="-0.0027434829073619" calcext:value-type="float">
            <text:p>-0.002743482907362</text:p>
          </table:table-cell>
          <table:table-cell office:value-type="float" office:value="-0.0096348925269604" calcext:value-type="float">
            <text:p>-0.00963489252696</text:p>
          </table:table-cell>
          <table:table-cell office:value-type="float" office:value="0.00009817169707469" calcext:value-type="float">
            <text:p>9.817169707469E-05</text:p>
          </table:table-cell>
          <table:table-cell office:value-type="float" office:value="-0.013920774890408" calcext:value-type="float">
            <text:p>-0.013920774890408</text:p>
          </table:table-cell>
        </table:table-row>
        <table:table-row table:style-name="ro1">
          <table:table-cell office:value-type="float" office:value="27.159375" calcext:value-type="float">
            <text:p>27.159375</text:p>
          </table:table-cell>
          <table:table-cell office:value-type="float" office:value="-0.00023470086304677" calcext:value-type="float">
            <text:p>-0.000234700863047</text:p>
          </table:table-cell>
          <table:table-cell office:value-type="float" office:value="-0.000031927335693942" calcext:value-type="float">
            <text:p>-3.1927335693942E-05</text:p>
          </table:table-cell>
          <table:table-cell office:value-type="float" office:value="0.000011848023427599" calcext:value-type="float">
            <text:p>1.1848023427599E-05</text:p>
          </table:table-cell>
          <table:table-cell office:value-type="float" office:value="0.000075041104907095" calcext:value-type="float">
            <text:p>7.5041104907095E-05</text:p>
          </table:table-cell>
          <table:table-cell office:value-type="float" office:value="-0.00000066335319725911" calcext:value-type="float">
            <text:p>-6.6335319725911E-07</text:p>
          </table:table-cell>
          <table:table-cell office:value-type="float" office:value="-0.00022924868775171" calcext:value-type="float">
            <text:p>-0.000229248687752</text:p>
          </table:table-cell>
          <table:table-cell office:value-type="float" office:value="-0.17797734357478" calcext:value-type="float">
            <text:p>-0.17797734357478</text:p>
          </table:table-cell>
          <table:table-cell office:value-type="float" office:value="-0.0085848040282354" calcext:value-type="float">
            <text:p>-0.008584804028235</text:p>
          </table:table-cell>
          <table:table-cell office:value-type="float" office:value="-0.0029601734137446" calcext:value-type="float">
            <text:p>-0.002960173413745</text:p>
          </table:table-cell>
          <table:table-cell office:value-type="float" office:value="-0.011703813505227" calcext:value-type="float">
            <text:p>-0.011703813505227</text:p>
          </table:table-cell>
          <table:table-cell office:value-type="float" office:value="0.00010009539101937" calcext:value-type="float">
            <text:p>0.000100095391019</text:p>
          </table:table-cell>
          <table:table-cell office:value-type="float" office:value="-0.014495777012962" calcext:value-type="float">
            <text:p>-0.014495777012962</text:p>
          </table:table-cell>
        </table:table-row>
        <table:table-row table:style-name="ro1">
          <table:table-cell office:value-type="float" office:value="27.259375" calcext:value-type="float">
            <text:p>27.259375</text:p>
          </table:table-cell>
          <table:table-cell office:value-type="float" office:value="-0.00032450067425838" calcext:value-type="float">
            <text:p>-0.000324500674258</text:p>
          </table:table-cell>
          <table:table-cell office:value-type="float" office:value="-0.000023589287353274" calcext:value-type="float">
            <text:p>-2.3589287353274E-05</text:p>
          </table:table-cell>
          <table:table-cell office:value-type="float" office:value="0.0000088105582669156" calcext:value-type="float">
            <text:p>8.8105582669156E-06</text:p>
          </table:table-cell>
          <table:table-cell office:value-type="float" office:value="0.00010322288981196" calcext:value-type="float">
            <text:p>0.000103222889812</text:p>
          </table:table-cell>
          <table:table-cell office:value-type="float" office:value="-0.00000077527793812503" calcext:value-type="float">
            <text:p>-7.7527793812503E-07</text:p>
          </table:table-cell>
          <table:table-cell office:value-type="float" office:value="-0.00018141011173275" calcext:value-type="float">
            <text:p>-0.000181410111733</text:p>
          </table:table-cell>
          <table:table-cell office:value-type="float" office:value="-0.18180067036056" calcext:value-type="float">
            <text:p>-0.18180067036056</text:p>
          </table:table-cell>
          <table:table-cell office:value-type="float" office:value="-0.0087727909726699" calcext:value-type="float">
            <text:p>-0.00877279097267</text:p>
          </table:table-cell>
          <table:table-cell office:value-type="float" office:value="-0.0031050029944035" calcext:value-type="float">
            <text:p>-0.003105002994404</text:p>
          </table:table-cell>
          <table:table-cell office:value-type="float" office:value="-0.014251132541737" calcext:value-type="float">
            <text:p>-0.014251132541737</text:p>
          </table:table-cell>
          <table:table-cell office:value-type="float" office:value="0.000074060775041577" calcext:value-type="float">
            <text:p>7.4060775041577E-05</text:p>
          </table:table-cell>
          <table:table-cell office:value-type="float" office:value="-0.015359342591766" calcext:value-type="float">
            <text:p>-0.015359342591766</text:p>
          </table:table-cell>
        </table:table-row>
        <table:table-row table:style-name="ro1">
          <table:table-cell office:value-type="float" office:value="27.359375" calcext:value-type="float">
            <text:p>27.359375</text:p>
          </table:table-cell>
          <table:table-cell office:value-type="float" office:value="-0.00041222413498615" calcext:value-type="float">
            <text:p>-0.000412224134986</text:p>
          </table:table-cell>
          <table:table-cell office:value-type="float" office:value="-0.000020506527845349" calcext:value-type="float">
            <text:p>-2.0506527845349E-05</text:p>
          </table:table-cell>
          <table:table-cell office:value-type="float" office:value="0.0000056997476376198" calcext:value-type="float">
            <text:p>5.6997476376198E-06</text:p>
          </table:table-cell>
          <table:table-cell office:value-type="float" office:value="0.00012924089922708" calcext:value-type="float">
            <text:p>0.000129240899227</text:p>
          </table:table-cell>
          <table:table-cell office:value-type="float" office:value="-0.0000008349372261929" calcext:value-type="float">
            <text:p>-8.349372261929E-07</text:p>
          </table:table-cell>
          <table:table-cell office:value-type="float" office:value="-0.0001343493827797" calcext:value-type="float">
            <text:p>-0.00013434938278</text:p>
          </table:table-cell>
          <table:table-cell office:value-type="float" office:value="-0.18540225014935" calcext:value-type="float">
            <text:p>-0.18540225014935</text:p>
          </table:table-cell>
          <table:table-cell office:value-type="float" office:value="-0.0089412160666834" calcext:value-type="float">
            <text:p>-0.008941216066683</text:p>
          </table:table-cell>
          <table:table-cell office:value-type="float" office:value="-0.0032463574433384" calcext:value-type="float">
            <text:p>-0.003246357443338</text:p>
          </table:table-cell>
          <table:table-cell office:value-type="float" office:value="-0.017184335859447" calcext:value-type="float">
            <text:p>-0.017184335859447</text:p>
          </table:table-cell>
          <table:table-cell office:value-type="float" office:value="0.000055088406695698" calcext:value-type="float">
            <text:p>5.5088406695698E-05</text:p>
          </table:table-cell>
          <table:table-cell office:value-type="float" office:value="-0.016513038724065" calcext:value-type="float">
            <text:p>-0.016513038724065</text:p>
          </table:table-cell>
        </table:table-row>
        <table:table-row table:style-name="ro1">
          <table:table-cell office:value-type="float" office:value="27.459375" calcext:value-type="float">
            <text:p>27.459375</text:p>
          </table:table-cell>
          <table:table-cell office:value-type="float" office:value="-0.00050166002477778" calcext:value-type="float">
            <text:p>-0.000501660024778</text:p>
          </table:table-cell>
          <table:table-cell office:value-type="float" office:value="-0.000022296920093784" calcext:value-type="float">
            <text:p>-2.2296920093784E-05</text:p>
          </table:table-cell>
          <table:table-cell office:value-type="float" office:value="0.0000023868756878114" calcext:value-type="float">
            <text:p>2.3868756878114E-06</text:p>
          </table:table-cell>
          <table:table-cell office:value-type="float" office:value="0.00015463282782227" calcext:value-type="float">
            <text:p>0.000154632827822</text:p>
          </table:table-cell>
          <table:table-cell office:value-type="float" office:value="-0.00000073881013813375" calcext:value-type="float">
            <text:p>-7.3881013813375E-07</text:p>
          </table:table-cell>
          <table:table-cell office:value-type="float" office:value="-0.000086687043180718" calcext:value-type="float">
            <text:p>-8.6687043180718E-05</text:p>
          </table:table-cell>
          <table:table-cell office:value-type="float" office:value="-0.18902077259608" calcext:value-type="float">
            <text:p>-0.18902077259608</text:p>
          </table:table-cell>
          <table:table-cell office:value-type="float" office:value="-0.0091028502672557" calcext:value-type="float">
            <text:p>-0.009102850267256</text:p>
          </table:table-cell>
          <table:table-cell office:value-type="float" office:value="-0.0033856628949719" calcext:value-type="float">
            <text:p>-0.003385662894972</text:p>
          </table:table-cell>
          <table:table-cell office:value-type="float" office:value="-0.020572223339801" calcext:value-type="float">
            <text:p>-0.020572223339801</text:p>
          </table:table-cell>
          <table:table-cell office:value-type="float" office:value="0.000053008299354981" calcext:value-type="float">
            <text:p>5.3008299354981E-05</text:p>
          </table:table-cell>
          <table:table-cell office:value-type="float" office:value="-0.018106980135643" calcext:value-type="float">
            <text:p>-0.018106980135643</text:p>
          </table:table-cell>
        </table:table-row>
        <table:table-row table:style-name="ro1">
          <table:table-cell office:value-type="float" office:value="27.559375" calcext:value-type="float">
            <text:p>27.559375</text:p>
          </table:table-cell>
          <table:table-cell office:value-type="float" office:value="-0.0005873287868695" calcext:value-type="float">
            <text:p>-0.00058732878687</text:p>
          </table:table-cell>
          <table:table-cell office:value-type="float" office:value="-0.000024199376347008" calcext:value-type="float">
            <text:p>-2.4199376347008E-05</text:p>
          </table:table-cell>
          <table:table-cell office:value-type="float" office:value="-0.00000084100867580232" calcext:value-type="float">
            <text:p>-8.4100867580232E-07</text:p>
          </table:table-cell>
          <table:table-cell office:value-type="float" office:value="0.00017859360918292" calcext:value-type="float">
            <text:p>0.000178593609183</text:p>
          </table:table-cell>
          <table:table-cell office:value-type="float" office:value="-0.00000064306282557747" calcext:value-type="float">
            <text:p>-6.4306282557747E-07</text:p>
          </table:table-cell>
          <table:table-cell office:value-type="float" office:value="-0.000040548001755044" calcext:value-type="float">
            <text:p>-4.0548001755044E-05</text:p>
          </table:table-cell>
          <table:table-cell office:value-type="float" office:value="-0.19244073238343" calcext:value-type="float">
            <text:p>-0.19244073238343</text:p>
          </table:table-cell>
          <table:table-cell office:value-type="float" office:value="-0.0092564136924004" calcext:value-type="float">
            <text:p>-0.0092564136924</text:p>
          </table:table-cell>
          <table:table-cell office:value-type="float" office:value="-0.0035163200560597" calcext:value-type="float">
            <text:p>-0.00351632005606</text:p>
          </table:table-cell>
          <table:table-cell office:value-type="float" office:value="-0.02378790749465" calcext:value-type="float">
            <text:p>-0.02378790749465</text:p>
          </table:table-cell>
          <table:table-cell office:value-type="float" office:value="0.000051399567077083" calcext:value-type="float">
            <text:p>5.1399567077083E-05</text:p>
          </table:table-cell>
          <table:table-cell office:value-type="float" office:value="-0.019645029328769" calcext:value-type="float">
            <text:p>-0.019645029328769</text:p>
          </table:table-cell>
        </table:table-row>
        <table:table-row table:style-name="ro1">
          <table:table-cell office:value-type="float" office:value="27.659375" calcext:value-type="float">
            <text:p>27.659375</text:p>
          </table:table-cell>
          <table:table-cell office:value-type="float" office:value="-0.00067263823588349" calcext:value-type="float">
            <text:p>-0.000672638235883</text:p>
          </table:table-cell>
          <table:table-cell office:value-type="float" office:value="-0.000026285601815461" calcext:value-type="float">
            <text:p>-2.6285601815461E-05</text:p>
          </table:table-cell>
          <table:table-cell office:value-type="float" office:value="-0.0000041072578737735" calcext:value-type="float">
            <text:p>-4.1072578737735E-06</text:p>
          </table:table-cell>
          <table:table-cell office:value-type="float" office:value="0.00020207548372863" calcext:value-type="float">
            <text:p>0.000202075483729</text:p>
          </table:table-cell>
          <table:table-cell office:value-type="float" office:value="-0.00000054485350294416" calcext:value-type="float">
            <text:p>-5.4485350294416E-07</text:p>
          </table:table-cell>
          <table:table-cell office:value-type="float" office:value="0.0000058380342952625" calcext:value-type="float">
            <text:p>5.8380342952625E-06</text:p>
          </table:table-cell>
          <table:table-cell office:value-type="float" office:value="-0.19581244148356" calcext:value-type="float">
            <text:p>-0.19581244148356</text:p>
          </table:table-cell>
          <table:table-cell office:value-type="float" office:value="-0.0094084406527952" calcext:value-type="float">
            <text:p>-0.009408440652795</text:p>
          </table:table-cell>
          <table:table-cell office:value-type="float" office:value="-0.0036436074393556" calcext:value-type="float">
            <text:p>-0.003643607439356</text:p>
          </table:table-cell>
          <table:table-cell office:value-type="float" office:value="-0.026971859360427" calcext:value-type="float">
            <text:p>-0.026971859360427</text:p>
          </table:table-cell>
          <table:table-cell office:value-type="float" office:value="0.000050056286649901" calcext:value-type="float">
            <text:p>5.0056286649901E-05</text:p>
          </table:table-cell>
          <table:table-cell office:value-type="float" office:value="-0.021196176032296" calcext:value-type="float">
            <text:p>-0.021196176032296</text:p>
          </table:table-cell>
        </table:table-row>
        <table:table-row table:style-name="ro1">
          <table:table-cell office:value-type="float" office:value="27.759375" calcext:value-type="float">
            <text:p>27.759375</text:p>
          </table:table-cell>
          <table:table-cell office:value-type="float" office:value="-0.00075760498989874" calcext:value-type="float">
            <text:p>-0.000757604989899</text:p>
          </table:table-cell>
          <table:table-cell office:value-type="float" office:value="-0.000028547822371819" calcext:value-type="float">
            <text:p>-2.8547822371819E-05</text:p>
          </table:table-cell>
          <table:table-cell office:value-type="float" office:value="-0.0000074103131935923" calcext:value-type="float">
            <text:p>-7.4103131935923E-06</text:p>
          </table:table-cell>
          <table:table-cell office:value-type="float" office:value="0.00022509572433681" calcext:value-type="float">
            <text:p>0.000225095724337</text:p>
          </table:table-cell>
          <table:table-cell office:value-type="float" office:value="-0.0000004443280817071" calcext:value-type="float">
            <text:p>-4.443280817071E-07</text:p>
          </table:table-cell>
          <table:table-cell office:value-type="float" office:value="0.000052459774715944" calcext:value-type="float">
            <text:p>5.2459774715944E-05</text:p>
          </table:table-cell>
          <table:table-cell office:value-type="float" office:value="-0.19914019526966" calcext:value-type="float">
            <text:p>-0.19914019526966</text:p>
          </table:table-cell>
          <table:table-cell office:value-type="float" office:value="-0.0095590351788155" calcext:value-type="float">
            <text:p>-0.009559035178816</text:p>
          </table:table-cell>
          <table:table-cell office:value-type="float" office:value="-0.0037675903920857" calcext:value-type="float">
            <text:p>-0.003767590392086</text:p>
          </table:table-cell>
          <table:table-cell office:value-type="float" office:value="-0.03012588154284" calcext:value-type="float">
            <text:p>-0.03012588154284</text:p>
          </table:table-cell>
          <table:table-cell office:value-type="float" office:value="0.000048947245773127" calcext:value-type="float">
            <text:p>4.8947245773127E-05</text:p>
          </table:table-cell>
          <table:table-cell office:value-type="float" office:value="-0.022759905881643" calcext:value-type="float">
            <text:p>-0.022759905881643</text:p>
          </table:table-cell>
        </table:table-row>
        <table:table-row table:style-name="ro1">
          <table:table-cell office:value-type="float" office:value="27.859375" calcext:value-type="float">
            <text:p>27.859375</text:p>
          </table:table-cell>
          <table:table-cell office:value-type="float" office:value="-0.00084224534681129" calcext:value-type="float">
            <text:p>-0.000842245346811</text:p>
          </table:table-cell>
          <table:table-cell office:value-type="float" office:value="-0.000030978856019814" calcext:value-type="float">
            <text:p>-3.0978856019814E-05</text:p>
          </table:table-cell>
          <table:table-cell office:value-type="float" office:value="-0.000010748784881108" calcext:value-type="float">
            <text:p>-1.0748784881108E-05</text:p>
          </table:table-cell>
          <table:table-cell office:value-type="float" office:value="0.00024767107478039" calcext:value-type="float">
            <text:p>0.00024767107478</text:p>
          </table:table-cell>
          <table:table-cell office:value-type="float" office:value="-0.0000003416174036851" calcext:value-type="float">
            <text:p>-3.416174036851E-07</text:p>
          </table:table-cell>
          <table:table-cell office:value-type="float" office:value="0.000099307082969328" calcext:value-type="float">
            <text:p>9.9307082969328E-05</text:p>
          </table:table-cell>
          <table:table-cell office:value-type="float" office:value="-0.20242787388884" calcext:value-type="float">
            <text:p>-0.20242787388884</text:p>
          </table:table-cell>
          <table:table-cell office:value-type="float" office:value="-0.0097082922151963" calcext:value-type="float">
            <text:p>-0.009708292215196</text:p>
          </table:table-cell>
          <table:table-cell office:value-type="float" office:value="-0.0038883520010273" calcext:value-type="float">
            <text:p>-0.003888352001027</text:p>
          </table:table-cell>
          <table:table-cell office:value-type="float" office:value="-0.033251640121497" calcext:value-type="float">
            <text:p>-0.033251640121497</text:p>
          </table:table-cell>
          <table:table-cell office:value-type="float" office:value="0.000048044733808833" calcext:value-type="float">
            <text:p>4.8044733808833E-05</text:p>
          </table:table-cell>
          <table:table-cell office:value-type="float" office:value="-0.024335760246985" calcext:value-type="float">
            <text:p>-0.024335760246985</text:p>
          </table:table-cell>
        </table:table-row>
        <table:table-row table:style-name="ro1">
          <table:table-cell office:value-type="float" office:value="27.959375" calcext:value-type="float">
            <text:p>27.959375</text:p>
          </table:table-cell>
          <table:table-cell office:value-type="float" office:value="-0.00092688496809595" calcext:value-type="float">
            <text:p>-0.000926884968096</text:p>
          </table:table-cell>
          <table:table-cell office:value-type="float" office:value="-0.000033181141076368" calcext:value-type="float">
            <text:p>-3.3181141076368E-05</text:p>
          </table:table-cell>
          <table:table-cell office:value-type="float" office:value="-0.000014226663351686" calcext:value-type="float">
            <text:p>-1.4226663351686E-05</text:p>
          </table:table-cell>
          <table:table-cell office:value-type="float" office:value="0.00027013901203339" calcext:value-type="float">
            <text:p>0.000270139012033</text:p>
          </table:table-cell>
          <table:table-cell office:value-type="float" office:value="-0.00000022704769183236" calcext:value-type="float">
            <text:p>-2.2704769183236E-07</text:p>
          </table:table-cell>
          <table:table-cell office:value-type="float" office:value="0.00014831474437322" calcext:value-type="float">
            <text:p>0.000148314744373</text:p>
          </table:table-cell>
          <table:table-cell office:value-type="float" office:value="-0.2053532223027" calcext:value-type="float">
            <text:p>-0.2053532223027</text:p>
          </table:table-cell>
          <table:table-cell office:value-type="float" office:value="-0.0098439620054605" calcext:value-type="float">
            <text:p>-0.009843962005461</text:p>
          </table:table-cell>
          <table:table-cell office:value-type="float" office:value="-0.0040181954751515" calcext:value-type="float">
            <text:p>-0.004018195475152</text:p>
          </table:table-cell>
          <table:table-cell office:value-type="float" office:value="-0.036097578147003" calcext:value-type="float">
            <text:p>-0.036097578147003</text:p>
          </table:table-cell>
          <table:table-cell office:value-type="float" office:value="0.000048113444511" calcext:value-type="float">
            <text:p>4.8113444511E-05</text:p>
          </table:table-cell>
          <table:table-cell office:value-type="float" office:value="-0.025475585687196" calcext:value-type="float">
            <text:p>-0.025475585687196</text:p>
          </table:table-cell>
        </table:table-row>
        <table:table-row table:style-name="ro1">
          <table:table-cell office:value-type="float" office:value="28.059375" calcext:value-type="float">
            <text:p>28.059375</text:p>
          </table:table-cell>
          <table:table-cell office:value-type="float" office:value="-0.0010112665381495" calcext:value-type="float">
            <text:p>-0.00101126653815</text:p>
          </table:table-cell>
          <table:table-cell office:value-type="float" office:value="-0.000035535531898808" calcext:value-type="float">
            <text:p>-3.5535531898808E-05</text:p>
          </table:table-cell>
          <table:table-cell office:value-type="float" office:value="-0.000017739777129361" calcext:value-type="float">
            <text:p>-1.7739777129361E-05</text:p>
          </table:table-cell>
          <table:table-cell office:value-type="float" office:value="0.00029211563393417" calcext:value-type="float">
            <text:p>0.000292115633934</text:p>
          </table:table-cell>
          <table:table-cell office:value-type="float" office:value="-0.00000010948700671237" calcext:value-type="float">
            <text:p>-1.0948700671237E-07</text:p>
          </table:table-cell>
          <table:table-cell office:value-type="float" office:value="0.00019763432810348" calcext:value-type="float">
            <text:p>0.000197634328103</text:p>
          </table:table-cell>
          <table:table-cell office:value-type="float" office:value="-0.20824410654782" calcext:value-type="float">
            <text:p>-0.20824410654782</text:p>
          </table:table-cell>
          <table:table-cell office:value-type="float" office:value="-0.0099784308727935" calcext:value-type="float">
            <text:p>-0.009978430872794</text:p>
          </table:table-cell>
          <table:table-cell office:value-type="float" office:value="-0.004143966409377" calcext:value-type="float">
            <text:p>-0.004143966409377</text:p>
          </table:table-cell>
          <table:table-cell office:value-type="float" office:value="-0.03892246268079" calcext:value-type="float">
            <text:p>-0.03892246268079</text:p>
          </table:table-cell>
          <table:table-cell office:value-type="float" office:value="0.000048341595706441" calcext:value-type="float">
            <text:p>4.8341595706441E-05</text:p>
          </table:table-cell>
          <table:table-cell office:value-type="float" office:value="-0.026629633230085" calcext:value-type="float">
            <text:p>-0.026629633230085</text:p>
          </table:table-cell>
        </table:table-row>
        <table:table-row table:style-name="ro1">
          <table:table-cell office:value-type="float" office:value="28.159375" calcext:value-type="float">
            <text:p>28.159375</text:p>
          </table:table-cell>
          <table:table-cell office:value-type="float" office:value="-0.0010954029736134" calcext:value-type="float">
            <text:p>-0.001095402973613</text:p>
          </table:table-cell>
          <table:table-cell office:value-type="float" office:value="-0.000038035633257758" calcext:value-type="float">
            <text:p>-3.8035633257758E-05</text:p>
          </table:table-cell>
          <table:table-cell office:value-type="float" office:value="-0.000021287211176615" calcext:value-type="float">
            <text:p>-2.1287211176615E-05</text:p>
          </table:table-cell>
          <table:table-cell office:value-type="float" office:value="0.00031361650124001" calcext:value-type="float">
            <text:p>0.00031361650124</text:p>
          </table:table-cell>
          <table:table-cell office:value-type="float" office:value="0.000000010945908634322" calcext:value-type="float">
            <text:p>1.0945908634322E-08</text:p>
          </table:table-cell>
          <table:table-cell office:value-type="float" office:value="0.00024725566664475" calcext:value-type="float">
            <text:p>0.000247255666645</text:p>
          </table:table-cell>
          <table:table-cell office:value-type="float" office:value="-0.2111037231159" calcext:value-type="float">
            <text:p>-0.2111037231159</text:p>
          </table:table-cell>
          <table:table-cell office:value-type="float" office:value="-0.010111773749397" calcext:value-type="float">
            <text:p>-0.010111773749397</text:p>
          </table:table-cell>
          <table:table-cell office:value-type="float" office:value="-0.0042659078971444" calcext:value-type="float">
            <text:p>-0.004265907897144</text:p>
          </table:table-cell>
          <table:table-cell office:value-type="float" office:value="-0.041727456657665" calcext:value-type="float">
            <text:p>-0.041727456657665</text:p>
          </table:table-cell>
          <table:table-cell office:value-type="float" office:value="0.000048710797655692" calcext:value-type="float">
            <text:p>4.8710797655692E-05</text:p>
          </table:table-cell>
          <table:table-cell office:value-type="float" office:value="-0.027797493233972" calcext:value-type="float">
            <text:p>-0.027797493233972</text:p>
          </table:table-cell>
        </table:table-row>
        <table:table-row table:style-name="ro1">
          <table:table-cell office:value-type="float" office:value="28.259375" calcext:value-type="float">
            <text:p>28.259375</text:p>
          </table:table-cell>
          <table:table-cell office:value-type="float" office:value="-0.0011762208175257" calcext:value-type="float">
            <text:p>-0.001176220817526</text:p>
          </table:table-cell>
          <table:table-cell office:value-type="float" office:value="-0.000040192618924955" calcext:value-type="float">
            <text:p>-4.0192618924955E-05</text:p>
          </table:table-cell>
          <table:table-cell office:value-type="float" office:value="-0.000024677967777277" calcext:value-type="float">
            <text:p>-2.4677967777277E-05</text:p>
          </table:table-cell>
          <table:table-cell office:value-type="float" office:value="0.00033454336575647" calcext:value-type="float">
            <text:p>0.000334543365756</text:p>
          </table:table-cell>
          <table:table-cell office:value-type="float" office:value="0.00000019999360426172" calcext:value-type="float">
            <text:p>1.9999360426172E-07</text:p>
          </table:table-cell>
          <table:table-cell office:value-type="float" office:value="0.00029653770121312" calcext:value-type="float">
            <text:p>0.000296537701213</text:p>
          </table:table-cell>
          <table:table-cell office:value-type="float" office:value="-0.21352786730283" calcext:value-type="float">
            <text:p>-0.21352786730283</text:p>
          </table:table-cell>
          <table:table-cell office:value-type="float" office:value="-0.010228271348358" calcext:value-type="float">
            <text:p>-0.010228271348358</text:p>
          </table:table-cell>
          <table:table-cell office:value-type="float" office:value="-0.0043704228803361" calcext:value-type="float">
            <text:p>-0.004370422880336</text:p>
          </table:table-cell>
          <table:table-cell office:value-type="float" office:value="-0.044102071615663" calcext:value-type="float">
            <text:p>-0.044102071615663</text:p>
          </table:table-cell>
          <table:table-cell office:value-type="float" office:value="0.000059000282272201" calcext:value-type="float">
            <text:p>5.9000282272201E-05</text:p>
          </table:table-cell>
          <table:table-cell office:value-type="float" office:value="-0.028568430123443" calcext:value-type="float">
            <text:p>-0.028568430123443</text:p>
          </table:table-cell>
        </table:table-row>
        <table:table-row table:style-name="ro1">
          <table:table-cell office:value-type="float" office:value="28.359375" calcext:value-type="float">
            <text:p>28.359375</text:p>
          </table:table-cell>
          <table:table-cell office:value-type="float" office:value="-0.001254487192401" calcext:value-type="float">
            <text:p>-0.001254487192401</text:p>
          </table:table-cell>
          <table:table-cell office:value-type="float" office:value="-0.000042324993483288" calcext:value-type="float">
            <text:p>-4.2324993483288E-05</text:p>
          </table:table-cell>
          <table:table-cell office:value-type="float" office:value="-0.000027924868774285" calcext:value-type="float">
            <text:p>-2.7924868774285E-05</text:p>
          </table:table-cell>
          <table:table-cell office:value-type="float" office:value="0.00035462893424041" calcext:value-type="float">
            <text:p>0.00035462893424</text:p>
          </table:table-cell>
          <table:table-cell office:value-type="float" office:value="0.00000035364244588887" calcext:value-type="float">
            <text:p>3.5364244588887E-07</text:p>
          </table:table-cell>
          <table:table-cell office:value-type="float" office:value="0.00034483279784655" calcext:value-type="float">
            <text:p>0.000344832797847</text:p>
          </table:table-cell>
          <table:table-cell office:value-type="float" office:value="-0.21579929331979" calcext:value-type="float">
            <text:p>-0.21579929331979</text:p>
          </table:table-cell>
          <table:table-cell office:value-type="float" office:value="-0.010338516419488" calcext:value-type="float">
            <text:p>-0.010338516419488</text:p>
          </table:table-cell>
          <table:table-cell office:value-type="float" office:value="-0.0044590669032014" calcext:value-type="float">
            <text:p>-0.004459066903201</text:p>
          </table:table-cell>
          <table:table-cell office:value-type="float" office:value="-0.046323164108985" calcext:value-type="float">
            <text:p>-0.046323164108985</text:p>
          </table:table-cell>
          <table:table-cell office:value-type="float" office:value="0.000063234311727761" calcext:value-type="float">
            <text:p>6.3234311727761E-05</text:p>
          </table:table-cell>
          <table:table-cell office:value-type="float" office:value="-0.029265909236109" calcext:value-type="float">
            <text:p>-0.029265909236109</text:p>
          </table:table-cell>
        </table:table-row>
        <table:table-row table:style-name="ro1">
          <table:table-cell office:value-type="float" office:value="28.459375" calcext:value-type="float">
            <text:p>28.459375</text:p>
          </table:table-cell>
          <table:table-cell office:value-type="float" office:value="-0.0013313977140339" calcext:value-type="float">
            <text:p>-0.001331397714034</text:p>
          </table:table-cell>
          <table:table-cell office:value-type="float" office:value="-0.000044490175335756" calcext:value-type="float">
            <text:p>-4.4490175335756E-05</text:p>
          </table:table-cell>
          <table:table-cell office:value-type="float" office:value="-0.000031111764978511" calcext:value-type="float">
            <text:p>-3.1111764978511E-05</text:p>
          </table:table-cell>
          <table:table-cell office:value-type="float" office:value="0.0003741202765706" calcext:value-type="float">
            <text:p>0.000374120276571</text:p>
          </table:table-cell>
          <table:table-cell office:value-type="float" office:value="0.00000048211701339271" calcext:value-type="float">
            <text:p>4.8211701339271E-07</text:p>
          </table:table-cell>
          <table:table-cell office:value-type="float" office:value="0.00039275490683723" calcext:value-type="float">
            <text:p>0.000392754906837</text:p>
          </table:table-cell>
          <table:table-cell office:value-type="float" office:value="-0.21798352337329" calcext:value-type="float">
            <text:p>-0.21798352337329</text:p>
          </table:table-cell>
          <table:table-cell office:value-type="float" office:value="-0.010445239744309" calcext:value-type="float">
            <text:p>-0.010445239744309</text:p>
          </table:table-cell>
          <table:table-cell office:value-type="float" office:value="-0.0045399672802438" calcext:value-type="float">
            <text:p>-0.004539967280244</text:p>
          </table:table-cell>
          <table:table-cell office:value-type="float" office:value="-0.048459850546438" calcext:value-type="float">
            <text:p>-0.048459850546438</text:p>
          </table:table-cell>
          <table:table-cell office:value-type="float" office:value="0.000063273130155732" calcext:value-type="float">
            <text:p>6.3273130155732E-05</text:p>
          </table:table-cell>
          <table:table-cell office:value-type="float" office:value="-0.029930954658943" calcext:value-type="float">
            <text:p>-0.029930954658943</text:p>
          </table:table-cell>
        </table:table-row>
        <table:table-row table:style-name="ro1">
          <table:table-cell office:value-type="float" office:value="28.559375" calcext:value-type="float">
            <text:p>28.559375</text:p>
          </table:table-cell>
          <table:table-cell office:value-type="float" office:value="-0.0014081772959829" calcext:value-type="float">
            <text:p>-0.001408177295983</text:p>
          </table:table-cell>
          <table:table-cell office:value-type="float" office:value="-0.000046754542931609" calcext:value-type="float">
            <text:p>-4.6754542931609E-05</text:p>
          </table:table-cell>
          <table:table-cell office:value-type="float" office:value="-0.00003433057665859" calcext:value-type="float">
            <text:p>-3.433057665859E-05</text:p>
          </table:table-cell>
          <table:table-cell office:value-type="float" office:value="0.00039325487880155" calcext:value-type="float">
            <text:p>0.000393254878802</text:p>
          </table:table-cell>
          <table:table-cell office:value-type="float" office:value="0.0000006138410308177" calcext:value-type="float">
            <text:p>6.138410308177E-07</text:p>
          </table:table-cell>
          <table:table-cell office:value-type="float" office:value="0.00044095073740845" calcext:value-type="float">
            <text:p>0.000440950737408</text:p>
          </table:table-cell>
          <table:table-cell office:value-type="float" office:value="-0.22014667798814" calcext:value-type="float">
            <text:p>-0.22014667798814</text:p>
          </table:table-cell>
          <table:table-cell office:value-type="float" office:value="-0.010551213031147" calcext:value-type="float">
            <text:p>-0.010551213031147</text:p>
          </table:table-cell>
          <table:table-cell office:value-type="float" office:value="-0.0046212234644671" calcext:value-type="float">
            <text:p>-0.004621223464467</text:p>
          </table:table-cell>
          <table:table-cell office:value-type="float" office:value="-0.050581120662925" calcext:value-type="float">
            <text:p>-0.050581120662925</text:p>
          </table:table-cell>
          <table:table-cell office:value-type="float" office:value="0.000063547546688497" calcext:value-type="float">
            <text:p>6.3547546688497E-05</text:p>
          </table:table-cell>
          <table:table-cell office:value-type="float" office:value="-0.030607333229697" calcext:value-type="float">
            <text:p>-0.030607333229697</text:p>
          </table:table-cell>
        </table:table-row>
        <table:table-row table:style-name="ro1">
          <table:table-cell office:value-type="float" office:value="28.659375" calcext:value-type="float">
            <text:p>28.659375</text:p>
          </table:table-cell>
          <table:table-cell office:value-type="float" office:value="-0.0014848365054558" calcext:value-type="float">
            <text:p>-0.001484836505456</text:p>
          </table:table-cell>
          <table:table-cell office:value-type="float" office:value="-0.000049114918683124" calcext:value-type="float">
            <text:p>-4.9114918683124E-05</text:p>
          </table:table-cell>
          <table:table-cell office:value-type="float" office:value="-0.00003758073175626" calcext:value-type="float">
            <text:p>-3.758073175626E-05</text:p>
          </table:table-cell>
          <table:table-cell office:value-type="float" office:value="0.00041204100762532" calcext:value-type="float">
            <text:p>0.000412041007625</text:p>
          </table:table-cell>
          <table:table-cell office:value-type="float" office:value="0.00000074869913349358" calcext:value-type="float">
            <text:p>7.4869913349358E-07</text:p>
          </table:table-cell>
          <table:table-cell office:value-type="float" office:value="0.00048941639533796" calcext:value-type="float">
            <text:p>0.000489416395338</text:p>
          </table:table-cell>
          <table:table-cell office:value-type="float" office:value="-0.22229085591903" calcext:value-type="float">
            <text:p>-0.22229085591903</text:p>
          </table:table-cell>
          <table:table-cell office:value-type="float" office:value="-0.010656485099733" calcext:value-type="float">
            <text:p>-0.010656485099733</text:p>
          </table:table-cell>
          <table:table-cell office:value-type="float" office:value="-0.0047026120296799" calcext:value-type="float">
            <text:p>-0.00470261202968</text:p>
          </table:table-cell>
          <table:table-cell office:value-type="float" office:value="-0.052688348205081" calcext:value-type="float">
            <text:p>-0.052688348205081</text:p>
          </table:table-cell>
          <table:table-cell office:value-type="float" office:value="0.000064027079923698" calcext:value-type="float">
            <text:p>6.4027079923698E-05</text:p>
          </table:table-cell>
          <table:table-cell office:value-type="float" office:value="-0.031294824684463" calcext:value-type="float">
            <text:p>-0.031294824684463</text:p>
          </table:table-cell>
        </table:table-row>
        <table:table-row table:style-name="ro1">
          <table:table-cell office:value-type="float" office:value="28.759375" calcext:value-type="float">
            <text:p>28.759375</text:p>
          </table:table-cell>
          <table:table-cell office:value-type="float" office:value="-0.0015613847724908" calcext:value-type="float">
            <text:p>-0.001561384772491</text:p>
          </table:table-cell>
          <table:table-cell office:value-type="float" office:value="-0.000051568284741939" calcext:value-type="float">
            <text:p>-5.1568284741939E-05</text:p>
          </table:table-cell>
          <table:table-cell office:value-type="float" office:value="-0.000040861682402997" calcext:value-type="float">
            <text:p>-4.0861682402997E-05</text:p>
          </table:table-cell>
          <table:table-cell office:value-type="float" office:value="0.0004304867610531" calcext:value-type="float">
            <text:p>0.000430486761053</text:p>
          </table:table-cell>
          <table:table-cell office:value-type="float" office:value="0.00000088658496144967" calcext:value-type="float">
            <text:p>8.8658496144967E-07</text:p>
          </table:table-cell>
          <table:table-cell office:value-type="float" office:value="0.0005381477040191" calcext:value-type="float">
            <text:p>0.000538147704019</text:p>
          </table:table-cell>
          <table:table-cell office:value-type="float" office:value="-0.2244179500491" calcext:value-type="float">
            <text:p>-0.2244179500491</text:p>
          </table:table-cell>
          <table:table-cell office:value-type="float" office:value="-0.010761100054285" calcext:value-type="float">
            <text:p>-0.010761100054285</text:p>
          </table:table-cell>
          <table:table-cell office:value-type="float" office:value="-0.0047839466820644" calcext:value-type="float">
            <text:p>-0.004783946682064</text:p>
          </table:table-cell>
          <table:table-cell office:value-type="float" office:value="-0.054782715762849" calcext:value-type="float">
            <text:p>-0.054782715762849</text:p>
          </table:table-cell>
          <table:table-cell office:value-type="float" office:value="0.00006468534574162" calcext:value-type="float">
            <text:p>6.468534574162E-05</text:p>
          </table:table-cell>
          <table:table-cell office:value-type="float" office:value="-0.031993245582838" calcext:value-type="float">
            <text:p>-0.031993245582838</text:p>
          </table:table-cell>
        </table:table-row>
        <table:table-row table:style-name="ro1">
          <table:table-cell office:value-type="float" office:value="28.859375" calcext:value-type="float">
            <text:p>28.859375</text:p>
          </table:table-cell>
          <table:table-cell office:value-type="float" office:value="-0.0016378305440453" calcext:value-type="float">
            <text:p>-0.001637830544045</text:p>
          </table:table-cell>
          <table:table-cell office:value-type="float" office:value="-0.000054111782320538" calcext:value-type="float">
            <text:p>-5.4111782320538E-05</text:p>
          </table:table-cell>
          <table:table-cell office:value-type="float" office:value="-0.000044172903880687" calcext:value-type="float">
            <text:p>-4.4172903880687E-05</text:p>
          </table:table-cell>
          <table:table-cell office:value-type="float" office:value="0.00044860006370265" calcext:value-type="float">
            <text:p>0.000448600063703</text:p>
          </table:table-cell>
          <table:table-cell office:value-type="float" office:value="0.0000010273998174698" calcext:value-type="float">
            <text:p>1.0273998174698E-06</text:p>
          </table:table-cell>
          <table:table-cell office:value-type="float" office:value="0.00058714026667716" calcext:value-type="float">
            <text:p>0.000587140266677</text:p>
          </table:table-cell>
          <table:table-cell office:value-type="float" office:value="-0.22652967365616" calcext:value-type="float">
            <text:p>-0.22652967365616</text:p>
          </table:table-cell>
          <table:table-cell office:value-type="float" office:value="-0.010865097991298" calcext:value-type="float">
            <text:p>-0.010865097991298</text:p>
          </table:table-cell>
          <table:table-cell office:value-type="float" office:value="-0.0048650729938018" calcext:value-type="float">
            <text:p>-0.004865072993802</text:p>
          </table:table-cell>
          <table:table-cell office:value-type="float" office:value="-0.056865245816965" calcext:value-type="float">
            <text:p>-0.056865245816965</text:p>
          </table:table-cell>
          <table:table-cell office:value-type="float" office:value="0.000065499454626631" calcext:value-type="float">
            <text:p>6.5499454626631E-05</text:p>
          </table:table-cell>
          <table:table-cell office:value-type="float" office:value="-0.032702442701266" calcext:value-type="float">
            <text:p>-0.032702442701266</text:p>
          </table:table-cell>
        </table:table-row>
        <table:table-row table:style-name="ro1">
          <table:table-cell office:value-type="float" office:value="28.959375" calcext:value-type="float">
            <text:p>28.959375</text:p>
          </table:table-cell>
          <table:table-cell office:value-type="float" office:value="-0.0017141814136099" calcext:value-type="float">
            <text:p>-0.00171418141361</text:p>
          </table:table-cell>
          <table:table-cell office:value-type="float" office:value="-0.000056742708546546" calcext:value-type="float">
            <text:p>-5.6742708546546E-05</text:p>
          </table:table-cell>
          <table:table-cell office:value-type="float" office:value="-0.000047513893317978" calcext:value-type="float">
            <text:p>-4.7513893317978E-05</text:p>
          </table:table-cell>
          <table:table-cell office:value-type="float" office:value="0.00046638866424636" calcext:value-type="float">
            <text:p>0.000466388664246</text:p>
          </table:table-cell>
          <table:table-cell office:value-type="float" office:value="0.0000011710515473148" calcext:value-type="float">
            <text:p>1.1710515473148E-06</text:p>
          </table:table-cell>
          <table:table-cell office:value-type="float" office:value="0.00063638951973868" calcext:value-type="float">
            <text:p>0.000636389519739</text:p>
          </table:table-cell>
          <table:table-cell office:value-type="float" office:value="-0.22862758220027" calcext:value-type="float">
            <text:p>-0.22862758220027</text:p>
          </table:table-cell>
          <table:table-cell office:value-type="float" office:value="-0.01096851556548" calcext:value-type="float">
            <text:p>-0.01096851556548</text:p>
          </table:table-cell>
          <table:table-cell office:value-type="float" office:value="-0.004945863826704" calcext:value-type="float">
            <text:p>-0.004945863826704</text:p>
          </table:table-cell>
          <table:table-cell office:value-type="float" office:value="-0.058936826261636" calcext:value-type="float">
            <text:p>-0.058936826261636</text:p>
          </table:table-cell>
          <table:table-cell office:value-type="float" office:value="0.000066449502453073" calcext:value-type="float">
            <text:p>6.6449502453073E-05</text:p>
          </table:table-cell>
          <table:table-cell office:value-type="float" office:value="-0.033422287091134" calcext:value-type="float">
            <text:p>-0.033422287091134</text:p>
          </table:table-cell>
        </table:table-row>
        <table:table-row table:style-name="ro1">
          <table:table-cell office:value-type="float" office:value="29.059375" calcext:value-type="float">
            <text:p>29.059375</text:p>
          </table:table-cell>
          <table:table-cell office:value-type="float" office:value="-0.0017932072801766" calcext:value-type="float">
            <text:p>-0.001793207280177</text:p>
          </table:table-cell>
          <table:table-cell office:value-type="float" office:value="-0.000058747233137019" calcext:value-type="float">
            <text:p>-5.8747233137019E-05</text:p>
          </table:table-cell>
          <table:table-cell office:value-type="float" office:value="-0.000051136059648838" calcext:value-type="float">
            <text:p>-5.1136059648838E-05</text:p>
          </table:table-cell>
          <table:table-cell office:value-type="float" office:value="0.00048400621465491" calcext:value-type="float">
            <text:p>0.000484006214655</text:p>
          </table:table-cell>
          <table:table-cell office:value-type="float" office:value="0.0000013249238894554" calcext:value-type="float">
            <text:p>1.3249238894554E-06</text:p>
          </table:table-cell>
          <table:table-cell office:value-type="float" office:value="0.00068763677905014" calcext:value-type="float">
            <text:p>0.00068763677905</text:p>
          </table:table-cell>
          <table:table-cell office:value-type="float" office:value="-0.23065118684168" calcext:value-type="float">
            <text:p>-0.23065118684168</text:p>
          </table:table-cell>
          <table:table-cell office:value-type="float" office:value="-0.011066841992354" calcext:value-type="float">
            <text:p>-0.011066841992354</text:p>
          </table:table-cell>
          <table:table-cell office:value-type="float" office:value="-0.0050450298865675" calcext:value-type="float">
            <text:p>-0.005045029886568</text:p>
          </table:table-cell>
          <table:table-cell office:value-type="float" office:value="-0.061241401161134" calcext:value-type="float">
            <text:p>-0.061241401161134</text:p>
          </table:table-cell>
          <table:table-cell office:value-type="float" office:value="0.000067842113356284" calcext:value-type="float">
            <text:p>6.7842113356284E-05</text:p>
          </table:table-cell>
          <table:table-cell office:value-type="float" office:value="-0.034428662394742" calcext:value-type="float">
            <text:p>-0.034428662394742</text:p>
          </table:table-cell>
        </table:table-row>
        <table:table-row table:style-name="ro1">
          <table:table-cell office:value-type="float" office:value="29.159375" calcext:value-type="float">
            <text:p>29.159375</text:p>
          </table:table-cell>
          <table:table-cell office:value-type="float" office:value="-0.0018721923944212" calcext:value-type="float">
            <text:p>-0.001872192394421</text:p>
          </table:table-cell>
          <table:table-cell office:value-type="float" office:value="-0.00006076069514742" calcext:value-type="float">
            <text:p>-6.076069514742E-05</text:p>
          </table:table-cell>
          <table:table-cell office:value-type="float" office:value="-0.000054797460809784" calcext:value-type="float">
            <text:p>-5.4797460809784E-05</text:p>
          </table:table-cell>
          <table:table-cell office:value-type="float" office:value="0.00050124165977872" calcext:value-type="float">
            <text:p>0.000501241659779</text:p>
          </table:table-cell>
          <table:table-cell office:value-type="float" office:value="0.0000014815004971286" calcext:value-type="float">
            <text:p>1.4815004971286E-06</text:p>
          </table:table-cell>
          <table:table-cell office:value-type="float" office:value="0.00073922482003799" calcext:value-type="float">
            <text:p>0.000739224820038</text:p>
          </table:table-cell>
          <table:table-cell office:value-type="float" office:value="-0.23266634125159" calcext:value-type="float">
            <text:p>-0.23266634125159</text:p>
          </table:table-cell>
          <table:table-cell office:value-type="float" office:value="-0.011164621175151" calcext:value-type="float">
            <text:p>-0.011164621175151</text:p>
          </table:table-cell>
          <table:table-cell office:value-type="float" office:value="-0.005142501618464" calcext:value-type="float">
            <text:p>-0.005142501618464</text:p>
          </table:table-cell>
          <table:table-cell office:value-type="float" office:value="-0.063543101499618" calcext:value-type="float">
            <text:p>-0.063543101499618</text:p>
          </table:table-cell>
          <table:table-cell office:value-type="float" office:value="0.000069260198864208" calcext:value-type="float">
            <text:p>6.9260198864208E-05</text:p>
          </table:table-cell>
          <table:table-cell office:value-type="float" office:value="-0.035446662416163" calcext:value-type="float">
            <text:p>-0.035446662416163</text:p>
          </table:table-cell>
        </table:table-row>
        <table:table-row table:style-name="ro1">
          <table:table-cell office:value-type="float" office:value="29.259375" calcext:value-type="float">
            <text:p>29.259375</text:p>
          </table:table-cell>
          <table:table-cell office:value-type="float" office:value="-0.0019478542492849" calcext:value-type="float">
            <text:p>-0.001947854249285</text:p>
          </table:table-cell>
          <table:table-cell office:value-type="float" office:value="-0.000062547915276764" calcext:value-type="float">
            <text:p>-6.2547915276764E-05</text:p>
          </table:table-cell>
          <table:table-cell office:value-type="float" office:value="-0.000058204014114048" calcext:value-type="float">
            <text:p>-5.8204014114048E-05</text:p>
          </table:table-cell>
          <table:table-cell office:value-type="float" office:value="0.00051768565055594" calcext:value-type="float">
            <text:p>0.000517685650556</text:p>
          </table:table-cell>
          <table:table-cell office:value-type="float" office:value="0.0000016313099561399" calcext:value-type="float">
            <text:p>1.6313099561399E-06</text:p>
          </table:table-cell>
          <table:table-cell office:value-type="float" office:value="0.00078943059607897" calcext:value-type="float">
            <text:p>0.000789430596079</text:p>
          </table:table-cell>
          <table:table-cell office:value-type="float" office:value="-0.23447168421666" calcext:value-type="float">
            <text:p>-0.23447168421666</text:p>
          </table:table-cell>
          <table:table-cell office:value-type="float" office:value="-0.011253581770222" calcext:value-type="float">
            <text:p>-0.011253581770222</text:p>
          </table:table-cell>
          <table:table-cell office:value-type="float" office:value="-0.0052138575748224" calcext:value-type="float">
            <text:p>-0.005213857574822</text:p>
          </table:table-cell>
          <table:table-cell office:value-type="float" office:value="-0.065620938728212" calcext:value-type="float">
            <text:p>-0.065620938728212</text:p>
          </table:table-cell>
          <table:table-cell office:value-type="float" office:value="0.000069567669135353" calcext:value-type="float">
            <text:p>6.9567669135353E-05</text:p>
          </table:table-cell>
          <table:table-cell office:value-type="float" office:value="-0.036294828446354" calcext:value-type="float">
            <text:p>-0.036294828446354</text:p>
          </table:table-cell>
        </table:table-row>
        <table:table-row table:style-name="ro1">
          <table:table-cell office:value-type="float" office:value="29.359375" calcext:value-type="float">
            <text:p>29.359375</text:p>
          </table:table-cell>
          <table:table-cell office:value-type="float" office:value="-0.002023421466762" calcext:value-type="float">
            <text:p>-0.002023421466762</text:p>
          </table:table-cell>
          <table:table-cell office:value-type="float" office:value="-0.000064333459486719" calcext:value-type="float">
            <text:p>-6.4333459486719E-05</text:p>
          </table:table-cell>
          <table:table-cell office:value-type="float" office:value="-0.000061641962493578" calcext:value-type="float">
            <text:p>-6.1641962493578E-05</text:p>
          </table:table-cell>
          <table:table-cell office:value-type="float" office:value="0.00053379948922172" calcext:value-type="float">
            <text:p>0.000533799489222</text:p>
          </table:table-cell>
          <table:table-cell office:value-type="float" office:value="0.0000017839322741753" calcext:value-type="float">
            <text:p>1.7839322741753E-06</text:p>
          </table:table-cell>
          <table:table-cell office:value-type="float" office:value="0.00083989326561337" calcext:value-type="float">
            <text:p>0.000839893265613</text:p>
          </table:table-cell>
          <table:table-cell office:value-type="float" office:value="-0.23626660210067" calcext:value-type="float">
            <text:p>-0.23626660210067</text:p>
          </table:table-cell>
          <table:table-cell office:value-type="float" office:value="-0.011341967005668" calcext:value-type="float">
            <text:p>-0.011341967005668</text:p>
          </table:table-cell>
          <table:table-cell office:value-type="float" office:value="-0.0052858334161321" calcext:value-type="float">
            <text:p>-0.005285833416132</text:p>
          </table:table-cell>
          <table:table-cell office:value-type="float" office:value="-0.06768825559578" calcext:value-type="float">
            <text:p>-0.06768825559578</text:p>
          </table:table-cell>
          <table:table-cell office:value-type="float" office:value="0.000070028448367805" calcext:value-type="float">
            <text:p>7.0028448367805E-05</text:p>
          </table:table-cell>
          <table:table-cell office:value-type="float" office:value="-0.037152716065174" calcext:value-type="float">
            <text:p>-0.037152716065174</text:p>
          </table:table-cell>
        </table:table-row>
        <table:table-row table:style-name="ro1">
          <table:table-cell office:value-type="float" office:value="29.459375" calcext:value-type="float">
            <text:p>29.459375</text:p>
          </table:table-cell>
          <table:table-cell office:value-type="float" office:value="-0.0020972832912198" calcext:value-type="float">
            <text:p>-0.00209728329122</text:p>
          </table:table-cell>
          <table:table-cell office:value-type="float" office:value="-0.000066051575520085" calcext:value-type="float">
            <text:p>-6.6051575520085E-05</text:p>
          </table:table-cell>
          <table:table-cell office:value-type="float" office:value="-0.000065035118784332" calcext:value-type="float">
            <text:p>-6.5035118784332E-05</text:p>
          </table:table-cell>
          <table:table-cell office:value-type="float" office:value="0.0005493384553672" calcext:value-type="float">
            <text:p>0.000549338455367</text:p>
          </table:table-cell>
          <table:table-cell office:value-type="float" office:value="0.0000019337407376253" calcext:value-type="float">
            <text:p>1.9337407376253E-06</text:p>
          </table:table-cell>
          <table:table-cell office:value-type="float" office:value="0.00088957126585595" calcext:value-type="float">
            <text:p>0.000889571265856</text:p>
          </table:table-cell>
          <table:table-cell office:value-type="float" office:value="-0.2379928290561" calcext:value-type="float">
            <text:p>-0.2379928290561</text:p>
          </table:table-cell>
          <table:table-cell office:value-type="float" office:value="-0.011427220993982" calcext:value-type="float">
            <text:p>-0.011427220993982</text:p>
          </table:table-cell>
          <table:table-cell office:value-type="float" office:value="-0.0053564821186296" calcext:value-type="float">
            <text:p>-0.00535648211863</text:p>
          </table:table-cell>
          <table:table-cell office:value-type="float" office:value="-0.069673919091175" calcext:value-type="float">
            <text:p>-0.069673919091175</text:p>
          </table:table-cell>
          <table:table-cell office:value-type="float" office:value="0.000070114146033287" calcext:value-type="float">
            <text:p>7.0114146033287E-05</text:p>
          </table:table-cell>
          <table:table-cell office:value-type="float" office:value="-0.037979376100945" calcext:value-type="float">
            <text:p>-0.037979376100945</text:p>
          </table:table-cell>
        </table:table-row>
        <table:table-row table:style-name="ro1">
          <table:table-cell office:value-type="float" office:value="29.559375" calcext:value-type="float">
            <text:p>29.559375</text:p>
          </table:table-cell>
          <table:table-cell office:value-type="float" office:value="-0.0021699508475917" calcext:value-type="float">
            <text:p>-0.002169950847592</text:p>
          </table:table-cell>
          <table:table-cell office:value-type="float" office:value="-0.000067725552796044" calcext:value-type="float">
            <text:p>-6.7725552796044E-05</text:p>
          </table:table-cell>
          <table:table-cell office:value-type="float" office:value="-0.000068402288767495" calcext:value-type="float">
            <text:p>-6.8402288767495E-05</text:p>
          </table:table-cell>
          <table:table-cell office:value-type="float" office:value="0.0005643917209145" calcext:value-type="float">
            <text:p>0.000564391720915</text:p>
          </table:table-cell>
          <table:table-cell office:value-type="float" office:value="0.0000020843521783335" calcext:value-type="float">
            <text:p>2.0843521783335E-06</text:p>
          </table:table-cell>
          <table:table-cell office:value-type="float" office:value="0.00093875997069581" calcext:value-type="float">
            <text:p>0.000938759970696</text:p>
          </table:table-cell>
          <table:table-cell office:value-type="float" office:value="-0.23967334804428" calcext:value-type="float">
            <text:p>-0.23967334804428</text:p>
          </table:table-cell>
          <table:table-cell office:value-type="float" office:value="-0.011510311821779" calcext:value-type="float">
            <text:p>-0.011510311821779</text:p>
          </table:table-cell>
          <table:table-cell office:value-type="float" office:value="-0.0054258460886142" calcext:value-type="float">
            <text:p>-0.005425846088614</text:p>
          </table:table-cell>
          <table:table-cell office:value-type="float" office:value="-0.071605933801018" calcext:value-type="float">
            <text:p>-0.071605933801018</text:p>
          </table:table-cell>
          <table:table-cell office:value-type="float" office:value="0.000070239534359609" calcext:value-type="float">
            <text:p>7.0239534359609E-05</text:p>
          </table:table-cell>
          <table:table-cell office:value-type="float" office:value="-0.038790275044938" calcext:value-type="float">
            <text:p>-0.038790275044938</text:p>
          </table:table-cell>
        </table:table-row>
        <table:table-row table:style-name="ro1">
          <table:table-cell office:value-type="float" office:value="29.659375" calcext:value-type="float">
            <text:p>29.659375</text:p>
          </table:table-cell>
          <table:table-cell office:value-type="float" office:value="-0.0022387390229906" calcext:value-type="float">
            <text:p>-0.002238739022991</text:p>
          </table:table-cell>
          <table:table-cell office:value-type="float" office:value="-0.000069252771447195" calcext:value-type="float">
            <text:p>-6.9252771447195E-05</text:p>
          </table:table-cell>
          <table:table-cell office:value-type="float" office:value="-0.000071566921709428" calcext:value-type="float">
            <text:p>-7.1566921709428E-05</text:p>
          </table:table-cell>
          <table:table-cell office:value-type="float" office:value="0.00057855380614074" calcext:value-type="float">
            <text:p>0.000578553806141</text:p>
          </table:table-cell>
          <table:table-cell office:value-type="float" office:value="0.0000022308830744741" calcext:value-type="float">
            <text:p>2.2308830744741E-06</text:p>
          </table:table-cell>
          <table:table-cell office:value-type="float" office:value="0.00098569322215857" calcext:value-type="float">
            <text:p>0.000985693222159</text:p>
          </table:table-cell>
          <table:table-cell office:value-type="float" office:value="-0.24121533228538" calcext:value-type="float">
            <text:p>-0.24121533228538</text:p>
          </table:table-cell>
          <table:table-cell office:value-type="float" office:value="-0.011587147339049" calcext:value-type="float">
            <text:p>-0.011587147339049</text:p>
          </table:table-cell>
          <table:table-cell office:value-type="float" office:value="-0.0054841382240584" calcext:value-type="float">
            <text:p>-0.005484138224058</text:p>
          </table:table-cell>
          <table:table-cell office:value-type="float" office:value="-0.073372973391996" calcext:value-type="float">
            <text:p>-0.073372973391996</text:p>
          </table:table-cell>
          <table:table-cell office:value-type="float" office:value="0.000070472281940317" calcext:value-type="float">
            <text:p>7.0472281940317E-05</text:p>
          </table:table-cell>
          <table:table-cell office:value-type="float" office:value="-0.039519991535535" calcext:value-type="float">
            <text:p>-0.039519991535535</text:p>
          </table:table-cell>
        </table:table-row>
        <table:table-row table:style-name="ro1">
          <table:table-cell office:value-type="float" office:value="29.759375" calcext:value-type="float">
            <text:p>29.759375</text:p>
          </table:table-cell>
          <table:table-cell office:value-type="float" office:value="-0.0023059050058844" calcext:value-type="float">
            <text:p>-0.002305905005884</text:p>
          </table:table-cell>
          <table:table-cell office:value-type="float" office:value="-0.000071408023117038" calcext:value-type="float">
            <text:p>-7.1408023117038E-05</text:p>
          </table:table-cell>
          <table:table-cell office:value-type="float" office:value="-0.000074578694791058" calcext:value-type="float">
            <text:p>-7.4578694791058E-05</text:p>
          </table:table-cell>
          <table:table-cell office:value-type="float" office:value="0.00059230258209606" calcext:value-type="float">
            <text:p>0.000592302582096</text:p>
          </table:table-cell>
          <table:table-cell office:value-type="float" office:value="0.0000023704373085569" calcext:value-type="float">
            <text:p>2.3704373085569E-06</text:p>
          </table:table-cell>
          <table:table-cell office:value-type="float" office:value="0.0010318120792188" calcext:value-type="float">
            <text:p>0.001031812079219</text:p>
          </table:table-cell>
          <table:table-cell office:value-type="float" office:value="-0.24254902917522" calcext:value-type="float">
            <text:p>-0.24254902917522</text:p>
          </table:table-cell>
          <table:table-cell office:value-type="float" office:value="-0.01165282757665" calcext:value-type="float">
            <text:p>-0.01165282757665</text:p>
          </table:table-cell>
          <table:table-cell office:value-type="float" office:value="-0.0055142717118667" calcext:value-type="float">
            <text:p>-0.005514271711867</text:p>
          </table:table-cell>
          <table:table-cell office:value-type="float" office:value="-0.075097977350877" calcext:value-type="float">
            <text:p>-0.075097977350877</text:p>
          </table:table-cell>
          <table:table-cell office:value-type="float" office:value="0.000069653007579929" calcext:value-type="float">
            <text:p>6.9653007579929E-05</text:p>
          </table:table-cell>
          <table:table-cell office:value-type="float" office:value="-0.040292924372894" calcext:value-type="float">
            <text:p>-0.040292924372894</text:p>
          </table:table-cell>
        </table:table-row>
        <table:table-row table:style-name="ro1">
          <table:table-cell office:value-type="float" office:value="29.859375" calcext:value-type="float">
            <text:p>29.859375</text:p>
          </table:table-cell>
          <table:table-cell office:value-type="float" office:value="-0.0023723715645171" calcext:value-type="float">
            <text:p>-0.002372371564517</text:p>
          </table:table-cell>
          <table:table-cell office:value-type="float" office:value="-0.000072339994877108" calcext:value-type="float">
            <text:p>-7.2339994877108E-05</text:p>
          </table:table-cell>
          <table:table-cell office:value-type="float" office:value="-0.000077759119842637" calcext:value-type="float">
            <text:p>-7.7759119842637E-05</text:p>
          </table:table-cell>
          <table:table-cell office:value-type="float" office:value="0.0006063755878594" calcext:value-type="float">
            <text:p>0.000606375587859</text:p>
          </table:table-cell>
          <table:table-cell office:value-type="float" office:value="0.0000025404340227322" calcext:value-type="float">
            <text:p>2.5404340227322E-06</text:p>
          </table:table-cell>
          <table:table-cell office:value-type="float" office:value="0.0010824793971558" calcext:value-type="float">
            <text:p>0.001082479397156</text:p>
          </table:table-cell>
          <table:table-cell office:value-type="float" office:value="-0.2425559936029" calcext:value-type="float">
            <text:p>-0.2425559936029</text:p>
          </table:table-cell>
          <table:table-cell office:value-type="float" office:value="-0.01166207247816" calcext:value-type="float">
            <text:p>-0.01166207247816</text:p>
          </table:table-cell>
          <table:table-cell office:value-type="float" office:value="-0.0055499917744405" calcext:value-type="float">
            <text:p>-0.005549991774441</text:p>
          </table:table-cell>
          <table:table-cell office:value-type="float" office:value="-0.076133868695699" calcext:value-type="float">
            <text:p>-0.076133868695699</text:p>
          </table:table-cell>
          <table:table-cell office:value-type="float" office:value="0.000070502374578974" calcext:value-type="float">
            <text:p>7.0502374578974E-05</text:p>
          </table:table-cell>
          <table:table-cell office:value-type="float" office:value="-0.040156341939866" calcext:value-type="float">
            <text:p>-0.040156341939866</text:p>
          </table:table-cell>
        </table:table-row>
        <table:table-row table:style-name="ro1">
          <table:table-cell office:value-type="float" office:value="29.959375" calcext:value-type="float">
            <text:p>29.959375</text:p>
          </table:table-cell>
          <table:table-cell office:value-type="float" office:value="-0.0024386511426874" calcext:value-type="float">
            <text:p>-0.002438651142687</text:p>
          </table:table-cell>
          <table:table-cell office:value-type="float" office:value="-0.000073265433386887" calcext:value-type="float">
            <text:p>-7.3265433386887E-05</text:p>
          </table:table-cell>
          <table:table-cell office:value-type="float" office:value="-0.000080962565484497" calcext:value-type="float">
            <text:p>-8.0962565484497E-05</text:p>
          </table:table-cell>
          <table:table-cell office:value-type="float" office:value="0.00062007495171665" calcext:value-type="float">
            <text:p>0.000620074951717</text:p>
          </table:table-cell>
          <table:table-cell office:value-type="float" office:value="0.0000027163549755737" calcext:value-type="float">
            <text:p>2.7163549755737E-06</text:p>
          </table:table-cell>
          <table:table-cell office:value-type="float" office:value="0.0011334329442767" calcext:value-type="float">
            <text:p>0.001133432944277</text:p>
          </table:table-cell>
          <table:table-cell office:value-type="float" office:value="-0.24253779343211" calcext:value-type="float">
            <text:p>-0.24253779343211</text:p>
          </table:table-cell>
          <table:table-cell office:value-type="float" office:value="-0.011670311811465" calcext:value-type="float">
            <text:p>-0.011670311811465</text:p>
          </table:table-cell>
          <table:table-cell office:value-type="float" office:value="-0.005586844923759" calcext:value-type="float">
            <text:p>-0.005586844923759</text:p>
          </table:table-cell>
          <table:table-cell office:value-type="float" office:value="-0.077144399464779" calcext:value-type="float">
            <text:p>-0.077144399464779</text:p>
          </table:table-cell>
          <table:table-cell office:value-type="float" office:value="0.000071704223071749" calcext:value-type="float">
            <text:p>7.1704223071749E-05</text:p>
          </table:table-cell>
          <table:table-cell office:value-type="float" office:value="-0.040018011617513" calcext:value-type="float">
            <text:p>-0.040018011617513</text:p>
          </table:table-cell>
        </table:table-row>
        <table:table-row table:style-name="ro1">
          <table:table-cell office:value-type="float" office:value="30.059375" calcext:value-type="float">
            <text:p>30.059375</text:p>
          </table:table-cell>
          <table:table-cell office:value-type="float" office:value="-0.0024212039059537" calcext:value-type="float">
            <text:p>-0.002421203905954</text:p>
          </table:table-cell>
          <table:table-cell office:value-type="float" office:value="-0.000072046194240531" calcext:value-type="float">
            <text:p>-7.2046194240531E-05</text:p>
          </table:table-cell>
          <table:table-cell office:value-type="float" office:value="-0.000080622500058049" calcext:value-type="float">
            <text:p>-8.0622500058049E-05</text:p>
          </table:table-cell>
          <table:table-cell office:value-type="float" office:value="0.00061690873672712" calcext:value-type="float">
            <text:p>0.000616908736727</text:p>
          </table:table-cell>
          <table:table-cell office:value-type="float" office:value="0.0000027053281582076" calcext:value-type="float">
            <text:p>2.7053281582076E-06</text:p>
          </table:table-cell>
          <table:table-cell office:value-type="float" office:value="0.0011297969828791" calcext:value-type="float">
            <text:p>0.001129796982879</text:p>
          </table:table-cell>
          <table:table-cell office:value-type="float" office:value="-0.2384297036485" calcext:value-type="float">
            <text:p>-0.2384297036485</text:p>
          </table:table-cell>
          <table:table-cell office:value-type="float" office:value="-0.011473357795515" calcext:value-type="float">
            <text:p>-0.011473357795515</text:p>
          </table:table-cell>
          <table:table-cell office:value-type="float" office:value="-0.0055319112779482" calcext:value-type="float">
            <text:p>-0.005531911277948</text:p>
          </table:table-cell>
          <table:table-cell office:value-type="float" office:value="-0.076366174959552" calcext:value-type="float">
            <text:p>-0.076366174959552</text:p>
          </table:table-cell>
          <table:table-cell office:value-type="float" office:value="0.000069922967958761" calcext:value-type="float">
            <text:p>6.9922967958761E-05</text:p>
          </table:table-cell>
          <table:table-cell office:value-type="float" office:value="-0.039315669224358" calcext:value-type="float">
            <text:p>-0.039315669224358</text:p>
          </table:table-cell>
        </table:table-row>
        <table:table-row table:style-name="ro1">
          <table:table-cell office:value-type="float" office:value="30.159375" calcext:value-type="float">
            <text:p>30.159375</text:p>
          </table:table-cell>
          <table:table-cell office:value-type="float" office:value="-0.0023361630699545" calcext:value-type="float">
            <text:p>-0.002336163069955</text:p>
          </table:table-cell>
          <table:table-cell office:value-type="float" office:value="-0.000066103412706053" calcext:value-type="float">
            <text:p>-6.6103412706053E-05</text:p>
          </table:table-cell>
          <table:table-cell office:value-type="float" office:value="-0.000078964962615258" calcext:value-type="float">
            <text:p>-7.8964962615258E-05</text:p>
          </table:table-cell>
          <table:table-cell office:value-type="float" office:value="0.00060147605969226" calcext:value-type="float">
            <text:p>0.000601476059692</text:p>
          </table:table-cell>
          <table:table-cell office:value-type="float" office:value="0.0000026515815517078" calcext:value-type="float">
            <text:p>2.6515815517078E-06</text:p>
          </table:table-cell>
          <table:table-cell office:value-type="float" office:value="0.0011120746809679" calcext:value-type="float">
            <text:p>0.001112074680968</text:p>
          </table:table-cell>
          <table:table-cell office:value-type="float" office:value="-0.21840616669028" calcext:value-type="float">
            <text:p>-0.21840616669028</text:p>
          </table:table-cell>
          <table:table-cell office:value-type="float" office:value="-0.010513370009177" calcext:value-type="float">
            <text:p>-0.010513370009177</text:p>
          </table:table-cell>
          <table:table-cell office:value-type="float" office:value="-0.0052641552294974" calcext:value-type="float">
            <text:p>-0.005264155229497</text:p>
          </table:table-cell>
          <table:table-cell office:value-type="float" office:value="-0.072572974722212" calcext:value-type="float">
            <text:p>-0.072572974722212</text:p>
          </table:table-cell>
          <table:table-cell office:value-type="float" office:value="0.000061240823831883" calcext:value-type="float">
            <text:p>6.1240823831883E-05</text:p>
          </table:table-cell>
          <table:table-cell office:value-type="float" office:value="-0.035892331467042" calcext:value-type="float">
            <text:p>-0.035892331467042</text:p>
          </table:table-cell>
        </table:table-row>
        <table:table-row table:style-name="ro1">
          <table:table-cell office:value-type="float" office:value="30.259375" calcext:value-type="float">
            <text:p>30.259375</text:p>
          </table:table-cell>
          <table:table-cell office:value-type="float" office:value="-0.0022511222339553" calcext:value-type="float">
            <text:p>-0.002251122233955</text:p>
          </table:table-cell>
          <table:table-cell office:value-type="float" office:value="-0.000060160631171576" calcext:value-type="float">
            <text:p>-6.0160631171576E-05</text:p>
          </table:table-cell>
          <table:table-cell office:value-type="float" office:value="-0.000077307425172468" calcext:value-type="float">
            <text:p>-7.7307425172468E-05</text:p>
          </table:table-cell>
          <table:table-cell office:value-type="float" office:value="0.0005860433826574" calcext:value-type="float">
            <text:p>0.000586043382657</text:p>
          </table:table-cell>
          <table:table-cell office:value-type="float" office:value="0.0000025978349452098" calcext:value-type="float">
            <text:p>2.5978349452098E-06</text:p>
          </table:table-cell>
          <table:table-cell office:value-type="float" office:value="0.0010943523790567" calcext:value-type="float">
            <text:p>0.001094352379057</text:p>
          </table:table-cell>
          <table:table-cell office:value-type="float" office:value="-0.19838262973206" calcext:value-type="float">
            <text:p>-0.19838262973206</text:p>
          </table:table-cell>
          <table:table-cell office:value-type="float" office:value="-0.0095533822228382" calcext:value-type="float">
            <text:p>-0.009553382222838</text:p>
          </table:table-cell>
          <table:table-cell office:value-type="float" office:value="-0.0049963991810467" calcext:value-type="float">
            <text:p>-0.004996399181047</text:p>
          </table:table-cell>
          <table:table-cell office:value-type="float" office:value="-0.068779774484872" calcext:value-type="float">
            <text:p>-0.068779774484872</text:p>
          </table:table-cell>
          <table:table-cell office:value-type="float" office:value="0.000052558679705283" calcext:value-type="float">
            <text:p>5.2558679705283E-05</text:p>
          </table:table-cell>
          <table:table-cell office:value-type="float" office:value="-0.032468993709726" calcext:value-type="float">
            <text:p>-0.032468993709726</text:p>
          </table:table-cell>
        </table:table-row>
        <table:table-row table:style-name="ro1">
          <table:table-cell office:value-type="float" office:value="30.359375" calcext:value-type="float">
            <text:p>30.359375</text:p>
          </table:table-cell>
          <table:table-cell office:value-type="float" office:value="-0.0021660813979562" calcext:value-type="float">
            <text:p>-0.002166081397956</text:p>
          </table:table-cell>
          <table:table-cell office:value-type="float" office:value="-0.000054217849637099" calcext:value-type="float">
            <text:p>-5.4217849637099E-05</text:p>
          </table:table-cell>
          <table:table-cell office:value-type="float" office:value="-0.000075649887729677" calcext:value-type="float">
            <text:p>-7.5649887729677E-05</text:p>
          </table:table-cell>
          <table:table-cell office:value-type="float" office:value="0.00057061070562254" calcext:value-type="float">
            <text:p>0.000570610705623</text:p>
          </table:table-cell>
          <table:table-cell office:value-type="float" office:value="0.0000025440883387115" calcext:value-type="float">
            <text:p>2.5440883387115E-06</text:p>
          </table:table-cell>
          <table:table-cell office:value-type="float" office:value="0.0010766300771455" calcext:value-type="float">
            <text:p>0.001076630077146</text:p>
          </table:table-cell>
          <table:table-cell office:value-type="float" office:value="-0.17835909277384" calcext:value-type="float">
            <text:p>-0.17835909277384</text:p>
          </table:table-cell>
          <table:table-cell office:value-type="float" office:value="-0.0085933944364996" calcext:value-type="float">
            <text:p>-0.0085933944365</text:p>
          </table:table-cell>
          <table:table-cell office:value-type="float" office:value="-0.0047286431325959" calcext:value-type="float">
            <text:p>-0.004728643132596</text:p>
          </table:table-cell>
          <table:table-cell office:value-type="float" office:value="-0.064986574247531" calcext:value-type="float">
            <text:p>-0.064986574247531</text:p>
          </table:table-cell>
          <table:table-cell office:value-type="float" office:value="0.000043876535578624" calcext:value-type="float">
            <text:p>4.3876535578624E-05</text:p>
          </table:table-cell>
          <table:table-cell office:value-type="float" office:value="-0.02904565595241" calcext:value-type="float">
            <text:p>-0.02904565595241</text:p>
          </table:table-cell>
        </table:table-row>
        <table:table-row table:style-name="ro1">
          <table:table-cell office:value-type="float" office:value="30.459375" calcext:value-type="float">
            <text:p>30.459375</text:p>
          </table:table-cell>
          <table:table-cell office:value-type="float" office:value="-0.002081040561957" calcext:value-type="float">
            <text:p>-0.002081040561957</text:p>
          </table:table-cell>
          <table:table-cell office:value-type="float" office:value="-0.000048275068102622" calcext:value-type="float">
            <text:p>-4.8275068102622E-05</text:p>
          </table:table-cell>
          <table:table-cell office:value-type="float" office:value="-0.000073992350286887" calcext:value-type="float">
            <text:p>-7.3992350286887E-05</text:p>
          </table:table-cell>
          <table:table-cell office:value-type="float" office:value="0.00055517802858768" calcext:value-type="float">
            <text:p>0.000555178028588</text:p>
          </table:table-cell>
          <table:table-cell office:value-type="float" office:value="0.0000024903417322124" calcext:value-type="float">
            <text:p>2.4903417322124E-06</text:p>
          </table:table-cell>
          <table:table-cell office:value-type="float" office:value="0.0010589077752343" calcext:value-type="float">
            <text:p>0.001058907775234</text:p>
          </table:table-cell>
          <table:table-cell office:value-type="float" office:value="-0.15833555581562" calcext:value-type="float">
            <text:p>-0.15833555581562</text:p>
          </table:table-cell>
          <table:table-cell office:value-type="float" office:value="-0.007633406650161" calcext:value-type="float">
            <text:p>-0.007633406650161</text:p>
          </table:table-cell>
          <table:table-cell office:value-type="float" office:value="-0.0044608870841452" calcext:value-type="float">
            <text:p>-0.004460887084145</text:p>
          </table:table-cell>
          <table:table-cell office:value-type="float" office:value="-0.061193374010191" calcext:value-type="float">
            <text:p>-0.061193374010191</text:p>
          </table:table-cell>
          <table:table-cell office:value-type="float" office:value="0.000035194391451857" calcext:value-type="float">
            <text:p>3.5194391451857E-05</text:p>
          </table:table-cell>
          <table:table-cell office:value-type="float" office:value="-0.025622318195094" calcext:value-type="float">
            <text:p>-0.025622318195094</text:p>
          </table:table-cell>
        </table:table-row>
        <table:table-row table:style-name="ro1">
          <table:table-cell office:value-type="float" office:value="30.559375" calcext:value-type="float">
            <text:p>30.559375</text:p>
          </table:table-cell>
          <table:table-cell office:value-type="float" office:value="-0.0019959997259579" calcext:value-type="float">
            <text:p>-0.001995999725958</text:p>
          </table:table-cell>
          <table:table-cell office:value-type="float" office:value="-0.000042332286568145" calcext:value-type="float">
            <text:p>-4.2332286568145E-05</text:p>
          </table:table-cell>
          <table:table-cell office:value-type="float" office:value="-0.000072334812844096" calcext:value-type="float">
            <text:p>-7.2334812844096E-05</text:p>
          </table:table-cell>
          <table:table-cell office:value-type="float" office:value="0.00053974535155283" calcext:value-type="float">
            <text:p>0.000539745351553</text:p>
          </table:table-cell>
          <table:table-cell office:value-type="float" office:value="0.0000024365951257126" calcext:value-type="float">
            <text:p>2.4365951257126E-06</text:p>
          </table:table-cell>
          <table:table-cell office:value-type="float" office:value="0.0010411854733231" calcext:value-type="float">
            <text:p>0.001041185473323</text:p>
          </table:table-cell>
          <table:table-cell office:value-type="float" office:value="-0.1383120188574" calcext:value-type="float">
            <text:p>-0.1383120188574</text:p>
          </table:table-cell>
          <table:table-cell office:value-type="float" office:value="-0.0066734188638225" calcext:value-type="float">
            <text:p>-0.006673418863823</text:p>
          </table:table-cell>
          <table:table-cell office:value-type="float" office:value="-0.0041931310356943" calcext:value-type="float">
            <text:p>-0.004193131035694</text:p>
          </table:table-cell>
          <table:table-cell office:value-type="float" office:value="-0.05740017377285" calcext:value-type="float">
            <text:p>-0.05740017377285</text:p>
          </table:table-cell>
          <table:table-cell office:value-type="float" office:value="0.000026512247324962" calcext:value-type="float">
            <text:p>2.6512247324962E-05</text:p>
          </table:table-cell>
          <table:table-cell office:value-type="float" office:value="-0.022198980437778" calcext:value-type="float">
            <text:p>-0.022198980437778</text:p>
          </table:table-cell>
        </table:table-row>
        <table:table-row table:style-name="ro1">
          <table:table-cell office:value-type="float" office:value="30.659375" calcext:value-type="float">
            <text:p>30.659375</text:p>
          </table:table-cell>
          <table:table-cell office:value-type="float" office:value="-0.0019109588899587" calcext:value-type="float">
            <text:p>-0.001910958889959</text:p>
          </table:table-cell>
          <table:table-cell office:value-type="float" office:value="-0.000036389505033668" calcext:value-type="float">
            <text:p>-3.6389505033668E-05</text:p>
          </table:table-cell>
          <table:table-cell office:value-type="float" office:value="-0.000070677275401306" calcext:value-type="float">
            <text:p>-7.0677275401306E-05</text:p>
          </table:table-cell>
          <table:table-cell office:value-type="float" office:value="0.00052431267451797" calcext:value-type="float">
            <text:p>0.000524312674518</text:p>
          </table:table-cell>
          <table:table-cell office:value-type="float" office:value="0.0000023828485192133" calcext:value-type="float">
            <text:p>2.3828485192133E-06</text:p>
          </table:table-cell>
          <table:table-cell office:value-type="float" office:value="0.0010234631714119" calcext:value-type="float">
            <text:p>0.001023463171412</text:p>
          </table:table-cell>
          <table:table-cell office:value-type="float" office:value="-0.11828848189919" calcext:value-type="float">
            <text:p>-0.11828848189919</text:p>
          </table:table-cell>
          <table:table-cell office:value-type="float" office:value="-0.0057134310774838" calcext:value-type="float">
            <text:p>-0.005713431077484</text:p>
          </table:table-cell>
          <table:table-cell office:value-type="float" office:value="-0.0039253749872435" calcext:value-type="float">
            <text:p>-0.003925374987244</text:p>
          </table:table-cell>
          <table:table-cell office:value-type="float" office:value="-0.05360697353551" calcext:value-type="float">
            <text:p>-0.05360697353551</text:p>
          </table:table-cell>
          <table:table-cell office:value-type="float" office:value="0.000017830103198155" calcext:value-type="float">
            <text:p>1.7830103198155E-05</text:p>
          </table:table-cell>
          <table:table-cell office:value-type="float" office:value="-0.018775642680462" calcext:value-type="float">
            <text:p>-0.018775642680462</text:p>
          </table:table-cell>
        </table:table-row>
        <table:table-row table:style-name="ro1">
          <table:table-cell office:value-type="float" office:value="30.759375" calcext:value-type="float">
            <text:p>30.759375</text:p>
          </table:table-cell>
          <table:table-cell office:value-type="float" office:value="-0.0018259180539596" calcext:value-type="float">
            <text:p>-0.00182591805396</text:p>
          </table:table-cell>
          <table:table-cell office:value-type="float" office:value="-0.000030446723499192" calcext:value-type="float">
            <text:p>-3.0446723499192E-05</text:p>
          </table:table-cell>
          <table:table-cell office:value-type="float" office:value="-0.000069019737958515" calcext:value-type="float">
            <text:p>-6.9019737958515E-05</text:p>
          </table:table-cell>
          <table:table-cell office:value-type="float" office:value="0.00050887999748311" calcext:value-type="float">
            <text:p>0.000508879997483</text:p>
          </table:table-cell>
          <table:table-cell office:value-type="float" office:value="0.0000023291019127153" calcext:value-type="float">
            <text:p>2.3291019127153E-06</text:p>
          </table:table-cell>
          <table:table-cell office:value-type="float" office:value="0.0010057408695007" calcext:value-type="float">
            <text:p>0.001005740869501</text:p>
          </table:table-cell>
          <table:table-cell office:value-type="float" office:value="-0.098264944940966" calcext:value-type="float">
            <text:p>-0.098264944940966</text:p>
          </table:table-cell>
          <table:table-cell office:value-type="float" office:value="-0.0047534432911454" calcext:value-type="float">
            <text:p>-0.004753443291145</text:p>
          </table:table-cell>
          <table:table-cell office:value-type="float" office:value="-0.0036576189387926" calcext:value-type="float">
            <text:p>-0.003657618938793</text:p>
          </table:table-cell>
          <table:table-cell office:value-type="float" office:value="-0.04981377329817" calcext:value-type="float">
            <text:p>-0.04981377329817</text:p>
          </table:table-cell>
          <table:table-cell office:value-type="float" office:value="0.0000091479590715446" calcext:value-type="float">
            <text:p>9.1479590715446E-06</text:p>
          </table:table-cell>
          <table:table-cell office:value-type="float" office:value="-0.015352304923147" calcext:value-type="float">
            <text:p>-0.015352304923147</text:p>
          </table:table-cell>
        </table:table-row>
        <table:table-row table:style-name="ro1">
          <table:table-cell office:value-type="float" office:value="30.859375" calcext:value-type="float">
            <text:p>30.859375</text:p>
          </table:table-cell>
          <table:table-cell office:value-type="float" office:value="-0.0017408772179604" calcext:value-type="float">
            <text:p>-0.00174087721796</text:p>
          </table:table-cell>
          <table:table-cell office:value-type="float" office:value="-0.000024503941964714" calcext:value-type="float">
            <text:p>-2.4503941964714E-05</text:p>
          </table:table-cell>
          <table:table-cell office:value-type="float" office:value="-0.000067362200515724" calcext:value-type="float">
            <text:p>-6.7362200515724E-05</text:p>
          </table:table-cell>
          <table:table-cell office:value-type="float" office:value="0.00049344732044825" calcext:value-type="float">
            <text:p>0.000493447320448</text:p>
          </table:table-cell>
          <table:table-cell office:value-type="float" office:value="0.0000022753553062169" calcext:value-type="float">
            <text:p>2.2753553062169E-06</text:p>
          </table:table-cell>
          <table:table-cell office:value-type="float" office:value="0.00098801856758948" calcext:value-type="float">
            <text:p>0.000988018567589</text:p>
          </table:table-cell>
          <table:table-cell office:value-type="float" office:value="-0.078241407982746" calcext:value-type="float">
            <text:p>-0.078241407982746</text:p>
          </table:table-cell>
          <table:table-cell office:value-type="float" office:value="-0.0037934555048067" calcext:value-type="float">
            <text:p>-0.003793455504807</text:p>
          </table:table-cell>
          <table:table-cell office:value-type="float" office:value="-0.0033898628903419" calcext:value-type="float">
            <text:p>-0.003389862890342</text:p>
          </table:table-cell>
          <table:table-cell office:value-type="float" office:value="-0.046020573060829" calcext:value-type="float">
            <text:p>-0.046020573060829</text:p>
          </table:table-cell>
          <table:table-cell office:value-type="float" office:value="0.00000046581494488432" calcext:value-type="float">
            <text:p>4.6581494488432E-07</text:p>
          </table:table-cell>
          <table:table-cell office:value-type="float" office:value="-0.011928967165831" calcext:value-type="float">
            <text:p>-0.011928967165831</text:p>
          </table:table-cell>
        </table:table-row>
        <table:table-row table:style-name="ro1">
          <table:table-cell office:value-type="float" office:value="30.959375" calcext:value-type="float">
            <text:p>30.959375</text:p>
          </table:table-cell>
          <table:table-cell office:value-type="float" office:value="-0.0016558363819613" calcext:value-type="float">
            <text:p>-0.001655836381961</text:p>
          </table:table-cell>
          <table:table-cell office:value-type="float" office:value="-0.000018561160430238" calcext:value-type="float">
            <text:p>-1.8561160430238E-05</text:p>
          </table:table-cell>
          <table:table-cell office:value-type="float" office:value="-0.000065704663072934" calcext:value-type="float">
            <text:p>-6.5704663072934E-05</text:p>
          </table:table-cell>
          <table:table-cell office:value-type="float" office:value="0.00047801464341339" calcext:value-type="float">
            <text:p>0.000478014643413</text:p>
          </table:table-cell>
          <table:table-cell office:value-type="float" office:value="0.0000022216086997178" calcext:value-type="float">
            <text:p>2.2216086997178E-06</text:p>
          </table:table-cell>
          <table:table-cell office:value-type="float" office:value="0.00097029626567828" calcext:value-type="float">
            <text:p>0.000970296265678</text:p>
          </table:table-cell>
          <table:table-cell office:value-type="float" office:value="-0.058217871024527" calcext:value-type="float">
            <text:p>-0.058217871024527</text:p>
          </table:table-cell>
          <table:table-cell office:value-type="float" office:value="-0.0028334677184681" calcext:value-type="float">
            <text:p>-0.002833467718468</text:p>
          </table:table-cell>
          <table:table-cell office:value-type="float" office:value="-0.0031221068418912" calcext:value-type="float">
            <text:p>-0.003122106841891</text:p>
          </table:table-cell>
          <table:table-cell office:value-type="float" office:value="-0.042227372823489" calcext:value-type="float">
            <text:p>-0.042227372823489</text:p>
          </table:table-cell>
          <table:table-cell office:value-type="float" office:value="-0.0000082163291818924" calcext:value-type="float">
            <text:p>-8.2163291818924E-06</text:p>
          </table:table-cell>
          <table:table-cell office:value-type="float" office:value="-0.0085056294085148" calcext:value-type="float">
            <text:p>-0.008505629408515</text:p>
          </table:table-cell>
        </table:table-row>
        <table:table-row table:style-name="ro1">
          <table:table-cell office:value-type="float" office:value="31.059375" calcext:value-type="float">
            <text:p>31.059375</text:p>
          </table:table-cell>
          <table:table-cell office:value-type="float" office:value="-0.0015707955459621" calcext:value-type="float">
            <text:p>-0.001570795545962</text:p>
          </table:table-cell>
          <table:table-cell office:value-type="float" office:value="-0.000012618378895761" calcext:value-type="float">
            <text:p>-1.2618378895761E-05</text:p>
          </table:table-cell>
          <table:table-cell office:value-type="float" office:value="-0.000064047125630143" calcext:value-type="float">
            <text:p>-6.4047125630143E-05</text:p>
          </table:table-cell>
          <table:table-cell office:value-type="float" office:value="0.00046258196637853" calcext:value-type="float">
            <text:p>0.000462581966379</text:p>
          </table:table-cell>
          <table:table-cell office:value-type="float" office:value="0.0000021678620932189" calcext:value-type="float">
            <text:p>2.1678620932189E-06</text:p>
          </table:table-cell>
          <table:table-cell office:value-type="float" office:value="0.00095257396376708" calcext:value-type="float">
            <text:p>0.000952573963767</text:p>
          </table:table-cell>
          <table:table-cell office:value-type="float" office:value="-0.038194334066307" calcext:value-type="float">
            <text:p>-0.038194334066307</text:p>
          </table:table-cell>
          <table:table-cell office:value-type="float" office:value="-0.0018734799321296" calcext:value-type="float">
            <text:p>-0.00187347993213</text:p>
          </table:table-cell>
          <table:table-cell office:value-type="float" office:value="-0.0028543507934403" calcext:value-type="float">
            <text:p>-0.00285435079344</text:p>
          </table:table-cell>
          <table:table-cell office:value-type="float" office:value="-0.038434172586149" calcext:value-type="float">
            <text:p>-0.038434172586149</text:p>
          </table:table-cell>
          <table:table-cell office:value-type="float" office:value="-0.000016898473308638" calcext:value-type="float">
            <text:p>-1.6898473308638E-05</text:p>
          </table:table-cell>
          <table:table-cell office:value-type="float" office:value="-0.005082291651199" calcext:value-type="float">
            <text:p>-0.005082291651199</text:p>
          </table:table-cell>
        </table:table-row>
        <table:table-row table:style-name="ro1">
          <table:table-cell office:value-type="float" office:value="31.159375" calcext:value-type="float">
            <text:p>31.159375</text:p>
          </table:table-cell>
          <table:table-cell office:value-type="float" office:value="-0.0014857547099629" calcext:value-type="float">
            <text:p>-0.001485754709963</text:p>
          </table:table-cell>
          <table:table-cell office:value-type="float" office:value="-0.0000066755973612841" calcext:value-type="float">
            <text:p>-6.6755973612841E-06</text:p>
          </table:table-cell>
          <table:table-cell office:value-type="float" office:value="-0.000062389588187353" calcext:value-type="float">
            <text:p>-6.2389588187353E-05</text:p>
          </table:table-cell>
          <table:table-cell office:value-type="float" office:value="0.00044714928934367" calcext:value-type="float">
            <text:p>0.000447149289344</text:p>
          </table:table-cell>
          <table:table-cell office:value-type="float" office:value="0.0000021141154867194" calcext:value-type="float">
            <text:p>2.1141154867194E-06</text:p>
          </table:table-cell>
          <table:table-cell office:value-type="float" office:value="0.00093485166185588" calcext:value-type="float">
            <text:p>0.000934851661856</text:p>
          </table:table-cell>
          <table:table-cell office:value-type="float" office:value="-0.018170797108088" calcext:value-type="float">
            <text:p>-0.018170797108088</text:p>
          </table:table-cell>
          <table:table-cell office:value-type="float" office:value="-0.00091349214579105" calcext:value-type="float">
            <text:p>-0.000913492145791</text:p>
          </table:table-cell>
          <table:table-cell office:value-type="float" office:value="-0.0025865947449896" calcext:value-type="float">
            <text:p>-0.00258659474499</text:p>
          </table:table-cell>
          <table:table-cell office:value-type="float" office:value="-0.034640972348809" calcext:value-type="float">
            <text:p>-0.034640972348809</text:p>
          </table:table-cell>
          <table:table-cell office:value-type="float" office:value="-0.000025580617435473" calcext:value-type="float">
            <text:p>-2.5580617435473E-05</text:p>
          </table:table-cell>
          <table:table-cell office:value-type="float" office:value="-0.0016589538938832" calcext:value-type="float">
            <text:p>-0.001658953893883</text:p>
          </table:table-cell>
        </table:table-row>
        <table:table-row table:style-name="ro1">
          <table:table-cell office:value-type="float" office:value="31.259375" calcext:value-type="float">
            <text:p>31.259375</text:p>
          </table:table-cell>
          <table:table-cell office:value-type="float" office:value="-0.0014007138739638" calcext:value-type="float">
            <text:p>-0.001400713873964</text:p>
          </table:table-cell>
          <table:table-cell office:value-type="float" office:value="-0.0000007328158268071" calcext:value-type="float">
            <text:p>-7.328158268071E-07</text:p>
          </table:table-cell>
          <table:table-cell office:value-type="float" office:value="-0.000060732050744562" calcext:value-type="float">
            <text:p>-6.0732050744562E-05</text:p>
          </table:table-cell>
          <table:table-cell office:value-type="float" office:value="0.00043171661230882" calcext:value-type="float">
            <text:p>0.000431716612309</text:p>
          </table:table-cell>
          <table:table-cell office:value-type="float" office:value="0.0000020603688802216" calcext:value-type="float">
            <text:p>2.0603688802216E-06</text:p>
          </table:table-cell>
          <table:table-cell office:value-type="float" office:value="0.00091712935994468" calcext:value-type="float">
            <text:p>0.000917129359945</text:p>
          </table:table-cell>
          <table:table-cell office:value-type="float" office:value="0.0018527398501316" calcext:value-type="float">
            <text:p>0.001852739850132</text:p>
          </table:table-cell>
          <table:table-cell office:value-type="float" office:value="0.000046495640547534" calcext:value-type="float">
            <text:p>4.6495640547534E-05</text:p>
          </table:table-cell>
          <table:table-cell office:value-type="float" office:value="-0.0023188386965388" calcext:value-type="float">
            <text:p>-0.002318838696539</text:p>
          </table:table-cell>
          <table:table-cell office:value-type="float" office:value="-0.030847772111468" calcext:value-type="float">
            <text:p>-0.030847772111468</text:p>
          </table:table-cell>
          <table:table-cell office:value-type="float" office:value="-0.000034262761562052" calcext:value-type="float">
            <text:p>-3.4262761562052E-05</text:p>
          </table:table-cell>
          <table:table-cell office:value-type="float" office:value="0.0017643838634327" calcext:value-type="float">
            <text:p>0.001764383863433</text:p>
          </table:table-cell>
        </table:table-row>
        <table:table-row table:style-name="ro1">
          <table:table-cell office:value-type="float" office:value="31.359375" calcext:value-type="float">
            <text:p>31.359375</text:p>
          </table:table-cell>
          <table:table-cell office:value-type="float" office:value="-0.0013156730379646" calcext:value-type="float">
            <text:p>-0.001315673037965</text:p>
          </table:table-cell>
          <table:table-cell office:value-type="float" office:value="0.0000052099657076702" calcext:value-type="float">
            <text:p>5.2099657076702E-06</text:p>
          </table:table-cell>
          <table:table-cell office:value-type="float" office:value="-0.000059074513301772" calcext:value-type="float">
            <text:p>-5.9074513301772E-05</text:p>
          </table:table-cell>
          <table:table-cell office:value-type="float" office:value="0.00041628393527396" calcext:value-type="float">
            <text:p>0.000416283935274</text:p>
          </table:table-cell>
          <table:table-cell office:value-type="float" office:value="0.0000020066222737222" calcext:value-type="float">
            <text:p>2.0066222737222E-06</text:p>
          </table:table-cell>
          <table:table-cell office:value-type="float" office:value="0.00089940705803348" calcext:value-type="float">
            <text:p>0.000899407058033</text:p>
          </table:table-cell>
          <table:table-cell office:value-type="float" office:value="0.021876276808351" calcext:value-type="float">
            <text:p>0.021876276808351</text:p>
          </table:table-cell>
          <table:table-cell office:value-type="float" office:value="0.0010064834268862" calcext:value-type="float">
            <text:p>0.001006483426886</text:p>
          </table:table-cell>
          <table:table-cell office:value-type="float" office:value="-0.0020510826480881" calcext:value-type="float">
            <text:p>-0.002051082648088</text:p>
          </table:table-cell>
          <table:table-cell office:value-type="float" office:value="-0.027054571874128" calcext:value-type="float">
            <text:p>-0.027054571874128</text:p>
          </table:table-cell>
          <table:table-cell office:value-type="float" office:value="-0.000042944905688876" calcext:value-type="float">
            <text:p>-4.2944905688876E-05</text:p>
          </table:table-cell>
          <table:table-cell office:value-type="float" office:value="0.0051877216207486" calcext:value-type="float">
            <text:p>0.005187721620749</text:p>
          </table:table-cell>
        </table:table-row>
        <table:table-row table:style-name="ro1">
          <table:table-cell office:value-type="float" office:value="31.459375" calcext:value-type="float">
            <text:p>31.459375</text:p>
          </table:table-cell>
          <table:table-cell office:value-type="float" office:value="-0.0012333816475211" calcext:value-type="float">
            <text:p>-0.001233381647521</text:p>
          </table:table-cell>
          <table:table-cell office:value-type="float" office:value="0.000010759412502499" calcext:value-type="float">
            <text:p>1.0759412502499E-05</text:p>
          </table:table-cell>
          <table:table-cell office:value-type="float" office:value="-0.000057296765172346" calcext:value-type="float">
            <text:p>-5.7296765172346E-05</text:p>
          </table:table-cell>
          <table:table-cell office:value-type="float" office:value="0.0003981963340058" calcext:value-type="float">
            <text:p>0.000398196334006</text:p>
          </table:table-cell>
          <table:table-cell office:value-type="float" office:value="0.0000019137774251444" calcext:value-type="float">
            <text:p>1.9137774251444E-06</text:p>
          </table:table-cell>
          <table:table-cell office:value-type="float" office:value="0.00087697756585744" calcext:value-type="float">
            <text:p>0.000876977565857</text:p>
          </table:table-cell>
          <table:table-cell office:value-type="float" office:value="0.040230618170309" calcext:value-type="float">
            <text:p>0.040230618170309</text:p>
          </table:table-cell>
          <table:table-cell office:value-type="float" office:value="0.0019029325245124" calcext:value-type="float">
            <text:p>0.001902932524512</text:p>
          </table:table-cell>
          <table:table-cell office:value-type="float" office:value="-0.0017639079502577" calcext:value-type="float">
            <text:p>-0.001763907950258</text:p>
          </table:table-cell>
          <table:table-cell office:value-type="float" office:value="-0.024915298404062" calcext:value-type="float">
            <text:p>-0.024915298404062</text:p>
          </table:table-cell>
          <table:table-cell office:value-type="float" office:value="-0.000057942919689903" calcext:value-type="float">
            <text:p>-5.7942919689903E-05</text:p>
          </table:table-cell>
          <table:table-cell office:value-type="float" office:value="0.0066256127133864" calcext:value-type="float">
            <text:p>0.006625612713386</text:p>
          </table:table-cell>
        </table:table-row>
        <table:table-row table:style-name="ro1">
          <table:table-cell office:value-type="float" office:value="31.484375" calcext:value-type="float">
            <text:p>31.484375</text:p>
          </table:table-cell>
          <table:table-cell office:value-type="float" office:value="-0.0012132637552779" calcext:value-type="float">
            <text:p>-0.001213263755278</text:p>
          </table:table-cell>
          <table:table-cell office:value-type="float" office:value="0.000012081525874627" calcext:value-type="float">
            <text:p>1.2081525874627E-05</text:p>
          </table:table-cell>
          <table:table-cell office:value-type="float" office:value="-0.000056784342039328" calcext:value-type="float">
            <text:p>-5.6784342039328E-05</text:p>
          </table:table-cell>
          <table:table-cell office:value-type="float" office:value="0.00039327385006024" calcext:value-type="float">
            <text:p>0.00039327385006</text:p>
          </table:table-cell>
          <table:table-cell office:value-type="float" office:value="0.0000018917441807138" calcext:value-type="float">
            <text:p>1.8917441807138E-06</text:p>
          </table:table-cell>
          <table:table-cell office:value-type="float" office:value="0.00087055606022795" calcext:value-type="float">
            <text:p>0.000870556060228</text:p>
          </table:table-cell>
          <table:table-cell office:value-type="float" office:value="0.044543423586691" calcext:value-type="float">
            <text:p>0.044543423586691</text:p>
          </table:table-cell>
          <table:table-cell office:value-type="float" office:value="0.0021165046846253" calcext:value-type="float">
            <text:p>0.002116504684625</text:p>
          </table:table-cell>
          <table:table-cell office:value-type="float" office:value="-0.0016811319056932" calcext:value-type="float">
            <text:p>-0.001681131905693</text:p>
          </table:table-cell>
          <table:table-cell office:value-type="float" office:value="-0.024647476833553" calcext:value-type="float">
            <text:p>-0.024647476833553</text:p>
          </table:table-cell>
          <table:table-cell office:value-type="float" office:value="-0.000061502136097926" calcext:value-type="float">
            <text:p>-6.1502136097926E-05</text:p>
          </table:table-cell>
          <table:table-cell office:value-type="float" office:value="0.0066512846272609" calcext:value-type="float">
            <text:p>0.006651284627261</text:p>
          </table:table-cell>
        </table:table-row>
        <table:table-row table:style-name="ro1">
          <table:table-cell office:value-type="float" office:value="31.534375" calcext:value-type="float">
            <text:p>31.534375</text:p>
          </table:table-cell>
          <table:table-cell office:value-type="float" office:value="-0.0011758371605646" calcext:value-type="float">
            <text:p>-0.001175837160565</text:p>
          </table:table-cell>
          <table:table-cell office:value-type="float" office:value="0.000014442625393245" calcext:value-type="float">
            <text:p>1.4442625393245E-05</text:p>
          </table:table-cell>
          <table:table-cell office:value-type="float" office:value="-0.000055905038924248" calcext:value-type="float">
            <text:p>-5.5905038924248E-05</text:p>
          </table:table-cell>
          <table:table-cell office:value-type="float" office:value="0.00038205475446315" calcext:value-type="float">
            <text:p>0.000382054754463</text:p>
          </table:table-cell>
          <table:table-cell office:value-type="float" office:value="0.0000019062260719353" calcext:value-type="float">
            <text:p>1.9062260719353E-06</text:p>
          </table:table-cell>
          <table:table-cell office:value-type="float" office:value="0.00085641237949324" calcext:value-type="float">
            <text:p>0.000856412379493</text:p>
          </table:table-cell>
          <table:table-cell office:value-type="float" office:value="0.052050836113531" calcext:value-type="float">
            <text:p>0.052050836113531</text:p>
          </table:table-cell>
          <table:table-cell office:value-type="float" office:value="0.0024979130684021" calcext:value-type="float">
            <text:p>0.002497913068402</text:p>
          </table:table-cell>
          <table:table-cell office:value-type="float" office:value="-0.0015390906332573" calcext:value-type="float">
            <text:p>-0.001539090633257</text:p>
          </table:table-cell>
          <table:table-cell office:value-type="float" office:value="-0.024998214279936" calcext:value-type="float">
            <text:p>-0.024998214279936</text:p>
          </table:table-cell>
          <table:table-cell office:value-type="float" office:value="-0.000059162753669831" calcext:value-type="float">
            <text:p>-5.9162753669831E-05</text:p>
          </table:table-cell>
          <table:table-cell office:value-type="float" office:value="0.00582811419711" calcext:value-type="float">
            <text:p>0.00582811419711</text:p>
          </table:table-cell>
        </table:table-row>
        <table:table-row table:style-name="ro1">
          <table:table-cell office:value-type="float" office:value="31.634375" calcext:value-type="float">
            <text:p>31.634375</text:p>
          </table:table-cell>
          <table:table-cell office:value-type="float" office:value="-0.0010961363883533" calcext:value-type="float">
            <text:p>-0.001096136388353</text:p>
          </table:table-cell>
          <table:table-cell office:value-type="float" office:value="0.000013388510596598" calcext:value-type="float">
            <text:p>1.3388510596598E-05</text:p>
          </table:table-cell>
          <table:table-cell office:value-type="float" office:value="-0.000053749160814589" calcext:value-type="float">
            <text:p>-5.3749160814589E-05</text:p>
          </table:table-cell>
          <table:table-cell office:value-type="float" office:value="0.00035581914128265" calcext:value-type="float">
            <text:p>0.000355819141283</text:p>
          </table:table-cell>
          <table:table-cell office:value-type="float" office:value="0.0000018690179309111" calcext:value-type="float">
            <text:p>1.8690179309111E-06</text:p>
          </table:table-cell>
          <table:table-cell office:value-type="float" office:value="0.00082405709896084" calcext:value-type="float">
            <text:p>0.000824057098961</text:p>
          </table:table-cell>
          <table:table-cell office:value-type="float" office:value="0.065393744379545" calcext:value-type="float">
            <text:p>0.065393744379545</text:p>
          </table:table-cell>
          <table:table-cell office:value-type="float" office:value="0.0031805068278158" calcext:value-type="float">
            <text:p>0.003180506827816</text:p>
          </table:table-cell>
          <table:table-cell office:value-type="float" office:value="-0.0012248174209115" calcext:value-type="float">
            <text:p>-0.001224817420912</text:p>
          </table:table-cell>
          <table:table-cell office:value-type="float" office:value="-0.025331663680391" calcext:value-type="float">
            <text:p>-0.025331663680391</text:p>
          </table:table-cell>
          <table:table-cell office:value-type="float" office:value="-0.000064427921536258" calcext:value-type="float">
            <text:p>-6.4427921536258E-05</text:p>
          </table:table-cell>
          <table:table-cell office:value-type="float" office:value="0.0039013415432169" calcext:value-type="float">
            <text:p>0.003901341543217</text:p>
          </table:table-cell>
        </table:table-row>
        <table:table-row table:style-name="ro1">
          <table:table-cell office:value-type="float" office:value="31.734375" calcext:value-type="float">
            <text:p>31.734375</text:p>
          </table:table-cell>
          <table:table-cell office:value-type="float" office:value="-0.0010043628253071" calcext:value-type="float">
            <text:p>-0.001004362825307</text:p>
          </table:table-cell>
          <table:table-cell office:value-type="float" office:value="0.0000037622205506295" calcext:value-type="float">
            <text:p>3.7622205506295E-06</text:p>
          </table:table-cell>
          <table:table-cell office:value-type="float" office:value="-0.000050637565950692" calcext:value-type="float">
            <text:p>-5.0637565950692E-05</text:p>
          </table:table-cell>
          <table:table-cell office:value-type="float" office:value="0.00032649428561006" calcext:value-type="float">
            <text:p>0.00032649428561</text:p>
          </table:table-cell>
          <table:table-cell office:value-type="float" office:value="0.0000017498784348247" calcext:value-type="float">
            <text:p>1.7498784348247E-06</text:p>
          </table:table-cell>
          <table:table-cell office:value-type="float" office:value="0.00078664599359708" calcext:value-type="float">
            <text:p>0.000786645993597</text:p>
          </table:table-cell>
          <table:table-cell office:value-type="float" office:value="0.077906937178849" calcext:value-type="float">
            <text:p>0.077906937178849</text:p>
          </table:table-cell>
          <table:table-cell office:value-type="float" office:value="0.0038101106000919" calcext:value-type="float">
            <text:p>0.003810110600092</text:p>
          </table:table-cell>
          <table:table-cell office:value-type="float" office:value="-0.00081607499334363" calcext:value-type="float">
            <text:p>-0.000816074993344</text:p>
          </table:table-cell>
          <table:table-cell office:value-type="float" office:value="-0.023807084743383" calcext:value-type="float">
            <text:p>-0.023807084743383</text:p>
          </table:table-cell>
          <table:table-cell office:value-type="float" office:value="-0.000078684901932239" calcext:value-type="float">
            <text:p>-7.8684901932239E-05</text:p>
          </table:table-cell>
          <table:table-cell office:value-type="float" office:value="0.0030083108620405" calcext:value-type="float">
            <text:p>0.003008310862041</text:p>
          </table:table-cell>
        </table:table-row>
        <table:table-row table:style-name="ro1">
          <table:table-cell office:value-type="float" office:value="31.784375" calcext:value-type="float">
            <text:p>31.784375</text:p>
          </table:table-cell>
          <table:table-cell office:value-type="float" office:value="-0.00095834349057145" calcext:value-type="float">
            <text:p>-0.000958343490571</text:p>
          </table:table-cell>
          <table:table-cell office:value-type="float" office:value="-0.0000011749182567687" calcext:value-type="float">
            <text:p>-1.1749182567687E-06</text:p>
          </table:table-cell>
          <table:table-cell office:value-type="float" office:value="-0.000049041726324713" calcext:value-type="float">
            <text:p>-4.9041726324713E-05</text:p>
          </table:table-cell>
          <table:table-cell office:value-type="float" office:value="0.00031211073147209" calcext:value-type="float">
            <text:p>0.000312110731472</text:p>
          </table:table-cell>
          <table:table-cell office:value-type="float" office:value="0.0000016874210238741" calcext:value-type="float">
            <text:p>1.6874210238741E-06</text:p>
          </table:table-cell>
          <table:table-cell office:value-type="float" office:value="0.00076746333429526" calcext:value-type="float">
            <text:p>0.000767463334295</text:p>
          </table:table-cell>
          <table:table-cell office:value-type="float" office:value="0.084132929402121" calcext:value-type="float">
            <text:p>0.084132929402121</text:p>
          </table:table-cell>
          <table:table-cell office:value-type="float" office:value="0.004123081993297" calcext:value-type="float">
            <text:p>0.004123081993297</text:p>
          </table:table-cell>
          <table:table-cell office:value-type="float" office:value="-0.00060749271091766" calcext:value-type="float">
            <text:p>-0.000607492710918</text:p>
          </table:table-cell>
          <table:table-cell office:value-type="float" office:value="-0.023035429636054" calcext:value-type="float">
            <text:p>-0.023035429636054</text:p>
          </table:table-cell>
          <table:table-cell office:value-type="float" office:value="-0.000086042287323463" calcext:value-type="float">
            <text:p>-8.6042287323463E-05</text:p>
          </table:table-cell>
          <table:table-cell office:value-type="float" office:value="0.0025485522117793" calcext:value-type="float">
            <text:p>0.002548552211779</text:p>
          </table:table-cell>
        </table:table-row>
        <table:table-row table:style-name="ro1">
          <table:table-cell office:value-type="float" office:value="31.884375" calcext:value-type="float">
            <text:p>31.884375</text:p>
          </table:table-cell>
          <table:table-cell office:value-type="float" office:value="-0.00084903370438667" calcext:value-type="float">
            <text:p>-0.000849033704387</text:p>
          </table:table-cell>
          <table:table-cell office:value-type="float" office:value="0.0000056938255665866" calcext:value-type="float">
            <text:p>5.6938255665866E-06</text:p>
          </table:table-cell>
          <table:table-cell office:value-type="float" office:value="-0.000045595362040173" calcext:value-type="float">
            <text:p>-4.5595362040173E-05</text:p>
          </table:table-cell>
          <table:table-cell office:value-type="float" office:value="0.00028131683689852" calcext:value-type="float">
            <text:p>0.000281316836899</text:p>
          </table:table-cell>
          <table:table-cell office:value-type="float" office:value="0.0000015342183294423" calcext:value-type="float">
            <text:p>1.5342183294423E-06</text:p>
          </table:table-cell>
          <table:table-cell office:value-type="float" office:value="0.00072601323075756" calcext:value-type="float">
            <text:p>0.000726013230758</text:p>
          </table:table-cell>
          <table:table-cell office:value-type="float" office:value="0.095430371344176" calcext:value-type="float">
            <text:p>0.095430371344176</text:p>
          </table:table-cell>
          <table:table-cell office:value-type="float" office:value="0.0046278162262222" calcext:value-type="float">
            <text:p>0.004627816226222</text:p>
          </table:table-cell>
          <table:table-cell office:value-type="float" office:value="-0.00015759111987736" calcext:value-type="float">
            <text:p>-0.000157591119877</text:p>
          </table:table-cell>
          <table:table-cell office:value-type="float" office:value="-0.01754873071503" calcext:value-type="float">
            <text:p>-0.01754873071503</text:p>
          </table:table-cell>
          <table:table-cell office:value-type="float" office:value="-0.00010476163119357" calcext:value-type="float">
            <text:p>-0.000104761631194</text:p>
          </table:table-cell>
          <table:table-cell office:value-type="float" office:value="0.0052239500872989" calcext:value-type="float">
            <text:p>0.005223950087299</text:p>
          </table:table-cell>
        </table:table-row>
        <table:table-row table:style-name="ro1">
          <table:table-cell office:value-type="float" office:value="31.984375" calcext:value-type="float">
            <text:p>31.984375</text:p>
          </table:table-cell>
          <table:table-cell office:value-type="float" office:value="-0.00074154568850175" calcext:value-type="float">
            <text:p>-0.000741545688502</text:p>
          </table:table-cell>
          <table:table-cell office:value-type="float" office:value="0.00001269628549822" calcext:value-type="float">
            <text:p>1.269628549822E-05</text:p>
          </table:table-cell>
          <table:table-cell office:value-type="float" office:value="-0.000042115287583817" calcext:value-type="float">
            <text:p>-4.2115287583817E-05</text:p>
          </table:table-cell>
          <table:table-cell office:value-type="float" office:value="0.00025230883633707" calcext:value-type="float">
            <text:p>0.000252308836337</text:p>
          </table:table-cell>
          <table:table-cell office:value-type="float" office:value="0.0000014041430536433" calcext:value-type="float">
            <text:p>1.4041430536433E-06</text:p>
          </table:table-cell>
          <table:table-cell office:value-type="float" office:value="0.00068373728625959" calcext:value-type="float">
            <text:p>0.00068373728626</text:p>
          </table:table-cell>
          <table:table-cell office:value-type="float" office:value="0.10631232207391" calcext:value-type="float">
            <text:p>0.10631232207391</text:p>
          </table:table-cell>
          <table:table-cell office:value-type="float" office:value="0.0051138729591922" calcext:value-type="float">
            <text:p>0.005113872959192</text:p>
          </table:table-cell>
          <table:table-cell office:value-type="float" office:value="0.0002566853270571" calcext:value-type="float">
            <text:p>0.000256685327057</text:p>
          </table:table-cell>
          <table:table-cell office:value-type="float" office:value="-0.012149786271316" calcext:value-type="float">
            <text:p>-0.012149786271316</text:p>
          </table:table-cell>
          <table:table-cell office:value-type="float" office:value="-0.00011930839450531" calcext:value-type="float">
            <text:p>-0.000119308394505</text:p>
          </table:table-cell>
          <table:table-cell office:value-type="float" office:value="0.0079501920972402" calcext:value-type="float">
            <text:p>0.00795019209724</text:p>
          </table:table-cell>
        </table:table-row>
        <table:table-row table:style-name="ro1">
          <table:table-cell office:value-type="float" office:value="32.084375" calcext:value-type="float">
            <text:p>32.084375</text:p>
          </table:table-cell>
          <table:table-cell office:value-type="float" office:value="-0.0006345523786361" calcext:value-type="float">
            <text:p>-0.000634552378636</text:p>
          </table:table-cell>
          <table:table-cell office:value-type="float" office:value="0.000019715115500659" calcext:value-type="float">
            <text:p>1.9715115500659E-05</text:p>
          </table:table-cell>
          <table:table-cell office:value-type="float" office:value="-0.000038520338752915" calcext:value-type="float">
            <text:p>-3.8520338752915E-05</text:p>
          </table:table-cell>
          <table:table-cell office:value-type="float" office:value="0.00022459874372369" calcext:value-type="float">
            <text:p>0.000224598743724</text:p>
          </table:table-cell>
          <table:table-cell office:value-type="float" office:value="0.0000012765322809708" calcext:value-type="float">
            <text:p>1.2765322809708E-06</text:p>
          </table:table-cell>
          <table:table-cell office:value-type="float" office:value="0.00064016174759297" calcext:value-type="float">
            <text:p>0.000640161747593</text:p>
          </table:table-cell>
          <table:table-cell office:value-type="float" office:value="0.11697541676057" calcext:value-type="float">
            <text:p>0.11697541676057</text:p>
          </table:table-cell>
          <table:table-cell office:value-type="float" office:value="0.0055908820538096" calcext:value-type="float">
            <text:p>0.00559088205381</text:p>
          </table:table-cell>
          <table:table-cell office:value-type="float" office:value="0.00065087527816223" calcext:value-type="float">
            <text:p>0.000650875278162</text:p>
          </table:table-cell>
          <table:table-cell office:value-type="float" office:value="-0.0068204959173406" calcext:value-type="float">
            <text:p>-0.006820495917341</text:p>
          </table:table-cell>
          <table:table-cell office:value-type="float" office:value="-0.00013319816501173" calcext:value-type="float">
            <text:p>-0.000133198165012</text:p>
          </table:table-cell>
          <table:table-cell office:value-type="float" office:value="0.010704338314068" calcext:value-type="float">
            <text:p>0.010704338314068</text:p>
          </table:table-cell>
        </table:table-row>
        <table:table-row table:style-name="ro1">
          <table:table-cell office:value-type="float" office:value="32.184375" calcext:value-type="float">
            <text:p>32.184375</text:p>
          </table:table-cell>
          <table:table-cell office:value-type="float" office:value="-0.00053856274854637" calcext:value-type="float">
            <text:p>-0.000538562748546</text:p>
          </table:table-cell>
          <table:table-cell office:value-type="float" office:value="0.000026034782874017" calcext:value-type="float">
            <text:p>2.6034782874017E-05</text:p>
          </table:table-cell>
          <table:table-cell office:value-type="float" office:value="-0.000035398420480737" calcext:value-type="float">
            <text:p>-3.5398420480737E-05</text:p>
          </table:table-cell>
          <table:table-cell office:value-type="float" office:value="0.00020100347510455" calcext:value-type="float">
            <text:p>0.000201003475105</text:p>
          </table:table-cell>
          <table:table-cell office:value-type="float" office:value="0.0000011774903941465" calcext:value-type="float">
            <text:p>1.1774903941465E-06</text:p>
          </table:table-cell>
          <table:table-cell office:value-type="float" office:value="0.00059970244360167" calcext:value-type="float">
            <text:p>0.000599702443602</text:p>
          </table:table-cell>
          <table:table-cell office:value-type="float" office:value="0.12643848570033" calcext:value-type="float">
            <text:p>0.12643848570033</text:p>
          </table:table-cell>
          <table:table-cell office:value-type="float" office:value="0.006014169843973" calcext:value-type="float">
            <text:p>0.006014169843973</text:p>
          </table:table-cell>
          <table:table-cell office:value-type="float" office:value="0.00096146856835435" calcext:value-type="float">
            <text:p>0.000961468568354</text:p>
          </table:table-cell>
          <table:table-cell office:value-type="float" office:value="-0.0020024553886256" calcext:value-type="float">
            <text:p>-0.002002455388626</text:p>
          </table:table-cell>
          <table:table-cell office:value-type="float" office:value="-0.00014291185644267" calcext:value-type="float">
            <text:p>-0.000142911856443</text:p>
          </table:table-cell>
          <table:table-cell office:value-type="float" office:value="0.013189134022217" calcext:value-type="float">
            <text:p>0.013189134022217</text:p>
          </table:table-cell>
        </table:table-row>
        <table:table-row table:style-name="ro1">
          <table:table-cell office:value-type="float" office:value="32.234375" calcext:value-type="float">
            <text:p>32.234375</text:p>
          </table:table-cell>
          <table:table-cell office:value-type="float" office:value="-0.00049059916283106" calcext:value-type="float">
            <text:p>-0.000490599162831</text:p>
          </table:table-cell>
          <table:table-cell office:value-type="float" office:value="0.00002919132222276" calcext:value-type="float">
            <text:p>2.919132222276E-05</text:p>
          </table:table-cell>
          <table:table-cell office:value-type="float" office:value="-0.000033812377229034" calcext:value-type="float">
            <text:p>-3.3812377229034E-05</text:p>
          </table:table-cell>
          <table:table-cell office:value-type="float" office:value="0.00018942558366316" calcext:value-type="float">
            <text:p>0.000189425583663</text:p>
          </table:table-cell>
          <table:table-cell office:value-type="float" office:value="0.0000011275936261387" calcext:value-type="float">
            <text:p>1.1275936261387E-06</text:p>
          </table:table-cell>
          <table:table-cell office:value-type="float" office:value="0.00057919741493714" calcext:value-type="float">
            <text:p>0.000579197414937</text:p>
          </table:table-cell>
          <table:table-cell office:value-type="float" office:value="0.13113210564031" calcext:value-type="float">
            <text:p>0.13113210564031</text:p>
          </table:table-cell>
          <table:table-cell office:value-type="float" office:value="0.0062242286841455" calcext:value-type="float">
            <text:p>0.006224228684146</text:p>
          </table:table-cell>
          <table:table-cell office:value-type="float" office:value="0.0011144181296124" calcext:value-type="float">
            <text:p>0.001114418129612</text:p>
          </table:table-cell>
          <table:table-cell office:value-type="float" office:value="0.00039350974352745" calcext:value-type="float">
            <text:p>0.000393509743527</text:p>
          </table:table-cell>
          <table:table-cell office:value-type="float" office:value="-0.00014780381256816" calcext:value-type="float">
            <text:p>-0.000147803812568</text:p>
          </table:table-cell>
          <table:table-cell office:value-type="float" office:value="0.014436898395018" calcext:value-type="float">
            <text:p>0.014436898395018</text:p>
          </table:table-cell>
        </table:table-row>
        <table:table-row table:style-name="ro1">
          <table:table-cell office:value-type="float" office:value="32.334375" calcext:value-type="float">
            <text:p>32.334375</text:p>
          </table:table-cell>
          <table:table-cell office:value-type="float" office:value="-0.00039696329566233" calcext:value-type="float">
            <text:p>-0.000396963295662</text:p>
          </table:table-cell>
          <table:table-cell office:value-type="float" office:value="0.000034970555061334" calcext:value-type="float">
            <text:p>3.4970555061334E-05</text:p>
          </table:table-cell>
          <table:table-cell office:value-type="float" office:value="-0.00003084359354557" calcext:value-type="float">
            <text:p>-3.084359354557E-05</text:p>
          </table:table-cell>
          <table:table-cell office:value-type="float" office:value="0.00015844654566157" calcext:value-type="float">
            <text:p>0.000158446545662</text:p>
          </table:table-cell>
          <table:table-cell office:value-type="float" office:value="0.0000010001601954583" calcext:value-type="float">
            <text:p>1.0001601954583E-06</text:p>
          </table:table-cell>
          <table:table-cell office:value-type="float" office:value="0.00053580994299197" calcext:value-type="float">
            <text:p>0.000535809942992</text:p>
          </table:table-cell>
          <table:table-cell office:value-type="float" office:value="0.13854251427316" calcext:value-type="float">
            <text:p>0.13854251427316</text:p>
          </table:table-cell>
          <table:table-cell office:value-type="float" office:value="0.0065776118420509" calcext:value-type="float">
            <text:p>0.006577611842051</text:p>
          </table:table-cell>
          <table:table-cell office:value-type="float" office:value="0.001368387060373" calcext:value-type="float">
            <text:p>0.001368387060373</text:p>
          </table:table-cell>
          <table:table-cell office:value-type="float" office:value="0.0022996165005525" calcext:value-type="float">
            <text:p>0.002299616500553</text:p>
          </table:table-cell>
          <table:table-cell office:value-type="float" office:value="-0.00016291873614008" calcext:value-type="float">
            <text:p>-0.00016291873614</text:p>
          </table:table-cell>
          <table:table-cell office:value-type="float" office:value="0.015236795546674" calcext:value-type="float">
            <text:p>0.015236795546674</text:p>
          </table:table-cell>
        </table:table-row>
        <table:table-row table:style-name="ro1">
          <table:table-cell office:value-type="float" office:value="32.434375" calcext:value-type="float">
            <text:p>32.434375</text:p>
          </table:table-cell>
          <table:table-cell office:value-type="float" office:value="-0.00030437800084852" calcext:value-type="float">
            <text:p>-0.000304378000849</text:p>
          </table:table-cell>
          <table:table-cell office:value-type="float" office:value="0.00004069266701991" calcext:value-type="float">
            <text:p>4.069266701991E-05</text:p>
          </table:table-cell>
          <table:table-cell office:value-type="float" office:value="-0.000027724568300736" calcext:value-type="float">
            <text:p>-2.7724568300736E-05</text:p>
          </table:table-cell>
          <table:table-cell office:value-type="float" office:value="0.00012639442989695" calcext:value-type="float">
            <text:p>0.000126394429897</text:p>
          </table:table-cell>
          <table:table-cell office:value-type="float" office:value="0.00000089600470110754" calcext:value-type="float">
            <text:p>8.9600470110754E-07</text:p>
          </table:table-cell>
          <table:table-cell office:value-type="float" office:value="0.00049119819911208" calcext:value-type="float">
            <text:p>0.000491198199112</text:p>
          </table:table-cell>
          <table:table-cell office:value-type="float" office:value="0.14535627459595" calcext:value-type="float">
            <text:p>0.14535627459595</text:p>
          </table:table-cell>
          <table:table-cell office:value-type="float" office:value="0.0069101007614397" calcext:value-type="float">
            <text:p>0.00691010076144</text:p>
          </table:table-cell>
          <table:table-cell office:value-type="float" office:value="0.0016288868052243" calcext:value-type="float">
            <text:p>0.001628886805224</text:p>
          </table:table-cell>
          <table:table-cell office:value-type="float" office:value="0.0035013715734968" calcext:value-type="float">
            <text:p>0.003501371573497</text:p>
          </table:table-cell>
          <table:table-cell office:value-type="float" office:value="-0.000174271623399" calcext:value-type="float">
            <text:p>-0.000174271623399</text:p>
          </table:table-cell>
          <table:table-cell office:value-type="float" office:value="0.015580033614821" calcext:value-type="float">
            <text:p>0.015580033614821</text:p>
          </table:table-cell>
        </table:table-row>
        <table:table-row table:style-name="ro1">
          <table:table-cell office:value-type="float" office:value="32.534375" calcext:value-type="float">
            <text:p>32.534375</text:p>
          </table:table-cell>
          <table:table-cell office:value-type="float" office:value="-0.00021240427161481" calcext:value-type="float">
            <text:p>-0.000212404271615</text:p>
          </table:table-cell>
          <table:table-cell office:value-type="float" office:value="0.000046490467723055" calcext:value-type="float">
            <text:p>4.6490467723055E-05</text:p>
          </table:table-cell>
          <table:table-cell office:value-type="float" office:value="-0.00002456478124707" calcext:value-type="float">
            <text:p>-2.456478124707E-05</text:p>
          </table:table-cell>
          <table:table-cell office:value-type="float" office:value="0.000095154503295703" calcext:value-type="float">
            <text:p>9.5154503295703E-05</text:p>
          </table:table-cell>
          <table:table-cell office:value-type="float" office:value="0.00000078515181257314" calcext:value-type="float">
            <text:p>7.8515181257314E-07</text:p>
          </table:table-cell>
          <table:table-cell office:value-type="float" office:value="0.0004458053106528" calcext:value-type="float">
            <text:p>0.000445805310653</text:p>
          </table:table-cell>
          <table:table-cell office:value-type="float" office:value="0.15200312444993" calcext:value-type="float">
            <text:p>0.15200312444993</text:p>
          </table:table-cell>
          <table:table-cell office:value-type="float" office:value="0.0072361465187319" calcext:value-type="float">
            <text:p>0.007236146518732</text:p>
          </table:table-cell>
          <table:table-cell office:value-type="float" office:value="0.0018801270970619" calcext:value-type="float">
            <text:p>0.001880127097062</text:p>
          </table:table-cell>
          <table:table-cell office:value-type="float" office:value="0.0046357711259176" calcext:value-type="float">
            <text:p>0.004635771125918</text:p>
          </table:table-cell>
          <table:table-cell office:value-type="float" office:value="-0.00018672789476324" calcext:value-type="float">
            <text:p>-0.000186727894763</text:p>
          </table:table-cell>
          <table:table-cell office:value-type="float" office:value="0.015852764149342" calcext:value-type="float">
            <text:p>0.015852764149342</text:p>
          </table:table-cell>
        </table:table-row>
        <table:table-row table:style-name="ro1">
          <table:table-cell office:value-type="float" office:value="32.634375" calcext:value-type="float">
            <text:p>32.634375</text:p>
          </table:table-cell>
          <table:table-cell office:value-type="float" office:value="-0.00012099408979715" calcext:value-type="float">
            <text:p>-0.000120994089797</text:p>
          </table:table-cell>
          <table:table-cell office:value-type="float" office:value="0.000052350918463899" calcext:value-type="float">
            <text:p>5.2350918463899E-05</text:p>
          </table:table-cell>
          <table:table-cell office:value-type="float" office:value="-0.000021360964548758" calcext:value-type="float">
            <text:p>-2.1360964548758E-05</text:p>
          </table:table-cell>
          <table:table-cell office:value-type="float" office:value="0.000064729470000879" calcext:value-type="float">
            <text:p>6.4729470000879E-05</text:p>
          </table:table-cell>
          <table:table-cell office:value-type="float" office:value="0.00000066770596447105" calcext:value-type="float">
            <text:p>6.6770596447105E-07</text:p>
          </table:table-cell>
          <table:table-cell office:value-type="float" office:value="0.00039965593948983" calcext:value-type="float">
            <text:p>0.00039965593949</text:p>
          </table:table-cell>
          <table:table-cell office:value-type="float" office:value="0.15850273791542" calcext:value-type="float">
            <text:p>0.15850273791542</text:p>
          </table:table-cell>
          <table:table-cell office:value-type="float" office:value="0.0075564034171058" calcext:value-type="float">
            <text:p>0.007556403417106</text:p>
          </table:table-cell>
          <table:table-cell office:value-type="float" office:value="0.0021238810540402" calcext:value-type="float">
            <text:p>0.00212388105404</text:p>
          </table:table-cell>
          <table:table-cell office:value-type="float" office:value="0.0057173547381919" calcext:value-type="float">
            <text:p>0.005717354738192</text:p>
          </table:table-cell>
          <table:table-cell office:value-type="float" office:value="-0.00020024340157749" calcext:value-type="float">
            <text:p>-0.000200243401577</text:p>
          </table:table-cell>
          <table:table-cell office:value-type="float" office:value="0.016060350185506" calcext:value-type="float">
            <text:p>0.016060350185506</text:p>
          </table:table-cell>
        </table:table-row>
        <table:table-row table:style-name="ro1">
          <table:table-cell office:value-type="float" office:value="32.684375" calcext:value-type="float">
            <text:p>32.684375</text:p>
          </table:table-cell>
          <table:table-cell office:value-type="float" office:value="-0.000075442753599371" calcext:value-type="float">
            <text:p>-7.5442753599371E-05</text:p>
          </table:table-cell>
          <table:table-cell office:value-type="float" office:value="0.000055289661323182" calcext:value-type="float">
            <text:p>5.5289661323182E-05</text:p>
          </table:table-cell>
          <table:table-cell office:value-type="float" office:value="-0.00001974847748504" calcext:value-type="float">
            <text:p>-1.974847748504E-05</text:p>
          </table:table-cell>
          <table:table-cell office:value-type="float" office:value="0.000049714602209775" calcext:value-type="float">
            <text:p>4.9714602209775E-05</text:p>
          </table:table-cell>
          <table:table-cell office:value-type="float" office:value="0.00000060734227961085" calcext:value-type="float">
            <text:p>6.0734227961085E-07</text:p>
          </table:table-cell>
          <table:table-cell office:value-type="float" office:value="0.00037638829157203" calcext:value-type="float">
            <text:p>0.000376388291572</text:p>
          </table:table-cell>
          <table:table-cell office:value-type="float" office:value="0.16171069539535" calcext:value-type="float">
            <text:p>0.16171069539535</text:p>
          </table:table-cell>
          <table:table-cell office:value-type="float" office:value="0.0077148538593522" calcext:value-type="float">
            <text:p>0.007714853859352</text:p>
          </table:table-cell>
          <table:table-cell office:value-type="float" office:value="0.0022439703229465" calcext:value-type="float">
            <text:p>0.002243970322947</text:p>
          </table:table-cell>
          <table:table-cell office:value-type="float" office:value="0.0062419201361961" calcext:value-type="float">
            <text:p>0.006241920136196</text:p>
          </table:table-cell>
          <table:table-cell office:value-type="float" office:value="-0.00020726381923674" calcext:value-type="float">
            <text:p>-0.000207263819237</text:p>
          </table:table-cell>
          <table:table-cell office:value-type="float" office:value="0.016143958064229" calcext:value-type="float">
            <text:p>0.016143958064229</text:p>
          </table:table-cell>
        </table:table-row>
        <table:table-row table:style-name="ro1">
          <table:table-cell office:value-type="float" office:value="32.784375" calcext:value-type="float">
            <text:p>32.784375</text:p>
          </table:table-cell>
          <table:table-cell office:value-type="float" office:value="0.000010067195928708" calcext:value-type="float">
            <text:p>1.0067195928708E-05</text:p>
          </table:table-cell>
          <table:table-cell office:value-type="float" office:value="0.000060647698285122" calcext:value-type="float">
            <text:p>6.0647698285122E-05</text:p>
          </table:table-cell>
          <table:table-cell office:value-type="float" office:value="-0.00001652302110429" calcext:value-type="float">
            <text:p>-1.652302110429E-05</text:p>
          </table:table-cell>
          <table:table-cell office:value-type="float" office:value="0.000022324170561572" calcext:value-type="float">
            <text:p>2.2324170561572E-05</text:p>
          </table:table-cell>
          <table:table-cell office:value-type="float" office:value="0.00000068695598632426" calcext:value-type="float">
            <text:p>6.8695598632426E-07</text:p>
          </table:table-cell>
          <table:table-cell office:value-type="float" office:value="0.00032933380567712" calcext:value-type="float">
            <text:p>0.000329333805677</text:p>
          </table:table-cell>
          <table:table-cell office:value-type="float" office:value="0.16727931746815" calcext:value-type="float">
            <text:p>0.16727931746815</text:p>
          </table:table-cell>
          <table:table-cell office:value-type="float" office:value="0.0079944652336784" calcext:value-type="float">
            <text:p>0.007994465233678</text:p>
          </table:table-cell>
          <table:table-cell office:value-type="float" office:value="0.0024845257829512" calcext:value-type="float">
            <text:p>0.002484525782951</text:p>
          </table:table-cell>
          <table:table-cell office:value-type="float" office:value="0.0069761978820722" calcext:value-type="float">
            <text:p>0.006976197882072</text:p>
          </table:table-cell>
          <table:table-cell office:value-type="float" office:value="-0.000189943402259" calcext:value-type="float">
            <text:p>-0.000189943402259</text:p>
          </table:table-cell>
          <table:table-cell office:value-type="float" office:value="0.015650200037665" calcext:value-type="float">
            <text:p>0.015650200037665</text:p>
          </table:table-cell>
        </table:table-row>
        <table:table-row table:style-name="ro1">
          <table:table-cell office:value-type="float" office:value="32.884375" calcext:value-type="float">
            <text:p>32.884375</text:p>
          </table:table-cell>
          <table:table-cell office:value-type="float" office:value="0.000099069021982594" calcext:value-type="float">
            <text:p>9.9069021982594E-05</text:p>
          </table:table-cell>
          <table:table-cell office:value-type="float" office:value="0.0000577442233889" calcext:value-type="float">
            <text:p>5.77442233889E-05</text:p>
          </table:table-cell>
          <table:table-cell office:value-type="float" office:value="-0.000014149473490869" calcext:value-type="float">
            <text:p>-1.4149473490869E-05</text:p>
          </table:table-cell>
          <table:table-cell office:value-type="float" office:value="-0.0000069982472657487" calcext:value-type="float">
            <text:p>-6.9982472657487E-06</text:p>
          </table:table-cell>
          <table:table-cell office:value-type="float" office:value="0.00000068924516145172" calcext:value-type="float">
            <text:p>6.8924516145172E-07</text:p>
          </table:table-cell>
          <table:table-cell office:value-type="float" office:value="0.00028085910568619" calcext:value-type="float">
            <text:p>0.000280859105686</text:p>
          </table:table-cell>
          <table:table-cell office:value-type="float" office:value="0.17214973512665" calcext:value-type="float">
            <text:p>0.17214973512665</text:p>
          </table:table-cell>
          <table:table-cell office:value-type="float" office:value="0.0082444669583288" calcext:value-type="float">
            <text:p>0.008244466958329</text:p>
          </table:table-cell>
          <table:table-cell office:value-type="float" office:value="0.0025611443032841" calcext:value-type="float">
            <text:p>0.002561144303284</text:p>
          </table:table-cell>
          <table:table-cell office:value-type="float" office:value="0.0082243698637527" calcext:value-type="float">
            <text:p>0.008224369863753</text:p>
          </table:table-cell>
          <table:table-cell office:value-type="float" office:value="-0.00010777513179625" calcext:value-type="float">
            <text:p>-0.000107775131796</text:p>
          </table:table-cell>
          <table:table-cell office:value-type="float" office:value="0.015414082221187" calcext:value-type="float">
            <text:p>0.015414082221187</text:p>
          </table:table-cell>
        </table:table-row>
        <table:table-row table:style-name="ro1">
          <table:table-cell office:value-type="float" office:value="32.984375" calcext:value-type="float">
            <text:p>32.984375</text:p>
          </table:table-cell>
          <table:table-cell office:value-type="float" office:value="0.00019569431074206" calcext:value-type="float">
            <text:p>0.000195694310742</text:p>
          </table:table-cell>
          <table:table-cell office:value-type="float" office:value="0.000043783394667791" calcext:value-type="float">
            <text:p>4.3783394667791E-05</text:p>
          </table:table-cell>
          <table:table-cell office:value-type="float" office:value="-0.000010668622476822" calcext:value-type="float">
            <text:p>-1.0668622476822E-05</text:p>
          </table:table-cell>
          <table:table-cell office:value-type="float" office:value="-0.0000400949836328" calcext:value-type="float">
            <text:p>-4.00949836328E-05</text:p>
          </table:table-cell>
          <table:table-cell office:value-type="float" office:value="0.00000051648335626923" calcext:value-type="float">
            <text:p>5.1648335626923E-07</text:p>
          </table:table-cell>
          <table:table-cell office:value-type="float" office:value="0.00023060556417225" calcext:value-type="float">
            <text:p>0.000230605564172</text:p>
          </table:table-cell>
          <table:table-cell office:value-type="float" office:value="0.1765468677156" calcext:value-type="float">
            <text:p>0.1765468677156</text:p>
          </table:table-cell>
          <table:table-cell office:value-type="float" office:value="0.0084743341782717" calcext:value-type="float">
            <text:p>0.008474334178272</text:p>
          </table:table-cell>
          <table:table-cell office:value-type="float" office:value="0.0027775290069506" calcext:value-type="float">
            <text:p>0.002777529006951</text:p>
          </table:table-cell>
          <table:table-cell office:value-type="float" office:value="0.010323534239883" calcext:value-type="float">
            <text:p>0.010323534239883</text:p>
          </table:table-cell>
          <table:table-cell office:value-type="float" office:value="-0.00010137110190192" calcext:value-type="float">
            <text:p>-0.000101371101902</text:p>
          </table:table-cell>
          <table:table-cell office:value-type="float" office:value="0.015887165967309" calcext:value-type="float">
            <text:p>0.015887165967309</text:p>
          </table:table-cell>
        </table:table-row>
        <table:table-row table:style-name="ro1">
          <table:table-cell office:value-type="float" office:value="33.084375" calcext:value-type="float">
            <text:p>33.084375</text:p>
          </table:table-cell>
          <table:table-cell office:value-type="float" office:value="0.00029136402343917" calcext:value-type="float">
            <text:p>0.000291364023439</text:p>
          </table:table-cell>
          <table:table-cell office:value-type="float" office:value="0.000031517141965436" calcext:value-type="float">
            <text:p>3.1517141965436E-05</text:p>
          </table:table-cell>
          <table:table-cell office:value-type="float" office:value="-0.0000073606713849917" calcext:value-type="float">
            <text:p>-7.3606713849917E-06</text:p>
          </table:table-cell>
          <table:table-cell office:value-type="float" office:value="-0.000071693475407363" calcext:value-type="float">
            <text:p>-7.1693475407363E-05</text:p>
          </table:table-cell>
          <table:table-cell office:value-type="float" office:value="0.00000045601658636437" calcext:value-type="float">
            <text:p>4.5601658636437E-07</text:p>
          </table:table-cell>
          <table:table-cell office:value-type="float" office:value="0.00018044012023428" calcext:value-type="float">
            <text:p>0.000180440120234</text:p>
          </table:table-cell>
          <table:table-cell office:value-type="float" office:value="0.18072976494999" calcext:value-type="float">
            <text:p>0.18072976494999</text:p>
          </table:table-cell>
          <table:table-cell office:value-type="float" office:value="0.0086868214627189" calcext:value-type="float">
            <text:p>0.008686821462719</text:p>
          </table:table-cell>
          <table:table-cell office:value-type="float" office:value="0.0029568340031948" calcext:value-type="float">
            <text:p>0.002956834003195</text:p>
          </table:table-cell>
          <table:table-cell office:value-type="float" office:value="0.012740606904937" calcext:value-type="float">
            <text:p>0.012740606904937</text:p>
          </table:table-cell>
          <table:table-cell office:value-type="float" office:value="-0.000091012164335124" calcext:value-type="float">
            <text:p>-9.1012164335124E-05</text:p>
          </table:table-cell>
          <table:table-cell office:value-type="float" office:value="0.016587728984766" calcext:value-type="float">
            <text:p>0.016587728984766</text:p>
          </table:table-cell>
        </table:table-row>
        <table:table-row table:style-name="ro1">
          <table:table-cell office:value-type="float" office:value="33.184375" calcext:value-type="float">
            <text:p>33.184375</text:p>
          </table:table-cell>
          <table:table-cell office:value-type="float" office:value="0.00038118424111764" calcext:value-type="float">
            <text:p>0.000381184241118</text:p>
          </table:table-cell>
          <table:table-cell office:value-type="float" office:value="0.000024382486304247" calcext:value-type="float">
            <text:p>2.4382486304247E-05</text:p>
          </table:table-cell>
          <table:table-cell office:value-type="float" office:value="-0.0000042940812995332" calcext:value-type="float">
            <text:p>-4.2940812995332E-06</text:p>
          </table:table-cell>
          <table:table-cell office:value-type="float" office:value="-0.000099567539656337" calcext:value-type="float">
            <text:p>-9.9567539656337E-05</text:p>
          </table:table-cell>
          <table:table-cell office:value-type="float" office:value="0.00000064662488069766" calcext:value-type="float">
            <text:p>6.4662488069766E-07</text:p>
          </table:table-cell>
          <table:table-cell office:value-type="float" office:value="0.00013224346713876" calcext:value-type="float">
            <text:p>0.000132243467139</text:p>
          </table:table-cell>
          <table:table-cell office:value-type="float" office:value="0.18445657781771" calcext:value-type="float">
            <text:p>0.18445657781771</text:p>
          </table:table-cell>
          <table:table-cell office:value-type="float" office:value="0.0088680089861395" calcext:value-type="float">
            <text:p>0.00886800898614</text:p>
          </table:table-cell>
          <table:table-cell office:value-type="float" office:value="0.0031053013878868" calcext:value-type="float">
            <text:p>0.003105301387887</text:p>
          </table:table-cell>
          <table:table-cell office:value-type="float" office:value="0.015426358147783" calcext:value-type="float">
            <text:p>0.015426358147783</text:p>
          </table:table-cell>
          <table:table-cell office:value-type="float" office:value="-0.000055076931875384" calcext:value-type="float">
            <text:p>-5.5076931875384E-05</text:p>
          </table:table-cell>
          <table:table-cell office:value-type="float" office:value="0.017393652549534" calcext:value-type="float">
            <text:p>0.017393652549534</text:p>
          </table:table-cell>
        </table:table-row>
        <table:table-row table:style-name="ro1">
          <table:table-cell office:value-type="float" office:value="33.284375" calcext:value-type="float">
            <text:p>33.284375</text:p>
          </table:table-cell>
          <table:table-cell office:value-type="float" office:value="0.00047539190881864" calcext:value-type="float">
            <text:p>0.000475391908819</text:p>
          </table:table-cell>
          <table:table-cell office:value-type="float" office:value="0.00002614555134023" calcext:value-type="float">
            <text:p>2.614555134023E-05</text:p>
          </table:table-cell>
          <table:table-cell office:value-type="float" office:value="-0.00000085824464857056" calcext:value-type="float">
            <text:p>-8.5824464857056E-07</text:p>
          </table:table-cell>
          <table:table-cell office:value-type="float" office:value="-0.00012693783722169" calcext:value-type="float">
            <text:p>-0.000126937837222</text:p>
          </table:table-cell>
          <table:table-cell office:value-type="float" office:value="0.00000055307373284387" calcext:value-type="float">
            <text:p>5.5307373284387E-07</text:p>
          </table:table-cell>
          <table:table-cell office:value-type="float" office:value="0.000082671215595779" calcext:value-type="float">
            <text:p>8.2671215595779E-05</text:p>
          </table:table-cell>
          <table:table-cell office:value-type="float" office:value="0.18829799372808" calcext:value-type="float">
            <text:p>0.18829799372808</text:p>
          </table:table-cell>
          <table:table-cell office:value-type="float" office:value="0.0090396451739718" calcext:value-type="float">
            <text:p>0.009039645173972</text:p>
          </table:table-cell>
          <table:table-cell office:value-type="float" office:value="0.0032576482228526" calcext:value-type="float">
            <text:p>0.003257648222853</text:p>
          </table:table-cell>
          <table:table-cell office:value-type="float" office:value="0.019026058348936" calcext:value-type="float">
            <text:p>0.019026058348936</text:p>
          </table:table-cell>
          <table:table-cell office:value-type="float" office:value="-0.000052635215852646" calcext:value-type="float">
            <text:p>-5.2635215852646E-05</text:p>
          </table:table-cell>
          <table:table-cell office:value-type="float" office:value="0.019016723699169" calcext:value-type="float">
            <text:p>0.019016723699169</text:p>
          </table:table-cell>
        </table:table-row>
        <table:table-row table:style-name="ro1">
          <table:table-cell office:value-type="float" office:value="33.384375" calcext:value-type="float">
            <text:p>33.384375</text:p>
          </table:table-cell>
          <table:table-cell office:value-type="float" office:value="0.00056586583052276" calcext:value-type="float">
            <text:p>0.000565865830523</text:p>
          </table:table-cell>
          <table:table-cell office:value-type="float" office:value="0.000028053868042549" calcext:value-type="float">
            <text:p>2.8053868042549E-05</text:p>
          </table:table-cell>
          <table:table-cell office:value-type="float" office:value="0.0000025045920223339" calcext:value-type="float">
            <text:p>2.5045920223339E-06</text:p>
          </table:table-cell>
          <table:table-cell office:value-type="float" office:value="-0.00015280743982892" calcext:value-type="float">
            <text:p>-0.000152807439829</text:p>
          </table:table-cell>
          <table:table-cell office:value-type="float" office:value="0.00000045841970289813" calcext:value-type="float">
            <text:p>4.5841970289813E-07</text:p>
          </table:table-cell>
          <table:table-cell office:value-type="float" office:value="0.000034518484777194" calcext:value-type="float">
            <text:p>3.4518484777194E-05</text:p>
          </table:table-cell>
          <table:table-cell office:value-type="float" office:value="0.191934417273" calcext:value-type="float">
            <text:p>0.191934417273</text:p>
          </table:table-cell>
          <table:table-cell office:value-type="float" office:value="0.0092030523396191" calcext:value-type="float">
            <text:p>0.009203052339619</text:p>
          </table:table-cell>
          <table:table-cell office:value-type="float" office:value="0.0034007817961591" calcext:value-type="float">
            <text:p>0.003400781796159</text:p>
          </table:table-cell>
          <table:table-cell office:value-type="float" office:value="0.022450450548527" calcext:value-type="float">
            <text:p>0.022450450548527</text:p>
          </table:table-cell>
          <table:table-cell office:value-type="float" office:value="-0.000050805972315094" calcext:value-type="float">
            <text:p>-5.0805972315094E-05</text:p>
          </table:table-cell>
          <table:table-cell office:value-type="float" office:value="0.020592991800764" calcext:value-type="float">
            <text:p>0.020592991800764</text:p>
          </table:table-cell>
        </table:table-row>
        <table:table-row table:style-name="ro1">
          <table:table-cell office:value-type="float" office:value="33.484375" calcext:value-type="float">
            <text:p>33.484375</text:p>
          </table:table-cell>
          <table:table-cell office:value-type="float" office:value="0.0006552013871915" calcext:value-type="float">
            <text:p>0.000655201387192</text:p>
          </table:table-cell>
          <table:table-cell office:value-type="float" office:value="0.000030149315093727" calcext:value-type="float">
            <text:p>3.0149315093727E-05</text:p>
          </table:table-cell>
          <table:table-cell office:value-type="float" office:value="0.0000058821329535559" calcext:value-type="float">
            <text:p>5.8821329535559E-06</text:p>
          </table:table-cell>
          <table:table-cell office:value-type="float" office:value="-0.00017793286195294" calcext:value-type="float">
            <text:p>-0.000177932861953</text:p>
          </table:table-cell>
          <table:table-cell office:value-type="float" office:value="0.00000036163658404114" calcext:value-type="float">
            <text:p>3.6163658404114E-07</text:p>
          </table:table-cell>
          <table:table-cell office:value-type="float" office:value="-0.000013528870712363" calcext:value-type="float">
            <text:p>-1.3528870712363E-05</text:p>
          </table:table-cell>
          <table:table-cell office:value-type="float" office:value="0.19548360441414" calcext:value-type="float">
            <text:p>0.19548360441414</text:p>
          </table:table-cell>
          <table:table-cell office:value-type="float" office:value="0.0093632916677241" calcext:value-type="float">
            <text:p>0.009363291667724</text:p>
          </table:table-cell>
          <table:table-cell office:value-type="float" office:value="0.0035386306874928" calcext:value-type="float">
            <text:p>0.003538630687493</text:p>
          </table:table-cell>
          <table:table-cell office:value-type="float" office:value="0.025808471635874" calcext:value-type="float">
            <text:p>0.025808471635874</text:p>
          </table:table-cell>
          <table:table-cell office:value-type="float" office:value="-0.00004928281156877" calcext:value-type="float">
            <text:p>-4.928281156877E-05</text:p>
          </table:table-cell>
          <table:table-cell office:value-type="float" office:value="0.022171242576235" calcext:value-type="float">
            <text:p>0.022171242576235</text:p>
          </table:table-cell>
        </table:table-row>
        <table:table-row table:style-name="ro1">
          <table:table-cell office:value-type="float" office:value="33.584375" calcext:value-type="float">
            <text:p>33.584375</text:p>
          </table:table-cell>
          <table:table-cell office:value-type="float" office:value="0.00074416013109863" calcext:value-type="float">
            <text:p>0.000744160131099</text:p>
          </table:table-cell>
          <table:table-cell office:value-type="float" office:value="0.000032441184656835" calcext:value-type="float">
            <text:p>3.2441184656835E-05</text:p>
          </table:table-cell>
          <table:table-cell office:value-type="float" office:value="0.0000093007406980814" calcext:value-type="float">
            <text:p>9.3007406980814E-06</text:p>
          </table:table-cell>
          <table:table-cell office:value-type="float" office:value="-0.00020254057140204" calcext:value-type="float">
            <text:p>-0.000202540571402</text:p>
          </table:table-cell>
          <table:table-cell office:value-type="float" office:value="0.00000026202666125029" calcext:value-type="float">
            <text:p>2.6202666125029E-07</text:p>
          </table:table-cell>
          <table:table-cell office:value-type="float" office:value="-0.000061846703936421" calcext:value-type="float">
            <text:p>-6.1846703936421E-05</text:p>
          </table:table-cell>
          <table:table-cell office:value-type="float" office:value="0.19898246842273" calcext:value-type="float">
            <text:p>0.19898246842273</text:p>
          </table:table-cell>
          <table:table-cell office:value-type="float" office:value="0.009521896942916" calcext:value-type="float">
            <text:p>0.009521896942916</text:p>
          </table:table-cell>
          <table:table-cell office:value-type="float" office:value="0.0036725726318378" calcext:value-type="float">
            <text:p>0.003672572631838</text:p>
          </table:table-cell>
          <table:table-cell office:value-type="float" office:value="0.029132551332151" calcext:value-type="float">
            <text:p>0.029132551332151</text:p>
          </table:table-cell>
          <table:table-cell office:value-type="float" office:value="-0.000048034645937791" calcext:value-type="float">
            <text:p>-4.8034645937791E-05</text:p>
          </table:table-cell>
          <table:table-cell office:value-type="float" office:value="0.023765729519204" calcext:value-type="float">
            <text:p>0.023765729519204</text:p>
          </table:table-cell>
        </table:table-row>
        <table:table-row table:style-name="ro1">
          <table:table-cell office:value-type="float" office:value="33.684375" calcext:value-type="float">
            <text:p>33.684375</text:p>
          </table:table-cell>
          <table:table-cell office:value-type="float" office:value="0.00083304440573406" calcext:value-type="float">
            <text:p>0.000833044405734</text:p>
          </table:table-cell>
          <table:table-cell office:value-type="float" office:value="0.00003451181527712" calcext:value-type="float">
            <text:p>3.451181527712E-05</text:p>
          </table:table-cell>
          <table:table-cell office:value-type="float" office:value="0.000012861847280057" calcext:value-type="float">
            <text:p>1.2861847280057E-05</text:p>
          </table:table-cell>
          <table:table-cell office:value-type="float" office:value="-0.00022701475682823" calcext:value-type="float">
            <text:p>-0.000227014756828</text:p>
          </table:table-cell>
          <table:table-cell office:value-type="float" office:value="0.00000015003875492649" calcext:value-type="float">
            <text:p>1.5003875492649E-07</text:p>
          </table:table-cell>
          <table:table-cell office:value-type="float" office:value="-0.00011239705322039" calcext:value-type="float">
            <text:p>-0.00011239705322</text:p>
          </table:table-cell>
          <table:table-cell office:value-type="float" office:value="0.20209517672682" calcext:value-type="float">
            <text:p>0.20209517672682</text:p>
          </table:table-cell>
          <table:table-cell office:value-type="float" office:value="0.0096661412140138" calcext:value-type="float">
            <text:p>0.009666141214014</text:p>
          </table:table-cell>
          <table:table-cell office:value-type="float" office:value="0.0038147548169074" calcext:value-type="float">
            <text:p>0.003814754816907</text:p>
          </table:table-cell>
          <table:table-cell office:value-type="float" office:value="0.032153261691201" calcext:value-type="float">
            <text:p>0.032153261691201</text:p>
          </table:table-cell>
          <table:table-cell office:value-type="float" office:value="-0.000047808165416255" calcext:value-type="float">
            <text:p>-4.7808165416255E-05</text:p>
          </table:table-cell>
          <table:table-cell office:value-type="float" office:value="0.024908674316832" calcext:value-type="float">
            <text:p>0.024908674316832</text:p>
          </table:table-cell>
        </table:table-row>
        <table:table-row table:style-name="ro1">
          <table:table-cell office:value-type="float" office:value="33.784375" calcext:value-type="float">
            <text:p>33.784375</text:p>
          </table:table-cell>
          <table:table-cell office:value-type="float" office:value="0.00092114882362185" calcext:value-type="float">
            <text:p>0.000921148823622</text:p>
          </table:table-cell>
          <table:table-cell office:value-type="float" office:value="0.000036577427259057" calcext:value-type="float">
            <text:p>3.6577427259057E-05</text:p>
          </table:table-cell>
          <table:table-cell office:value-type="float" office:value="0.000016334519236517" calcext:value-type="float">
            <text:p>1.6334519236517E-05</text:p>
          </table:table-cell>
          <table:table-cell office:value-type="float" office:value="-0.0002510523407178" calcext:value-type="float">
            <text:p>-0.000251052340718</text:p>
          </table:table-cell>
          <table:table-cell office:value-type="float" office:value="0.000000063677932700142" calcext:value-type="float">
            <text:p>6.3677932700142E-08</text:p>
          </table:table-cell>
          <table:table-cell office:value-type="float" office:value="-0.0001635939447329" calcext:value-type="float">
            <text:p>-0.000163593944733</text:p>
          </table:table-cell>
          <table:table-cell office:value-type="float" office:value="0.20501510019113" calcext:value-type="float">
            <text:p>0.20501510019113</text:p>
          </table:table-cell>
          <table:table-cell office:value-type="float" office:value="0.0098033086596998" calcext:value-type="float">
            <text:p>0.0098033086597</text:p>
          </table:table-cell>
          <table:table-cell office:value-type="float" office:value="0.0039353034964923" calcext:value-type="float">
            <text:p>0.003935303496492</text:p>
          </table:table-cell>
          <table:table-cell office:value-type="float" office:value="0.035001709005335" calcext:value-type="float">
            <text:p>0.035001709005335</text:p>
          </table:table-cell>
          <table:table-cell office:value-type="float" office:value="-0.000043290027852944" calcext:value-type="float">
            <text:p>-4.3290027852944E-05</text:p>
          </table:table-cell>
          <table:table-cell office:value-type="float" office:value="0.025897023343386" calcext:value-type="float">
            <text:p>0.025897023343386</text:p>
          </table:table-cell>
        </table:table-row>
        <table:table-row table:style-name="ro1">
          <table:table-cell office:value-type="float" office:value="33.884375" calcext:value-type="float">
            <text:p>33.884375</text:p>
          </table:table-cell>
          <table:table-cell office:value-type="float" office:value="0.0010089725857868" calcext:value-type="float">
            <text:p>0.001008972585787</text:p>
          </table:table-cell>
          <table:table-cell office:value-type="float" office:value="0.000038805511470795" calcext:value-type="float">
            <text:p>3.8805511470795E-05</text:p>
          </table:table-cell>
          <table:table-cell office:value-type="float" office:value="0.000019832226396623" calcext:value-type="float">
            <text:p>1.9832226396623E-05</text:p>
          </table:table-cell>
          <table:table-cell office:value-type="float" office:value="-0.00027454587789812" calcext:value-type="float">
            <text:p>-0.000274545877898</text:p>
          </table:table-cell>
          <table:table-cell office:value-type="float" office:value="-0.000000021771263965012" calcext:value-type="float">
            <text:p>-2.1771263965012E-08</text:p>
          </table:table-cell>
          <table:table-cell office:value-type="float" office:value="-0.00021514635845778" calcext:value-type="float">
            <text:p>-0.000215146358458</text:p>
          </table:table-cell>
          <table:table-cell office:value-type="float" office:value="0.20789472117925" calcext:value-type="float">
            <text:p>0.20789472117925</text:p>
          </table:table-cell>
          <table:table-cell office:value-type="float" office:value="0.0099391000180933" calcext:value-type="float">
            <text:p>0.009939100018093</text:p>
          </table:table-cell>
          <table:table-cell office:value-type="float" office:value="0.0040513633520487" calcext:value-type="float">
            <text:p>0.004051363352049</text:p>
          </table:table-cell>
          <table:table-cell office:value-type="float" office:value="0.037824573109391" calcext:value-type="float">
            <text:p>0.037824573109391</text:p>
          </table:table-cell>
          <table:table-cell office:value-type="float" office:value="-0.000038814331731485" calcext:value-type="float">
            <text:p>-3.8814331731485E-05</text:p>
          </table:table-cell>
          <table:table-cell office:value-type="float" office:value="0.026902889162572" calcext:value-type="float">
            <text:p>0.026902889162572</text:p>
          </table:table-cell>
        </table:table-row>
        <table:table-row table:style-name="ro1">
          <table:table-cell office:value-type="float" office:value="33.984375" calcext:value-type="float">
            <text:p>33.984375</text:p>
          </table:table-cell>
          <table:table-cell office:value-type="float" office:value="0.0010960107042541" calcext:value-type="float">
            <text:p>0.001096010704254</text:p>
          </table:table-cell>
          <table:table-cell office:value-type="float" office:value="0.000041006487368582" calcext:value-type="float">
            <text:p>4.1006487368582E-05</text:p>
          </table:table-cell>
          <table:table-cell office:value-type="float" office:value="0.000023426990220173" calcext:value-type="float">
            <text:p>2.3426990220173E-05</text:p>
          </table:table-cell>
          <table:table-cell office:value-type="float" office:value="-0.00029764551100254" calcext:value-type="float">
            <text:p>-0.000297645511003</text:p>
          </table:table-cell>
          <table:table-cell office:value-type="float" office:value="-0.00000013257842735476" calcext:value-type="float">
            <text:p>-1.3257842735476E-07</text:p>
          </table:table-cell>
          <table:table-cell office:value-type="float" office:value="-0.00026728812342656" calcext:value-type="float">
            <text:p>-0.000267288123427</text:p>
          </table:table-cell>
          <table:table-cell office:value-type="float" office:value="0.21058655050153" calcext:value-type="float">
            <text:p>0.21058655050153</text:p>
          </table:table-cell>
          <table:table-cell office:value-type="float" office:value="0.010067926738253" calcext:value-type="float">
            <text:p>0.010067926738253</text:p>
          </table:table-cell>
          <table:table-cell office:value-type="float" office:value="0.0041755070461228" calcext:value-type="float">
            <text:p>0.004175507046123</text:p>
          </table:table-cell>
          <table:table-cell office:value-type="float" office:value="0.040473609286752" calcext:value-type="float">
            <text:p>0.040473609286752</text:p>
          </table:table-cell>
          <table:table-cell office:value-type="float" office:value="-0.000038150924789263" calcext:value-type="float">
            <text:p>-3.8150924789263E-05</text:p>
          </table:table-cell>
          <table:table-cell office:value-type="float" office:value="0.027755301869857" calcext:value-type="float">
            <text:p>0.027755301869857</text:p>
          </table:table-cell>
        </table:table-row>
        <table:table-row table:style-name="ro1">
          <table:table-cell office:value-type="float" office:value="34.084375" calcext:value-type="float">
            <text:p>34.084375</text:p>
          </table:table-cell>
          <table:table-cell office:value-type="float" office:value="0.0011804904847754" calcext:value-type="float">
            <text:p>0.001180490484775</text:p>
          </table:table-cell>
          <table:table-cell office:value-type="float" office:value="0.000043207915823217" calcext:value-type="float">
            <text:p>4.3207915823217E-05</text:p>
          </table:table-cell>
          <table:table-cell office:value-type="float" office:value="0.00002691438956912" calcext:value-type="float">
            <text:p>2.691438956912E-05</text:p>
          </table:table-cell>
          <table:table-cell office:value-type="float" office:value="-0.00031984998709587" calcext:value-type="float">
            <text:p>-0.000319849987096</text:p>
          </table:table-cell>
          <table:table-cell office:value-type="float" office:value="-0.00000032089137018074" calcext:value-type="float">
            <text:p>-3.2089137018074E-07</text:p>
          </table:table-cell>
          <table:table-cell office:value-type="float" office:value="-0.00031852257215596" calcext:value-type="float">
            <text:p>-0.000318522572156</text:p>
          </table:table-cell>
          <table:table-cell office:value-type="float" office:value="0.21311644727681" calcext:value-type="float">
            <text:p>0.21311644727681</text:p>
          </table:table-cell>
          <table:table-cell office:value-type="float" office:value="0.010190213449194" calcext:value-type="float">
            <text:p>0.010190213449194</text:p>
          </table:table-cell>
          <table:table-cell office:value-type="float" office:value="0.0042862831705245" calcext:value-type="float">
            <text:p>0.004286283170525</text:p>
          </table:table-cell>
          <table:table-cell office:value-type="float" office:value="0.04295718241702" calcext:value-type="float">
            <text:p>0.04295718241702</text:p>
          </table:table-cell>
          <table:table-cell office:value-type="float" office:value="-0.000049047360662217" calcext:value-type="float">
            <text:p>-4.9047360662217E-05</text:p>
          </table:table-cell>
          <table:table-cell office:value-type="float" office:value="0.028538281206069" calcext:value-type="float">
            <text:p>0.028538281206069</text:p>
          </table:table-cell>
        </table:table-row>
        <table:table-row table:style-name="ro1">
          <table:table-cell office:value-type="float" office:value="34.184375" calcext:value-type="float">
            <text:p>34.184375</text:p>
          </table:table-cell>
          <table:table-cell office:value-type="float" office:value="0.0012620733005828" calcext:value-type="float">
            <text:p>0.001262073300583</text:p>
          </table:table-cell>
          <table:table-cell office:value-type="float" office:value="0.000045378378271276" calcext:value-type="float">
            <text:p>4.5378378271276E-05</text:p>
          </table:table-cell>
          <table:table-cell office:value-type="float" office:value="0.000030237045288158" calcext:value-type="float">
            <text:p>3.0237045288158E-05</text:p>
          </table:table-cell>
          <table:table-cell office:value-type="float" office:value="-0.00034109943025583" calcext:value-type="float">
            <text:p>-0.000341099430256</text:p>
          </table:table-cell>
          <table:table-cell office:value-type="float" office:value="-0.00000046314787181991" calcext:value-type="float">
            <text:p>-4.6314787181991E-07</text:p>
          </table:table-cell>
          <table:table-cell office:value-type="float" office:value="-0.00036862974789297" calcext:value-type="float">
            <text:p>-0.000368629747893</text:p>
          </table:table-cell>
          <table:table-cell office:value-type="float" office:value="0.21547419228018" calcext:value-type="float">
            <text:p>0.21547419228018</text:p>
          </table:table-cell>
          <table:table-cell office:value-type="float" office:value="0.010305395444128" calcext:value-type="float">
            <text:p>0.010305395444128</text:p>
          </table:table-cell>
          <table:table-cell office:value-type="float" office:value="0.0043787657347442" calcext:value-type="float">
            <text:p>0.004378765734744</text:p>
          </table:table-cell>
          <table:table-cell office:value-type="float" office:value="0.0452680553142" calcext:value-type="float">
            <text:p>0.0452680553142</text:p>
          </table:table-cell>
          <table:table-cell office:value-type="float" office:value="-0.000052190525151696" calcext:value-type="float">
            <text:p>-5.2190525151696E-05</text:p>
          </table:table-cell>
          <table:table-cell office:value-type="float" office:value="0.029238416683451" calcext:value-type="float">
            <text:p>0.029238416683451</text:p>
          </table:table-cell>
        </table:table-row>
        <table:table-row table:style-name="ro1">
          <table:table-cell office:value-type="float" office:value="34.284375" calcext:value-type="float">
            <text:p>34.284375</text:p>
          </table:table-cell>
          <table:table-cell office:value-type="float" office:value="0.0013425260072994" calcext:value-type="float">
            <text:p>0.001342526007299</text:p>
          </table:table-cell>
          <table:table-cell office:value-type="float" office:value="0.000047606334706009" calcext:value-type="float">
            <text:p>4.7606334706009E-05</text:p>
          </table:table-cell>
          <table:table-cell office:value-type="float" office:value="0.000033522049273285" calcext:value-type="float">
            <text:p>3.3522049273285E-05</text:p>
          </table:table-cell>
          <table:table-cell office:value-type="float" office:value="-0.00036175643215853" calcext:value-type="float">
            <text:p>-0.000361756432159</text:p>
          </table:table-cell>
          <table:table-cell office:value-type="float" office:value="-0.00000058641578551159" calcext:value-type="float">
            <text:p>-5.8641578551159E-07</text:p>
          </table:table-cell>
          <table:table-cell office:value-type="float" office:value="-0.00041852435051538" calcext:value-type="float">
            <text:p>-0.000418524350515</text:p>
          </table:table-cell>
          <table:table-cell office:value-type="float" office:value="0.21775529312065" calcext:value-type="float">
            <text:p>0.21775529312065</text:p>
          </table:table-cell>
          <table:table-cell office:value-type="float" office:value="0.01041748957987" calcext:value-type="float">
            <text:p>0.01041748957987</text:p>
          </table:table-cell>
          <table:table-cell office:value-type="float" office:value="0.0044650507909137" calcext:value-type="float">
            <text:p>0.004465050790914</text:p>
          </table:table-cell>
          <table:table-cell office:value-type="float" office:value="0.047506922100366" calcext:value-type="float">
            <text:p>0.047506922100366</text:p>
          </table:table-cell>
          <table:table-cell office:value-type="float" office:value="-0.000052064544219087" calcext:value-type="float">
            <text:p>-5.2064544219087E-05</text:p>
          </table:table-cell>
          <table:table-cell office:value-type="float" office:value="0.02991652770734" calcext:value-type="float">
            <text:p>0.02991652770734</text:p>
          </table:table-cell>
        </table:table-row>
        <table:table-row table:style-name="ro1">
          <table:table-cell office:value-type="float" office:value="34.384375" calcext:value-type="float">
            <text:p>34.384375</text:p>
          </table:table-cell>
          <table:table-cell office:value-type="float" office:value="0.0014228362360301" calcext:value-type="float">
            <text:p>0.00142283623603</text:p>
          </table:table-cell>
          <table:table-cell office:value-type="float" office:value="0.000049943403588567" calcext:value-type="float">
            <text:p>4.9943403588567E-05</text:p>
          </table:table-cell>
          <table:table-cell office:value-type="float" office:value="0.000036842565242712" calcext:value-type="float">
            <text:p>3.6842565242712E-05</text:p>
          </table:table-cell>
          <table:table-cell office:value-type="float" office:value="-0.00038201779594992" calcext:value-type="float">
            <text:p>-0.00038201779595</text:p>
          </table:table-cell>
          <table:table-cell office:value-type="float" office:value="-0.00000071339303659409" calcext:value-type="float">
            <text:p>-7.1339303659409E-07</text:p>
          </table:table-cell>
          <table:table-cell office:value-type="float" office:value="-0.00046872225615655" calcext:value-type="float">
            <text:p>-0.000468722256157</text:p>
          </table:table-cell>
          <table:table-cell office:value-type="float" office:value="0.22001350799676" calcext:value-type="float">
            <text:p>0.22001350799676</text:p>
          </table:table-cell>
          <table:table-cell office:value-type="float" office:value="0.010528743914762" calcext:value-type="float">
            <text:p>0.010528743914762</text:p>
          </table:table-cell>
          <table:table-cell office:value-type="float" office:value="0.0045516129704973" calcext:value-type="float">
            <text:p>0.004551612970497</text:p>
          </table:table-cell>
          <table:table-cell office:value-type="float" office:value="0.049729629185297" calcext:value-type="float">
            <text:p>0.049729629185297</text:p>
          </table:table-cell>
          <table:table-cell office:value-type="float" office:value="-0.000052218695702812" calcext:value-type="float">
            <text:p>-5.2218695702812E-05</text:p>
          </table:table-cell>
          <table:table-cell office:value-type="float" office:value="0.03060735937783" calcext:value-type="float">
            <text:p>0.03060735937783</text:p>
          </table:table-cell>
        </table:table-row>
        <table:table-row table:style-name="ro1">
          <table:table-cell office:value-type="float" office:value="34.484375" calcext:value-type="float">
            <text:p>34.484375</text:p>
          </table:table-cell>
          <table:table-cell office:value-type="float" office:value="0.0015030156494773" calcext:value-type="float">
            <text:p>0.001503015649477</text:p>
          </table:table-cell>
          <table:table-cell office:value-type="float" office:value="0.000052385917136979" calcext:value-type="float">
            <text:p>5.2385917136979E-05</text:p>
          </table:table-cell>
          <table:table-cell office:value-type="float" office:value="0.00004019790160589" calcext:value-type="float">
            <text:p>4.019790160589E-05</text:p>
          </table:table-cell>
          <table:table-cell office:value-type="float" office:value="-0.00040189323213384" calcext:value-type="float">
            <text:p>-0.000401893232134</text:p>
          </table:table-cell>
          <table:table-cell office:value-type="float" office:value="-0.00000084393983397426" calcext:value-type="float">
            <text:p>-8.4393983397426E-07</text:p>
          </table:table-cell>
          <table:table-cell office:value-type="float" office:value="-0.00051921872301774" calcext:value-type="float">
            <text:p>-0.000519218723018</text:p>
          </table:table-cell>
          <table:table-cell office:value-type="float" office:value="0.22225118160982" calcext:value-type="float">
            <text:p>0.22225118160982</text:p>
          </table:table-cell>
          <table:table-cell office:value-type="float" office:value="0.010639214294659" calcext:value-type="float">
            <text:p>0.010639214294659</text:p>
          </table:table-cell>
          <table:table-cell office:value-type="float" office:value="0.0046382095992865" calcext:value-type="float">
            <text:p>0.004638209599287</text:p>
          </table:table-cell>
          <table:table-cell office:value-type="float" office:value="0.051937569418095" calcext:value-type="float">
            <text:p>0.051937569418095</text:p>
          </table:table-cell>
          <table:table-cell office:value-type="float" office:value="-0.000052615313246815" calcext:value-type="float">
            <text:p>-5.2615313246815E-05</text:p>
          </table:table-cell>
          <table:table-cell office:value-type="float" office:value="0.031310688493104" calcext:value-type="float">
            <text:p>0.031310688493104</text:p>
          </table:table-cell>
        </table:table-row>
        <table:table-row table:style-name="ro1">
          <table:table-cell office:value-type="float" office:value="34.584375" calcext:value-type="float">
            <text:p>34.584375</text:p>
          </table:table-cell>
          <table:table-cell office:value-type="float" office:value="0.0015845057202545" calcext:value-type="float">
            <text:p>0.001584505720255</text:p>
          </table:table-cell>
          <table:table-cell office:value-type="float" office:value="0.000054524713570049" calcext:value-type="float">
            <text:p>5.4524713570049E-05</text:p>
          </table:table-cell>
          <table:table-cell office:value-type="float" office:value="0.000043651817115108" calcext:value-type="float">
            <text:p>4.3651817115108E-05</text:p>
          </table:table-cell>
          <table:table-cell office:value-type="float" office:value="-0.00042149105489252" calcext:value-type="float">
            <text:p>-0.000421491054893</text:p>
          </table:table-cell>
          <table:table-cell office:value-type="float" office:value="-0.0000010086956292249" calcext:value-type="float">
            <text:p>-1.0086956292249E-06</text:p>
          </table:table-cell>
          <table:table-cell office:value-type="float" office:value="-0.00057089278442179" calcext:value-type="float">
            <text:p>-0.000570892784422</text:p>
          </table:table-cell>
          <table:table-cell office:value-type="float" office:value="0.22443909804631" calcext:value-type="float">
            <text:p>0.22443909804631</text:p>
          </table:table-cell>
          <table:table-cell office:value-type="float" office:value="0.010746578896963" calcext:value-type="float">
            <text:p>0.010746578896963</text:p>
          </table:table-cell>
          <table:table-cell office:value-type="float" office:value="0.0047209229358327" calcext:value-type="float">
            <text:p>0.004720922935833</text:p>
          </table:table-cell>
          <table:table-cell office:value-type="float" office:value="0.054259794662046" calcext:value-type="float">
            <text:p>0.054259794662046</text:p>
          </table:table-cell>
          <table:table-cell office:value-type="float" office:value="-0.000048035805602077" calcext:value-type="float">
            <text:p>-4.8035805602077E-05</text:p>
          </table:table-cell>
          <table:table-cell office:value-type="float" office:value="0.032165094785228" calcext:value-type="float">
            <text:p>0.032165094785228</text:p>
          </table:table-cell>
        </table:table-row>
        <table:table-row table:style-name="ro1">
          <table:table-cell office:value-type="float" office:value="34.684375" calcext:value-type="float">
            <text:p>34.684375</text:p>
          </table:table-cell>
          <table:table-cell office:value-type="float" office:value="0.0016659056272059" calcext:value-type="float">
            <text:p>0.001665905627206</text:p>
          </table:table-cell>
          <table:table-cell office:value-type="float" office:value="0.000056721597201439" calcext:value-type="float">
            <text:p>5.6721597201439E-05</text:p>
          </table:table-cell>
          <table:table-cell office:value-type="float" office:value="0.000047135657534269" calcext:value-type="float">
            <text:p>4.7135657534269E-05</text:p>
          </table:table-cell>
          <table:table-cell office:value-type="float" office:value="-0.00044068341251105" calcext:value-type="float">
            <text:p>-0.000440683412511</text:p>
          </table:table-cell>
          <table:table-cell office:value-type="float" office:value="-0.0000011820459339281" calcext:value-type="float">
            <text:p>-1.1820459339281E-06</text:p>
          </table:table-cell>
          <table:table-cell office:value-type="float" office:value="-0.00062290442394173" calcext:value-type="float">
            <text:p>-0.000622904423942</text:p>
          </table:table-cell>
          <table:table-cell office:value-type="float" office:value="0.22661184733326" calcext:value-type="float">
            <text:p>0.22661184733326</text:p>
          </table:table-cell>
          <table:table-cell office:value-type="float" office:value="0.010853241687866" calcext:value-type="float">
            <text:p>0.010853241687866</text:p>
          </table:table-cell>
          <table:table-cell office:value-type="float" office:value="0.0048023590773165" calcext:value-type="float">
            <text:p>0.004802359077317</text:p>
          </table:table-cell>
          <table:table-cell office:value-type="float" office:value="0.056572756108254" calcext:value-type="float">
            <text:p>0.056572756108254</text:p>
          </table:table-cell>
          <table:table-cell office:value-type="float" office:value="-0.000043723128937563" calcext:value-type="float">
            <text:p>-4.3723128937563E-05</text:p>
          </table:table-cell>
          <table:table-cell office:value-type="float" office:value="0.033032236703891" calcext:value-type="float">
            <text:p>0.033032236703891</text:p>
          </table:table-cell>
        </table:table-row>
        <table:table-row table:style-name="ro1">
          <table:table-cell office:value-type="float" office:value="34.784375" calcext:value-type="float">
            <text:p>34.784375</text:p>
          </table:table-cell>
          <table:table-cell office:value-type="float" office:value="0.0017470265725729" calcext:value-type="float">
            <text:p>0.001747026572573</text:p>
          </table:table-cell>
          <table:table-cell office:value-type="float" office:value="0.000058502680435428" calcext:value-type="float">
            <text:p>5.8502680435428E-05</text:p>
          </table:table-cell>
          <table:table-cell office:value-type="float" office:value="0.000050668691087138" calcext:value-type="float">
            <text:p>5.0668691087138E-05</text:p>
          </table:table-cell>
          <table:table-cell office:value-type="float" office:value="-0.00045933319930898" calcext:value-type="float">
            <text:p>-0.000459333199309</text:p>
          </table:table-cell>
          <table:table-cell office:value-type="float" office:value="-0.0000013332057598213" calcext:value-type="float">
            <text:p>-1.3332057598213E-06</text:p>
          </table:table-cell>
          <table:table-cell office:value-type="float" office:value="-0.00067531405360431" calcext:value-type="float">
            <text:p>-0.000675314053604</text:p>
          </table:table-cell>
          <table:table-cell office:value-type="float" office:value="0.22863656250877" calcext:value-type="float">
            <text:p>0.22863656250877</text:p>
          </table:table-cell>
          <table:table-cell office:value-type="float" office:value="0.010952704720043" calcext:value-type="float">
            <text:p>0.010952704720043</text:p>
          </table:table-cell>
          <table:table-cell office:value-type="float" office:value="0.004889400351903" calcext:value-type="float">
            <text:p>0.004889400351903</text:p>
          </table:table-cell>
          <table:table-cell office:value-type="float" office:value="0.058894969133406" calcext:value-type="float">
            <text:p>0.058894969133406</text:p>
          </table:table-cell>
          <table:table-cell office:value-type="float" office:value="-0.000044414584936697" calcext:value-type="float">
            <text:p>-4.4414584936697E-05</text:p>
          </table:table-cell>
          <table:table-cell office:value-type="float" office:value="0.033967611179089" calcext:value-type="float">
            <text:p>0.033967611179089</text:p>
          </table:table-cell>
        </table:table-row>
        <table:table-row table:style-name="ro1">
          <table:table-cell office:value-type="float" office:value="34.884375" calcext:value-type="float">
            <text:p>34.884375</text:p>
          </table:table-cell>
          <table:table-cell office:value-type="float" office:value="0.0018280639898831" calcext:value-type="float">
            <text:p>0.001828063989883</text:p>
          </table:table-cell>
          <table:table-cell office:value-type="float" office:value="0.000060293163520192" calcext:value-type="float">
            <text:p>6.0293163520192E-05</text:p>
          </table:table-cell>
          <table:table-cell office:value-type="float" office:value="0.000054239297245357" calcext:value-type="float">
            <text:p>5.4239297245357E-05</text:p>
          </table:table-cell>
          <table:table-cell office:value-type="float" office:value="-0.00047757580044926" calcext:value-type="float">
            <text:p>-0.000477575800449</text:p>
          </table:table-cell>
          <table:table-cell office:value-type="float" office:value="-0.0000014864739762807" calcext:value-type="float">
            <text:p>-1.4864739762807E-06</text:p>
          </table:table-cell>
          <table:table-cell office:value-type="float" office:value="-0.0007280637923465" calcext:value-type="float">
            <text:p>-0.000728063792347</text:p>
          </table:table-cell>
          <table:table-cell office:value-type="float" office:value="0.23064871312204" calcext:value-type="float">
            <text:p>0.23064871312204</text:p>
          </table:table-cell>
          <table:table-cell office:value-type="float" office:value="0.011051484795216" calcext:value-type="float">
            <text:p>0.011051484795216</text:p>
          </table:table-cell>
          <table:table-cell office:value-type="float" office:value="0.0049760840809833" calcext:value-type="float">
            <text:p>0.004976084080983</text:p>
          </table:table-cell>
          <table:table-cell office:value-type="float" office:value="0.061208714714473" calcext:value-type="float">
            <text:p>0.061208714714473</text:p>
          </table:table-cell>
          <table:table-cell office:value-type="float" office:value="-0.000045146773292709" calcext:value-type="float">
            <text:p>-4.5146773292709E-05</text:p>
          </table:table-cell>
          <table:table-cell office:value-type="float" office:value="0.034915380634355" calcext:value-type="float">
            <text:p>0.034915380634355</text:p>
          </table:table-cell>
        </table:table-row>
        <table:table-row table:style-name="ro1">
          <table:table-cell office:value-type="float" office:value="34.984375" calcext:value-type="float">
            <text:p>34.984375</text:p>
          </table:table-cell>
          <table:table-cell office:value-type="float" office:value="0.0019072650740904" calcext:value-type="float">
            <text:p>0.00190726507409</text:p>
          </table:table-cell>
          <table:table-cell office:value-type="float" office:value="0.000061972448377917" calcext:value-type="float">
            <text:p>6.1972448377917E-05</text:p>
          </table:table-cell>
          <table:table-cell office:value-type="float" office:value="0.000057719551724607" calcext:value-type="float">
            <text:p>5.7719551724607E-05</text:p>
          </table:table-cell>
          <table:table-cell office:value-type="float" office:value="-0.0004951899821094" calcext:value-type="float">
            <text:p>-0.000495189982109</text:p>
          </table:table-cell>
          <table:table-cell office:value-type="float" office:value="-0.0000016387846287675" calcext:value-type="float">
            <text:p>-1.6387846287675E-06</text:p>
          </table:table-cell>
          <table:table-cell office:value-type="float" office:value="-0.00078022468342291" calcext:value-type="float">
            <text:p>-0.000780224683423</text:p>
          </table:table-cell>
          <table:table-cell office:value-type="float" office:value="0.23254305550092" calcext:value-type="float">
            <text:p>0.23254305550092</text:p>
          </table:table-cell>
          <table:table-cell office:value-type="float" office:value="0.011145234684163" calcext:value-type="float">
            <text:p>0.011145234684163</text:p>
          </table:table-cell>
          <table:table-cell office:value-type="float" office:value="0.0050532128794714" calcext:value-type="float">
            <text:p>0.005053212879471</text:p>
          </table:table-cell>
          <table:table-cell office:value-type="float" office:value="0.063396967950199" calcext:value-type="float">
            <text:p>0.063396967950199</text:p>
          </table:table-cell>
          <table:table-cell office:value-type="float" office:value="-0.00004558920281626" calcext:value-type="float">
            <text:p>-4.558920281626E-05</text:p>
          </table:table-cell>
          <table:table-cell office:value-type="float" office:value="0.035781441041898" calcext:value-type="float">
            <text:p>0.035781441041898</text:p>
          </table:table-cell>
        </table:table-row>
        <table:table-row table:style-name="ro1">
          <table:table-cell office:value-type="float" office:value="35.084375" calcext:value-type="float">
            <text:p>35.084375</text:p>
          </table:table-cell>
          <table:table-cell office:value-type="float" office:value="0.0019863592243692" calcext:value-type="float">
            <text:p>0.001986359224369</text:p>
          </table:table-cell>
          <table:table-cell office:value-type="float" office:value="0.000063653200491528" calcext:value-type="float">
            <text:p>6.3653200491528E-05</text:p>
          </table:table-cell>
          <table:table-cell office:value-type="float" office:value="0.000061235018627476" calcext:value-type="float">
            <text:p>6.1235018627476E-05</text:p>
          </table:table-cell>
          <table:table-cell office:value-type="float" office:value="-0.00051243575142264" calcext:value-type="float">
            <text:p>-0.000512435751423</text:p>
          </table:table-cell>
          <table:table-cell office:value-type="float" office:value="-0.0000017940681268689" calcext:value-type="float">
            <text:p>-1.7940681268689E-06</text:p>
          </table:table-cell>
          <table:table-cell office:value-type="float" office:value="-0.00083267225418682" calcext:value-type="float">
            <text:p>-0.000832672254187</text:p>
          </table:table-cell>
          <table:table-cell office:value-type="float" office:value="0.23442514133084" calcext:value-type="float">
            <text:p>0.23442514133084</text:p>
          </table:table-cell>
          <table:table-cell office:value-type="float" office:value="0.011238321613217" calcext:value-type="float">
            <text:p>0.011238321613217</text:p>
          </table:table-cell>
          <table:table-cell office:value-type="float" office:value="0.0051308916728073" calcext:value-type="float">
            <text:p>0.005130891672807</text:p>
          </table:table-cell>
          <table:table-cell office:value-type="float" office:value="0.065573140466446" calcext:value-type="float">
            <text:p>0.065573140466446</text:p>
          </table:table-cell>
          <table:table-cell office:value-type="float" office:value="-0.000046176238851463" calcext:value-type="float">
            <text:p>-4.6176238851463E-05</text:p>
          </table:table-cell>
          <table:table-cell office:value-type="float" office:value="0.036658608051596" calcext:value-type="float">
            <text:p>0.036658608051596</text:p>
          </table:table-cell>
        </table:table-row>
        <table:table-row table:style-name="ro1">
          <table:table-cell office:value-type="float" office:value="35.184375" calcext:value-type="float">
            <text:p>35.184375</text:p>
          </table:table-cell>
          <table:table-cell office:value-type="float" office:value="0.0020653537592206" calcext:value-type="float">
            <text:p>0.002065353759221</text:p>
          </table:table-cell>
          <table:table-cell office:value-type="float" office:value="0.000065333957080973" calcext:value-type="float">
            <text:p>6.5333957080973E-05</text:p>
          </table:table-cell>
          <table:table-cell office:value-type="float" office:value="0.000064785061500121" calcext:value-type="float">
            <text:p>6.4785061500121E-05</text:p>
          </table:table-cell>
          <table:table-cell office:value-type="float" office:value="-0.00052932202989105" calcext:value-type="float">
            <text:p>-0.000529322029891</text:p>
          </table:table-cell>
          <table:table-cell office:value-type="float" office:value="-0.0000019522418137744" calcext:value-type="float">
            <text:p>-1.9522418137744E-06</text:p>
          </table:table-cell>
          <table:table-cell office:value-type="float" office:value="-0.00088540129089212" calcext:value-type="float">
            <text:p>-0.000885401290892</text:p>
          </table:table-cell>
          <table:table-cell office:value-type="float" office:value="0.23629623820795" calcext:value-type="float">
            <text:p>0.23629623820795</text:p>
          </table:table-cell>
          <table:table-cell office:value-type="float" office:value="0.01133078108848" calcext:value-type="float">
            <text:p>0.01133078108848</text:p>
          </table:table-cell>
          <table:table-cell office:value-type="float" office:value="0.0052088942979279" calcext:value-type="float">
            <text:p>0.005208894297928</text:p>
          </table:table-cell>
          <table:table-cell office:value-type="float" office:value="0.067737847064026" calcext:value-type="float">
            <text:p>0.067737847064026</text:p>
          </table:table-cell>
          <table:table-cell office:value-type="float" office:value="-0.000046889587143527" calcext:value-type="float">
            <text:p>-4.6889587143527E-05</text:p>
          </table:table-cell>
          <table:table-cell office:value-type="float" office:value="0.037546894907668" calcext:value-type="float">
            <text:p>0.037546894907668</text:p>
          </table:table-cell>
        </table:table-row>
        <table:table-row table:style-name="ro1">
          <table:table-cell office:value-type="float" office:value="35.284375" calcext:value-type="float">
            <text:p>35.284375</text:p>
          </table:table-cell>
          <table:table-cell office:value-type="float" office:value="0.0021418013029304" calcext:value-type="float">
            <text:p>0.00214180130293</text:p>
          </table:table-cell>
          <table:table-cell office:value-type="float" office:value="0.000066920853702697" calcext:value-type="float">
            <text:p>6.6920853702697E-05</text:p>
          </table:table-cell>
          <table:table-cell office:value-type="float" office:value="0.00006825555124877" calcext:value-type="float">
            <text:p>6.825555124877E-05</text:p>
          </table:table-cell>
          <table:table-cell office:value-type="float" office:value="-0.00054547356796785" calcext:value-type="float">
            <text:p>-0.000545473567968</text:p>
          </table:table-cell>
          <table:table-cell office:value-type="float" office:value="-0.0000021052849400046" calcext:value-type="float">
            <text:p>-2.1052849400046E-06</text:p>
          </table:table-cell>
          <table:table-cell office:value-type="float" office:value="-0.0009368328674492" calcext:value-type="float">
            <text:p>-0.000936832867449</text:p>
          </table:table-cell>
          <table:table-cell office:value-type="float" office:value="0.23806762829441" calcext:value-type="float">
            <text:p>0.23806762829441</text:p>
          </table:table-cell>
          <table:table-cell office:value-type="float" office:value="0.011418720710734" calcext:value-type="float">
            <text:p>0.011418720710734</text:p>
          </table:table-cell>
          <table:table-cell office:value-type="float" office:value="0.0052843343252189" calcext:value-type="float">
            <text:p>0.005284334325219</text:p>
          </table:table-cell>
          <table:table-cell office:value-type="float" office:value="0.069782874785955" calcext:value-type="float">
            <text:p>0.069782874785955</text:p>
          </table:table-cell>
          <table:table-cell office:value-type="float" office:value="-0.000046996768224484" calcext:value-type="float">
            <text:p>-4.6996768224484E-05</text:p>
          </table:table-cell>
          <table:table-cell office:value-type="float" office:value="0.038384302364131" calcext:value-type="float">
            <text:p>0.038384302364131</text:p>
          </table:table-cell>
        </table:table-row>
        <table:table-row table:style-name="ro1">
          <table:table-cell office:value-type="float" office:value="35.384375" calcext:value-type="float">
            <text:p>35.384375</text:p>
          </table:table-cell>
          <table:table-cell office:value-type="float" office:value="0.0022168373520162" calcext:value-type="float">
            <text:p>0.002216837352016</text:p>
          </table:table-cell>
          <table:table-cell office:value-type="float" office:value="0.000068459343027615" calcext:value-type="float">
            <text:p>6.8459343027615E-05</text:p>
          </table:table-cell>
          <table:table-cell office:value-type="float" office:value="0.000071678888042075" calcext:value-type="float">
            <text:p>7.1678888042075E-05</text:p>
          </table:table-cell>
          <table:table-cell office:value-type="float" office:value="-0.00056108378062602" calcext:value-type="float">
            <text:p>-0.000561083780626</text:p>
          </table:table-cell>
          <table:table-cell office:value-type="float" office:value="-0.0000022603070707005" calcext:value-type="float">
            <text:p>-2.2603070707005E-06</text:p>
          </table:table-cell>
          <table:table-cell office:value-type="float" office:value="-0.0009876547838088" calcext:value-type="float">
            <text:p>-0.000987654783809</text:p>
          </table:table-cell>
          <table:table-cell office:value-type="float" office:value="0.23978547307221" calcext:value-type="float">
            <text:p>0.23978547307221</text:p>
          </table:table-cell>
          <table:table-cell office:value-type="float" office:value="0.011504127182171" calcext:value-type="float">
            <text:p>0.011504127182171</text:p>
          </table:table-cell>
          <table:table-cell office:value-type="float" office:value="0.0053559764165771" calcext:value-type="float">
            <text:p>0.005355976416577</text:p>
          </table:table-cell>
          <table:table-cell office:value-type="float" office:value="0.07176475140223" calcext:value-type="float">
            <text:p>0.07176475140223</text:p>
          </table:table-cell>
          <table:table-cell office:value-type="float" office:value="-0.000047360811545843" calcext:value-type="float">
            <text:p>-4.7360811545843E-05</text:p>
          </table:table-cell>
          <table:table-cell office:value-type="float" office:value="0.039201639005765" calcext:value-type="float">
            <text:p>0.039201639005765</text:p>
          </table:table-cell>
        </table:table-row>
        <table:table-row table:style-name="ro1">
          <table:table-cell office:value-type="float" office:value="35.484375" calcext:value-type="float">
            <text:p>35.484375</text:p>
          </table:table-cell>
          <table:table-cell office:value-type="float" office:value="0.0022876812961356" calcext:value-type="float">
            <text:p>0.002287681296136</text:p>
          </table:table-cell>
          <table:table-cell office:value-type="float" office:value="0.00007051307068682" calcext:value-type="float">
            <text:p>7.051307068682E-05</text:p>
          </table:table-cell>
          <table:table-cell office:value-type="float" office:value="0.000074880697026657" calcext:value-type="float">
            <text:p>7.4880697026657E-05</text:p>
          </table:table-cell>
          <table:table-cell office:value-type="float" office:value="-0.00057598848004569" calcext:value-type="float">
            <text:p>-0.000575988480046</text:p>
          </table:table-cell>
          <table:table-cell office:value-type="float" office:value="-0.0000024136163229472" calcext:value-type="float">
            <text:p>-2.4136163229472E-06</text:p>
          </table:table-cell>
          <table:table-cell office:value-type="float" office:value="-0.0010362191637606" calcext:value-type="float">
            <text:p>-0.001036219163761</text:p>
          </table:table-cell>
          <table:table-cell office:value-type="float" office:value="0.24114217326329" calcext:value-type="float">
            <text:p>0.24114217326329</text:p>
          </table:table-cell>
          <table:table-cell office:value-type="float" office:value="0.011572008508359" calcext:value-type="float">
            <text:p>0.011572008508359</text:p>
          </table:table-cell>
          <table:table-cell office:value-type="float" office:value="0.0054019232958637" calcext:value-type="float">
            <text:p>0.005401923295864</text:p>
          </table:table-cell>
          <table:table-cell office:value-type="float" office:value="0.073533748313236" calcext:value-type="float">
            <text:p>0.073533748313236</text:p>
          </table:table-cell>
          <table:table-cell office:value-type="float" office:value="-0.000048086360455557" calcext:value-type="float">
            <text:p>-4.8086360455557E-05</text:p>
          </table:table-cell>
          <table:table-cell office:value-type="float" office:value="0.039947745896382" calcext:value-type="float">
            <text:p>0.039947745896382</text:p>
          </table:table-cell>
        </table:table-row>
        <table:table-row table:style-name="ro1">
          <table:table-cell office:value-type="float" office:value="35.584375" calcext:value-type="float">
            <text:p>35.584375</text:p>
          </table:table-cell>
          <table:table-cell office:value-type="float" office:value="0.0023580857926113" calcext:value-type="float">
            <text:p>0.002358085792611</text:p>
          </table:table-cell>
          <table:table-cell office:value-type="float" office:value="0.000072609537038866" calcext:value-type="float">
            <text:p>7.2609537038866E-05</text:p>
          </table:table-cell>
          <table:table-cell office:value-type="float" office:value="0.000078090582914223" calcext:value-type="float">
            <text:p>7.8090582914223E-05</text:p>
          </table:table-cell>
          <table:table-cell office:value-type="float" office:value="-0.00059056233773864" calcext:value-type="float">
            <text:p>-0.000590562337739</text:p>
          </table:table-cell>
          <table:table-cell office:value-type="float" office:value="-0.0000025689642695373" calcext:value-type="float">
            <text:p>-2.5689642695373E-06</text:p>
          </table:table-cell>
          <table:table-cell office:value-type="float" office:value="-0.0010847442216021" calcext:value-type="float">
            <text:p>-0.001084744221602</text:p>
          </table:table-cell>
          <table:table-cell office:value-type="float" office:value="0.24248128607168" calcext:value-type="float">
            <text:p>0.24248128607168</text:p>
          </table:table-cell>
          <table:table-cell office:value-type="float" office:value="0.011639023965346" calcext:value-type="float">
            <text:p>0.011639023965346</text:p>
          </table:table-cell>
          <table:table-cell office:value-type="float" office:value="0.0054483684626946" calcext:value-type="float">
            <text:p>0.005448368462695</text:p>
          </table:table-cell>
          <table:table-cell office:value-type="float" office:value="0.075282747186772" calcext:value-type="float">
            <text:p>0.075282747186772</text:p>
          </table:table-cell>
          <table:table-cell office:value-type="float" office:value="-0.000048896633424127" calcext:value-type="float">
            <text:p>-4.8896633424127E-05</text:p>
          </table:table-cell>
          <table:table-cell office:value-type="float" office:value="0.040695064208593" calcext:value-type="float">
            <text:p>0.040695064208593</text:p>
          </table:table-cell>
        </table:table-row>
        <table:table-row table:style-name="ro1">
          <table:table-cell office:value-type="float" office:value="35.684375" calcext:value-type="float">
            <text:p>35.684375</text:p>
          </table:table-cell>
          <table:table-cell office:value-type="float" office:value="0.0024283102258871" calcext:value-type="float">
            <text:p>0.002428310225887</text:p>
          </table:table-cell>
          <table:table-cell office:value-type="float" office:value="0.000074755407152006" calcext:value-type="float">
            <text:p>7.4755407152006E-05</text:p>
          </table:table-cell>
          <table:table-cell office:value-type="float" office:value="0.000081320685286107" calcext:value-type="float">
            <text:p>8.1320685286107E-05</text:p>
          </table:table-cell>
          <table:table-cell office:value-type="float" office:value="-0.00060486087592484" calcext:value-type="float">
            <text:p>-0.000604860875925</text:p>
          </table:table-cell>
          <table:table-cell office:value-type="float" office:value="-0.0000027271951206741" calcext:value-type="float">
            <text:p>-2.7271951206741E-06</text:p>
          </table:table-cell>
          <table:table-cell office:value-type="float" office:value="-0.0011333984638794" calcext:value-type="float">
            <text:p>-0.001133398463879</text:p>
          </table:table-cell>
          <table:table-cell office:value-type="float" office:value="0.24380951044628" calcext:value-type="float">
            <text:p>0.24380951044628</text:p>
          </table:table-cell>
          <table:table-cell office:value-type="float" office:value="0.011705471697812" calcext:value-type="float">
            <text:p>0.011705471697812</text:p>
          </table:table-cell>
          <table:table-cell office:value-type="float" office:value="0.0054954513420112" calcext:value-type="float">
            <text:p>0.005495451342011</text:p>
          </table:table-cell>
          <table:table-cell office:value-type="float" office:value="0.077019945824133" calcext:value-type="float">
            <text:p>0.077019945824133</text:p>
          </table:table-cell>
          <table:table-cell office:value-type="float" office:value="-0.000049839061304805" calcext:value-type="float">
            <text:p>-4.9839061304805E-05</text:p>
          </table:table-cell>
          <table:table-cell office:value-type="float" office:value="0.041447258923103" calcext:value-type="float">
            <text:p>0.041447258923103</text:p>
          </table:table-cell>
        </table:table-row>
        <table:table-row table:style-name="ro1">
          <table:table-cell office:value-type="float" office:value="35.784375" calcext:value-type="float">
            <text:p>35.784375</text:p>
          </table:table-cell>
          <table:table-cell office:value-type="float" office:value="0.0024983667026325" calcext:value-type="float">
            <text:p>0.002498366702633</text:p>
          </table:table-cell>
          <table:table-cell office:value-type="float" office:value="0.00007694918856108" calcext:value-type="float">
            <text:p>7.694918856108E-05</text:p>
          </table:table-cell>
          <table:table-cell office:value-type="float" office:value="0.000084570965569484" calcext:value-type="float">
            <text:p>8.4570965569484E-05</text:p>
          </table:table-cell>
          <table:table-cell office:value-type="float" office:value="-0.00061889114953741" calcext:value-type="float">
            <text:p>-0.000618891149537</text:p>
          </table:table-cell>
          <table:table-cell office:value-type="float" office:value="-0.0000028882763710679" calcext:value-type="float">
            <text:p>-2.8882763710679E-06</text:p>
          </table:table-cell>
          <table:table-cell office:value-type="float" office:value="-0.0011821833849302" calcext:value-type="float">
            <text:p>-0.00118218338493</text:p>
          </table:table-cell>
          <table:table-cell office:value-type="float" office:value="0.24512784757526" calcext:value-type="float">
            <text:p>0.24512784757526</text:p>
          </table:table-cell>
          <table:table-cell office:value-type="float" office:value="0.011771381816077" calcext:value-type="float">
            <text:p>0.011771381816077</text:p>
          </table:table-cell>
          <table:table-cell office:value-type="float" office:value="0.0055430052919099" calcext:value-type="float">
            <text:p>0.00554300529191</text:p>
          </table:table-cell>
          <table:table-cell office:value-type="float" office:value="0.078746063354952" calcext:value-type="float">
            <text:p>0.078746063354952</text:p>
          </table:table-cell>
          <table:table-cell office:value-type="float" office:value="-0.000050899388354135" calcext:value-type="float">
            <text:p>-5.0899388354135E-05</text:p>
          </table:table-cell>
          <table:table-cell office:value-type="float" office:value="0.042204477356334" calcext:value-type="float">
            <text:p>0.042204477356334</text:p>
          </table:table-cell>
        </table:table-row>
        <table:table-row table:style-name="ro1">
          <table:table-cell office:value-type="float" office:value="35.884375" calcext:value-type="float">
            <text:p>35.884375</text:p>
          </table:table-cell>
          <table:table-cell office:value-type="float" office:value="0.0025674444124251" calcext:value-type="float">
            <text:p>0.002567444412425</text:p>
          </table:table-cell>
          <table:table-cell office:value-type="float" office:value="0.000077900729377635" calcext:value-type="float">
            <text:p>7.7900729377635E-05</text:p>
          </table:table-cell>
          <table:table-cell office:value-type="float" office:value="0.000087909970146417" calcext:value-type="float">
            <text:p>8.7909970146417E-05</text:p>
          </table:table-cell>
          <table:table-cell office:value-type="float" office:value="-0.00063301307199264" calcext:value-type="float">
            <text:p>-0.000633013071993</text:p>
          </table:table-cell>
          <table:table-cell office:value-type="float" office:value="-0.0000030742776485199" calcext:value-type="float">
            <text:p>-3.0742776485199E-06</text:p>
          </table:table-cell>
          <table:table-cell office:value-type="float" office:value="-0.0012354675360514" calcext:value-type="float">
            <text:p>-0.001235467536051</text:p>
          </table:table-cell>
          <table:table-cell office:value-type="float" office:value="0.24509822179654" calcext:value-type="float">
            <text:p>0.24509822179654</text:p>
          </table:table-cell>
          <table:table-cell office:value-type="float" office:value="0.011779490588475" calcext:value-type="float">
            <text:p>0.011779490588475</text:p>
          </table:table-cell>
          <table:table-cell office:value-type="float" office:value="0.0055836934161198" calcext:value-type="float">
            <text:p>0.00558369341612</text:p>
          </table:table-cell>
          <table:table-cell office:value-type="float" office:value="0.079802347779411" calcext:value-type="float">
            <text:p>0.079802347779411</text:p>
          </table:table-cell>
          <table:table-cell office:value-type="float" office:value="-0.000052368610925577" calcext:value-type="float">
            <text:p>-5.2368610925577E-05</text:p>
          </table:table-cell>
          <table:table-cell office:value-type="float" office:value="0.042055427724117" calcext:value-type="float">
            <text:p>0.042055427724117</text:p>
          </table:table-cell>
        </table:table-row>
        <table:table-row table:style-name="ro1">
          <table:table-cell office:value-type="float" office:value="35.984375" calcext:value-type="float">
            <text:p>35.984375</text:p>
          </table:table-cell>
          <table:table-cell office:value-type="float" office:value="0.0026363469865996" calcext:value-type="float">
            <text:p>0.0026363469866</text:p>
          </table:table-cell>
          <table:table-cell office:value-type="float" office:value="0.000078841400118877" calcext:value-type="float">
            <text:p>7.8841400118877E-05</text:p>
          </table:table-cell>
          <table:table-cell office:value-type="float" office:value="0.000091274817175696" calcext:value-type="float">
            <text:p>9.1274817175696E-05</text:p>
          </table:table-cell>
          <table:table-cell office:value-type="float" office:value="-0.00064673917671594" calcext:value-type="float">
            <text:p>-0.000646739176716</text:p>
          </table:table-cell>
          <table:table-cell office:value-type="float" office:value="-0.0000032666165579177" calcext:value-type="float">
            <text:p>-3.2666165579177E-06</text:p>
          </table:table-cell>
          <table:table-cell office:value-type="float" office:value="-0.0012890712900613" calcext:value-type="float">
            <text:p>-0.001289071290061</text:p>
          </table:table-cell>
          <table:table-cell office:value-type="float" office:value="0.24504376686072" calcext:value-type="float">
            <text:p>0.24504376686072</text:p>
          </table:table-cell>
          <table:table-cell office:value-type="float" office:value="0.011786569071675" calcext:value-type="float">
            <text:p>0.011786569071675</text:p>
          </table:table-cell>
          <table:table-cell office:value-type="float" office:value="0.0056251336700333" calcext:value-type="float">
            <text:p>0.005625133670033</text:p>
          </table:table-cell>
          <table:table-cell office:value-type="float" office:value="0.080832558238387" calcext:value-type="float">
            <text:p>0.080832558238387</text:p>
          </table:table-cell>
          <table:table-cell office:value-type="float" office:value="-0.000054163110850229" calcext:value-type="float">
            <text:p>-5.4163110850229E-05</text:p>
          </table:table-cell>
          <table:table-cell office:value-type="float" office:value="0.041905347807627" calcext:value-type="float">
            <text:p>0.0419053478076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2647106008178" calcext:value-type="float">
            <text:p>0.002647106008178</text:p>
          </table:table-cell>
          <table:table-cell office:value-type="float" office:value="0.000078986087174428" calcext:value-type="float">
            <text:p>7.8986087174428E-05</text:p>
          </table:table-cell>
          <table:table-cell office:value-type="float" office:value="0.000091801076776431" calcext:value-type="float">
            <text:p>9.1801076776431E-05</text:p>
          </table:table-cell>
          <table:table-cell office:value-type="float" office:value="-0.00064887404700268" calcext:value-type="float">
            <text:p>-0.000648874047003</text:p>
          </table:table-cell>
          <table:table-cell office:value-type="float" office:value="-0.0000032968205439586" calcext:value-type="float">
            <text:p>-3.2968205439586E-06</text:p>
          </table:table-cell>
          <table:table-cell office:value-type="float" office:value="-0.0012974549809154" calcext:value-type="float">
            <text:p>-0.001297454980915</text:p>
          </table:table-cell>
          <table:table-cell office:value-type="float" office:value="0.2450338854415" calcext:value-type="float">
            <text:p>0.2450338854415</text:p>
          </table:table-cell>
          <table:table-cell office:value-type="float" office:value="0.011787617325327" calcext:value-type="float">
            <text:p>0.011787617325327</text:p>
          </table:table-cell>
          <table:table-cell office:value-type="float" office:value="0.005631617576966" calcext:value-type="float">
            <text:p>0.005631617576966</text:p>
          </table:table-cell>
          <table:table-cell office:value-type="float" office:value="0.080992553947628" calcext:value-type="float">
            <text:p>0.080992553947628</text:p>
          </table:table-cell>
          <table:table-cell office:value-type="float" office:value="-0.000054452417631236" calcext:value-type="float">
            <text:p>-5.4452417631236E-05</text:p>
          </table:table-cell>
          <table:table-cell office:value-type="float" office:value="0.041881475247293" calcext:value-type="float">
            <text:p>0.0418814752472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992" meta:object-count="0"/>
    <meta:generator>LibreOffice/6.0.7.3$Linux_X86_64 LibreOffice_project/00m0$Build-3</meta:generator>
  </office:meta>
</office:document-meta>
</file>